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31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column table:style-name="co1" table:number-columns-repeated="7" table:default-cell-style-name="ce11"/>
        <table:table-column table:style-name="co1" table:number-columns-repeated="2" table:default-cell-style-name="ce12"/>
        <table:table-column table:style-name="co1" table:default-cell-style-name="ce14"/>
        <table:table-row table:style-name="ro1">
          <table:table-cell table:formula="of:=IF([.N1]&lt;=0.5;0;IF([.N1]&lt;=1.5;1;IF([.N1]&lt;=2.5;2;IF([.N1]&lt;3.5;3;4))))" office:value-type="float" office:value="2" calcext:value-type="float">
            <text:p>2</text:p>
          </table:table-cell>
          <table:table-cell table:formula="of:=IF([.O1]&lt;=0.5;0;IF([.O1]&lt;=1.5;1;IF([.O1]&lt;=2.5;2;IF([.O1]&lt;3.5;3;4))))" office:value-type="float" office:value="0" calcext:value-type="float">
            <text:p>0</text:p>
          </table:table-cell>
          <table:table-cell table:formula="of:=IF([.P1]&lt;=0.5;0;IF([.P1]&lt;=1.5;1;IF([.P1]&lt;=2.5;2;IF([.P1]&lt;3.5;3;4))))" office:value-type="float" office:value="2" calcext:value-type="float">
            <text:p>2</text:p>
          </table:table-cell>
          <table:table-cell table:formula="of:=IF([.Q1]&lt;=0.5;0;IF([.Q1]&lt;=1.5;1;IF([.Q1]&lt;=2.5;2;IF([.Q1]&lt;3.5;3;4))))" office:value-type="float" office:value="0" calcext:value-type="float">
            <text:p>0</text:p>
          </table:table-cell>
          <table:table-cell table:formula="of:=IF([.R1]&lt;=0.5;0;IF([.R1]&lt;=1.5;1;IF([.R1]&lt;=2.5;2;IF([.R1]&lt;3.5;3;4))))" office:value-type="float" office:value="1" calcext:value-type="float">
            <text:p>1</text:p>
          </table:table-cell>
          <table:table-cell table:formula="of:=IF([.S1]&lt;=0.5;0;IF([.S1]&lt;=1.5;1;IF([.S1]&lt;=2.5;2;IF([.S1]&lt;3.5;3;4))))" office:value-type="float" office:value="3" calcext:value-type="float">
            <text:p>3</text:p>
          </table:table-cell>
          <table:table-cell table:formula="of:=IF([.T1]&lt;=0.5;0;IF([.T1]&lt;=1.5;1;IF([.T1]&lt;=2.5;2;IF([.T1]&lt;3.5;3;4))))" office:value-type="float" office:value="0" calcext:value-type="float">
            <text:p>0</text:p>
          </table:table-cell>
          <table:table-cell table:formula="of:=IF([.U1]&lt;=0.5;0;IF([.U1]&lt;=1.5;1;IF([.U1]&lt;=2.5;2;IF([.U1]&lt;3.5;3;4))))" office:value-type="float" office:value="0" calcext:value-type="float">
            <text:p>0</text:p>
          </table:table-cell>
          <table:table-cell table:formula="of:=IF([.V1]&lt;=0.5;0;IF([.V1]&lt;=1.5;1;IF([.V1]&lt;=2.5;2;IF([.V1]&lt;3.5;3;4))))" office:value-type="float" office:value="1" calcext:value-type="float">
            <text:p>1</text:p>
          </table:table-cell>
          <table:table-cell table:formula="of:=IF([.W1]&lt;=0.5;0;IF([.W1]&lt;=1.5;1;IF([.W1]&lt;=2.5;2;IF([.W1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,500</text:p>
          </table:table-cell>
          <table:table-cell office:value-type="float" office:value="0.5" calcext:value-type="float">
            <text:p>0,500</text:p>
          </table:table-cell>
          <table:table-cell office:value-type="float" office:value="2" calcext:value-type="float">
            <text:p>2,000</text:p>
          </table:table-cell>
          <table:table-cell office:value-type="float" office:value="0.5" calcext:value-type="float">
            <text:p>0,500</text:p>
          </table:table-cell>
          <table:table-cell office:value-type="float" office:value="1.4" calcext:value-type="float">
            <text:p>1,400</text:p>
          </table:table-cell>
          <table:table-cell office:value-type="float" office:value="3" calcext:value-type="float">
            <text:p>3,000</text:p>
          </table:table-cell>
          <table:table-cell office:value-type="float" office:value="0.5" calcext:value-type="float">
            <text:p>0,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.N2]&lt;=0.5;0;IF([.N2]&lt;=1.5;1;IF([.N2]&lt;=2.5;2;IF([.N2]&lt;3.5;3;4))))" office:value-type="float" office:value="2" calcext:value-type="float">
            <text:p>2</text:p>
          </table:table-cell>
          <table:table-cell table:formula="of:=IF([.O2]&lt;=0.5;0;IF([.O2]&lt;=1.5;1;IF([.O2]&lt;=2.5;2;IF([.O2]&lt;3.5;3;4))))" office:value-type="float" office:value="0" calcext:value-type="float">
            <text:p>0</text:p>
          </table:table-cell>
          <table:table-cell table:formula="of:=IF([.P2]&lt;=0.5;0;IF([.P2]&lt;=1.5;1;IF([.P2]&lt;=2.5;2;IF([.P2]&lt;3.5;3;4))))" office:value-type="float" office:value="2" calcext:value-type="float">
            <text:p>2</text:p>
          </table:table-cell>
          <table:table-cell table:formula="of:=IF([.Q2]&lt;=0.5;0;IF([.Q2]&lt;=1.5;1;IF([.Q2]&lt;=2.5;2;IF([.Q2]&lt;3.5;3;4))))" office:value-type="float" office:value="0" calcext:value-type="float">
            <text:p>0</text:p>
          </table:table-cell>
          <table:table-cell table:formula="of:=IF([.R2]&lt;=0.5;0;IF([.R2]&lt;=1.5;1;IF([.R2]&lt;=2.5;2;IF([.R2]&lt;3.5;3;4))))" office:value-type="float" office:value="2" calcext:value-type="float">
            <text:p>2</text:p>
          </table:table-cell>
          <table:table-cell table:formula="of:=IF([.S2]&lt;=0.5;0;IF([.S2]&lt;=1.5;1;IF([.S2]&lt;=2.5;2;IF([.S2]&lt;3.5;3;4))))" office:value-type="float" office:value="3" calcext:value-type="float">
            <text:p>3</text:p>
          </table:table-cell>
          <table:table-cell table:formula="of:=IF([.T2]&lt;=0.5;0;IF([.T2]&lt;=1.5;1;IF([.T2]&lt;=2.5;2;IF([.T2]&lt;3.5;3;4))))" office:value-type="float" office:value="2" calcext:value-type="float">
            <text:p>2</text:p>
          </table:table-cell>
          <table:table-cell table:formula="of:=IF([.U2]&lt;=0.5;0;IF([.U2]&lt;=1.5;1;IF([.U2]&lt;=2.5;2;IF([.U2]&lt;3.5;3;4))))" office:value-type="float" office:value="1" calcext:value-type="float">
            <text:p>1</text:p>
          </table:table-cell>
          <table:table-cell table:formula="of:=IF([.V2]&lt;=0.5;0;IF([.V2]&lt;=1.5;1;IF([.V2]&lt;=2.5;2;IF([.V2]&lt;3.5;3;4))))" office:value-type="float" office:value="1" calcext:value-type="float">
            <text:p>1</text:p>
          </table:table-cell>
          <table:table-cell table:formula="of:=IF([.W2]&lt;=0.5;0;IF([.W2]&lt;=1.5;1;IF([.W2]&lt;=2.5;2;IF([.W2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,500</text:p>
          </table:table-cell>
          <table:table-cell office:value-type="float" office:value="0.25" calcext:value-type="float">
            <text:p>0,250</text:p>
          </table:table-cell>
          <table:table-cell office:value-type="float" office:value="2.5" calcext:value-type="float">
            <text:p>2,500</text:p>
          </table:table-cell>
          <table:table-cell office:value-type="float" office:value="0.5" calcext:value-type="float">
            <text:p>0,500</text:p>
          </table:table-cell>
          <table:table-cell office:value-type="float" office:value="1.8" calcext:value-type="float">
            <text:p>1,800</text:p>
          </table:table-cell>
          <table:table-cell office:value-type="float" office:value="3" calcext:value-type="float">
            <text:p>3,000</text:p>
          </table:table-cell>
          <table:table-cell office:value-type="float" office:value="2.5" calcext:value-type="float">
            <text:p>2,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.N3]&lt;=0.5;0;IF([.N3]&lt;=1.5;1;IF([.N3]&lt;=2.5;2;IF([.N3]&lt;3.5;3;4))))" office:value-type="float" office:value="1" calcext:value-type="float">
            <text:p>1</text:p>
          </table:table-cell>
          <table:table-cell table:formula="of:=IF([.O3]&lt;=0.5;0;IF([.O3]&lt;=1.5;1;IF([.O3]&lt;=2.5;2;IF([.O3]&lt;3.5;3;4))))" office:value-type="float" office:value="1" calcext:value-type="float">
            <text:p>1</text:p>
          </table:table-cell>
          <table:table-cell table:formula="of:=IF([.P3]&lt;=0.5;0;IF([.P3]&lt;=1.5;1;IF([.P3]&lt;=2.5;2;IF([.P3]&lt;3.5;3;4))))" office:value-type="float" office:value="2" calcext:value-type="float">
            <text:p>2</text:p>
          </table:table-cell>
          <table:table-cell table:formula="of:=IF([.Q3]&lt;=0.5;0;IF([.Q3]&lt;=1.5;1;IF([.Q3]&lt;=2.5;2;IF([.Q3]&lt;3.5;3;4))))" office:value-type="float" office:value="0" calcext:value-type="float">
            <text:p>0</text:p>
          </table:table-cell>
          <table:table-cell table:formula="of:=IF([.R3]&lt;=0.5;0;IF([.R3]&lt;=1.5;1;IF([.R3]&lt;=2.5;2;IF([.R3]&lt;3.5;3;4))))" office:value-type="float" office:value="2" calcext:value-type="float">
            <text:p>2</text:p>
          </table:table-cell>
          <table:table-cell table:formula="of:=IF([.S3]&lt;=0.5;0;IF([.S3]&lt;=1.5;1;IF([.S3]&lt;=2.5;2;IF([.S3]&lt;3.5;3;4))))" office:value-type="float" office:value="4" calcext:value-type="float">
            <text:p>4</text:p>
          </table:table-cell>
          <table:table-cell table:formula="of:=IF([.T3]&lt;=0.5;0;IF([.T3]&lt;=1.5;1;IF([.T3]&lt;=2.5;2;IF([.T3]&lt;3.5;3;4))))" office:value-type="float" office:value="2" calcext:value-type="float">
            <text:p>2</text:p>
          </table:table-cell>
          <table:table-cell table:formula="of:=IF([.U3]&lt;=0.5;0;IF([.U3]&lt;=1.5;1;IF([.U3]&lt;=2.5;2;IF([.U3]&lt;3.5;3;4))))" office:value-type="float" office:value="1" calcext:value-type="float">
            <text:p>1</text:p>
          </table:table-cell>
          <table:table-cell table:formula="of:=IF([.V3]&lt;=0.5;0;IF([.V3]&lt;=1.5;1;IF([.V3]&lt;=2.5;2;IF([.V3]&lt;3.5;3;4))))" office:value-type="float" office:value="1" calcext:value-type="float">
            <text:p>1</text:p>
          </table:table-cell>
          <table:table-cell table:formula="of:=IF([.W3]&lt;=0.5;0;IF([.W3]&lt;=1.5;1;IF([.W3]&lt;=2.5;2;IF([.W3]&lt;3.5;3;4)))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.5" calcext:value-type="float">
            <text:p>1,500</text:p>
          </table:table-cell>
          <table:table-cell office:value-type="float" office:value="2" calcext:value-type="float">
            <text:p>2,000</text:p>
          </table:table-cell>
          <table:table-cell office:value-type="float" office:value="0.5" calcext:value-type="float">
            <text:p>0,500</text:p>
          </table:table-cell>
          <table:table-cell office:value-type="float" office:value="2.4" calcext:value-type="float">
            <text:p>2,400</text:p>
          </table:table-cell>
          <table:table-cell office:value-type="float" office:value="4" calcext:value-type="float">
            <text:p>4,000</text:p>
          </table:table-cell>
          <table:table-cell office:value-type="float" office:value="2.5" calcext:value-type="float">
            <text:p>2,50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formula="of:=IF([.N4]&lt;=0.5;0;IF([.N4]&lt;=1.5;1;IF([.N4]&lt;=2.5;2;IF([.N4]&lt;3.5;3;4))))" office:value-type="float" office:value="1" calcext:value-type="float">
            <text:p>1</text:p>
          </table:table-cell>
          <table:table-cell table:formula="of:=IF([.O4]&lt;=0.5;0;IF([.O4]&lt;=1.5;1;IF([.O4]&lt;=2.5;2;IF([.O4]&lt;3.5;3;4))))" office:value-type="float" office:value="1" calcext:value-type="float">
            <text:p>1</text:p>
          </table:table-cell>
          <table:table-cell table:formula="of:=IF([.P4]&lt;=0.5;0;IF([.P4]&lt;=1.5;1;IF([.P4]&lt;=2.5;2;IF([.P4]&lt;3.5;3;4))))" office:value-type="float" office:value="1" calcext:value-type="float">
            <text:p>1</text:p>
          </table:table-cell>
          <table:table-cell table:formula="of:=IF([.Q4]&lt;=0.5;0;IF([.Q4]&lt;=1.5;1;IF([.Q4]&lt;=2.5;2;IF([.Q4]&lt;3.5;3;4))))" office:value-type="float" office:value="0" calcext:value-type="float">
            <text:p>0</text:p>
          </table:table-cell>
          <table:table-cell table:formula="of:=IF([.R4]&lt;=0.5;0;IF([.R4]&lt;=1.5;1;IF([.R4]&lt;=2.5;2;IF([.R4]&lt;3.5;3;4))))" office:value-type="float" office:value="1" calcext:value-type="float">
            <text:p>1</text:p>
          </table:table-cell>
          <table:table-cell table:formula="of:=IF([.S4]&lt;=0.5;0;IF([.S4]&lt;=1.5;1;IF([.S4]&lt;=2.5;2;IF([.S4]&lt;3.5;3;4))))" office:value-type="float" office:value="2" calcext:value-type="float">
            <text:p>2</text:p>
          </table:table-cell>
          <table:table-cell table:formula="of:=IF([.T4]&lt;=0.5;0;IF([.T4]&lt;=1.5;1;IF([.T4]&lt;=2.5;2;IF([.T4]&lt;3.5;3;4))))" office:value-type="float" office:value="1" calcext:value-type="float">
            <text:p>1</text:p>
          </table:table-cell>
          <table:table-cell table:formula="of:=IF([.U4]&lt;=0.5;0;IF([.U4]&lt;=1.5;1;IF([.U4]&lt;=2.5;2;IF([.U4]&lt;3.5;3;4))))" office:value-type="float" office:value="0" calcext:value-type="float">
            <text:p>0</text:p>
          </table:table-cell>
          <table:table-cell table:formula="of:=IF([.V4]&lt;=0.5;0;IF([.V4]&lt;=1.5;1;IF([.V4]&lt;=2.5;2;IF([.V4]&lt;3.5;3;4))))" office:value-type="float" office:value="1" calcext:value-type="float">
            <text:p>1</text:p>
          </table:table-cell>
          <table:table-cell table:formula="of:=IF([.W4]&lt;=0.5;0;IF([.W4]&lt;=1.5;1;IF([.W4]&lt;=2.5;2;IF([.W4]&lt;3.5;3;4)))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,000</text:p>
          </table:table-cell>
          <table:table-cell office:value-type="float" office:value="1.5" calcext:value-type="float">
            <text:p>1,500</text:p>
          </table:table-cell>
          <table:table-cell office:value-type="float" office:value="0.5" calcext:value-type="float">
            <text:p>0,500</text:p>
          </table:table-cell>
          <table:table-cell office:value-type="float" office:value="1.3" calcext:value-type="float">
            <text:p>1,3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formula="of:=IF([.N5]&lt;=0.5;0;IF([.N5]&lt;=1.5;1;IF([.N5]&lt;=2.5;2;IF([.N5]&lt;3.5;3;4))))" office:value-type="float" office:value="1" calcext:value-type="float">
            <text:p>1</text:p>
          </table:table-cell>
          <table:table-cell table:formula="of:=IF([.O5]&lt;=0.5;0;IF([.O5]&lt;=1.5;1;IF([.O5]&lt;=2.5;2;IF([.O5]&lt;3.5;3;4))))" office:value-type="float" office:value="1" calcext:value-type="float">
            <text:p>1</text:p>
          </table:table-cell>
          <table:table-cell table:formula="of:=IF([.P5]&lt;=0.5;0;IF([.P5]&lt;=1.5;1;IF([.P5]&lt;=2.5;2;IF([.P5]&lt;3.5;3;4))))" office:value-type="float" office:value="2" calcext:value-type="float">
            <text:p>2</text:p>
          </table:table-cell>
          <table:table-cell table:formula="of:=IF([.Q5]&lt;=0.5;0;IF([.Q5]&lt;=1.5;1;IF([.Q5]&lt;=2.5;2;IF([.Q5]&lt;3.5;3;4))))" office:value-type="float" office:value="0" calcext:value-type="float">
            <text:p>0</text:p>
          </table:table-cell>
          <table:table-cell table:formula="of:=IF([.R5]&lt;=0.5;0;IF([.R5]&lt;=1.5;1;IF([.R5]&lt;=2.5;2;IF([.R5]&lt;3.5;3;4))))" office:value-type="float" office:value="2" calcext:value-type="float">
            <text:p>2</text:p>
          </table:table-cell>
          <table:table-cell table:formula="of:=IF([.S5]&lt;=0.5;0;IF([.S5]&lt;=1.5;1;IF([.S5]&lt;=2.5;2;IF([.S5]&lt;3.5;3;4))))" office:value-type="float" office:value="3" calcext:value-type="float">
            <text:p>3</text:p>
          </table:table-cell>
          <table:table-cell table:formula="of:=IF([.T5]&lt;=0.5;0;IF([.T5]&lt;=1.5;1;IF([.T5]&lt;=2.5;2;IF([.T5]&lt;3.5;3;4))))" office:value-type="float" office:value="0" calcext:value-type="float">
            <text:p>0</text:p>
          </table:table-cell>
          <table:table-cell table:formula="of:=IF([.U5]&lt;=0.5;0;IF([.U5]&lt;=1.5;1;IF([.U5]&lt;=2.5;2;IF([.U5]&lt;3.5;3;4))))" office:value-type="float" office:value="0" calcext:value-type="float">
            <text:p>0</text:p>
          </table:table-cell>
          <table:table-cell table:formula="of:=IF([.V5]&lt;=0.5;0;IF([.V5]&lt;=1.5;1;IF([.V5]&lt;=2.5;2;IF([.V5]&lt;3.5;3;4))))" office:value-type="float" office:value="1" calcext:value-type="float">
            <text:p>1</text:p>
          </table:table-cell>
          <table:table-cell table:formula="of:=IF([.W5]&lt;=0.5;0;IF([.W5]&lt;=1.5;1;IF([.W5]&lt;=2.5;2;IF([.W5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,500</text:p>
          </table:table-cell>
          <table:table-cell office:value-type="float" office:value="1" calcext:value-type="float">
            <text:p>1,000</text:p>
          </table:table-cell>
          <table:table-cell office:value-type="float" office:value="2" calcext:value-type="float">
            <text:p>2,000</text:p>
          </table:table-cell>
          <table:table-cell office:value-type="float" office:value="0.5" calcext:value-type="float">
            <text:p>0,500</text:p>
          </table:table-cell>
          <table:table-cell office:value-type="float" office:value="2.5" calcext:value-type="float">
            <text:p>2,500</text:p>
          </table:table-cell>
          <table:table-cell office:value-type="float" office:value="3" calcext:value-type="float">
            <text:p>3,000</text:p>
          </table:table-cell>
          <table:table-cell office:value-type="float" office:value="0.5" calcext:value-type="float">
            <text:p>0,500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formula="of:=IF([.N6]&lt;=0.5;0;IF([.N6]&lt;=1.5;1;IF([.N6]&lt;=2.5;2;IF([.N6]&lt;3.5;3;4))))" office:value-type="float" office:value="1" calcext:value-type="float">
            <text:p>1</text:p>
          </table:table-cell>
          <table:table-cell table:formula="of:=IF([.O6]&lt;=0.5;0;IF([.O6]&lt;=1.5;1;IF([.O6]&lt;=2.5;2;IF([.O6]&lt;3.5;3;4))))" office:value-type="float" office:value="0" calcext:value-type="float">
            <text:p>0</text:p>
          </table:table-cell>
          <table:table-cell table:formula="of:=IF([.P6]&lt;=0.5;0;IF([.P6]&lt;=1.5;1;IF([.P6]&lt;=2.5;2;IF([.P6]&lt;3.5;3;4))))" office:value-type="float" office:value="1" calcext:value-type="float">
            <text:p>1</text:p>
          </table:table-cell>
          <table:table-cell table:formula="of:=IF([.Q6]&lt;=0.5;0;IF([.Q6]&lt;=1.5;1;IF([.Q6]&lt;=2.5;2;IF([.Q6]&lt;3.5;3;4))))" office:value-type="float" office:value="0" calcext:value-type="float">
            <text:p>0</text:p>
          </table:table-cell>
          <table:table-cell table:formula="of:=IF([.R6]&lt;=0.5;0;IF([.R6]&lt;=1.5;1;IF([.R6]&lt;=2.5;2;IF([.R6]&lt;3.5;3;4))))" office:value-type="float" office:value="1" calcext:value-type="float">
            <text:p>1</text:p>
          </table:table-cell>
          <table:table-cell table:formula="of:=IF([.S6]&lt;=0.5;0;IF([.S6]&lt;=1.5;1;IF([.S6]&lt;=2.5;2;IF([.S6]&lt;3.5;3;4))))" office:value-type="float" office:value="2" calcext:value-type="float">
            <text:p>2</text:p>
          </table:table-cell>
          <table:table-cell table:formula="of:=IF([.T6]&lt;=0.5;0;IF([.T6]&lt;=1.5;1;IF([.T6]&lt;=2.5;2;IF([.T6]&lt;3.5;3;4))))" office:value-type="float" office:value="0" calcext:value-type="float">
            <text:p>0</text:p>
          </table:table-cell>
          <table:table-cell table:formula="of:=IF([.U6]&lt;=0.5;0;IF([.U6]&lt;=1.5;1;IF([.U6]&lt;=2.5;2;IF([.U6]&lt;3.5;3;4))))" office:value-type="float" office:value="0" calcext:value-type="float">
            <text:p>0</text:p>
          </table:table-cell>
          <table:table-cell table:formula="of:=IF([.V6]&lt;=0.5;0;IF([.V6]&lt;=1.5;1;IF([.V6]&lt;=2.5;2;IF([.V6]&lt;3.5;3;4))))" office:value-type="float" office:value="1" calcext:value-type="float">
            <text:p>1</text:p>
          </table:table-cell>
          <table:table-cell table:formula="of:=IF([.W6]&lt;=0.5;0;IF([.W6]&lt;=1.5;1;IF([.W6]&lt;=2.5;2;IF([.W6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.2" calcext:value-type="float">
            <text:p>1,200</text:p>
          </table:table-cell>
          <table:table-cell office:value-type="float" office:value="2.5" calcext:value-type="float">
            <text:p>2,500</text:p>
          </table:table-cell>
          <table:table-cell office:value-type="float" office:value="0.5" calcext:value-type="float">
            <text:p>0,50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IF([.N7]&lt;=0.5;0;IF([.N7]&lt;=1.5;1;IF([.N7]&lt;=2.5;2;IF([.N7]&lt;3.5;3;4))))" office:value-type="float" office:value="2" calcext:value-type="float">
            <text:p>2</text:p>
          </table:table-cell>
          <table:table-cell table:formula="of:=IF([.O7]&lt;=0.5;0;IF([.O7]&lt;=1.5;1;IF([.O7]&lt;=2.5;2;IF([.O7]&lt;3.5;3;4))))" office:value-type="float" office:value="0" calcext:value-type="float">
            <text:p>0</text:p>
          </table:table-cell>
          <table:table-cell table:formula="of:=IF([.P7]&lt;=0.5;0;IF([.P7]&lt;=1.5;1;IF([.P7]&lt;=2.5;2;IF([.P7]&lt;3.5;3;4))))" office:value-type="float" office:value="1" calcext:value-type="float">
            <text:p>1</text:p>
          </table:table-cell>
          <table:table-cell table:formula="of:=IF([.Q7]&lt;=0.5;0;IF([.Q7]&lt;=1.5;1;IF([.Q7]&lt;=2.5;2;IF([.Q7]&lt;3.5;3;4))))" office:value-type="float" office:value="0" calcext:value-type="float">
            <text:p>0</text:p>
          </table:table-cell>
          <table:table-cell table:formula="of:=IF([.R7]&lt;=0.5;0;IF([.R7]&lt;=1.5;1;IF([.R7]&lt;=2.5;2;IF([.R7]&lt;3.5;3;4))))" office:value-type="float" office:value="1" calcext:value-type="float">
            <text:p>1</text:p>
          </table:table-cell>
          <table:table-cell table:formula="of:=IF([.S7]&lt;=0.5;0;IF([.S7]&lt;=1.5;1;IF([.S7]&lt;=2.5;2;IF([.S7]&lt;3.5;3;4))))" office:value-type="float" office:value="3" calcext:value-type="float">
            <text:p>3</text:p>
          </table:table-cell>
          <table:table-cell table:formula="of:=IF([.T7]&lt;=0.5;0;IF([.T7]&lt;=1.5;1;IF([.T7]&lt;=2.5;2;IF([.T7]&lt;3.5;3;4))))" office:value-type="float" office:value="0" calcext:value-type="float">
            <text:p>0</text:p>
          </table:table-cell>
          <table:table-cell table:formula="of:=IF([.U7]&lt;=0.5;0;IF([.U7]&lt;=1.5;1;IF([.U7]&lt;=2.5;2;IF([.U7]&lt;3.5;3;4))))" office:value-type="float" office:value="0" calcext:value-type="float">
            <text:p>0</text:p>
          </table:table-cell>
          <table:table-cell table:formula="of:=IF([.V7]&lt;=0.5;0;IF([.V7]&lt;=1.5;1;IF([.V7]&lt;=2.5;2;IF([.V7]&lt;3.5;3;4))))" office:value-type="float" office:value="1" calcext:value-type="float">
            <text:p>1</text:p>
          </table:table-cell>
          <table:table-cell table:formula="of:=IF([.W7]&lt;=0.5;0;IF([.W7]&lt;=1.5;1;IF([.W7]&lt;=2.5;2;IF([.W7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5" calcext:value-type="float">
            <text:p>0,500</text:p>
          </table:table-cell>
          <table:table-cell office:value-type="float" office:value="1.2" calcext:value-type="float">
            <text:p>1,200</text:p>
          </table:table-cell>
          <table:table-cell office:value-type="float" office:value="3" calcext:value-type="float">
            <text:p>3,000</text:p>
          </table:table-cell>
          <table:table-cell office:value-type="float" office:value="0.5" calcext:value-type="float">
            <text:p>0,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formula="of:=IF([.N8]&lt;=0.5;0;IF([.N8]&lt;=1.5;1;IF([.N8]&lt;=2.5;2;IF([.N8]&lt;3.5;3;4))))" office:value-type="float" office:value="3" calcext:value-type="float">
            <text:p>3</text:p>
          </table:table-cell>
          <table:table-cell table:formula="of:=IF([.O8]&lt;=0.5;0;IF([.O8]&lt;=1.5;1;IF([.O8]&lt;=2.5;2;IF([.O8]&lt;3.5;3;4))))" office:value-type="float" office:value="3" calcext:value-type="float">
            <text:p>3</text:p>
          </table:table-cell>
          <table:table-cell table:formula="of:=IF([.P8]&lt;=0.5;0;IF([.P8]&lt;=1.5;1;IF([.P8]&lt;=2.5;2;IF([.P8]&lt;3.5;3;4))))" office:value-type="float" office:value="4" calcext:value-type="float">
            <text:p>4</text:p>
          </table:table-cell>
          <table:table-cell table:formula="of:=IF([.Q8]&lt;=0.5;0;IF([.Q8]&lt;=1.5;1;IF([.Q8]&lt;=2.5;2;IF([.Q8]&lt;3.5;3;4))))" office:value-type="float" office:value="4" calcext:value-type="float">
            <text:p>4</text:p>
          </table:table-cell>
          <table:table-cell table:formula="of:=IF([.R8]&lt;=0.5;0;IF([.R8]&lt;=1.5;1;IF([.R8]&lt;=2.5;2;IF([.R8]&lt;3.5;3;4))))" office:value-type="float" office:value="3" calcext:value-type="float">
            <text:p>3</text:p>
          </table:table-cell>
          <table:table-cell table:formula="of:=IF([.S8]&lt;=0.5;0;IF([.S8]&lt;=1.5;1;IF([.S8]&lt;=2.5;2;IF([.S8]&lt;3.5;3;4))))" office:value-type="float" office:value="4" calcext:value-type="float">
            <text:p>4</text:p>
          </table:table-cell>
          <table:table-cell table:formula="of:=IF([.T8]&lt;=0.5;0;IF([.T8]&lt;=1.5;1;IF([.T8]&lt;=2.5;2;IF([.T8]&lt;3.5;3;4))))" office:value-type="float" office:value="4" calcext:value-type="float">
            <text:p>4</text:p>
          </table:table-cell>
          <table:table-cell table:formula="of:=IF([.U8]&lt;=0.5;0;IF([.U8]&lt;=1.5;1;IF([.U8]&lt;=2.5;2;IF([.U8]&lt;3.5;3;4))))" office:value-type="float" office:value="3" calcext:value-type="float">
            <text:p>3</text:p>
          </table:table-cell>
          <table:table-cell table:formula="of:=IF([.V8]&lt;=0.5;0;IF([.V8]&lt;=1.5;1;IF([.V8]&lt;=2.5;2;IF([.V8]&lt;3.5;3;4))))" office:value-type="float" office:value="3" calcext:value-type="float">
            <text:p>3</text:p>
          </table:table-cell>
          <table:table-cell table:formula="of:=IF([.W8]&lt;=0.5;0;IF([.W8]&lt;=1.5;1;IF([.W8]&lt;=2.5;2;IF([.W8]&lt;3.5;3;4)))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3" calcext:value-type="float">
            <text:p>3,000</text:p>
          </table:table-cell>
          <table:table-cell office:value-type="float" office:value="4" calcext:value-type="float">
            <text:p>4,000</text:p>
          </table:table-cell>
          <table:table-cell office:value-type="float" office:value="3.5" calcext:value-type="float">
            <text:p>3,500</text:p>
          </table:table-cell>
          <table:table-cell office:value-type="float" office:value="3" calcext:value-type="float">
            <text:p>3,000</text:p>
          </table:table-cell>
          <table:table-cell office:value-type="float" office:value="4" calcext:value-type="float">
            <text:p>4,000</text:p>
          </table:table-cell>
          <table:table-cell office:value-type="float" office:value="3.5" calcext:value-type="float">
            <text:p>3,50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formula="of:=IF([.N9]&lt;=0.5;0;IF([.N9]&lt;=1.5;1;IF([.N9]&lt;=2.5;2;IF([.N9]&lt;3.5;3;4))))" office:value-type="float" office:value="0" calcext:value-type="float">
            <text:p>0</text:p>
          </table:table-cell>
          <table:table-cell table:formula="of:=IF([.O9]&lt;=0.5;0;IF([.O9]&lt;=1.5;1;IF([.O9]&lt;=2.5;2;IF([.O9]&lt;3.5;3;4))))" office:value-type="float" office:value="0" calcext:value-type="float">
            <text:p>0</text:p>
          </table:table-cell>
          <table:table-cell table:formula="of:=IF([.P9]&lt;=0.5;0;IF([.P9]&lt;=1.5;1;IF([.P9]&lt;=2.5;2;IF([.P9]&lt;3.5;3;4))))" office:value-type="float" office:value="0" calcext:value-type="float">
            <text:p>0</text:p>
          </table:table-cell>
          <table:table-cell table:formula="of:=IF([.Q9]&lt;=0.5;0;IF([.Q9]&lt;=1.5;1;IF([.Q9]&lt;=2.5;2;IF([.Q9]&lt;3.5;3;4))))" office:value-type="float" office:value="0" calcext:value-type="float">
            <text:p>0</text:p>
          </table:table-cell>
          <table:table-cell table:formula="of:=IF([.R9]&lt;=0.5;0;IF([.R9]&lt;=1.5;1;IF([.R9]&lt;=2.5;2;IF([.R9]&lt;3.5;3;4))))" office:value-type="float" office:value="0" calcext:value-type="float">
            <text:p>0</text:p>
          </table:table-cell>
          <table:table-cell table:formula="of:=IF([.S9]&lt;=0.5;0;IF([.S9]&lt;=1.5;1;IF([.S9]&lt;=2.5;2;IF([.S9]&lt;3.5;3;4))))" office:value-type="float" office:value="1" calcext:value-type="float">
            <text:p>1</text:p>
          </table:table-cell>
          <table:table-cell table:formula="of:=IF([.T9]&lt;=0.5;0;IF([.T9]&lt;=1.5;1;IF([.T9]&lt;=2.5;2;IF([.T9]&lt;3.5;3;4))))" office:value-type="float" office:value="0" calcext:value-type="float">
            <text:p>0</text:p>
          </table:table-cell>
          <table:table-cell table:formula="of:=IF([.U9]&lt;=0.5;0;IF([.U9]&lt;=1.5;1;IF([.U9]&lt;=2.5;2;IF([.U9]&lt;3.5;3;4))))" office:value-type="float" office:value="0" calcext:value-type="float">
            <text:p>0</text:p>
          </table:table-cell>
          <table:table-cell table:formula="of:=IF([.V9]&lt;=0.5;0;IF([.V9]&lt;=1.5;1;IF([.V9]&lt;=2.5;2;IF([.V9]&lt;3.5;3;4))))" office:value-type="float" office:value="0" calcext:value-type="float">
            <text:p>0</text:p>
          </table:table-cell>
          <table:table-cell table:formula="of:=IF([.W9]&lt;=0.5;0;IF([.W9]&lt;=1.5;1;IF([.W9]&lt;=2.5;2;IF([.W9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0,500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 office:value-type="float" office:value="1" calcext:value-type="float">
            <text:p>1,000</text:p>
          </table:table-cell>
          <table:table-cell office:value-type="float" office:value="0.1" calcext:value-type="float">
            <text:p>0,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.N10]&lt;=0.5;0;IF([.N10]&lt;=1.5;1;IF([.N10]&lt;=2.5;2;IF([.N10]&lt;3.5;3;4))))" office:value-type="float" office:value="1" calcext:value-type="float">
            <text:p>1</text:p>
          </table:table-cell>
          <table:table-cell table:formula="of:=IF([.O10]&lt;=0.5;0;IF([.O10]&lt;=1.5;1;IF([.O10]&lt;=2.5;2;IF([.O10]&lt;3.5;3;4))))" office:value-type="float" office:value="0" calcext:value-type="float">
            <text:p>0</text:p>
          </table:table-cell>
          <table:table-cell table:formula="of:=IF([.P10]&lt;=0.5;0;IF([.P10]&lt;=1.5;1;IF([.P10]&lt;=2.5;2;IF([.P10]&lt;3.5;3;4))))" office:value-type="float" office:value="1" calcext:value-type="float">
            <text:p>1</text:p>
          </table:table-cell>
          <table:table-cell table:formula="of:=IF([.Q10]&lt;=0.5;0;IF([.Q10]&lt;=1.5;1;IF([.Q10]&lt;=2.5;2;IF([.Q10]&lt;3.5;3;4))))" office:value-type="float" office:value="0" calcext:value-type="float">
            <text:p>0</text:p>
          </table:table-cell>
          <table:table-cell table:formula="of:=IF([.R10]&lt;=0.5;0;IF([.R10]&lt;=1.5;1;IF([.R10]&lt;=2.5;2;IF([.R10]&lt;3.5;3;4))))" office:value-type="float" office:value="1" calcext:value-type="float">
            <text:p>1</text:p>
          </table:table-cell>
          <table:table-cell table:formula="of:=IF([.S10]&lt;=0.5;0;IF([.S10]&lt;=1.5;1;IF([.S10]&lt;=2.5;2;IF([.S10]&lt;3.5;3;4))))" office:value-type="float" office:value="2" calcext:value-type="float">
            <text:p>2</text:p>
          </table:table-cell>
          <table:table-cell table:formula="of:=IF([.T10]&lt;=0.5;0;IF([.T10]&lt;=1.5;1;IF([.T10]&lt;=2.5;2;IF([.T10]&lt;3.5;3;4))))" office:value-type="float" office:value="0" calcext:value-type="float">
            <text:p>0</text:p>
          </table:table-cell>
          <table:table-cell table:formula="of:=IF([.U10]&lt;=0.5;0;IF([.U10]&lt;=1.5;1;IF([.U10]&lt;=2.5;2;IF([.U10]&lt;3.5;3;4))))" office:value-type="float" office:value="0" calcext:value-type="float">
            <text:p>0</text:p>
          </table:table-cell>
          <table:table-cell table:formula="of:=IF([.V10]&lt;=0.5;0;IF([.V10]&lt;=1.5;1;IF([.V10]&lt;=2.5;2;IF([.V10]&lt;3.5;3;4))))" office:value-type="float" office:value="0" calcext:value-type="float">
            <text:p>0</text:p>
          </table:table-cell>
          <table:table-cell table:formula="of:=IF([.W10]&lt;=0.5;0;IF([.W10]&lt;=1.5;1;IF([.W10]&lt;=2.5;2;IF([.W10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.8" calcext:value-type="float">
            <text:p>0,800</text:p>
          </table:table-cell>
          <table:table-cell office:value-type="float" office:value="2" calcext:value-type="float">
            <text:p>2,000</text:p>
          </table:table-cell>
          <table:table-cell office:value-type="float" office:value="0.1" calcext:value-type="float">
            <text:p>0,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.N11]&lt;=0.5;0;IF([.N11]&lt;=1.5;1;IF([.N11]&lt;=2.5;2;IF([.N11]&lt;3.5;3;4))))" office:value-type="float" office:value="1" calcext:value-type="float">
            <text:p>1</text:p>
          </table:table-cell>
          <table:table-cell table:formula="of:=IF([.O11]&lt;=0.5;0;IF([.O11]&lt;=1.5;1;IF([.O11]&lt;=2.5;2;IF([.O11]&lt;3.5;3;4))))" office:value-type="float" office:value="0" calcext:value-type="float">
            <text:p>0</text:p>
          </table:table-cell>
          <table:table-cell table:formula="of:=IF([.P11]&lt;=0.5;0;IF([.P11]&lt;=1.5;1;IF([.P11]&lt;=2.5;2;IF([.P11]&lt;3.5;3;4))))" office:value-type="float" office:value="0" calcext:value-type="float">
            <text:p>0</text:p>
          </table:table-cell>
          <table:table-cell table:formula="of:=IF([.Q11]&lt;=0.5;0;IF([.Q11]&lt;=1.5;1;IF([.Q11]&lt;=2.5;2;IF([.Q11]&lt;3.5;3;4))))" office:value-type="float" office:value="0" calcext:value-type="float">
            <text:p>0</text:p>
          </table:table-cell>
          <table:table-cell table:formula="of:=IF([.R11]&lt;=0.5;0;IF([.R11]&lt;=1.5;1;IF([.R11]&lt;=2.5;2;IF([.R11]&lt;3.5;3;4))))" office:value-type="float" office:value="1" calcext:value-type="float">
            <text:p>1</text:p>
          </table:table-cell>
          <table:table-cell table:formula="of:=IF([.S11]&lt;=0.5;0;IF([.S11]&lt;=1.5;1;IF([.S11]&lt;=2.5;2;IF([.S11]&lt;3.5;3;4))))" office:value-type="float" office:value="2" calcext:value-type="float">
            <text:p>2</text:p>
          </table:table-cell>
          <table:table-cell table:formula="of:=IF([.T11]&lt;=0.5;0;IF([.T11]&lt;=1.5;1;IF([.T11]&lt;=2.5;2;IF([.T11]&lt;3.5;3;4))))" office:value-type="float" office:value="0" calcext:value-type="float">
            <text:p>0</text:p>
          </table:table-cell>
          <table:table-cell table:formula="of:=IF([.U11]&lt;=0.5;0;IF([.U11]&lt;=1.5;1;IF([.U11]&lt;=2.5;2;IF([.U11]&lt;3.5;3;4))))" office:value-type="float" office:value="0" calcext:value-type="float">
            <text:p>0</text:p>
          </table:table-cell>
          <table:table-cell table:formula="of:=IF([.V11]&lt;=0.5;0;IF([.V11]&lt;=1.5;1;IF([.V11]&lt;=2.5;2;IF([.V11]&lt;3.5;3;4))))" office:value-type="float" office:value="0" calcext:value-type="float">
            <text:p>0</text:p>
          </table:table-cell>
          <table:table-cell table:formula="of:=IF([.W11]&lt;=0.5;0;IF([.W11]&lt;=1.5;1;IF([.W11]&lt;=2.5;2;IF([.W11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 office:value-type="float" office:value="0" calcext:value-type="float">
            <text:p>0,000</text:p>
          </table:table-cell>
          <table:table-cell office:value-type="float" office:value="0.8" calcext:value-type="float">
            <text:p>0,8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.N12]&lt;=0.5;0;IF([.N12]&lt;=1.5;1;IF([.N12]&lt;=2.5;2;IF([.N12]&lt;3.5;3;4))))" office:value-type="float" office:value="0" calcext:value-type="float">
            <text:p>0</text:p>
          </table:table-cell>
          <table:table-cell table:formula="of:=IF([.O12]&lt;=0.5;0;IF([.O12]&lt;=1.5;1;IF([.O12]&lt;=2.5;2;IF([.O12]&lt;3.5;3;4))))" office:value-type="float" office:value="0" calcext:value-type="float">
            <text:p>0</text:p>
          </table:table-cell>
          <table:table-cell table:formula="of:=IF([.P12]&lt;=0.5;0;IF([.P12]&lt;=1.5;1;IF([.P12]&lt;=2.5;2;IF([.P12]&lt;3.5;3;4))))" office:value-type="float" office:value="0" calcext:value-type="float">
            <text:p>0</text:p>
          </table:table-cell>
          <table:table-cell table:formula="of:=IF([.Q12]&lt;=0.5;0;IF([.Q12]&lt;=1.5;1;IF([.Q12]&lt;=2.5;2;IF([.Q12]&lt;3.5;3;4))))" office:value-type="float" office:value="0" calcext:value-type="float">
            <text:p>0</text:p>
          </table:table-cell>
          <table:table-cell table:formula="of:=IF([.R12]&lt;=0.5;0;IF([.R12]&lt;=1.5;1;IF([.R12]&lt;=2.5;2;IF([.R12]&lt;3.5;3;4))))" office:value-type="float" office:value="0" calcext:value-type="float">
            <text:p>0</text:p>
          </table:table-cell>
          <table:table-cell table:formula="of:=IF([.S12]&lt;=0.5;0;IF([.S12]&lt;=1.5;1;IF([.S12]&lt;=2.5;2;IF([.S12]&lt;3.5;3;4))))" office:value-type="float" office:value="0" calcext:value-type="float">
            <text:p>0</text:p>
          </table:table-cell>
          <table:table-cell table:formula="of:=IF([.T12]&lt;=0.5;0;IF([.T12]&lt;=1.5;1;IF([.T12]&lt;=2.5;2;IF([.T12]&lt;3.5;3;4))))" office:value-type="float" office:value="0" calcext:value-type="float">
            <text:p>0</text:p>
          </table:table-cell>
          <table:table-cell table:formula="of:=IF([.U12]&lt;=0.5;0;IF([.U12]&lt;=1.5;1;IF([.U12]&lt;=2.5;2;IF([.U12]&lt;3.5;3;4))))" office:value-type="float" office:value="0" calcext:value-type="float">
            <text:p>0</text:p>
          </table:table-cell>
          <table:table-cell table:formula="of:=IF([.V12]&lt;=0.5;0;IF([.V12]&lt;=1.5;1;IF([.V12]&lt;=2.5;2;IF([.V12]&lt;3.5;3;4))))" office:value-type="float" office:value="0" calcext:value-type="float">
            <text:p>0</text:p>
          </table:table-cell>
          <table:table-cell table:formula="of:=IF([.W12]&lt;=0.5;0;IF([.W12]&lt;=1.5;1;IF([.W12]&lt;=2.5;2;IF([.W12]&lt;3.5;3;4))))" office:value-type="float" office:value="0" calcext:value-type="float">
            <text:p>0</text:p>
          </table:table-cell>
          <table:table-cell table:number-columns-repeated="3"/>
          <table:table-cell table:number-columns-repeated="7" office:value-type="float" office:value="0" calcext:value-type="float">
            <text:p>0,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IF([.N13]&lt;=0.5;0;IF([.N13]&lt;=1.5;1;IF([.N13]&lt;=2.5;2;IF([.N13]&lt;3.5;3;4))))" office:value-type="float" office:value="2" calcext:value-type="float">
            <text:p>2</text:p>
          </table:table-cell>
          <table:table-cell table:formula="of:=IF([.O13]&lt;=0.5;0;IF([.O13]&lt;=1.5;1;IF([.O13]&lt;=2.5;2;IF([.O13]&lt;3.5;3;4))))" office:value-type="float" office:value="0" calcext:value-type="float">
            <text:p>0</text:p>
          </table:table-cell>
          <table:table-cell table:formula="of:=IF([.P13]&lt;=0.5;0;IF([.P13]&lt;=1.5;1;IF([.P13]&lt;=2.5;2;IF([.P13]&lt;3.5;3;4))))" office:value-type="float" office:value="1" calcext:value-type="float">
            <text:p>1</text:p>
          </table:table-cell>
          <table:table-cell table:formula="of:=IF([.Q13]&lt;=0.5;0;IF([.Q13]&lt;=1.5;1;IF([.Q13]&lt;=2.5;2;IF([.Q13]&lt;3.5;3;4))))" office:value-type="float" office:value="0" calcext:value-type="float">
            <text:p>0</text:p>
          </table:table-cell>
          <table:table-cell table:formula="of:=IF([.R13]&lt;=0.5;0;IF([.R13]&lt;=1.5;1;IF([.R13]&lt;=2.5;2;IF([.R13]&lt;3.5;3;4))))" office:value-type="float" office:value="1" calcext:value-type="float">
            <text:p>1</text:p>
          </table:table-cell>
          <table:table-cell table:formula="of:=IF([.S13]&lt;=0.5;0;IF([.S13]&lt;=1.5;1;IF([.S13]&lt;=2.5;2;IF([.S13]&lt;3.5;3;4))))" office:value-type="float" office:value="3" calcext:value-type="float">
            <text:p>3</text:p>
          </table:table-cell>
          <table:table-cell table:formula="of:=IF([.T13]&lt;=0.5;0;IF([.T13]&lt;=1.5;1;IF([.T13]&lt;=2.5;2;IF([.T13]&lt;3.5;3;4))))" office:value-type="float" office:value="1" calcext:value-type="float">
            <text:p>1</text:p>
          </table:table-cell>
          <table:table-cell table:formula="of:=IF([.U13]&lt;=0.5;0;IF([.U13]&lt;=1.5;1;IF([.U13]&lt;=2.5;2;IF([.U13]&lt;3.5;3;4))))" office:value-type="float" office:value="0" calcext:value-type="float">
            <text:p>0</text:p>
          </table:table-cell>
          <table:table-cell table:formula="of:=IF([.V13]&lt;=0.5;0;IF([.V13]&lt;=1.5;1;IF([.V13]&lt;=2.5;2;IF([.V13]&lt;3.5;3;4))))" office:value-type="float" office:value="1" calcext:value-type="float">
            <text:p>1</text:p>
          </table:table-cell>
          <table:table-cell table:formula="of:=IF([.W13]&lt;=0.5;0;IF([.W13]&lt;=1.5;1;IF([.W13]&lt;=2.5;2;IF([.W13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,000</text:p>
          </table:table-cell>
          <table:table-cell office:value-type="float" office:value="0.5" calcext:value-type="float">
            <text:p>0,500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.2" calcext:value-type="float">
            <text:p>1,2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IF([.N14]&lt;=0.5;0;IF([.N14]&lt;=1.5;1;IF([.N14]&lt;=2.5;2;IF([.N14]&lt;3.5;3;4))))" office:value-type="float" office:value="1" calcext:value-type="float">
            <text:p>1</text:p>
          </table:table-cell>
          <table:table-cell table:formula="of:=IF([.O14]&lt;=0.5;0;IF([.O14]&lt;=1.5;1;IF([.O14]&lt;=2.5;2;IF([.O14]&lt;3.5;3;4))))" office:value-type="float" office:value="0" calcext:value-type="float">
            <text:p>0</text:p>
          </table:table-cell>
          <table:table-cell table:formula="of:=IF([.P14]&lt;=0.5;0;IF([.P14]&lt;=1.5;1;IF([.P14]&lt;=2.5;2;IF([.P14]&lt;3.5;3;4))))" office:value-type="float" office:value="1" calcext:value-type="float">
            <text:p>1</text:p>
          </table:table-cell>
          <table:table-cell table:formula="of:=IF([.Q14]&lt;=0.5;0;IF([.Q14]&lt;=1.5;1;IF([.Q14]&lt;=2.5;2;IF([.Q14]&lt;3.5;3;4))))" office:value-type="float" office:value="0" calcext:value-type="float">
            <text:p>0</text:p>
          </table:table-cell>
          <table:table-cell table:formula="of:=IF([.R14]&lt;=0.5;0;IF([.R14]&lt;=1.5;1;IF([.R14]&lt;=2.5;2;IF([.R14]&lt;3.5;3;4))))" office:value-type="float" office:value="1" calcext:value-type="float">
            <text:p>1</text:p>
          </table:table-cell>
          <table:table-cell table:formula="of:=IF([.S14]&lt;=0.5;0;IF([.S14]&lt;=1.5;1;IF([.S14]&lt;=2.5;2;IF([.S14]&lt;3.5;3;4))))" office:value-type="float" office:value="3" calcext:value-type="float">
            <text:p>3</text:p>
          </table:table-cell>
          <table:table-cell table:formula="of:=IF([.T14]&lt;=0.5;0;IF([.T14]&lt;=1.5;1;IF([.T14]&lt;=2.5;2;IF([.T14]&lt;3.5;3;4))))" office:value-type="float" office:value="0" calcext:value-type="float">
            <text:p>0</text:p>
          </table:table-cell>
          <table:table-cell table:formula="of:=IF([.U14]&lt;=0.5;0;IF([.U14]&lt;=1.5;1;IF([.U14]&lt;=2.5;2;IF([.U14]&lt;3.5;3;4))))" office:value-type="float" office:value="0" calcext:value-type="float">
            <text:p>0</text:p>
          </table:table-cell>
          <table:table-cell table:formula="of:=IF([.V14]&lt;=0.5;0;IF([.V14]&lt;=1.5;1;IF([.V14]&lt;=2.5;2;IF([.V14]&lt;3.5;3;4))))" office:value-type="float" office:value="1" calcext:value-type="float">
            <text:p>1</text:p>
          </table:table-cell>
          <table:table-cell table:formula="of:=IF([.W14]&lt;=0.5;0;IF([.W14]&lt;=1.5;1;IF([.W14]&lt;=2.5;2;IF([.W14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,5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5" calcext:value-type="float">
            <text:p>0,500</text:p>
          </table:table-cell>
          <table:table-cell office:value-type="float" office:value="1.2" calcext:value-type="float">
            <text:p>1,200</text:p>
          </table:table-cell>
          <table:table-cell office:value-type="float" office:value="3" calcext:value-type="float">
            <text:p>3,000</text:p>
          </table:table-cell>
          <table:table-cell office:value-type="float" office:value="0.5" calcext:value-type="float">
            <text:p>0,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.N15]&lt;=0.5;0;IF([.N15]&lt;=1.5;1;IF([.N15]&lt;=2.5;2;IF([.N15]&lt;3.5;3;4))))" office:value-type="float" office:value="2" calcext:value-type="float">
            <text:p>2</text:p>
          </table:table-cell>
          <table:table-cell table:formula="of:=IF([.O15]&lt;=0.5;0;IF([.O15]&lt;=1.5;1;IF([.O15]&lt;=2.5;2;IF([.O15]&lt;3.5;3;4))))" office:value-type="float" office:value="2" calcext:value-type="float">
            <text:p>2</text:p>
          </table:table-cell>
          <table:table-cell table:formula="of:=IF([.P15]&lt;=0.5;0;IF([.P15]&lt;=1.5;1;IF([.P15]&lt;=2.5;2;IF([.P15]&lt;3.5;3;4))))" office:value-type="float" office:value="2" calcext:value-type="float">
            <text:p>2</text:p>
          </table:table-cell>
          <table:table-cell table:formula="of:=IF([.Q15]&lt;=0.5;0;IF([.Q15]&lt;=1.5;1;IF([.Q15]&lt;=2.5;2;IF([.Q15]&lt;3.5;3;4))))" office:value-type="float" office:value="0" calcext:value-type="float">
            <text:p>0</text:p>
          </table:table-cell>
          <table:table-cell table:formula="of:=IF([.R15]&lt;=0.5;0;IF([.R15]&lt;=1.5;1;IF([.R15]&lt;=2.5;2;IF([.R15]&lt;3.5;3;4))))" office:value-type="float" office:value="2" calcext:value-type="float">
            <text:p>2</text:p>
          </table:table-cell>
          <table:table-cell table:formula="of:=IF([.S15]&lt;=0.5;0;IF([.S15]&lt;=1.5;1;IF([.S15]&lt;=2.5;2;IF([.S15]&lt;3.5;3;4))))" office:value-type="float" office:value="4" calcext:value-type="float">
            <text:p>4</text:p>
          </table:table-cell>
          <table:table-cell table:formula="of:=IF([.T15]&lt;=0.5;0;IF([.T15]&lt;=1.5;1;IF([.T15]&lt;=2.5;2;IF([.T15]&lt;3.5;3;4))))" office:value-type="float" office:value="1" calcext:value-type="float">
            <text:p>1</text:p>
          </table:table-cell>
          <table:table-cell table:formula="of:=IF([.U15]&lt;=0.5;0;IF([.U15]&lt;=1.5;1;IF([.U15]&lt;=2.5;2;IF([.U15]&lt;3.5;3;4))))" office:value-type="float" office:value="2" calcext:value-type="float">
            <text:p>2</text:p>
          </table:table-cell>
          <table:table-cell table:formula="of:=IF([.V15]&lt;=0.5;0;IF([.V15]&lt;=1.5;1;IF([.V15]&lt;=2.5;2;IF([.V15]&lt;3.5;3;4))))" office:value-type="float" office:value="2" calcext:value-type="float">
            <text:p>2</text:p>
          </table:table-cell>
          <table:table-cell table:formula="of:=IF([.W15]&lt;=0.5;0;IF([.W15]&lt;=1.5;1;IF([.W15]&lt;=2.5;2;IF([.W15]&lt;3.5;3;4))))"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office:value-type="float" office:value="2" calcext:value-type="float">
            <text:p>2,000</text:p>
          </table:table-cell>
          <table:table-cell office:value-type="float" office:value="3.5" calcext:value-type="float">
            <text:p>3,500</text:p>
          </table:table-cell>
          <table:table-cell office:value-type="float" office:value="1" calcext:value-type="float">
            <text:p>1,00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formula="of:=IF([.N16]&lt;=0.5;0;IF([.N16]&lt;=1.5;1;IF([.N16]&lt;=2.5;2;IF([.N16]&lt;3.5;3;4))))" office:value-type="float" office:value="4" calcext:value-type="float">
            <text:p>4</text:p>
          </table:table-cell>
          <table:table-cell table:formula="of:=IF([.O16]&lt;=0.5;0;IF([.O16]&lt;=1.5;1;IF([.O16]&lt;=2.5;2;IF([.O16]&lt;3.5;3;4))))" office:value-type="float" office:value="4" calcext:value-type="float">
            <text:p>4</text:p>
          </table:table-cell>
          <table:table-cell table:formula="of:=IF([.P16]&lt;=0.5;0;IF([.P16]&lt;=1.5;1;IF([.P16]&lt;=2.5;2;IF([.P16]&lt;3.5;3;4))))" office:value-type="float" office:value="4" calcext:value-type="float">
            <text:p>4</text:p>
          </table:table-cell>
          <table:table-cell table:formula="of:=IF([.Q16]&lt;=0.5;0;IF([.Q16]&lt;=1.5;1;IF([.Q16]&lt;=2.5;2;IF([.Q16]&lt;3.5;3;4))))" office:value-type="float" office:value="4" calcext:value-type="float">
            <text:p>4</text:p>
          </table:table-cell>
          <table:table-cell table:formula="of:=IF([.R16]&lt;=0.5;0;IF([.R16]&lt;=1.5;1;IF([.R16]&lt;=2.5;2;IF([.R16]&lt;3.5;3;4))))" office:value-type="float" office:value="4" calcext:value-type="float">
            <text:p>4</text:p>
          </table:table-cell>
          <table:table-cell table:formula="of:=IF([.S16]&lt;=0.5;0;IF([.S16]&lt;=1.5;1;IF([.S16]&lt;=2.5;2;IF([.S16]&lt;3.5;3;4))))" office:value-type="float" office:value="4" calcext:value-type="float">
            <text:p>4</text:p>
          </table:table-cell>
          <table:table-cell table:formula="of:=IF([.T16]&lt;=0.5;0;IF([.T16]&lt;=1.5;1;IF([.T16]&lt;=2.5;2;IF([.T16]&lt;3.5;3;4))))" office:value-type="float" office:value="4" calcext:value-type="float">
            <text:p>4</text:p>
          </table:table-cell>
          <table:table-cell table:formula="of:=IF([.U16]&lt;=0.5;0;IF([.U16]&lt;=1.5;1;IF([.U16]&lt;=2.5;2;IF([.U16]&lt;3.5;3;4))))" office:value-type="float" office:value="4" calcext:value-type="float">
            <text:p>4</text:p>
          </table:table-cell>
          <table:table-cell table:formula="of:=IF([.V16]&lt;=0.5;0;IF([.V16]&lt;=1.5;1;IF([.V16]&lt;=2.5;2;IF([.V16]&lt;3.5;3;4))))" office:value-type="float" office:value="4" calcext:value-type="float">
            <text:p>4</text:p>
          </table:table-cell>
          <table:table-cell table:formula="of:=IF([.W16]&lt;=0.5;0;IF([.W16]&lt;=1.5;1;IF([.W16]&lt;=2.5;2;IF([.W16]&lt;3.5;3;4)))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3.5" calcext:value-type="float">
            <text:p>3,500</text:p>
          </table:table-cell>
          <table:table-cell table:number-columns-repeated="2" office:value-type="float" office:value="4" calcext:value-type="float">
            <text:p>4,000</text:p>
          </table:table-cell>
          <table:table-cell office:value-type="float" office:value="3.9" calcext:value-type="float">
            <text:p>3,900</text:p>
          </table:table-cell>
          <table:table-cell office:value-type="float" office:value="4" calcext:value-type="float">
            <text:p>4,000</text:p>
          </table:table-cell>
          <table:table-cell office:value-type="float" office:value="3.625" calcext:value-type="float">
            <text:p>3,625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.N17]&lt;=0.5;0;IF([.N17]&lt;=1.5;1;IF([.N17]&lt;=2.5;2;IF([.N17]&lt;3.5;3;4))))" office:value-type="float" office:value="1" calcext:value-type="float">
            <text:p>1</text:p>
          </table:table-cell>
          <table:table-cell table:formula="of:=IF([.O17]&lt;=0.5;0;IF([.O17]&lt;=1.5;1;IF([.O17]&lt;=2.5;2;IF([.O17]&lt;3.5;3;4))))" office:value-type="float" office:value="0" calcext:value-type="float">
            <text:p>0</text:p>
          </table:table-cell>
          <table:table-cell table:formula="of:=IF([.P17]&lt;=0.5;0;IF([.P17]&lt;=1.5;1;IF([.P17]&lt;=2.5;2;IF([.P17]&lt;3.5;3;4))))" office:value-type="float" office:value="0" calcext:value-type="float">
            <text:p>0</text:p>
          </table:table-cell>
          <table:table-cell table:formula="of:=IF([.Q17]&lt;=0.5;0;IF([.Q17]&lt;=1.5;1;IF([.Q17]&lt;=2.5;2;IF([.Q17]&lt;3.5;3;4))))" office:value-type="float" office:value="0" calcext:value-type="float">
            <text:p>0</text:p>
          </table:table-cell>
          <table:table-cell table:formula="of:=IF([.R17]&lt;=0.5;0;IF([.R17]&lt;=1.5;1;IF([.R17]&lt;=2.5;2;IF([.R17]&lt;3.5;3;4))))" office:value-type="float" office:value="1" calcext:value-type="float">
            <text:p>1</text:p>
          </table:table-cell>
          <table:table-cell table:formula="of:=IF([.S17]&lt;=0.5;0;IF([.S17]&lt;=1.5;1;IF([.S17]&lt;=2.5;2;IF([.S17]&lt;3.5;3;4))))" office:value-type="float" office:value="1" calcext:value-type="float">
            <text:p>1</text:p>
          </table:table-cell>
          <table:table-cell table:formula="of:=IF([.T17]&lt;=0.5;0;IF([.T17]&lt;=1.5;1;IF([.T17]&lt;=2.5;2;IF([.T17]&lt;3.5;3;4))))" office:value-type="float" office:value="0" calcext:value-type="float">
            <text:p>0</text:p>
          </table:table-cell>
          <table:table-cell table:formula="of:=IF([.U17]&lt;=0.5;0;IF([.U17]&lt;=1.5;1;IF([.U17]&lt;=2.5;2;IF([.U17]&lt;3.5;3;4))))" office:value-type="float" office:value="0" calcext:value-type="float">
            <text:p>0</text:p>
          </table:table-cell>
          <table:table-cell table:formula="of:=IF([.V17]&lt;=0.5;0;IF([.V17]&lt;=1.5;1;IF([.V17]&lt;=2.5;2;IF([.V17]&lt;3.5;3;4))))" office:value-type="float" office:value="0" calcext:value-type="float">
            <text:p>0</text:p>
          </table:table-cell>
          <table:table-cell table:formula="of:=IF([.W17]&lt;=0.5;0;IF([.W17]&lt;=1.5;1;IF([.W17]&lt;=2.5;2;IF([.W17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,500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0.8" calcext:value-type="float">
            <text:p>0,800</text:p>
          </table:table-cell>
          <table:table-cell office:value-type="float" office:value="1" calcext:value-type="float">
            <text:p>1,000</text:p>
          </table:table-cell>
          <table:table-cell office:value-type="float" office:value="0.1" calcext:value-type="float">
            <text:p>0,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.N18]&lt;=0.5;0;IF([.N18]&lt;=1.5;1;IF([.N18]&lt;=2.5;2;IF([.N18]&lt;3.5;3;4))))" office:value-type="float" office:value="0" calcext:value-type="float">
            <text:p>0</text:p>
          </table:table-cell>
          <table:table-cell table:formula="of:=IF([.O18]&lt;=0.5;0;IF([.O18]&lt;=1.5;1;IF([.O18]&lt;=2.5;2;IF([.O18]&lt;3.5;3;4))))" office:value-type="float" office:value="0" calcext:value-type="float">
            <text:p>0</text:p>
          </table:table-cell>
          <table:table-cell table:formula="of:=IF([.P18]&lt;=0.5;0;IF([.P18]&lt;=1.5;1;IF([.P18]&lt;=2.5;2;IF([.P18]&lt;3.5;3;4))))" office:value-type="float" office:value="0" calcext:value-type="float">
            <text:p>0</text:p>
          </table:table-cell>
          <table:table-cell table:formula="of:=IF([.Q18]&lt;=0.5;0;IF([.Q18]&lt;=1.5;1;IF([.Q18]&lt;=2.5;2;IF([.Q18]&lt;3.5;3;4))))" office:value-type="float" office:value="0" calcext:value-type="float">
            <text:p>0</text:p>
          </table:table-cell>
          <table:table-cell table:formula="of:=IF([.R18]&lt;=0.5;0;IF([.R18]&lt;=1.5;1;IF([.R18]&lt;=2.5;2;IF([.R18]&lt;3.5;3;4))))" office:value-type="float" office:value="0" calcext:value-type="float">
            <text:p>0</text:p>
          </table:table-cell>
          <table:table-cell table:formula="of:=IF([.S18]&lt;=0.5;0;IF([.S18]&lt;=1.5;1;IF([.S18]&lt;=2.5;2;IF([.S18]&lt;3.5;3;4))))" office:value-type="float" office:value="1" calcext:value-type="float">
            <text:p>1</text:p>
          </table:table-cell>
          <table:table-cell table:formula="of:=IF([.T18]&lt;=0.5;0;IF([.T18]&lt;=1.5;1;IF([.T18]&lt;=2.5;2;IF([.T18]&lt;3.5;3;4))))" office:value-type="float" office:value="0" calcext:value-type="float">
            <text:p>0</text:p>
          </table:table-cell>
          <table:table-cell table:formula="of:=IF([.U18]&lt;=0.5;0;IF([.U18]&lt;=1.5;1;IF([.U18]&lt;=2.5;2;IF([.U18]&lt;3.5;3;4))))" office:value-type="float" office:value="0" calcext:value-type="float">
            <text:p>0</text:p>
          </table:table-cell>
          <table:table-cell table:formula="of:=IF([.V18]&lt;=0.5;0;IF([.V18]&lt;=1.5;1;IF([.V18]&lt;=2.5;2;IF([.V18]&lt;3.5;3;4))))" office:value-type="float" office:value="0" calcext:value-type="float">
            <text:p>0</text:p>
          </table:table-cell>
          <table:table-cell table:formula="of:=IF([.W18]&lt;=0.5;0;IF([.W18]&lt;=1.5;1;IF([.W18]&lt;=2.5;2;IF([.W18]&lt;3.5;3;4))))" office:value-type="float" office:value="0" calcext:value-type="float">
            <text:p>0</text:p>
          </table:table-cell>
          <table:table-cell table:number-columns-repeated="3"/>
          <table:table-cell office:value-type="float" office:value="0.5" calcext:value-type="float">
            <text:p>0,500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0.4" calcext:value-type="float">
            <text:p>0,400</text:p>
          </table:table-cell>
          <table:table-cell office:value-type="float" office:value="1" calcext:value-type="float">
            <text:p>1,000</text:p>
          </table:table-cell>
          <table:table-cell office:value-type="float" office:value="0.1" calcext:value-type="float">
            <text:p>0,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IF([.N19]&lt;=0.5;0;IF([.N19]&lt;=1.5;1;IF([.N19]&lt;=2.5;2;IF([.N19]&lt;3.5;3;4))))" office:value-type="float" office:value="0" calcext:value-type="float">
            <text:p>0</text:p>
          </table:table-cell>
          <table:table-cell table:formula="of:=IF([.O19]&lt;=0.5;0;IF([.O19]&lt;=1.5;1;IF([.O19]&lt;=2.5;2;IF([.O19]&lt;3.5;3;4))))" office:value-type="float" office:value="0" calcext:value-type="float">
            <text:p>0</text:p>
          </table:table-cell>
          <table:table-cell table:formula="of:=IF([.P19]&lt;=0.5;0;IF([.P19]&lt;=1.5;1;IF([.P19]&lt;=2.5;2;IF([.P19]&lt;3.5;3;4))))" office:value-type="float" office:value="0" calcext:value-type="float">
            <text:p>0</text:p>
          </table:table-cell>
          <table:table-cell table:formula="of:=IF([.Q19]&lt;=0.5;0;IF([.Q19]&lt;=1.5;1;IF([.Q19]&lt;=2.5;2;IF([.Q19]&lt;3.5;3;4))))" office:value-type="float" office:value="0" calcext:value-type="float">
            <text:p>0</text:p>
          </table:table-cell>
          <table:table-cell table:formula="of:=IF([.R19]&lt;=0.5;0;IF([.R19]&lt;=1.5;1;IF([.R19]&lt;=2.5;2;IF([.R19]&lt;3.5;3;4))))" office:value-type="float" office:value="1" calcext:value-type="float">
            <text:p>1</text:p>
          </table:table-cell>
          <table:table-cell table:formula="of:=IF([.S19]&lt;=0.5;0;IF([.S19]&lt;=1.5;1;IF([.S19]&lt;=2.5;2;IF([.S19]&lt;3.5;3;4))))" office:value-type="float" office:value="1" calcext:value-type="float">
            <text:p>1</text:p>
          </table:table-cell>
          <table:table-cell table:formula="of:=IF([.T19]&lt;=0.5;0;IF([.T19]&lt;=1.5;1;IF([.T19]&lt;=2.5;2;IF([.T19]&lt;3.5;3;4))))" office:value-type="float" office:value="0" calcext:value-type="float">
            <text:p>0</text:p>
          </table:table-cell>
          <table:table-cell table:formula="of:=IF([.U19]&lt;=0.5;0;IF([.U19]&lt;=1.5;1;IF([.U19]&lt;=2.5;2;IF([.U19]&lt;3.5;3;4))))" office:value-type="float" office:value="0" calcext:value-type="float">
            <text:p>0</text:p>
          </table:table-cell>
          <table:table-cell table:formula="of:=IF([.V19]&lt;=0.5;0;IF([.V19]&lt;=1.5;1;IF([.V19]&lt;=2.5;2;IF([.V19]&lt;3.5;3;4))))" office:value-type="float" office:value="0" calcext:value-type="float">
            <text:p>0</text:p>
          </table:table-cell>
          <table:table-cell table:formula="of:=IF([.W19]&lt;=0.5;0;IF([.W19]&lt;=1.5;1;IF([.W19]&lt;=2.5;2;IF([.W19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0,500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 office:value-type="float" office:value="0" calcext:value-type="float">
            <text:p>0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0.1" calcext:value-type="float">
            <text:p>0,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.N20]&lt;=0.5;0;IF([.N20]&lt;=1.5;1;IF([.N20]&lt;=2.5;2;IF([.N20]&lt;3.5;3;4))))" office:value-type="float" office:value="4" calcext:value-type="float">
            <text:p>4</text:p>
          </table:table-cell>
          <table:table-cell table:formula="of:=IF([.O20]&lt;=0.5;0;IF([.O20]&lt;=1.5;1;IF([.O20]&lt;=2.5;2;IF([.O20]&lt;3.5;3;4))))" office:value-type="float" office:value="4" calcext:value-type="float">
            <text:p>4</text:p>
          </table:table-cell>
          <table:table-cell table:formula="of:=IF([.P20]&lt;=0.5;0;IF([.P20]&lt;=1.5;1;IF([.P20]&lt;=2.5;2;IF([.P20]&lt;3.5;3;4))))" office:value-type="float" office:value="4" calcext:value-type="float">
            <text:p>4</text:p>
          </table:table-cell>
          <table:table-cell table:formula="of:=IF([.Q20]&lt;=0.5;0;IF([.Q20]&lt;=1.5;1;IF([.Q20]&lt;=2.5;2;IF([.Q20]&lt;3.5;3;4))))" office:value-type="float" office:value="4" calcext:value-type="float">
            <text:p>4</text:p>
          </table:table-cell>
          <table:table-cell table:formula="of:=IF([.R20]&lt;=0.5;0;IF([.R20]&lt;=1.5;1;IF([.R20]&lt;=2.5;2;IF([.R20]&lt;3.5;3;4))))" office:value-type="float" office:value="3" calcext:value-type="float">
            <text:p>3</text:p>
          </table:table-cell>
          <table:table-cell table:formula="of:=IF([.S20]&lt;=0.5;0;IF([.S20]&lt;=1.5;1;IF([.S20]&lt;=2.5;2;IF([.S20]&lt;3.5;3;4))))" office:value-type="float" office:value="4" calcext:value-type="float">
            <text:p>4</text:p>
          </table:table-cell>
          <table:table-cell table:formula="of:=IF([.T20]&lt;=0.5;0;IF([.T20]&lt;=1.5;1;IF([.T20]&lt;=2.5;2;IF([.T20]&lt;3.5;3;4))))" office:value-type="float" office:value="4" calcext:value-type="float">
            <text:p>4</text:p>
          </table:table-cell>
          <table:table-cell table:formula="of:=IF([.U20]&lt;=0.5;0;IF([.U20]&lt;=1.5;1;IF([.U20]&lt;=2.5;2;IF([.U20]&lt;3.5;3;4))))" office:value-type="float" office:value="4" calcext:value-type="float">
            <text:p>4</text:p>
          </table:table-cell>
          <table:table-cell table:formula="of:=IF([.V20]&lt;=0.5;0;IF([.V20]&lt;=1.5;1;IF([.V20]&lt;=2.5;2;IF([.V20]&lt;3.5;3;4))))" office:value-type="float" office:value="4" calcext:value-type="float">
            <text:p>4</text:p>
          </table:table-cell>
          <table:table-cell table:formula="of:=IF([.W20]&lt;=0.5;0;IF([.W20]&lt;=1.5;1;IF([.W20]&lt;=2.5;2;IF([.W20]&lt;3.5;3;4))))" office:value-type="float" office:value="3" calcext:value-type="float">
            <text:p>3</text:p>
          </table:table-cell>
          <table:table-cell table:number-columns-repeated="3"/>
          <table:table-cell office:value-type="float" office:value="3.5" calcext:value-type="float">
            <text:p>3,500</text:p>
          </table:table-cell>
          <table:table-cell table:number-columns-repeated="3" office:value-type="float" office:value="4" calcext:value-type="float">
            <text:p>4,000</text:p>
          </table:table-cell>
          <table:table-cell office:value-type="float" office:value="3.2" calcext:value-type="float">
            <text:p>3,200</text:p>
          </table:table-cell>
          <table:table-cell table:number-columns-repeated="2" office:value-type="float" office:value="4" calcext:value-type="float">
            <text:p>4,00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.N21]&lt;=0.5;0;IF([.N21]&lt;=1.5;1;IF([.N21]&lt;=2.5;2;IF([.N21]&lt;3.5;3;4))))" office:value-type="float" office:value="2" calcext:value-type="float">
            <text:p>2</text:p>
          </table:table-cell>
          <table:table-cell table:formula="of:=IF([.O21]&lt;=0.5;0;IF([.O21]&lt;=1.5;1;IF([.O21]&lt;=2.5;2;IF([.O21]&lt;3.5;3;4))))" office:value-type="float" office:value="4" calcext:value-type="float">
            <text:p>4</text:p>
          </table:table-cell>
          <table:table-cell table:formula="of:=IF([.P21]&lt;=0.5;0;IF([.P21]&lt;=1.5;1;IF([.P21]&lt;=2.5;2;IF([.P21]&lt;3.5;3;4))))" office:value-type="float" office:value="4" calcext:value-type="float">
            <text:p>4</text:p>
          </table:table-cell>
          <table:table-cell table:formula="of:=IF([.Q21]&lt;=0.5;0;IF([.Q21]&lt;=1.5;1;IF([.Q21]&lt;=2.5;2;IF([.Q21]&lt;3.5;3;4))))" office:value-type="float" office:value="3" calcext:value-type="float">
            <text:p>3</text:p>
          </table:table-cell>
          <table:table-cell table:formula="of:=IF([.R21]&lt;=0.5;0;IF([.R21]&lt;=1.5;1;IF([.R21]&lt;=2.5;2;IF([.R21]&lt;3.5;3;4))))" office:value-type="float" office:value="3" calcext:value-type="float">
            <text:p>3</text:p>
          </table:table-cell>
          <table:table-cell table:formula="of:=IF([.S21]&lt;=0.5;0;IF([.S21]&lt;=1.5;1;IF([.S21]&lt;=2.5;2;IF([.S21]&lt;3.5;3;4))))" office:value-type="float" office:value="3" calcext:value-type="float">
            <text:p>3</text:p>
          </table:table-cell>
          <table:table-cell table:formula="of:=IF([.T21]&lt;=0.5;0;IF([.T21]&lt;=1.5;1;IF([.T21]&lt;=2.5;2;IF([.T21]&lt;3.5;3;4))))" office:value-type="float" office:value="4" calcext:value-type="float">
            <text:p>4</text:p>
          </table:table-cell>
          <table:table-cell table:formula="of:=IF([.U21]&lt;=0.5;0;IF([.U21]&lt;=1.5;1;IF([.U21]&lt;=2.5;2;IF([.U21]&lt;3.5;3;4))))" office:value-type="float" office:value="4" calcext:value-type="float">
            <text:p>4</text:p>
          </table:table-cell>
          <table:table-cell table:formula="of:=IF([.V21]&lt;=0.5;0;IF([.V21]&lt;=1.5;1;IF([.V21]&lt;=2.5;2;IF([.V21]&lt;3.5;3;4))))" office:value-type="float" office:value="4" calcext:value-type="float">
            <text:p>4</text:p>
          </table:table-cell>
          <table:table-cell table:formula="of:=IF([.W21]&lt;=0.5;0;IF([.W21]&lt;=1.5;1;IF([.W21]&lt;=2.5;2;IF([.W21]&lt;3.5;3;4))))" office:value-type="float" office:value="3" calcext:value-type="float">
            <text:p>3</text:p>
          </table:table-cell>
          <table:table-cell table:number-columns-repeated="3"/>
          <table:table-cell office:value-type="float" office:value="2.5" calcext:value-type="float">
            <text:p>2,500</text:p>
          </table:table-cell>
          <table:table-cell office:value-type="float" office:value="4" calcext:value-type="float">
            <text:p>4,000</text:p>
          </table:table-cell>
          <table:table-cell office:value-type="float" office:value="3.5" calcext:value-type="float">
            <text:p>3,500</text:p>
          </table:table-cell>
          <table:table-cell office:value-type="float" office:value="3" calcext:value-type="float">
            <text:p>3,000</text:p>
          </table:table-cell>
          <table:table-cell office:value-type="float" office:value="2.8" calcext:value-type="float">
            <text:p>2,800</text:p>
          </table:table-cell>
          <table:table-cell office:value-type="float" office:value="3" calcext:value-type="float">
            <text:p>3,000</text:p>
          </table:table-cell>
          <table:table-cell office:value-type="float" office:value="3.75" calcext:value-type="float">
            <text:p>3,75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.N22]&lt;=0.5;0;IF([.N22]&lt;=1.5;1;IF([.N22]&lt;=2.5;2;IF([.N22]&lt;3.5;3;4))))" office:value-type="float" office:value="1" calcext:value-type="float">
            <text:p>1</text:p>
          </table:table-cell>
          <table:table-cell table:formula="of:=IF([.O22]&lt;=0.5;0;IF([.O22]&lt;=1.5;1;IF([.O22]&lt;=2.5;2;IF([.O22]&lt;3.5;3;4))))" office:value-type="float" office:value="0" calcext:value-type="float">
            <text:p>0</text:p>
          </table:table-cell>
          <table:table-cell table:formula="of:=IF([.P22]&lt;=0.5;0;IF([.P22]&lt;=1.5;1;IF([.P22]&lt;=2.5;2;IF([.P22]&lt;3.5;3;4))))" office:value-type="float" office:value="2" calcext:value-type="float">
            <text:p>2</text:p>
          </table:table-cell>
          <table:table-cell table:formula="of:=IF([.Q22]&lt;=0.5;0;IF([.Q22]&lt;=1.5;1;IF([.Q22]&lt;=2.5;2;IF([.Q22]&lt;3.5;3;4))))" office:value-type="float" office:value="0" calcext:value-type="float">
            <text:p>0</text:p>
          </table:table-cell>
          <table:table-cell table:formula="of:=IF([.R22]&lt;=0.5;0;IF([.R22]&lt;=1.5;1;IF([.R22]&lt;=2.5;2;IF([.R22]&lt;3.5;3;4))))" office:value-type="float" office:value="1" calcext:value-type="float">
            <text:p>1</text:p>
          </table:table-cell>
          <table:table-cell table:formula="of:=IF([.S22]&lt;=0.5;0;IF([.S22]&lt;=1.5;1;IF([.S22]&lt;=2.5;2;IF([.S22]&lt;3.5;3;4))))" office:value-type="float" office:value="2" calcext:value-type="float">
            <text:p>2</text:p>
          </table:table-cell>
          <table:table-cell table:formula="of:=IF([.T22]&lt;=0.5;0;IF([.T22]&lt;=1.5;1;IF([.T22]&lt;=2.5;2;IF([.T22]&lt;3.5;3;4))))" office:value-type="float" office:value="0" calcext:value-type="float">
            <text:p>0</text:p>
          </table:table-cell>
          <table:table-cell table:formula="of:=IF([.U22]&lt;=0.5;0;IF([.U22]&lt;=1.5;1;IF([.U22]&lt;=2.5;2;IF([.U22]&lt;3.5;3;4))))" office:value-type="float" office:value="0" calcext:value-type="float">
            <text:p>0</text:p>
          </table:table-cell>
          <table:table-cell table:formula="of:=IF([.V22]&lt;=0.5;0;IF([.V22]&lt;=1.5;1;IF([.V22]&lt;=2.5;2;IF([.V22]&lt;3.5;3;4))))" office:value-type="float" office:value="1" calcext:value-type="float">
            <text:p>1</text:p>
          </table:table-cell>
          <table:table-cell table:formula="of:=IF([.W22]&lt;=0.5;0;IF([.W22]&lt;=1.5;1;IF([.W22]&lt;=2.5;2;IF([.W22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office:value-type="float" office:value="0.5" calcext:value-type="float">
            <text:p>0,500</text:p>
          </table:table-cell>
          <table:table-cell office:value-type="float" office:value="2.5" calcext:value-type="float">
            <text:p>2,500</text:p>
          </table:table-cell>
          <table:table-cell office:value-type="float" office:value="0" calcext:value-type="float">
            <text:p>0,000</text:p>
          </table:table-cell>
          <table:table-cell office:value-type="float" office:value="1.5" calcext:value-type="float">
            <text:p>1,500</text:p>
          </table:table-cell>
          <table:table-cell office:value-type="float" office:value="2" calcext:value-type="float">
            <text:p>2,000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.N23]&lt;=0.5;0;IF([.N23]&lt;=1.5;1;IF([.N23]&lt;=2.5;2;IF([.N23]&lt;3.5;3;4))))" office:value-type="float" office:value="1" calcext:value-type="float">
            <text:p>1</text:p>
          </table:table-cell>
          <table:table-cell table:formula="of:=IF([.O23]&lt;=0.5;0;IF([.O23]&lt;=1.5;1;IF([.O23]&lt;=2.5;2;IF([.O23]&lt;3.5;3;4))))" office:value-type="float" office:value="0" calcext:value-type="float">
            <text:p>0</text:p>
          </table:table-cell>
          <table:table-cell table:formula="of:=IF([.P23]&lt;=0.5;0;IF([.P23]&lt;=1.5;1;IF([.P23]&lt;=2.5;2;IF([.P23]&lt;3.5;3;4))))" office:value-type="float" office:value="0" calcext:value-type="float">
            <text:p>0</text:p>
          </table:table-cell>
          <table:table-cell table:formula="of:=IF([.Q23]&lt;=0.5;0;IF([.Q23]&lt;=1.5;1;IF([.Q23]&lt;=2.5;2;IF([.Q23]&lt;3.5;3;4))))" office:value-type="float" office:value="0" calcext:value-type="float">
            <text:p>0</text:p>
          </table:table-cell>
          <table:table-cell table:formula="of:=IF([.R23]&lt;=0.5;0;IF([.R23]&lt;=1.5;1;IF([.R23]&lt;=2.5;2;IF([.R23]&lt;3.5;3;4))))" office:value-type="float" office:value="0" calcext:value-type="float">
            <text:p>0</text:p>
          </table:table-cell>
          <table:table-cell table:formula="of:=IF([.S23]&lt;=0.5;0;IF([.S23]&lt;=1.5;1;IF([.S23]&lt;=2.5;2;IF([.S23]&lt;3.5;3;4))))" office:value-type="float" office:value="1" calcext:value-type="float">
            <text:p>1</text:p>
          </table:table-cell>
          <table:table-cell table:formula="of:=IF([.T23]&lt;=0.5;0;IF([.T23]&lt;=1.5;1;IF([.T23]&lt;=2.5;2;IF([.T23]&lt;3.5;3;4))))" office:value-type="float" office:value="0" calcext:value-type="float">
            <text:p>0</text:p>
          </table:table-cell>
          <table:table-cell table:formula="of:=IF([.U23]&lt;=0.5;0;IF([.U23]&lt;=1.5;1;IF([.U23]&lt;=2.5;2;IF([.U23]&lt;3.5;3;4))))" office:value-type="float" office:value="0" calcext:value-type="float">
            <text:p>0</text:p>
          </table:table-cell>
          <table:table-cell table:formula="of:=IF([.V23]&lt;=0.5;0;IF([.V23]&lt;=1.5;1;IF([.V23]&lt;=2.5;2;IF([.V23]&lt;3.5;3;4))))" office:value-type="float" office:value="0" calcext:value-type="float">
            <text:p>0</text:p>
          </table:table-cell>
          <table:table-cell table:formula="of:=IF([.W23]&lt;=0.5;0;IF([.W23]&lt;=1.5;1;IF([.W23]&lt;=2.5;2;IF([.W23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.N24]&lt;=0.5;0;IF([.N24]&lt;=1.5;1;IF([.N24]&lt;=2.5;2;IF([.N24]&lt;3.5;3;4))))" office:value-type="float" office:value="1" calcext:value-type="float">
            <text:p>1</text:p>
          </table:table-cell>
          <table:table-cell table:formula="of:=IF([.O24]&lt;=0.5;0;IF([.O24]&lt;=1.5;1;IF([.O24]&lt;=2.5;2;IF([.O24]&lt;3.5;3;4))))" office:value-type="float" office:value="0" calcext:value-type="float">
            <text:p>0</text:p>
          </table:table-cell>
          <table:table-cell table:formula="of:=IF([.P24]&lt;=0.5;0;IF([.P24]&lt;=1.5;1;IF([.P24]&lt;=2.5;2;IF([.P24]&lt;3.5;3;4))))" office:value-type="float" office:value="1" calcext:value-type="float">
            <text:p>1</text:p>
          </table:table-cell>
          <table:table-cell table:formula="of:=IF([.Q24]&lt;=0.5;0;IF([.Q24]&lt;=1.5;1;IF([.Q24]&lt;=2.5;2;IF([.Q24]&lt;3.5;3;4))))" office:value-type="float" office:value="1" calcext:value-type="float">
            <text:p>1</text:p>
          </table:table-cell>
          <table:table-cell table:formula="of:=IF([.R24]&lt;=0.5;0;IF([.R24]&lt;=1.5;1;IF([.R24]&lt;=2.5;2;IF([.R24]&lt;3.5;3;4))))" office:value-type="float" office:value="1" calcext:value-type="float">
            <text:p>1</text:p>
          </table:table-cell>
          <table:table-cell table:formula="of:=IF([.S24]&lt;=0.5;0;IF([.S24]&lt;=1.5;1;IF([.S24]&lt;=2.5;2;IF([.S24]&lt;3.5;3;4))))" office:value-type="float" office:value="2" calcext:value-type="float">
            <text:p>2</text:p>
          </table:table-cell>
          <table:table-cell table:formula="of:=IF([.T24]&lt;=0.5;0;IF([.T24]&lt;=1.5;1;IF([.T24]&lt;=2.5;2;IF([.T24]&lt;3.5;3;4))))" office:value-type="float" office:value="0" calcext:value-type="float">
            <text:p>0</text:p>
          </table:table-cell>
          <table:table-cell table:formula="of:=IF([.U24]&lt;=0.5;0;IF([.U24]&lt;=1.5;1;IF([.U24]&lt;=2.5;2;IF([.U24]&lt;3.5;3;4))))" office:value-type="float" office:value="0" calcext:value-type="float">
            <text:p>0</text:p>
          </table:table-cell>
          <table:table-cell table:formula="of:=IF([.V24]&lt;=0.5;0;IF([.V24]&lt;=1.5;1;IF([.V24]&lt;=2.5;2;IF([.V24]&lt;3.5;3;4))))" office:value-type="float" office:value="1" calcext:value-type="float">
            <text:p>1</text:p>
          </table:table-cell>
          <table:table-cell table:formula="of:=IF([.W24]&lt;=0.5;0;IF([.W24]&lt;=1.5;1;IF([.W24]&lt;=2.5;2;IF([.W24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,500</text:p>
          </table:table-cell>
          <table:table-cell office:value-type="float" office:value="0.5" calcext:value-type="float">
            <text:p>0,500</text:p>
          </table:table-cell>
          <table:table-cell office:value-type="float" office:value="1" calcext:value-type="float">
            <text:p>1,000</text:p>
          </table:table-cell>
          <table:table-cell office:value-type="float" office:value="1.5" calcext:value-type="float">
            <text:p>1,500</text:p>
          </table:table-cell>
          <table:table-cell office:value-type="float" office:value="1.2" calcext:value-type="float">
            <text:p>1,200</text:p>
          </table:table-cell>
          <table:table-cell office:value-type="float" office:value="2" calcext:value-type="float">
            <text:p>2,000</text:p>
          </table:table-cell>
          <table:table-cell office:value-type="float" office:value="0.5" calcext:value-type="float">
            <text:p>0,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.N25]&lt;=0.5;0;IF([.N25]&lt;=1.5;1;IF([.N25]&lt;=2.5;2;IF([.N25]&lt;3.5;3;4))))" office:value-type="float" office:value="1" calcext:value-type="float">
            <text:p>1</text:p>
          </table:table-cell>
          <table:table-cell table:formula="of:=IF([.O25]&lt;=0.5;0;IF([.O25]&lt;=1.5;1;IF([.O25]&lt;=2.5;2;IF([.O25]&lt;3.5;3;4))))" office:value-type="float" office:value="0" calcext:value-type="float">
            <text:p>0</text:p>
          </table:table-cell>
          <table:table-cell table:formula="of:=IF([.P25]&lt;=0.5;0;IF([.P25]&lt;=1.5;1;IF([.P25]&lt;=2.5;2;IF([.P25]&lt;3.5;3;4))))" office:value-type="float" office:value="1" calcext:value-type="float">
            <text:p>1</text:p>
          </table:table-cell>
          <table:table-cell table:formula="of:=IF([.Q25]&lt;=0.5;0;IF([.Q25]&lt;=1.5;1;IF([.Q25]&lt;=2.5;2;IF([.Q25]&lt;3.5;3;4))))" office:value-type="float" office:value="1" calcext:value-type="float">
            <text:p>1</text:p>
          </table:table-cell>
          <table:table-cell table:formula="of:=IF([.R25]&lt;=0.5;0;IF([.R25]&lt;=1.5;1;IF([.R25]&lt;=2.5;2;IF([.R25]&lt;3.5;3;4))))" office:value-type="float" office:value="1" calcext:value-type="float">
            <text:p>1</text:p>
          </table:table-cell>
          <table:table-cell table:formula="of:=IF([.S25]&lt;=0.5;0;IF([.S25]&lt;=1.5;1;IF([.S25]&lt;=2.5;2;IF([.S25]&lt;3.5;3;4))))" office:value-type="float" office:value="1" calcext:value-type="float">
            <text:p>1</text:p>
          </table:table-cell>
          <table:table-cell table:formula="of:=IF([.T25]&lt;=0.5;0;IF([.T25]&lt;=1.5;1;IF([.T25]&lt;=2.5;2;IF([.T25]&lt;3.5;3;4))))" office:value-type="float" office:value="0" calcext:value-type="float">
            <text:p>0</text:p>
          </table:table-cell>
          <table:table-cell table:formula="of:=IF([.U25]&lt;=0.5;0;IF([.U25]&lt;=1.5;1;IF([.U25]&lt;=2.5;2;IF([.U25]&lt;3.5;3;4))))" office:value-type="float" office:value="2" calcext:value-type="float">
            <text:p>2</text:p>
          </table:table-cell>
          <table:table-cell table:formula="of:=IF([.V25]&lt;=0.5;0;IF([.V25]&lt;=1.5;1;IF([.V25]&lt;=2.5;2;IF([.V25]&lt;3.5;3;4))))" office:value-type="float" office:value="0" calcext:value-type="float">
            <text:p>0</text:p>
          </table:table-cell>
          <table:table-cell table:formula="of:=IF([.W25]&lt;=0.5;0;IF([.W25]&lt;=1.5;1;IF([.W25]&lt;=2.5;2;IF([.W25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,500</text:p>
          </table:table-cell>
          <table:table-cell office:value-type="float" office:value="0" calcext:value-type="float">
            <text:p>0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0.8" calcext:value-type="float">
            <text:p>0,800</text:p>
          </table:table-cell>
          <table:table-cell office:value-type="float" office:value="1" calcext:value-type="float">
            <text:p>1,000</text:p>
          </table:table-cell>
          <table:table-cell office:value-type="float" office:value="0.5" calcext:value-type="float">
            <text:p>0,5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.N26]&lt;=0.5;0;IF([.N26]&lt;=1.5;1;IF([.N26]&lt;=2.5;2;IF([.N26]&lt;3.5;3;4))))" office:value-type="float" office:value="1" calcext:value-type="float">
            <text:p>1</text:p>
          </table:table-cell>
          <table:table-cell table:formula="of:=IF([.O26]&lt;=0.5;0;IF([.O26]&lt;=1.5;1;IF([.O26]&lt;=2.5;2;IF([.O26]&lt;3.5;3;4))))" office:value-type="float" office:value="0" calcext:value-type="float">
            <text:p>0</text:p>
          </table:table-cell>
          <table:table-cell table:formula="of:=IF([.P26]&lt;=0.5;0;IF([.P26]&lt;=1.5;1;IF([.P26]&lt;=2.5;2;IF([.P26]&lt;3.5;3;4))))" office:value-type="float" office:value="0" calcext:value-type="float">
            <text:p>0</text:p>
          </table:table-cell>
          <table:table-cell table:formula="of:=IF([.Q26]&lt;=0.5;0;IF([.Q26]&lt;=1.5;1;IF([.Q26]&lt;=2.5;2;IF([.Q26]&lt;3.5;3;4))))" office:value-type="float" office:value="0" calcext:value-type="float">
            <text:p>0</text:p>
          </table:table-cell>
          <table:table-cell table:formula="of:=IF([.R26]&lt;=0.5;0;IF([.R26]&lt;=1.5;1;IF([.R26]&lt;=2.5;2;IF([.R26]&lt;3.5;3;4))))" office:value-type="float" office:value="1" calcext:value-type="float">
            <text:p>1</text:p>
          </table:table-cell>
          <table:table-cell table:formula="of:=IF([.S26]&lt;=0.5;0;IF([.S26]&lt;=1.5;1;IF([.S26]&lt;=2.5;2;IF([.S26]&lt;3.5;3;4))))" office:value-type="float" office:value="1" calcext:value-type="float">
            <text:p>1</text:p>
          </table:table-cell>
          <table:table-cell table:formula="of:=IF([.T26]&lt;=0.5;0;IF([.T26]&lt;=1.5;1;IF([.T26]&lt;=2.5;2;IF([.T26]&lt;3.5;3;4))))" office:value-type="float" office:value="0" calcext:value-type="float">
            <text:p>0</text:p>
          </table:table-cell>
          <table:table-cell table:formula="of:=IF([.U26]&lt;=0.5;0;IF([.U26]&lt;=1.5;1;IF([.U26]&lt;=2.5;2;IF([.U26]&lt;3.5;3;4))))" office:value-type="float" office:value="1" calcext:value-type="float">
            <text:p>1</text:p>
          </table:table-cell>
          <table:table-cell table:formula="of:=IF([.V26]&lt;=0.5;0;IF([.V26]&lt;=1.5;1;IF([.V26]&lt;=2.5;2;IF([.V26]&lt;3.5;3;4))))" office:value-type="float" office:value="0" calcext:value-type="float">
            <text:p>0</text:p>
          </table:table-cell>
          <table:table-cell table:formula="of:=IF([.W26]&lt;=0.5;0;IF([.W26]&lt;=1.5;1;IF([.W26]&lt;=2.5;2;IF([.W26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,500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 office:value-type="float" office:value="0" calcext:value-type="float">
            <text:p>0,000</text:p>
          </table:table-cell>
          <table:table-cell office:value-type="float" office:value="0.6" calcext:value-type="float">
            <text:p>0,600</text:p>
          </table:table-cell>
          <table:table-cell office:value-type="float" office:value="1" calcext:value-type="float">
            <text:p>1,000</text:p>
          </table:table-cell>
          <table:table-cell office:value-type="float" office:value="0.1" calcext:value-type="float">
            <text:p>0,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.N27]&lt;=0.5;0;IF([.N27]&lt;=1.5;1;IF([.N27]&lt;=2.5;2;IF([.N27]&lt;3.5;3;4))))" office:value-type="float" office:value="1" calcext:value-type="float">
            <text:p>1</text:p>
          </table:table-cell>
          <table:table-cell table:formula="of:=IF([.O27]&lt;=0.5;0;IF([.O27]&lt;=1.5;1;IF([.O27]&lt;=2.5;2;IF([.O27]&lt;3.5;3;4))))" office:value-type="float" office:value="0" calcext:value-type="float">
            <text:p>0</text:p>
          </table:table-cell>
          <table:table-cell table:formula="of:=IF([.P27]&lt;=0.5;0;IF([.P27]&lt;=1.5;1;IF([.P27]&lt;=2.5;2;IF([.P27]&lt;3.5;3;4))))" office:value-type="float" office:value="1" calcext:value-type="float">
            <text:p>1</text:p>
          </table:table-cell>
          <table:table-cell table:formula="of:=IF([.Q27]&lt;=0.5;0;IF([.Q27]&lt;=1.5;1;IF([.Q27]&lt;=2.5;2;IF([.Q27]&lt;3.5;3;4))))" office:value-type="float" office:value="0" calcext:value-type="float">
            <text:p>0</text:p>
          </table:table-cell>
          <table:table-cell table:formula="of:=IF([.R27]&lt;=0.5;0;IF([.R27]&lt;=1.5;1;IF([.R27]&lt;=2.5;2;IF([.R27]&lt;3.5;3;4))))" office:value-type="float" office:value="1" calcext:value-type="float">
            <text:p>1</text:p>
          </table:table-cell>
          <table:table-cell table:formula="of:=IF([.S27]&lt;=0.5;0;IF([.S27]&lt;=1.5;1;IF([.S27]&lt;=2.5;2;IF([.S27]&lt;3.5;3;4))))" office:value-type="float" office:value="2" calcext:value-type="float">
            <text:p>2</text:p>
          </table:table-cell>
          <table:table-cell table:formula="of:=IF([.T27]&lt;=0.5;0;IF([.T27]&lt;=1.5;1;IF([.T27]&lt;=2.5;2;IF([.T27]&lt;3.5;3;4))))" office:value-type="float" office:value="0" calcext:value-type="float">
            <text:p>0</text:p>
          </table:table-cell>
          <table:table-cell table:formula="of:=IF([.U27]&lt;=0.5;0;IF([.U27]&lt;=1.5;1;IF([.U27]&lt;=2.5;2;IF([.U27]&lt;3.5;3;4))))" office:value-type="float" office:value="1" calcext:value-type="float">
            <text:p>1</text:p>
          </table:table-cell>
          <table:table-cell table:formula="of:=IF([.V27]&lt;=0.5;0;IF([.V27]&lt;=1.5;1;IF([.V27]&lt;=2.5;2;IF([.V27]&lt;3.5;3;4))))" office:value-type="float" office:value="0" calcext:value-type="float">
            <text:p>0</text:p>
          </table:table-cell>
          <table:table-cell table:formula="of:=IF([.W27]&lt;=0.5;0;IF([.W27]&lt;=1.5;1;IF([.W27]&lt;=2.5;2;IF([.W27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,5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.2" calcext:value-type="float">
            <text:p>1,2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.N28]&lt;=0.5;0;IF([.N28]&lt;=1.5;1;IF([.N28]&lt;=2.5;2;IF([.N28]&lt;3.5;3;4))))" office:value-type="float" office:value="3" calcext:value-type="float">
            <text:p>3</text:p>
          </table:table-cell>
          <table:table-cell table:formula="of:=IF([.O28]&lt;=0.5;0;IF([.O28]&lt;=1.5;1;IF([.O28]&lt;=2.5;2;IF([.O28]&lt;3.5;3;4))))" office:value-type="float" office:value="1" calcext:value-type="float">
            <text:p>1</text:p>
          </table:table-cell>
          <table:table-cell table:formula="of:=IF([.P28]&lt;=0.5;0;IF([.P28]&lt;=1.5;1;IF([.P28]&lt;=2.5;2;IF([.P28]&lt;3.5;3;4))))" office:value-type="float" office:value="4" calcext:value-type="float">
            <text:p>4</text:p>
          </table:table-cell>
          <table:table-cell table:formula="of:=IF([.Q28]&lt;=0.5;0;IF([.Q28]&lt;=1.5;1;IF([.Q28]&lt;=2.5;2;IF([.Q28]&lt;3.5;3;4))))" office:value-type="float" office:value="3" calcext:value-type="float">
            <text:p>3</text:p>
          </table:table-cell>
          <table:table-cell table:formula="of:=IF([.R28]&lt;=0.5;0;IF([.R28]&lt;=1.5;1;IF([.R28]&lt;=2.5;2;IF([.R28]&lt;3.5;3;4))))" office:value-type="float" office:value="3" calcext:value-type="float">
            <text:p>3</text:p>
          </table:table-cell>
          <table:table-cell table:formula="of:=IF([.S28]&lt;=0.5;0;IF([.S28]&lt;=1.5;1;IF([.S28]&lt;=2.5;2;IF([.S28]&lt;3.5;3;4))))" office:value-type="float" office:value="3" calcext:value-type="float">
            <text:p>3</text:p>
          </table:table-cell>
          <table:table-cell table:formula="of:=IF([.T28]&lt;=0.5;0;IF([.T28]&lt;=1.5;1;IF([.T28]&lt;=2.5;2;IF([.T28]&lt;3.5;3;4))))" office:value-type="float" office:value="1" calcext:value-type="float">
            <text:p>1</text:p>
          </table:table-cell>
          <table:table-cell table:formula="of:=IF([.U28]&lt;=0.5;0;IF([.U28]&lt;=1.5;1;IF([.U28]&lt;=2.5;2;IF([.U28]&lt;3.5;3;4))))" office:value-type="float" office:value="4" calcext:value-type="float">
            <text:p>4</text:p>
          </table:table-cell>
          <table:table-cell table:formula="of:=IF([.V28]&lt;=0.5;0;IF([.V28]&lt;=1.5;1;IF([.V28]&lt;=2.5;2;IF([.V28]&lt;3.5;3;4))))" office:value-type="float" office:value="4" calcext:value-type="float">
            <text:p>4</text:p>
          </table:table-cell>
          <table:table-cell table:formula="of:=IF([.W28]&lt;=0.5;0;IF([.W28]&lt;=1.5;1;IF([.W28]&lt;=2.5;2;IF([.W28]&lt;3.5;3;4))))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,000</text:p>
          </table:table-cell>
          <table:table-cell office:value-type="float" office:value="1.5" calcext:value-type="float">
            <text:p>1,500</text:p>
          </table:table-cell>
          <table:table-cell office:value-type="float" office:value="3.5" calcext:value-type="float">
            <text:p>3,500</text:p>
          </table:table-cell>
          <table:table-cell table:number-columns-repeated="3" office:value-type="float" office:value="3" calcext:value-type="float">
            <text:p>3,000</text:p>
          </table:table-cell>
          <table:table-cell office:value-type="float" office:value="1.5" calcext:value-type="float">
            <text:p>1,500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.N29]&lt;=0.5;0;IF([.N29]&lt;=1.5;1;IF([.N29]&lt;=2.5;2;IF([.N29]&lt;3.5;3;4))))" office:value-type="float" office:value="2" calcext:value-type="float">
            <text:p>2</text:p>
          </table:table-cell>
          <table:table-cell table:formula="of:=IF([.O29]&lt;=0.5;0;IF([.O29]&lt;=1.5;1;IF([.O29]&lt;=2.5;2;IF([.O29]&lt;3.5;3;4))))" office:value-type="float" office:value="1" calcext:value-type="float">
            <text:p>1</text:p>
          </table:table-cell>
          <table:table-cell table:formula="of:=IF([.P29]&lt;=0.5;0;IF([.P29]&lt;=1.5;1;IF([.P29]&lt;=2.5;2;IF([.P29]&lt;3.5;3;4))))" office:value-type="float" office:value="3" calcext:value-type="float">
            <text:p>3</text:p>
          </table:table-cell>
          <table:table-cell table:formula="of:=IF([.Q29]&lt;=0.5;0;IF([.Q29]&lt;=1.5;1;IF([.Q29]&lt;=2.5;2;IF([.Q29]&lt;3.5;3;4))))" office:value-type="float" office:value="0" calcext:value-type="float">
            <text:p>0</text:p>
          </table:table-cell>
          <table:table-cell table:formula="of:=IF([.R29]&lt;=0.5;0;IF([.R29]&lt;=1.5;1;IF([.R29]&lt;=2.5;2;IF([.R29]&lt;3.5;3;4))))" office:value-type="float" office:value="2" calcext:value-type="float">
            <text:p>2</text:p>
          </table:table-cell>
          <table:table-cell table:formula="of:=IF([.S29]&lt;=0.5;0;IF([.S29]&lt;=1.5;1;IF([.S29]&lt;=2.5;2;IF([.S29]&lt;3.5;3;4))))" office:value-type="float" office:value="3" calcext:value-type="float">
            <text:p>3</text:p>
          </table:table-cell>
          <table:table-cell table:formula="of:=IF([.T29]&lt;=0.5;0;IF([.T29]&lt;=1.5;1;IF([.T29]&lt;=2.5;2;IF([.T29]&lt;3.5;3;4))))" office:value-type="float" office:value="3" calcext:value-type="float">
            <text:p>3</text:p>
          </table:table-cell>
          <table:table-cell table:formula="of:=IF([.U29]&lt;=0.5;0;IF([.U29]&lt;=1.5;1;IF([.U29]&lt;=2.5;2;IF([.U29]&lt;3.5;3;4))))" office:value-type="float" office:value="0" calcext:value-type="float">
            <text:p>0</text:p>
          </table:table-cell>
          <table:table-cell table:formula="of:=IF([.V29]&lt;=0.5;0;IF([.V29]&lt;=1.5;1;IF([.V29]&lt;=2.5;2;IF([.V29]&lt;3.5;3;4))))" office:value-type="float" office:value="2" calcext:value-type="float">
            <text:p>2</text:p>
          </table:table-cell>
          <table:table-cell table:formula="of:=IF([.W29]&lt;=0.5;0;IF([.W29]&lt;=1.5;1;IF([.W29]&lt;=2.5;2;IF([.W29]&lt;3.5;3;4)))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0</text:p>
          </table:table-cell>
          <table:table-cell office:value-type="float" office:value="3" calcext:value-type="float">
            <text:p>3,000</text:p>
          </table:table-cell>
          <table:table-cell office:value-type="float" office:value="0.5" calcext:value-type="float">
            <text:p>0,500</text:p>
          </table:table-cell>
          <table:table-cell office:value-type="float" office:value="2.5" calcext:value-type="float">
            <text:p>2,500</text:p>
          </table:table-cell>
          <table:table-cell table:number-columns-repeated="2" office:value-type="float" office:value="3" calcext:value-type="float">
            <text:p>3,00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.N30]&lt;=0.5;0;IF([.N30]&lt;=1.5;1;IF([.N30]&lt;=2.5;2;IF([.N30]&lt;3.5;3;4))))" office:value-type="float" office:value="1" calcext:value-type="float">
            <text:p>1</text:p>
          </table:table-cell>
          <table:table-cell table:formula="of:=IF([.O30]&lt;=0.5;0;IF([.O30]&lt;=1.5;1;IF([.O30]&lt;=2.5;2;IF([.O30]&lt;3.5;3;4))))" office:value-type="float" office:value="0" calcext:value-type="float">
            <text:p>0</text:p>
          </table:table-cell>
          <table:table-cell table:formula="of:=IF([.P30]&lt;=0.5;0;IF([.P30]&lt;=1.5;1;IF([.P30]&lt;=2.5;2;IF([.P30]&lt;3.5;3;4))))" office:value-type="float" office:value="1" calcext:value-type="float">
            <text:p>1</text:p>
          </table:table-cell>
          <table:table-cell table:formula="of:=IF([.Q30]&lt;=0.5;0;IF([.Q30]&lt;=1.5;1;IF([.Q30]&lt;=2.5;2;IF([.Q30]&lt;3.5;3;4))))" office:value-type="float" office:value="0" calcext:value-type="float">
            <text:p>0</text:p>
          </table:table-cell>
          <table:table-cell table:formula="of:=IF([.R30]&lt;=0.5;0;IF([.R30]&lt;=1.5;1;IF([.R30]&lt;=2.5;2;IF([.R30]&lt;3.5;3;4))))" office:value-type="float" office:value="1" calcext:value-type="float">
            <text:p>1</text:p>
          </table:table-cell>
          <table:table-cell table:formula="of:=IF([.S30]&lt;=0.5;0;IF([.S30]&lt;=1.5;1;IF([.S30]&lt;=2.5;2;IF([.S30]&lt;3.5;3;4))))" office:value-type="float" office:value="1" calcext:value-type="float">
            <text:p>1</text:p>
          </table:table-cell>
          <table:table-cell table:formula="of:=IF([.T30]&lt;=0.5;0;IF([.T30]&lt;=1.5;1;IF([.T30]&lt;=2.5;2;IF([.T30]&lt;3.5;3;4))))" office:value-type="float" office:value="1" calcext:value-type="float">
            <text:p>1</text:p>
          </table:table-cell>
          <table:table-cell table:formula="of:=IF([.U30]&lt;=0.5;0;IF([.U30]&lt;=1.5;1;IF([.U30]&lt;=2.5;2;IF([.U30]&lt;3.5;3;4))))" office:value-type="float" office:value="0" calcext:value-type="float">
            <text:p>0</text:p>
          </table:table-cell>
          <table:table-cell table:formula="of:=IF([.V30]&lt;=0.5;0;IF([.V30]&lt;=1.5;1;IF([.V30]&lt;=2.5;2;IF([.V30]&lt;3.5;3;4))))" office:value-type="float" office:value="0" calcext:value-type="float">
            <text:p>0</text:p>
          </table:table-cell>
          <table:table-cell table:formula="of:=IF([.W30]&lt;=0.5;0;IF([.W30]&lt;=1.5;1;IF([.W30]&lt;=2.5;2;IF([.W30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,5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number-columns-repeated="3" office:value-type="float" office:value="1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.N31]&lt;=0.5;0;IF([.N31]&lt;=1.5;1;IF([.N31]&lt;=2.5;2;IF([.N31]&lt;3.5;3;4))))" office:value-type="float" office:value="1" calcext:value-type="float">
            <text:p>1</text:p>
          </table:table-cell>
          <table:table-cell table:formula="of:=IF([.O31]&lt;=0.5;0;IF([.O31]&lt;=1.5;1;IF([.O31]&lt;=2.5;2;IF([.O31]&lt;3.5;3;4))))" office:value-type="float" office:value="1" calcext:value-type="float">
            <text:p>1</text:p>
          </table:table-cell>
          <table:table-cell table:formula="of:=IF([.P31]&lt;=0.5;0;IF([.P31]&lt;=1.5;1;IF([.P31]&lt;=2.5;2;IF([.P31]&lt;3.5;3;4))))" office:value-type="float" office:value="1" calcext:value-type="float">
            <text:p>1</text:p>
          </table:table-cell>
          <table:table-cell table:formula="of:=IF([.Q31]&lt;=0.5;0;IF([.Q31]&lt;=1.5;1;IF([.Q31]&lt;=2.5;2;IF([.Q31]&lt;3.5;3;4))))" office:value-type="float" office:value="1" calcext:value-type="float">
            <text:p>1</text:p>
          </table:table-cell>
          <table:table-cell table:formula="of:=IF([.R31]&lt;=0.5;0;IF([.R31]&lt;=1.5;1;IF([.R31]&lt;=2.5;2;IF([.R31]&lt;3.5;3;4))))" office:value-type="float" office:value="1" calcext:value-type="float">
            <text:p>1</text:p>
          </table:table-cell>
          <table:table-cell table:formula="of:=IF([.S31]&lt;=0.5;0;IF([.S31]&lt;=1.5;1;IF([.S31]&lt;=2.5;2;IF([.S31]&lt;3.5;3;4))))" office:value-type="float" office:value="2" calcext:value-type="float">
            <text:p>2</text:p>
          </table:table-cell>
          <table:table-cell table:formula="of:=IF([.T31]&lt;=0.5;0;IF([.T31]&lt;=1.5;1;IF([.T31]&lt;=2.5;2;IF([.T31]&lt;3.5;3;4))))" office:value-type="float" office:value="2" calcext:value-type="float">
            <text:p>2</text:p>
          </table:table-cell>
          <table:table-cell table:formula="of:=IF([.U31]&lt;=0.5;0;IF([.U31]&lt;=1.5;1;IF([.U31]&lt;=2.5;2;IF([.U31]&lt;3.5;3;4))))" office:value-type="float" office:value="1" calcext:value-type="float">
            <text:p>1</text:p>
          </table:table-cell>
          <table:table-cell table:formula="of:=IF([.V31]&lt;=0.5;0;IF([.V31]&lt;=1.5;1;IF([.V31]&lt;=2.5;2;IF([.V31]&lt;3.5;3;4))))" office:value-type="float" office:value="1" calcext:value-type="float">
            <text:p>1</text:p>
          </table:table-cell>
          <table:table-cell table:formula="of:=IF([.W31]&lt;=0.5;0;IF([.W31]&lt;=1.5;1;IF([.W31]&lt;=2.5;2;IF([.W31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,500</text:p>
          </table:table-cell>
          <table:table-cell table:number-columns-repeated="3" office:value-type="float" office:value="1" calcext:value-type="float">
            <text:p>1,000</text:p>
          </table:table-cell>
          <table:table-cell office:value-type="float" office:value="1.2" calcext:value-type="float">
            <text:p>1,200</text:p>
          </table:table-cell>
          <table:table-cell table:number-columns-repeated="2" office:value-type="float" office:value="2" calcext:value-type="float">
            <text:p>2,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IF([.N32]&lt;=0.5;0;IF([.N32]&lt;=1.5;1;IF([.N32]&lt;=2.5;2;IF([.N32]&lt;3.5;3;4))))" office:value-type="float" office:value="2" calcext:value-type="float">
            <text:p>2</text:p>
          </table:table-cell>
          <table:table-cell table:formula="of:=IF([.O32]&lt;=0.5;0;IF([.O32]&lt;=1.5;1;IF([.O32]&lt;=2.5;2;IF([.O32]&lt;3.5;3;4))))" office:value-type="float" office:value="4" calcext:value-type="float">
            <text:p>4</text:p>
          </table:table-cell>
          <table:table-cell table:formula="of:=IF([.P32]&lt;=0.5;0;IF([.P32]&lt;=1.5;1;IF([.P32]&lt;=2.5;2;IF([.P32]&lt;3.5;3;4))))" office:value-type="float" office:value="4" calcext:value-type="float">
            <text:p>4</text:p>
          </table:table-cell>
          <table:table-cell table:formula="of:=IF([.Q32]&lt;=0.5;0;IF([.Q32]&lt;=1.5;1;IF([.Q32]&lt;=2.5;2;IF([.Q32]&lt;3.5;3;4))))" office:value-type="float" office:value="4" calcext:value-type="float">
            <text:p>4</text:p>
          </table:table-cell>
          <table:table-cell table:formula="of:=IF([.R32]&lt;=0.5;0;IF([.R32]&lt;=1.5;1;IF([.R32]&lt;=2.5;2;IF([.R32]&lt;3.5;3;4))))" office:value-type="float" office:value="3" calcext:value-type="float">
            <text:p>3</text:p>
          </table:table-cell>
          <table:table-cell table:formula="of:=IF([.S32]&lt;=0.5;0;IF([.S32]&lt;=1.5;1;IF([.S32]&lt;=2.5;2;IF([.S32]&lt;3.5;3;4))))" office:value-type="float" office:value="4" calcext:value-type="float">
            <text:p>4</text:p>
          </table:table-cell>
          <table:table-cell table:formula="of:=IF([.T32]&lt;=0.5;0;IF([.T32]&lt;=1.5;1;IF([.T32]&lt;=2.5;2;IF([.T32]&lt;3.5;3;4))))" office:value-type="float" office:value="3" calcext:value-type="float">
            <text:p>3</text:p>
          </table:table-cell>
          <table:table-cell table:formula="of:=IF([.U32]&lt;=0.5;0;IF([.U32]&lt;=1.5;1;IF([.U32]&lt;=2.5;2;IF([.U32]&lt;3.5;3;4))))" office:value-type="float" office:value="4" calcext:value-type="float">
            <text:p>4</text:p>
          </table:table-cell>
          <table:table-cell table:formula="of:=IF([.V32]&lt;=0.5;0;IF([.V32]&lt;=1.5;1;IF([.V32]&lt;=2.5;2;IF([.V32]&lt;3.5;3;4))))" office:value-type="float" office:value="4" calcext:value-type="float">
            <text:p>4</text:p>
          </table:table-cell>
          <table:table-cell table:formula="of:=IF([.W32]&lt;=0.5;0;IF([.W32]&lt;=1.5;1;IF([.W32]&lt;=2.5;2;IF([.W32]&lt;3.5;3;4))))" office:value-type="float" office:value="3" calcext:value-type="float">
            <text:p>3</text:p>
          </table:table-cell>
          <table:table-cell table:number-columns-repeated="3"/>
          <table:table-cell office:value-type="float" office:value="2.5" calcext:value-type="float">
            <text:p>2,500</text:p>
          </table:table-cell>
          <table:table-cell table:number-columns-repeated="2" office:value-type="float" office:value="4" calcext:value-type="float">
            <text:p>4,000</text:p>
          </table:table-cell>
          <table:table-cell office:value-type="float" office:value="3.5" calcext:value-type="float">
            <text:p>3,500</text:p>
          </table:table-cell>
          <table:table-cell office:value-type="float" office:value="3.2" calcext:value-type="float">
            <text:p>3,200</text:p>
          </table:table-cell>
          <table:table-cell office:value-type="float" office:value="4" calcext:value-type="float">
            <text:p>4,000</text:p>
          </table:table-cell>
          <table:table-cell office:value-type="float" office:value="3.25" calcext:value-type="float">
            <text:p>3,25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.N33]&lt;=0.5;0;IF([.N33]&lt;=1.5;1;IF([.N33]&lt;=2.5;2;IF([.N33]&lt;3.5;3;4))))" office:value-type="float" office:value="3" calcext:value-type="float">
            <text:p>3</text:p>
          </table:table-cell>
          <table:table-cell table:formula="of:=IF([.O33]&lt;=0.5;0;IF([.O33]&lt;=1.5;1;IF([.O33]&lt;=2.5;2;IF([.O33]&lt;3.5;3;4))))" office:value-type="float" office:value="2" calcext:value-type="float">
            <text:p>2</text:p>
          </table:table-cell>
          <table:table-cell table:formula="of:=IF([.P33]&lt;=0.5;0;IF([.P33]&lt;=1.5;1;IF([.P33]&lt;=2.5;2;IF([.P33]&lt;3.5;3;4))))" office:value-type="float" office:value="1" calcext:value-type="float">
            <text:p>1</text:p>
          </table:table-cell>
          <table:table-cell table:formula="of:=IF([.Q33]&lt;=0.5;0;IF([.Q33]&lt;=1.5;1;IF([.Q33]&lt;=2.5;2;IF([.Q33]&lt;3.5;3;4))))" office:value-type="float" office:value="4" calcext:value-type="float">
            <text:p>4</text:p>
          </table:table-cell>
          <table:table-cell table:formula="of:=IF([.R33]&lt;=0.5;0;IF([.R33]&lt;=1.5;1;IF([.R33]&lt;=2.5;2;IF([.R33]&lt;3.5;3;4))))" office:value-type="float" office:value="3" calcext:value-type="float">
            <text:p>3</text:p>
          </table:table-cell>
          <table:table-cell table:formula="of:=IF([.S33]&lt;=0.5;0;IF([.S33]&lt;=1.5;1;IF([.S33]&lt;=2.5;2;IF([.S33]&lt;3.5;3;4))))" office:value-type="float" office:value="4" calcext:value-type="float">
            <text:p>4</text:p>
          </table:table-cell>
          <table:table-cell table:formula="of:=IF([.T33]&lt;=0.5;0;IF([.T33]&lt;=1.5;1;IF([.T33]&lt;=2.5;2;IF([.T33]&lt;3.5;3;4))))" office:value-type="float" office:value="4" calcext:value-type="float">
            <text:p>4</text:p>
          </table:table-cell>
          <table:table-cell table:formula="of:=IF([.U33]&lt;=0.5;0;IF([.U33]&lt;=1.5;1;IF([.U33]&lt;=2.5;2;IF([.U33]&lt;3.5;3;4))))" office:value-type="float" office:value="4" calcext:value-type="float">
            <text:p>4</text:p>
          </table:table-cell>
          <table:table-cell table:formula="of:=IF([.V33]&lt;=0.5;0;IF([.V33]&lt;=1.5;1;IF([.V33]&lt;=2.5;2;IF([.V33]&lt;3.5;3;4))))" office:value-type="float" office:value="4" calcext:value-type="float">
            <text:p>4</text:p>
          </table:table-cell>
          <table:table-cell table:formula="of:=IF([.W33]&lt;=0.5;0;IF([.W33]&lt;=1.5;1;IF([.W33]&lt;=2.5;2;IF([.W33]&lt;3.5;3;4))))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0</text:p>
          </table:table-cell>
          <table:table-cell office:value-type="float" office:value="3.5" calcext:value-type="float">
            <text:p>3,500</text:p>
          </table:table-cell>
          <table:table-cell office:value-type="float" office:value="3.2" calcext:value-type="float">
            <text:p>3,200</text:p>
          </table:table-cell>
          <table:table-cell office:value-type="float" office:value="4" calcext:value-type="float">
            <text:p>4,000</text:p>
          </table:table-cell>
          <table:table-cell office:value-type="float" office:value="3.75" calcext:value-type="float">
            <text:p>3,750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.N34]&lt;=0.5;0;IF([.N34]&lt;=1.5;1;IF([.N34]&lt;=2.5;2;IF([.N34]&lt;3.5;3;4))))" office:value-type="float" office:value="1" calcext:value-type="float">
            <text:p>1</text:p>
          </table:table-cell>
          <table:table-cell table:formula="of:=IF([.O34]&lt;=0.5;0;IF([.O34]&lt;=1.5;1;IF([.O34]&lt;=2.5;2;IF([.O34]&lt;3.5;3;4))))" office:value-type="float" office:value="0" calcext:value-type="float">
            <text:p>0</text:p>
          </table:table-cell>
          <table:table-cell table:formula="of:=IF([.P34]&lt;=0.5;0;IF([.P34]&lt;=1.5;1;IF([.P34]&lt;=2.5;2;IF([.P34]&lt;3.5;3;4))))" office:value-type="float" office:value="1" calcext:value-type="float">
            <text:p>1</text:p>
          </table:table-cell>
          <table:table-cell table:formula="of:=IF([.Q34]&lt;=0.5;0;IF([.Q34]&lt;=1.5;1;IF([.Q34]&lt;=2.5;2;IF([.Q34]&lt;3.5;3;4))))" office:value-type="float" office:value="0" calcext:value-type="float">
            <text:p>0</text:p>
          </table:table-cell>
          <table:table-cell table:formula="of:=IF([.R34]&lt;=0.5;0;IF([.R34]&lt;=1.5;1;IF([.R34]&lt;=2.5;2;IF([.R34]&lt;3.5;3;4))))" office:value-type="float" office:value="1" calcext:value-type="float">
            <text:p>1</text:p>
          </table:table-cell>
          <table:table-cell table:formula="of:=IF([.S34]&lt;=0.5;0;IF([.S34]&lt;=1.5;1;IF([.S34]&lt;=2.5;2;IF([.S34]&lt;3.5;3;4))))" office:value-type="float" office:value="1" calcext:value-type="float">
            <text:p>1</text:p>
          </table:table-cell>
          <table:table-cell table:formula="of:=IF([.T34]&lt;=0.5;0;IF([.T34]&lt;=1.5;1;IF([.T34]&lt;=2.5;2;IF([.T34]&lt;3.5;3;4))))" office:value-type="float" office:value="1" calcext:value-type="float">
            <text:p>1</text:p>
          </table:table-cell>
          <table:table-cell table:formula="of:=IF([.U34]&lt;=0.5;0;IF([.U34]&lt;=1.5;1;IF([.U34]&lt;=2.5;2;IF([.U34]&lt;3.5;3;4))))" office:value-type="float" office:value="1" calcext:value-type="float">
            <text:p>1</text:p>
          </table:table-cell>
          <table:table-cell table:formula="of:=IF([.V34]&lt;=0.5;0;IF([.V34]&lt;=1.5;1;IF([.V34]&lt;=2.5;2;IF([.V34]&lt;3.5;3;4))))" office:value-type="float" office:value="0" calcext:value-type="float">
            <text:p>0</text:p>
          </table:table-cell>
          <table:table-cell table:formula="of:=IF([.W34]&lt;=0.5;0;IF([.W34]&lt;=1.5;1;IF([.W34]&lt;=2.5;2;IF([.W34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number-columns-repeated="3" office:value-type="float" office:value="1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.N35]&lt;=0.5;0;IF([.N35]&lt;=1.5;1;IF([.N35]&lt;=2.5;2;IF([.N35]&lt;3.5;3;4))))" office:value-type="float" office:value="0" calcext:value-type="float">
            <text:p>0</text:p>
          </table:table-cell>
          <table:table-cell table:formula="of:=IF([.O35]&lt;=0.5;0;IF([.O35]&lt;=1.5;1;IF([.O35]&lt;=2.5;2;IF([.O35]&lt;3.5;3;4))))" office:value-type="float" office:value="0" calcext:value-type="float">
            <text:p>0</text:p>
          </table:table-cell>
          <table:table-cell table:formula="of:=IF([.P35]&lt;=0.5;0;IF([.P35]&lt;=1.5;1;IF([.P35]&lt;=2.5;2;IF([.P35]&lt;3.5;3;4))))" office:value-type="float" office:value="0" calcext:value-type="float">
            <text:p>0</text:p>
          </table:table-cell>
          <table:table-cell table:formula="of:=IF([.Q35]&lt;=0.5;0;IF([.Q35]&lt;=1.5;1;IF([.Q35]&lt;=2.5;2;IF([.Q35]&lt;3.5;3;4))))" office:value-type="float" office:value="0" calcext:value-type="float">
            <text:p>0</text:p>
          </table:table-cell>
          <table:table-cell table:formula="of:=IF([.R35]&lt;=0.5;0;IF([.R35]&lt;=1.5;1;IF([.R35]&lt;=2.5;2;IF([.R35]&lt;3.5;3;4))))" office:value-type="float" office:value="0" calcext:value-type="float">
            <text:p>0</text:p>
          </table:table-cell>
          <table:table-cell table:formula="of:=IF([.S35]&lt;=0.5;0;IF([.S35]&lt;=1.5;1;IF([.S35]&lt;=2.5;2;IF([.S35]&lt;3.5;3;4))))" office:value-type="float" office:value="0" calcext:value-type="float">
            <text:p>0</text:p>
          </table:table-cell>
          <table:table-cell table:formula="of:=IF([.T35]&lt;=0.5;0;IF([.T35]&lt;=1.5;1;IF([.T35]&lt;=2.5;2;IF([.T35]&lt;3.5;3;4))))" office:value-type="float" office:value="0" calcext:value-type="float">
            <text:p>0</text:p>
          </table:table-cell>
          <table:table-cell table:formula="of:=IF([.U35]&lt;=0.5;0;IF([.U35]&lt;=1.5;1;IF([.U35]&lt;=2.5;2;IF([.U35]&lt;3.5;3;4))))" office:value-type="float" office:value="0" calcext:value-type="float">
            <text:p>0</text:p>
          </table:table-cell>
          <table:table-cell table:formula="of:=IF([.V35]&lt;=0.5;0;IF([.V35]&lt;=1.5;1;IF([.V35]&lt;=2.5;2;IF([.V35]&lt;3.5;3;4))))" office:value-type="float" office:value="0" calcext:value-type="float">
            <text:p>0</text:p>
          </table:table-cell>
          <table:table-cell table:formula="of:=IF([.W35]&lt;=0.5;0;IF([.W35]&lt;=1.5;1;IF([.W35]&lt;=2.5;2;IF([.W35]&lt;3.5;3;4))))" office:value-type="float" office:value="0" calcext:value-type="float">
            <text:p>0</text:p>
          </table:table-cell>
          <table:table-cell table:number-columns-repeated="3"/>
          <table:table-cell table:number-columns-repeated="7" office:value-type="float" office:value="0" calcext:value-type="float">
            <text:p>0,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IF([.N36]&lt;=0.5;0;IF([.N36]&lt;=1.5;1;IF([.N36]&lt;=2.5;2;IF([.N36]&lt;3.5;3;4))))" office:value-type="float" office:value="1" calcext:value-type="float">
            <text:p>1</text:p>
          </table:table-cell>
          <table:table-cell table:formula="of:=IF([.O36]&lt;=0.5;0;IF([.O36]&lt;=1.5;1;IF([.O36]&lt;=2.5;2;IF([.O36]&lt;3.5;3;4))))" office:value-type="float" office:value="0" calcext:value-type="float">
            <text:p>0</text:p>
          </table:table-cell>
          <table:table-cell table:formula="of:=IF([.P36]&lt;=0.5;0;IF([.P36]&lt;=1.5;1;IF([.P36]&lt;=2.5;2;IF([.P36]&lt;3.5;3;4))))" office:value-type="float" office:value="1" calcext:value-type="float">
            <text:p>1</text:p>
          </table:table-cell>
          <table:table-cell table:formula="of:=IF([.Q36]&lt;=0.5;0;IF([.Q36]&lt;=1.5;1;IF([.Q36]&lt;=2.5;2;IF([.Q36]&lt;3.5;3;4))))" office:value-type="float" office:value="0" calcext:value-type="float">
            <text:p>0</text:p>
          </table:table-cell>
          <table:table-cell table:formula="of:=IF([.R36]&lt;=0.5;0;IF([.R36]&lt;=1.5;1;IF([.R36]&lt;=2.5;2;IF([.R36]&lt;3.5;3;4))))" office:value-type="float" office:value="1" calcext:value-type="float">
            <text:p>1</text:p>
          </table:table-cell>
          <table:table-cell table:formula="of:=IF([.S36]&lt;=0.5;0;IF([.S36]&lt;=1.5;1;IF([.S36]&lt;=2.5;2;IF([.S36]&lt;3.5;3;4))))" office:value-type="float" office:value="2" calcext:value-type="float">
            <text:p>2</text:p>
          </table:table-cell>
          <table:table-cell table:formula="of:=IF([.T36]&lt;=0.5;0;IF([.T36]&lt;=1.5;1;IF([.T36]&lt;=2.5;2;IF([.T36]&lt;3.5;3;4))))" office:value-type="float" office:value="0" calcext:value-type="float">
            <text:p>0</text:p>
          </table:table-cell>
          <table:table-cell table:formula="of:=IF([.U36]&lt;=0.5;0;IF([.U36]&lt;=1.5;1;IF([.U36]&lt;=2.5;2;IF([.U36]&lt;3.5;3;4))))" office:value-type="float" office:value="1" calcext:value-type="float">
            <text:p>1</text:p>
          </table:table-cell>
          <table:table-cell table:formula="of:=IF([.V36]&lt;=0.5;0;IF([.V36]&lt;=1.5;1;IF([.V36]&lt;=2.5;2;IF([.V36]&lt;3.5;3;4))))" office:value-type="float" office:value="0" calcext:value-type="float">
            <text:p>0</text:p>
          </table:table-cell>
          <table:table-cell table:formula="of:=IF([.W36]&lt;=0.5;0;IF([.W36]&lt;=1.5;1;IF([.W36]&lt;=2.5;2;IF([.W36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office:value-type="float" office:value="0.5" calcext:value-type="float">
            <text:p>0,500</text:p>
          </table:table-cell>
          <table:table-cell office:value-type="float" office:value="1" calcext:value-type="float">
            <text:p>1,000</text:p>
          </table:table-cell>
          <table:table-cell office:value-type="float" office:value="0.5" calcext:value-type="float">
            <text:p>0,500</text:p>
          </table:table-cell>
          <table:table-cell office:value-type="float" office:value="1.5" calcext:value-type="float">
            <text:p>1,500</text:p>
          </table:table-cell>
          <table:table-cell office:value-type="float" office:value="2" calcext:value-type="float">
            <text:p>2,000</text:p>
          </table:table-cell>
          <table:table-cell office:value-type="float" office:value="0.1" calcext:value-type="float">
            <text:p>0,10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.N37]&lt;=0.5;0;IF([.N37]&lt;=1.5;1;IF([.N37]&lt;=2.5;2;IF([.N37]&lt;3.5;3;4))))" office:value-type="float" office:value="4" calcext:value-type="float">
            <text:p>4</text:p>
          </table:table-cell>
          <table:table-cell table:formula="of:=IF([.O37]&lt;=0.5;0;IF([.O37]&lt;=1.5;1;IF([.O37]&lt;=2.5;2;IF([.O37]&lt;3.5;3;4))))" office:value-type="float" office:value="3" calcext:value-type="float">
            <text:p>3</text:p>
          </table:table-cell>
          <table:table-cell table:formula="of:=IF([.P37]&lt;=0.5;0;IF([.P37]&lt;=1.5;1;IF([.P37]&lt;=2.5;2;IF([.P37]&lt;3.5;3;4))))" office:value-type="float" office:value="4" calcext:value-type="float">
            <text:p>4</text:p>
          </table:table-cell>
          <table:table-cell table:formula="of:=IF([.Q37]&lt;=0.5;0;IF([.Q37]&lt;=1.5;1;IF([.Q37]&lt;=2.5;2;IF([.Q37]&lt;3.5;3;4))))" office:value-type="float" office:value="4" calcext:value-type="float">
            <text:p>4</text:p>
          </table:table-cell>
          <table:table-cell table:formula="of:=IF([.R37]&lt;=0.5;0;IF([.R37]&lt;=1.5;1;IF([.R37]&lt;=2.5;2;IF([.R37]&lt;3.5;3;4))))" office:value-type="float" office:value="4" calcext:value-type="float">
            <text:p>4</text:p>
          </table:table-cell>
          <table:table-cell table:formula="of:=IF([.S37]&lt;=0.5;0;IF([.S37]&lt;=1.5;1;IF([.S37]&lt;=2.5;2;IF([.S37]&lt;3.5;3;4))))" office:value-type="float" office:value="4" calcext:value-type="float">
            <text:p>4</text:p>
          </table:table-cell>
          <table:table-cell table:formula="of:=IF([.T37]&lt;=0.5;0;IF([.T37]&lt;=1.5;1;IF([.T37]&lt;=2.5;2;IF([.T37]&lt;3.5;3;4))))" office:value-type="float" office:value="4" calcext:value-type="float">
            <text:p>4</text:p>
          </table:table-cell>
          <table:table-cell table:formula="of:=IF([.U37]&lt;=0.5;0;IF([.U37]&lt;=1.5;1;IF([.U37]&lt;=2.5;2;IF([.U37]&lt;3.5;3;4))))" office:value-type="float" office:value="4" calcext:value-type="float">
            <text:p>4</text:p>
          </table:table-cell>
          <table:table-cell table:formula="of:=IF([.V37]&lt;=0.5;0;IF([.V37]&lt;=1.5;1;IF([.V37]&lt;=2.5;2;IF([.V37]&lt;3.5;3;4))))" office:value-type="float" office:value="4" calcext:value-type="float">
            <text:p>4</text:p>
          </table:table-cell>
          <table:table-cell table:formula="of:=IF([.W37]&lt;=0.5;0;IF([.W37]&lt;=1.5;1;IF([.W37]&lt;=2.5;2;IF([.W37]&lt;3.5;3;4))))" office:value-type="float" office:value="4" calcext:value-type="float">
            <text:p>4</text:p>
          </table:table-cell>
          <table:table-cell table:number-columns-repeated="3"/>
          <table:table-cell office:value-type="float" office:value="3.5" calcext:value-type="float">
            <text:p>3,500</text:p>
          </table:table-cell>
          <table:table-cell office:value-type="float" office:value="3" calcext:value-type="float">
            <text:p>3,000</text:p>
          </table:table-cell>
          <table:table-cell office:value-type="float" office:value="4" calcext:value-type="float">
            <text:p>4,000</text:p>
          </table:table-cell>
          <table:table-cell table:number-columns-repeated="2" office:value-type="float" office:value="3.5" calcext:value-type="float">
            <text:p>3,500</text:p>
          </table:table-cell>
          <table:table-cell office:value-type="float" office:value="4" calcext:value-type="float">
            <text:p>4,000</text:p>
          </table:table-cell>
          <table:table-cell office:value-type="float" office:value="3.9" calcext:value-type="float">
            <text:p>3,900</text:p>
          </table:table-cell>
          <table:table-cell table:number-columns-repeated="3" office:value-type="float" office:value="3.5" calcext:value-type="float">
            <text:p>3,5</text:p>
          </table:table-cell>
        </table:table-row>
        <table:table-row table:style-name="ro1">
          <table:table-cell table:formula="of:=IF([.N38]&lt;=0.5;0;IF([.N38]&lt;=1.5;1;IF([.N38]&lt;=2.5;2;IF([.N38]&lt;3.5;3;4))))" office:value-type="float" office:value="2" calcext:value-type="float">
            <text:p>2</text:p>
          </table:table-cell>
          <table:table-cell table:formula="of:=IF([.O38]&lt;=0.5;0;IF([.O38]&lt;=1.5;1;IF([.O38]&lt;=2.5;2;IF([.O38]&lt;3.5;3;4))))" office:value-type="float" office:value="0" calcext:value-type="float">
            <text:p>0</text:p>
          </table:table-cell>
          <table:table-cell table:formula="of:=IF([.P38]&lt;=0.5;0;IF([.P38]&lt;=1.5;1;IF([.P38]&lt;=2.5;2;IF([.P38]&lt;3.5;3;4))))" office:value-type="float" office:value="1" calcext:value-type="float">
            <text:p>1</text:p>
          </table:table-cell>
          <table:table-cell table:formula="of:=IF([.Q38]&lt;=0.5;0;IF([.Q38]&lt;=1.5;1;IF([.Q38]&lt;=2.5;2;IF([.Q38]&lt;3.5;3;4))))" office:value-type="float" office:value="0" calcext:value-type="float">
            <text:p>0</text:p>
          </table:table-cell>
          <table:table-cell table:formula="of:=IF([.R38]&lt;=0.5;0;IF([.R38]&lt;=1.5;1;IF([.R38]&lt;=2.5;2;IF([.R38]&lt;3.5;3;4))))" office:value-type="float" office:value="1" calcext:value-type="float">
            <text:p>1</text:p>
          </table:table-cell>
          <table:table-cell table:formula="of:=IF([.S38]&lt;=0.5;0;IF([.S38]&lt;=1.5;1;IF([.S38]&lt;=2.5;2;IF([.S38]&lt;3.5;3;4))))" office:value-type="float" office:value="1" calcext:value-type="float">
            <text:p>1</text:p>
          </table:table-cell>
          <table:table-cell table:formula="of:=IF([.T38]&lt;=0.5;0;IF([.T38]&lt;=1.5;1;IF([.T38]&lt;=2.5;2;IF([.T38]&lt;3.5;3;4))))" office:value-type="float" office:value="0" calcext:value-type="float">
            <text:p>0</text:p>
          </table:table-cell>
          <table:table-cell table:formula="of:=IF([.U38]&lt;=0.5;0;IF([.U38]&lt;=1.5;1;IF([.U38]&lt;=2.5;2;IF([.U38]&lt;3.5;3;4))))" office:value-type="float" office:value="1" calcext:value-type="float">
            <text:p>1</text:p>
          </table:table-cell>
          <table:table-cell table:formula="of:=IF([.V38]&lt;=0.5;0;IF([.V38]&lt;=1.5;1;IF([.V38]&lt;=2.5;2;IF([.V38]&lt;3.5;3;4))))" office:value-type="float" office:value="1" calcext:value-type="float">
            <text:p>1</text:p>
          </table:table-cell>
          <table:table-cell table:formula="of:=IF([.W38]&lt;=0.5;0;IF([.W38]&lt;=1.5;1;IF([.W38]&lt;=2.5;2;IF([.W38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2.5" calcext:value-type="float">
            <text:p>2,5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5" calcext:value-type="float">
            <text:p>0,500</text:p>
          </table:table-cell>
          <table:table-cell office:value-type="float" office:value="1.2" calcext:value-type="float">
            <text:p>1,200</text:p>
          </table:table-cell>
          <table:table-cell office:value-type="float" office:value="1" calcext:value-type="float">
            <text:p>1,000</text:p>
          </table:table-cell>
          <table:table-cell office:value-type="float" office:value="0.5" calcext:value-type="float">
            <text:p>0,5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IF([.N39]&lt;=0.5;0;IF([.N39]&lt;=1.5;1;IF([.N39]&lt;=2.5;2;IF([.N39]&lt;3.5;3;4))))" office:value-type="float" office:value="3" calcext:value-type="float">
            <text:p>3</text:p>
          </table:table-cell>
          <table:table-cell table:formula="of:=IF([.O39]&lt;=0.5;0;IF([.O39]&lt;=1.5;1;IF([.O39]&lt;=2.5;2;IF([.O39]&lt;3.5;3;4))))" office:value-type="float" office:value="3" calcext:value-type="float">
            <text:p>3</text:p>
          </table:table-cell>
          <table:table-cell table:formula="of:=IF([.P39]&lt;=0.5;0;IF([.P39]&lt;=1.5;1;IF([.P39]&lt;=2.5;2;IF([.P39]&lt;3.5;3;4))))" office:value-type="float" office:value="2" calcext:value-type="float">
            <text:p>2</text:p>
          </table:table-cell>
          <table:table-cell table:formula="of:=IF([.Q39]&lt;=0.5;0;IF([.Q39]&lt;=1.5;1;IF([.Q39]&lt;=2.5;2;IF([.Q39]&lt;3.5;3;4))))" office:value-type="float" office:value="4" calcext:value-type="float">
            <text:p>4</text:p>
          </table:table-cell>
          <table:table-cell table:formula="of:=IF([.R39]&lt;=0.5;0;IF([.R39]&lt;=1.5;1;IF([.R39]&lt;=2.5;2;IF([.R39]&lt;3.5;3;4))))" office:value-type="float" office:value="3" calcext:value-type="float">
            <text:p>3</text:p>
          </table:table-cell>
          <table:table-cell table:formula="of:=IF([.S39]&lt;=0.5;0;IF([.S39]&lt;=1.5;1;IF([.S39]&lt;=2.5;2;IF([.S39]&lt;3.5;3;4))))" office:value-type="float" office:value="4" calcext:value-type="float">
            <text:p>4</text:p>
          </table:table-cell>
          <table:table-cell table:formula="of:=IF([.T39]&lt;=0.5;0;IF([.T39]&lt;=1.5;1;IF([.T39]&lt;=2.5;2;IF([.T39]&lt;3.5;3;4))))" office:value-type="float" office:value="3" calcext:value-type="float">
            <text:p>3</text:p>
          </table:table-cell>
          <table:table-cell table:formula="of:=IF([.U39]&lt;=0.5;0;IF([.U39]&lt;=1.5;1;IF([.U39]&lt;=2.5;2;IF([.U39]&lt;3.5;3;4))))" office:value-type="float" office:value="4" calcext:value-type="float">
            <text:p>4</text:p>
          </table:table-cell>
          <table:table-cell table:formula="of:=IF([.V39]&lt;=0.5;0;IF([.V39]&lt;=1.5;1;IF([.V39]&lt;=2.5;2;IF([.V39]&lt;3.5;3;4))))" office:value-type="float" office:value="2" calcext:value-type="float">
            <text:p>2</text:p>
          </table:table-cell>
          <table:table-cell table:formula="of:=IF([.W39]&lt;=0.5;0;IF([.W39]&lt;=1.5;1;IF([.W39]&lt;=2.5;2;IF([.W39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,000</text:p>
          </table:table-cell>
          <table:table-cell office:value-type="float" office:value="2.75" calcext:value-type="float">
            <text:p>2,750</text:p>
          </table:table-cell>
          <table:table-cell office:value-type="float" office:value="2.5" calcext:value-type="float">
            <text:p>2,500</text:p>
          </table:table-cell>
          <table:table-cell office:value-type="float" office:value="3.5" calcext:value-type="float">
            <text:p>3,500</text:p>
          </table:table-cell>
          <table:table-cell office:value-type="float" office:value="2.9" calcext:value-type="float">
            <text:p>2,900</text:p>
          </table:table-cell>
          <table:table-cell office:value-type="float" office:value="3.5" calcext:value-type="float">
            <text:p>3,500</text:p>
          </table:table-cell>
          <table:table-cell office:value-type="float" office:value="2.75" calcext:value-type="float">
            <text:p>2,750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formula="of:=IF([.N40]&lt;=0.5;0;IF([.N40]&lt;=1.5;1;IF([.N40]&lt;=2.5;2;IF([.N40]&lt;3.5;3;4))))" office:value-type="float" office:value="2" calcext:value-type="float">
            <text:p>2</text:p>
          </table:table-cell>
          <table:table-cell table:formula="of:=IF([.O40]&lt;=0.5;0;IF([.O40]&lt;=1.5;1;IF([.O40]&lt;=2.5;2;IF([.O40]&lt;3.5;3;4))))" office:value-type="float" office:value="1" calcext:value-type="float">
            <text:p>1</text:p>
          </table:table-cell>
          <table:table-cell table:formula="of:=IF([.P40]&lt;=0.5;0;IF([.P40]&lt;=1.5;1;IF([.P40]&lt;=2.5;2;IF([.P40]&lt;3.5;3;4))))" office:value-type="float" office:value="1" calcext:value-type="float">
            <text:p>1</text:p>
          </table:table-cell>
          <table:table-cell table:formula="of:=IF([.Q40]&lt;=0.5;0;IF([.Q40]&lt;=1.5;1;IF([.Q40]&lt;=2.5;2;IF([.Q40]&lt;3.5;3;4))))" office:value-type="float" office:value="0" calcext:value-type="float">
            <text:p>0</text:p>
          </table:table-cell>
          <table:table-cell table:formula="of:=IF([.R40]&lt;=0.5;0;IF([.R40]&lt;=1.5;1;IF([.R40]&lt;=2.5;2;IF([.R40]&lt;3.5;3;4))))" office:value-type="float" office:value="3" calcext:value-type="float">
            <text:p>3</text:p>
          </table:table-cell>
          <table:table-cell table:formula="of:=IF([.S40]&lt;=0.5;0;IF([.S40]&lt;=1.5;1;IF([.S40]&lt;=2.5;2;IF([.S40]&lt;3.5;3;4))))" office:value-type="float" office:value="3" calcext:value-type="float">
            <text:p>3</text:p>
          </table:table-cell>
          <table:table-cell table:formula="of:=IF([.T40]&lt;=0.5;0;IF([.T40]&lt;=1.5;1;IF([.T40]&lt;=2.5;2;IF([.T40]&lt;3.5;3;4))))" office:value-type="float" office:value="3" calcext:value-type="float">
            <text:p>3</text:p>
          </table:table-cell>
          <table:table-cell table:formula="of:=IF([.U40]&lt;=0.5;0;IF([.U40]&lt;=1.5;1;IF([.U40]&lt;=2.5;2;IF([.U40]&lt;3.5;3;4))))" office:value-type="float" office:value="2" calcext:value-type="float">
            <text:p>2</text:p>
          </table:table-cell>
          <table:table-cell table:formula="of:=IF([.V40]&lt;=0.5;0;IF([.V40]&lt;=1.5;1;IF([.V40]&lt;=2.5;2;IF([.V40]&lt;3.5;3;4))))" office:value-type="float" office:value="1" calcext:value-type="float">
            <text:p>1</text:p>
          </table:table-cell>
          <table:table-cell table:formula="of:=IF([.W40]&lt;=0.5;0;IF([.W40]&lt;=1.5;1;IF([.W40]&lt;=2.5;2;IF([.W40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,500</text:p>
          </table:table-cell>
          <table:table-cell office:value-type="float" office:value="1" calcext:value-type="float">
            <text:p>1,000</text:p>
          </table:table-cell>
          <table:table-cell office:value-type="float" office:value="1.5" calcext:value-type="float">
            <text:p>1,500</text:p>
          </table:table-cell>
          <table:table-cell office:value-type="float" office:value="0.5" calcext:value-type="float">
            <text:p>0,500</text:p>
          </table:table-cell>
          <table:table-cell office:value-type="float" office:value="2.8" calcext:value-type="float">
            <text:p>2,800</text:p>
          </table:table-cell>
          <table:table-cell table:number-columns-repeated="2" office:value-type="float" office:value="3" calcext:value-type="float">
            <text:p>3,000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formula="of:=IF([.N41]&lt;=0.5;0;IF([.N41]&lt;=1.5;1;IF([.N41]&lt;=2.5;2;IF([.N41]&lt;3.5;3;4))))" office:value-type="float" office:value="2" calcext:value-type="float">
            <text:p>2</text:p>
          </table:table-cell>
          <table:table-cell table:formula="of:=IF([.O41]&lt;=0.5;0;IF([.O41]&lt;=1.5;1;IF([.O41]&lt;=2.5;2;IF([.O41]&lt;3.5;3;4))))" office:value-type="float" office:value="2" calcext:value-type="float">
            <text:p>2</text:p>
          </table:table-cell>
          <table:table-cell table:formula="of:=IF([.P41]&lt;=0.5;0;IF([.P41]&lt;=1.5;1;IF([.P41]&lt;=2.5;2;IF([.P41]&lt;3.5;3;4))))" office:value-type="float" office:value="4" calcext:value-type="float">
            <text:p>4</text:p>
          </table:table-cell>
          <table:table-cell table:formula="of:=IF([.Q41]&lt;=0.5;0;IF([.Q41]&lt;=1.5;1;IF([.Q41]&lt;=2.5;2;IF([.Q41]&lt;3.5;3;4))))" office:value-type="float" office:value="0" calcext:value-type="float">
            <text:p>0</text:p>
          </table:table-cell>
          <table:table-cell table:formula="of:=IF([.R41]&lt;=0.5;0;IF([.R41]&lt;=1.5;1;IF([.R41]&lt;=2.5;2;IF([.R41]&lt;3.5;3;4))))" office:value-type="float" office:value="3" calcext:value-type="float">
            <text:p>3</text:p>
          </table:table-cell>
          <table:table-cell table:formula="of:=IF([.S41]&lt;=0.5;0;IF([.S41]&lt;=1.5;1;IF([.S41]&lt;=2.5;2;IF([.S41]&lt;3.5;3;4))))" office:value-type="float" office:value="4" calcext:value-type="float">
            <text:p>4</text:p>
          </table:table-cell>
          <table:table-cell table:formula="of:=IF([.T41]&lt;=0.5;0;IF([.T41]&lt;=1.5;1;IF([.T41]&lt;=2.5;2;IF([.T41]&lt;3.5;3;4))))" office:value-type="float" office:value="2" calcext:value-type="float">
            <text:p>2</text:p>
          </table:table-cell>
          <table:table-cell table:formula="of:=IF([.U41]&lt;=0.5;0;IF([.U41]&lt;=1.5;1;IF([.U41]&lt;=2.5;2;IF([.U41]&lt;3.5;3;4))))" office:value-type="float" office:value="2" calcext:value-type="float">
            <text:p>2</text:p>
          </table:table-cell>
          <table:table-cell table:formula="of:=IF([.V41]&lt;=0.5;0;IF([.V41]&lt;=1.5;1;IF([.V41]&lt;=2.5;2;IF([.V41]&lt;3.5;3;4))))" office:value-type="float" office:value="2" calcext:value-type="float">
            <text:p>2</text:p>
          </table:table-cell>
          <table:table-cell table:formula="of:=IF([.W41]&lt;=0.5;0;IF([.W41]&lt;=1.5;1;IF([.W41]&lt;=2.5;2;IF([.W41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,000</text:p>
          </table:table-cell>
          <table:table-cell office:value-type="float" office:value="2.5" calcext:value-type="float">
            <text:p>2,500</text:p>
          </table:table-cell>
          <table:table-cell office:value-type="float" office:value="3.6" calcext:value-type="float">
            <text:p>3,600</text:p>
          </table:table-cell>
          <table:table-cell office:value-type="float" office:value="0.5" calcext:value-type="float">
            <text:p>0,500</text:p>
          </table:table-cell>
          <table:table-cell office:value-type="float" office:value="2.7" calcext:value-type="float">
            <text:p>2,700</text:p>
          </table:table-cell>
          <table:table-cell office:value-type="float" office:value="3.5" calcext:value-type="float">
            <text:p>3,500</text:p>
          </table:table-cell>
          <table:table-cell office:value-type="float" office:value="2.5" calcext:value-type="float">
            <text:p>2,500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formula="of:=IF([.N42]&lt;=0.5;0;IF([.N42]&lt;=1.5;1;IF([.N42]&lt;=2.5;2;IF([.N42]&lt;3.5;3;4))))" office:value-type="float" office:value="1" calcext:value-type="float">
            <text:p>1</text:p>
          </table:table-cell>
          <table:table-cell table:formula="of:=IF([.O42]&lt;=0.5;0;IF([.O42]&lt;=1.5;1;IF([.O42]&lt;=2.5;2;IF([.O42]&lt;3.5;3;4))))" office:value-type="float" office:value="0" calcext:value-type="float">
            <text:p>0</text:p>
          </table:table-cell>
          <table:table-cell table:formula="of:=IF([.P42]&lt;=0.5;0;IF([.P42]&lt;=1.5;1;IF([.P42]&lt;=2.5;2;IF([.P42]&lt;3.5;3;4))))" office:value-type="float" office:value="0" calcext:value-type="float">
            <text:p>0</text:p>
          </table:table-cell>
          <table:table-cell table:formula="of:=IF([.Q42]&lt;=0.5;0;IF([.Q42]&lt;=1.5;1;IF([.Q42]&lt;=2.5;2;IF([.Q42]&lt;3.5;3;4))))" office:value-type="float" office:value="0" calcext:value-type="float">
            <text:p>0</text:p>
          </table:table-cell>
          <table:table-cell table:formula="of:=IF([.R42]&lt;=0.5;0;IF([.R42]&lt;=1.5;1;IF([.R42]&lt;=2.5;2;IF([.R42]&lt;3.5;3;4))))" office:value-type="float" office:value="2" calcext:value-type="float">
            <text:p>2</text:p>
          </table:table-cell>
          <table:table-cell table:formula="of:=IF([.S42]&lt;=0.5;0;IF([.S42]&lt;=1.5;1;IF([.S42]&lt;=2.5;2;IF([.S42]&lt;3.5;3;4))))" office:value-type="float" office:value="1" calcext:value-type="float">
            <text:p>1</text:p>
          </table:table-cell>
          <table:table-cell table:formula="of:=IF([.T42]&lt;=0.5;0;IF([.T42]&lt;=1.5;1;IF([.T42]&lt;=2.5;2;IF([.T42]&lt;3.5;3;4))))" office:value-type="float" office:value="0" calcext:value-type="float">
            <text:p>0</text:p>
          </table:table-cell>
          <table:table-cell table:formula="of:=IF([.U42]&lt;=0.5;0;IF([.U42]&lt;=1.5;1;IF([.U42]&lt;=2.5;2;IF([.U42]&lt;3.5;3;4))))" office:value-type="float" office:value="0" calcext:value-type="float">
            <text:p>0</text:p>
          </table:table-cell>
          <table:table-cell table:formula="of:=IF([.V42]&lt;=0.5;0;IF([.V42]&lt;=1.5;1;IF([.V42]&lt;=2.5;2;IF([.V42]&lt;3.5;3;4))))" office:value-type="float" office:value="0" calcext:value-type="float">
            <text:p>0</text:p>
          </table:table-cell>
          <table:table-cell table:formula="of:=IF([.W42]&lt;=0.5;0;IF([.W42]&lt;=1.5;1;IF([.W42]&lt;=2.5;2;IF([.W42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,500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1.8" calcext:value-type="float">
            <text:p>1,800</text:p>
          </table:table-cell>
          <table:table-cell office:value-type="float" office:value="1" calcext:value-type="float">
            <text:p>1,000</text:p>
          </table:table-cell>
          <table:table-cell office:value-type="float" office:value="0.1" calcext:value-type="float">
            <text:p>0,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.N43]&lt;=0.5;0;IF([.N43]&lt;=1.5;1;IF([.N43]&lt;=2.5;2;IF([.N43]&lt;3.5;3;4))))" office:value-type="float" office:value="1" calcext:value-type="float">
            <text:p>1</text:p>
          </table:table-cell>
          <table:table-cell table:formula="of:=IF([.O43]&lt;=0.5;0;IF([.O43]&lt;=1.5;1;IF([.O43]&lt;=2.5;2;IF([.O43]&lt;3.5;3;4))))" office:value-type="float" office:value="1" calcext:value-type="float">
            <text:p>1</text:p>
          </table:table-cell>
          <table:table-cell table:formula="of:=IF([.P43]&lt;=0.5;0;IF([.P43]&lt;=1.5;1;IF([.P43]&lt;=2.5;2;IF([.P43]&lt;3.5;3;4))))" office:value-type="float" office:value="0" calcext:value-type="float">
            <text:p>0</text:p>
          </table:table-cell>
          <table:table-cell table:formula="of:=IF([.Q43]&lt;=0.5;0;IF([.Q43]&lt;=1.5;1;IF([.Q43]&lt;=2.5;2;IF([.Q43]&lt;3.5;3;4))))" office:value-type="float" office:value="0" calcext:value-type="float">
            <text:p>0</text:p>
          </table:table-cell>
          <table:table-cell table:formula="of:=IF([.R43]&lt;=0.5;0;IF([.R43]&lt;=1.5;1;IF([.R43]&lt;=2.5;2;IF([.R43]&lt;3.5;3;4))))" office:value-type="float" office:value="1" calcext:value-type="float">
            <text:p>1</text:p>
          </table:table-cell>
          <table:table-cell table:formula="of:=IF([.S43]&lt;=0.5;0;IF([.S43]&lt;=1.5;1;IF([.S43]&lt;=2.5;2;IF([.S43]&lt;3.5;3;4))))" office:value-type="float" office:value="1" calcext:value-type="float">
            <text:p>1</text:p>
          </table:table-cell>
          <table:table-cell table:formula="of:=IF([.T43]&lt;=0.5;0;IF([.T43]&lt;=1.5;1;IF([.T43]&lt;=2.5;2;IF([.T43]&lt;3.5;3;4))))" office:value-type="float" office:value="0" calcext:value-type="float">
            <text:p>0</text:p>
          </table:table-cell>
          <table:table-cell table:formula="of:=IF([.U43]&lt;=0.5;0;IF([.U43]&lt;=1.5;1;IF([.U43]&lt;=2.5;2;IF([.U43]&lt;3.5;3;4))))" office:value-type="float" office:value="1" calcext:value-type="float">
            <text:p>1</text:p>
          </table:table-cell>
          <table:table-cell table:formula="of:=IF([.V43]&lt;=0.5;0;IF([.V43]&lt;=1.5;1;IF([.V43]&lt;=2.5;2;IF([.V43]&lt;3.5;3;4))))" office:value-type="float" office:value="1" calcext:value-type="float">
            <text:p>1</text:p>
          </table:table-cell>
          <table:table-cell table:formula="of:=IF([.W43]&lt;=0.5;0;IF([.W43]&lt;=1.5;1;IF([.W43]&lt;=2.5;2;IF([.W43]&lt;3.5;3;4))))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,000</text:p>
          </table:table-cell>
          <table:table-cell office:value-type="float" office:value="0.5" calcext:value-type="float">
            <text:p>0,500</text:p>
          </table:table-cell>
          <table:table-cell office:value-type="float" office:value="0" calcext:value-type="float">
            <text:p>0,000</text:p>
          </table:table-cell>
          <table:table-cell office:value-type="float" office:value="0.8" calcext:value-type="float">
            <text:p>0,800</text:p>
          </table:table-cell>
          <table:table-cell office:value-type="float" office:value="1" calcext:value-type="float">
            <text:p>1,000</text:p>
          </table:table-cell>
          <table:table-cell office:value-type="float" office:value="0.1" calcext:value-type="float">
            <text:p>0,1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IF([.N44]&lt;=0.5;0;IF([.N44]&lt;=1.5;1;IF([.N44]&lt;=2.5;2;IF([.N44]&lt;3.5;3;4))))" office:value-type="float" office:value="1" calcext:value-type="float">
            <text:p>1</text:p>
          </table:table-cell>
          <table:table-cell table:formula="of:=IF([.O44]&lt;=0.5;0;IF([.O44]&lt;=1.5;1;IF([.O44]&lt;=2.5;2;IF([.O44]&lt;3.5;3;4))))" office:value-type="float" office:value="1" calcext:value-type="float">
            <text:p>1</text:p>
          </table:table-cell>
          <table:table-cell table:formula="of:=IF([.P44]&lt;=0.5;0;IF([.P44]&lt;=1.5;1;IF([.P44]&lt;=2.5;2;IF([.P44]&lt;3.5;3;4))))" office:value-type="float" office:value="1" calcext:value-type="float">
            <text:p>1</text:p>
          </table:table-cell>
          <table:table-cell table:formula="of:=IF([.Q44]&lt;=0.5;0;IF([.Q44]&lt;=1.5;1;IF([.Q44]&lt;=2.5;2;IF([.Q44]&lt;3.5;3;4))))" office:value-type="float" office:value="0" calcext:value-type="float">
            <text:p>0</text:p>
          </table:table-cell>
          <table:table-cell table:formula="of:=IF([.R44]&lt;=0.5;0;IF([.R44]&lt;=1.5;1;IF([.R44]&lt;=2.5;2;IF([.R44]&lt;3.5;3;4))))" office:value-type="float" office:value="1" calcext:value-type="float">
            <text:p>1</text:p>
          </table:table-cell>
          <table:table-cell table:formula="of:=IF([.S44]&lt;=0.5;0;IF([.S44]&lt;=1.5;1;IF([.S44]&lt;=2.5;2;IF([.S44]&lt;3.5;3;4))))" office:value-type="float" office:value="3" calcext:value-type="float">
            <text:p>3</text:p>
          </table:table-cell>
          <table:table-cell table:formula="of:=IF([.T44]&lt;=0.5;0;IF([.T44]&lt;=1.5;1;IF([.T44]&lt;=2.5;2;IF([.T44]&lt;3.5;3;4))))" office:value-type="float" office:value="0" calcext:value-type="float">
            <text:p>0</text:p>
          </table:table-cell>
          <table:table-cell table:formula="of:=IF([.U44]&lt;=0.5;0;IF([.U44]&lt;=1.5;1;IF([.U44]&lt;=2.5;2;IF([.U44]&lt;3.5;3;4))))" office:value-type="float" office:value="2" calcext:value-type="float">
            <text:p>2</text:p>
          </table:table-cell>
          <table:table-cell table:formula="of:=IF([.V44]&lt;=0.5;0;IF([.V44]&lt;=1.5;1;IF([.V44]&lt;=2.5;2;IF([.V44]&lt;3.5;3;4))))" office:value-type="float" office:value="1" calcext:value-type="float">
            <text:p>1</text:p>
          </table:table-cell>
          <table:table-cell table:formula="of:=IF([.W44]&lt;=0.5;0;IF([.W44]&lt;=1.5;1;IF([.W44]&lt;=2.5;2;IF([.W44]&lt;3.5;3;4))))"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1" calcext:value-type="float">
            <text:p>1,000</text:p>
          </table:table-cell>
          <table:table-cell office:value-type="float" office:value="0.5" calcext:value-type="float">
            <text:p>0,500</text:p>
          </table:table-cell>
          <table:table-cell office:value-type="float" office:value="1.5" calcext:value-type="float">
            <text:p>1,500</text:p>
          </table:table-cell>
          <table:table-cell office:value-type="float" office:value="3" calcext:value-type="float">
            <text:p>3,000</text:p>
          </table:table-cell>
          <table:table-cell office:value-type="float" office:value="0.5" calcext:value-type="float">
            <text:p>0,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.N45]&lt;=0.5;0;IF([.N45]&lt;=1.5;1;IF([.N45]&lt;=2.5;2;IF([.N45]&lt;3.5;3;4))))" office:value-type="float" office:value="2" calcext:value-type="float">
            <text:p>2</text:p>
          </table:table-cell>
          <table:table-cell table:formula="of:=IF([.O45]&lt;=0.5;0;IF([.O45]&lt;=1.5;1;IF([.O45]&lt;=2.5;2;IF([.O45]&lt;3.5;3;4))))" office:value-type="float" office:value="1" calcext:value-type="float">
            <text:p>1</text:p>
          </table:table-cell>
          <table:table-cell table:formula="of:=IF([.P45]&lt;=0.5;0;IF([.P45]&lt;=1.5;1;IF([.P45]&lt;=2.5;2;IF([.P45]&lt;3.5;3;4))))" office:value-type="float" office:value="0" calcext:value-type="float">
            <text:p>0</text:p>
          </table:table-cell>
          <table:table-cell table:formula="of:=IF([.Q45]&lt;=0.5;0;IF([.Q45]&lt;=1.5;1;IF([.Q45]&lt;=2.5;2;IF([.Q45]&lt;3.5;3;4))))" office:value-type="float" office:value="0" calcext:value-type="float">
            <text:p>0</text:p>
          </table:table-cell>
          <table:table-cell table:formula="of:=IF([.R45]&lt;=0.5;0;IF([.R45]&lt;=1.5;1;IF([.R45]&lt;=2.5;2;IF([.R45]&lt;3.5;3;4))))" office:value-type="float" office:value="2" calcext:value-type="float">
            <text:p>2</text:p>
          </table:table-cell>
          <table:table-cell table:formula="of:=IF([.S45]&lt;=0.5;0;IF([.S45]&lt;=1.5;1;IF([.S45]&lt;=2.5;2;IF([.S45]&lt;3.5;3;4))))" office:value-type="float" office:value="3" calcext:value-type="float">
            <text:p>3</text:p>
          </table:table-cell>
          <table:table-cell table:formula="of:=IF([.T45]&lt;=0.5;0;IF([.T45]&lt;=1.5;1;IF([.T45]&lt;=2.5;2;IF([.T45]&lt;3.5;3;4))))" office:value-type="float" office:value="0" calcext:value-type="float">
            <text:p>0</text:p>
          </table:table-cell>
          <table:table-cell table:formula="of:=IF([.U45]&lt;=0.5;0;IF([.U45]&lt;=1.5;1;IF([.U45]&lt;=2.5;2;IF([.U45]&lt;3.5;3;4))))" office:value-type="float" office:value="1" calcext:value-type="float">
            <text:p>1</text:p>
          </table:table-cell>
          <table:table-cell table:formula="of:=IF([.V45]&lt;=0.5;0;IF([.V45]&lt;=1.5;1;IF([.V45]&lt;=2.5;2;IF([.V45]&lt;3.5;3;4))))" office:value-type="float" office:value="1" calcext:value-type="float">
            <text:p>1</text:p>
          </table:table-cell>
          <table:table-cell table:formula="of:=IF([.W45]&lt;=0.5;0;IF([.W45]&lt;=1.5;1;IF([.W45]&lt;=2.5;2;IF([.W45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0.5" calcext:value-type="float">
            <text:p>0,500</text:p>
          </table:table-cell>
          <table:table-cell office:value-type="float" office:value="1.8" calcext:value-type="float">
            <text:p>1,800</text:p>
          </table:table-cell>
          <table:table-cell office:value-type="float" office:value="3" calcext:value-type="float">
            <text:p>3,000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.N46]&lt;=0.5;0;IF([.N46]&lt;=1.5;1;IF([.N46]&lt;=2.5;2;IF([.N46]&lt;3.5;3;4))))" office:value-type="float" office:value="2" calcext:value-type="float">
            <text:p>2</text:p>
          </table:table-cell>
          <table:table-cell table:formula="of:=IF([.O46]&lt;=0.5;0;IF([.O46]&lt;=1.5;1;IF([.O46]&lt;=2.5;2;IF([.O46]&lt;3.5;3;4))))" office:value-type="float" office:value="0" calcext:value-type="float">
            <text:p>0</text:p>
          </table:table-cell>
          <table:table-cell table:formula="of:=IF([.P46]&lt;=0.5;0;IF([.P46]&lt;=1.5;1;IF([.P46]&lt;=2.5;2;IF([.P46]&lt;3.5;3;4))))" office:value-type="float" office:value="2" calcext:value-type="float">
            <text:p>2</text:p>
          </table:table-cell>
          <table:table-cell table:formula="of:=IF([.Q46]&lt;=0.5;0;IF([.Q46]&lt;=1.5;1;IF([.Q46]&lt;=2.5;2;IF([.Q46]&lt;3.5;3;4))))" office:value-type="float" office:value="3" calcext:value-type="float">
            <text:p>3</text:p>
          </table:table-cell>
          <table:table-cell table:formula="of:=IF([.R46]&lt;=0.5;0;IF([.R46]&lt;=1.5;1;IF([.R46]&lt;=2.5;2;IF([.R46]&lt;3.5;3;4))))" office:value-type="float" office:value="2" calcext:value-type="float">
            <text:p>2</text:p>
          </table:table-cell>
          <table:table-cell table:formula="of:=IF([.S46]&lt;=0.5;0;IF([.S46]&lt;=1.5;1;IF([.S46]&lt;=2.5;2;IF([.S46]&lt;3.5;3;4))))" office:value-type="float" office:value="3" calcext:value-type="float">
            <text:p>3</text:p>
          </table:table-cell>
          <table:table-cell table:formula="of:=IF([.T46]&lt;=0.5;0;IF([.T46]&lt;=1.5;1;IF([.T46]&lt;=2.5;2;IF([.T46]&lt;3.5;3;4))))" office:value-type="float" office:value="0" calcext:value-type="float">
            <text:p>0</text:p>
          </table:table-cell>
          <table:table-cell table:formula="of:=IF([.U46]&lt;=0.5;0;IF([.U46]&lt;=1.5;1;IF([.U46]&lt;=2.5;2;IF([.U46]&lt;3.5;3;4))))" office:value-type="float" office:value="1" calcext:value-type="float">
            <text:p>1</text:p>
          </table:table-cell>
          <table:table-cell table:formula="of:=IF([.V46]&lt;=0.5;0;IF([.V46]&lt;=1.5;1;IF([.V46]&lt;=2.5;2;IF([.V46]&lt;3.5;3;4))))" office:value-type="float" office:value="1" calcext:value-type="float">
            <text:p>1</text:p>
          </table:table-cell>
          <table:table-cell table:formula="of:=IF([.W46]&lt;=0.5;0;IF([.W46]&lt;=1.5;1;IF([.W46]&lt;=2.5;2;IF([.W46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,000</text:p>
          </table:table-cell>
          <table:table-cell office:value-type="float" office:value="0.5" calcext:value-type="float">
            <text:p>0,500</text:p>
          </table:table-cell>
          <table:table-cell office:value-type="float" office:value="2.5" calcext:value-type="float">
            <text:p>2,500</text:p>
          </table:table-cell>
          <table:table-cell office:value-type="float" office:value="3" calcext:value-type="float">
            <text:p>3,000</text:p>
          </table:table-cell>
          <table:table-cell office:value-type="float" office:value="1.8" calcext:value-type="float">
            <text:p>1,800</text:p>
          </table:table-cell>
          <table:table-cell office:value-type="float" office:value="3" calcext:value-type="float">
            <text:p>3,000</text:p>
          </table:table-cell>
          <table:table-cell office:value-type="float" office:value="0.5" calcext:value-type="float">
            <text:p>0,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.N47]&lt;=0.5;0;IF([.N47]&lt;=1.5;1;IF([.N47]&lt;=2.5;2;IF([.N47]&lt;3.5;3;4))))" office:value-type="float" office:value="1" calcext:value-type="float">
            <text:p>1</text:p>
          </table:table-cell>
          <table:table-cell table:formula="of:=IF([.O47]&lt;=0.5;0;IF([.O47]&lt;=1.5;1;IF([.O47]&lt;=2.5;2;IF([.O47]&lt;3.5;3;4))))" office:value-type="float" office:value="0" calcext:value-type="float">
            <text:p>0</text:p>
          </table:table-cell>
          <table:table-cell table:formula="of:=IF([.P47]&lt;=0.5;0;IF([.P47]&lt;=1.5;1;IF([.P47]&lt;=2.5;2;IF([.P47]&lt;3.5;3;4))))" office:value-type="float" office:value="3" calcext:value-type="float">
            <text:p>3</text:p>
          </table:table-cell>
          <table:table-cell table:formula="of:=IF([.Q47]&lt;=0.5;0;IF([.Q47]&lt;=1.5;1;IF([.Q47]&lt;=2.5;2;IF([.Q47]&lt;3.5;3;4))))" office:value-type="float" office:value="0" calcext:value-type="float">
            <text:p>0</text:p>
          </table:table-cell>
          <table:table-cell table:formula="of:=IF([.R47]&lt;=0.5;0;IF([.R47]&lt;=1.5;1;IF([.R47]&lt;=2.5;2;IF([.R47]&lt;3.5;3;4))))" office:value-type="float" office:value="1" calcext:value-type="float">
            <text:p>1</text:p>
          </table:table-cell>
          <table:table-cell table:formula="of:=IF([.S47]&lt;=0.5;0;IF([.S47]&lt;=1.5;1;IF([.S47]&lt;=2.5;2;IF([.S47]&lt;3.5;3;4))))" office:value-type="float" office:value="3" calcext:value-type="float">
            <text:p>3</text:p>
          </table:table-cell>
          <table:table-cell table:formula="of:=IF([.T47]&lt;=0.5;0;IF([.T47]&lt;=1.5;1;IF([.T47]&lt;=2.5;2;IF([.T47]&lt;3.5;3;4))))" office:value-type="float" office:value="1" calcext:value-type="float">
            <text:p>1</text:p>
          </table:table-cell>
          <table:table-cell table:formula="of:=IF([.U47]&lt;=0.5;0;IF([.U47]&lt;=1.5;1;IF([.U47]&lt;=2.5;2;IF([.U47]&lt;3.5;3;4))))" office:value-type="float" office:value="3" calcext:value-type="float">
            <text:p>3</text:p>
          </table:table-cell>
          <table:table-cell table:formula="of:=IF([.V47]&lt;=0.5;0;IF([.V47]&lt;=1.5;1;IF([.V47]&lt;=2.5;2;IF([.V47]&lt;3.5;3;4))))" office:value-type="float" office:value="1" calcext:value-type="float">
            <text:p>1</text:p>
          </table:table-cell>
          <table:table-cell table:formula="of:=IF([.W47]&lt;=0.5;0;IF([.W47]&lt;=1.5;1;IF([.W47]&lt;=2.5;2;IF([.W47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office:value-type="float" office:value="0.5" calcext:value-type="float">
            <text:p>0,500</text:p>
          </table:table-cell>
          <table:table-cell office:value-type="float" office:value="3.2" calcext:value-type="float">
            <text:p>3,200</text:p>
          </table:table-cell>
          <table:table-cell office:value-type="float" office:value="0" calcext:value-type="float">
            <text:p>0,000</text:p>
          </table:table-cell>
          <table:table-cell office:value-type="float" office:value="1.5" calcext:value-type="float">
            <text:p>1,5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.N48]&lt;=0.5;0;IF([.N48]&lt;=1.5;1;IF([.N48]&lt;=2.5;2;IF([.N48]&lt;3.5;3;4))))" office:value-type="float" office:value="1" calcext:value-type="float">
            <text:p>1</text:p>
          </table:table-cell>
          <table:table-cell table:formula="of:=IF([.O48]&lt;=0.5;0;IF([.O48]&lt;=1.5;1;IF([.O48]&lt;=2.5;2;IF([.O48]&lt;3.5;3;4))))" office:value-type="float" office:value="0" calcext:value-type="float">
            <text:p>0</text:p>
          </table:table-cell>
          <table:table-cell table:formula="of:=IF([.P48]&lt;=0.5;0;IF([.P48]&lt;=1.5;1;IF([.P48]&lt;=2.5;2;IF([.P48]&lt;3.5;3;4))))" office:value-type="float" office:value="0" calcext:value-type="float">
            <text:p>0</text:p>
          </table:table-cell>
          <table:table-cell table:formula="of:=IF([.Q48]&lt;=0.5;0;IF([.Q48]&lt;=1.5;1;IF([.Q48]&lt;=2.5;2;IF([.Q48]&lt;3.5;3;4))))" office:value-type="float" office:value="0" calcext:value-type="float">
            <text:p>0</text:p>
          </table:table-cell>
          <table:table-cell table:formula="of:=IF([.R48]&lt;=0.5;0;IF([.R48]&lt;=1.5;1;IF([.R48]&lt;=2.5;2;IF([.R48]&lt;3.5;3;4))))" office:value-type="float" office:value="1" calcext:value-type="float">
            <text:p>1</text:p>
          </table:table-cell>
          <table:table-cell table:formula="of:=IF([.S48]&lt;=0.5;0;IF([.S48]&lt;=1.5;1;IF([.S48]&lt;=2.5;2;IF([.S48]&lt;3.5;3;4))))" office:value-type="float" office:value="1" calcext:value-type="float">
            <text:p>1</text:p>
          </table:table-cell>
          <table:table-cell table:formula="of:=IF([.T48]&lt;=0.5;0;IF([.T48]&lt;=1.5;1;IF([.T48]&lt;=2.5;2;IF([.T48]&lt;3.5;3;4))))" office:value-type="float" office:value="0" calcext:value-type="float">
            <text:p>0</text:p>
          </table:table-cell>
          <table:table-cell table:formula="of:=IF([.U48]&lt;=0.5;0;IF([.U48]&lt;=1.5;1;IF([.U48]&lt;=2.5;2;IF([.U48]&lt;3.5;3;4))))" office:value-type="float" office:value="0" calcext:value-type="float">
            <text:p>0</text:p>
          </table:table-cell>
          <table:table-cell table:formula="of:=IF([.V48]&lt;=0.5;0;IF([.V48]&lt;=1.5;1;IF([.V48]&lt;=2.5;2;IF([.V48]&lt;3.5;3;4))))" office:value-type="float" office:value="0" calcext:value-type="float">
            <text:p>0</text:p>
          </table:table-cell>
          <table:table-cell table:formula="of:=IF([.W48]&lt;=0.5;0;IF([.W48]&lt;=1.5;1;IF([.W48]&lt;=2.5;2;IF([.W48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 office:value-type="float" office:value="0" calcext:value-type="float">
            <text:p>0,000</text:p>
          </table:table-cell>
          <table:table-cell office:value-type="float" office:value="1.2" calcext:value-type="float">
            <text:p>1,200</text:p>
          </table:table-cell>
          <table:table-cell office:value-type="float" office:value="1" calcext:value-type="float">
            <text:p>1,000</text:p>
          </table:table-cell>
          <table:table-cell office:value-type="float" office:value="0.1" calcext:value-type="float">
            <text:p>0,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.N49]&lt;=0.5;0;IF([.N49]&lt;=1.5;1;IF([.N49]&lt;=2.5;2;IF([.N49]&lt;3.5;3;4))))" office:value-type="float" office:value="1" calcext:value-type="float">
            <text:p>1</text:p>
          </table:table-cell>
          <table:table-cell table:formula="of:=IF([.O49]&lt;=0.5;0;IF([.O49]&lt;=1.5;1;IF([.O49]&lt;=2.5;2;IF([.O49]&lt;3.5;3;4))))" office:value-type="float" office:value="0" calcext:value-type="float">
            <text:p>0</text:p>
          </table:table-cell>
          <table:table-cell table:formula="of:=IF([.P49]&lt;=0.5;0;IF([.P49]&lt;=1.5;1;IF([.P49]&lt;=2.5;2;IF([.P49]&lt;3.5;3;4))))" office:value-type="float" office:value="1" calcext:value-type="float">
            <text:p>1</text:p>
          </table:table-cell>
          <table:table-cell table:formula="of:=IF([.Q49]&lt;=0.5;0;IF([.Q49]&lt;=1.5;1;IF([.Q49]&lt;=2.5;2;IF([.Q49]&lt;3.5;3;4))))" office:value-type="float" office:value="0" calcext:value-type="float">
            <text:p>0</text:p>
          </table:table-cell>
          <table:table-cell table:formula="of:=IF([.R49]&lt;=0.5;0;IF([.R49]&lt;=1.5;1;IF([.R49]&lt;=2.5;2;IF([.R49]&lt;3.5;3;4))))" office:value-type="float" office:value="0" calcext:value-type="float">
            <text:p>0</text:p>
          </table:table-cell>
          <table:table-cell table:formula="of:=IF([.S49]&lt;=0.5;0;IF([.S49]&lt;=1.5;1;IF([.S49]&lt;=2.5;2;IF([.S49]&lt;3.5;3;4))))" office:value-type="float" office:value="3" calcext:value-type="float">
            <text:p>3</text:p>
          </table:table-cell>
          <table:table-cell table:formula="of:=IF([.T49]&lt;=0.5;0;IF([.T49]&lt;=1.5;1;IF([.T49]&lt;=2.5;2;IF([.T49]&lt;3.5;3;4))))" office:value-type="float" office:value="0" calcext:value-type="float">
            <text:p>0</text:p>
          </table:table-cell>
          <table:table-cell table:formula="of:=IF([.U49]&lt;=0.5;0;IF([.U49]&lt;=1.5;1;IF([.U49]&lt;=2.5;2;IF([.U49]&lt;3.5;3;4))))" office:value-type="float" office:value="1" calcext:value-type="float">
            <text:p>1</text:p>
          </table:table-cell>
          <table:table-cell table:formula="of:=IF([.V49]&lt;=0.5;0;IF([.V49]&lt;=1.5;1;IF([.V49]&lt;=2.5;2;IF([.V49]&lt;3.5;3;4))))" office:value-type="float" office:value="1" calcext:value-type="float">
            <text:p>1</text:p>
          </table:table-cell>
          <table:table-cell table:formula="of:=IF([.W49]&lt;=0.5;0;IF([.W49]&lt;=1.5;1;IF([.W49]&lt;=2.5;2;IF([.W49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0.5" calcext:value-type="float">
            <text:p>0,500</text:p>
          </table:table-cell>
          <table:table-cell office:value-type="float" office:value="3" calcext:value-type="float">
            <text:p>3,000</text:p>
          </table:table-cell>
          <table:table-cell office:value-type="float" office:value="0.5" calcext:value-type="float">
            <text:p>0,5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IF([.N50]&lt;=0.5;0;IF([.N50]&lt;=1.5;1;IF([.N50]&lt;=2.5;2;IF([.N50]&lt;3.5;3;4))))" office:value-type="float" office:value="1" calcext:value-type="float">
            <text:p>1</text:p>
          </table:table-cell>
          <table:table-cell table:formula="of:=IF([.O50]&lt;=0.5;0;IF([.O50]&lt;=1.5;1;IF([.O50]&lt;=2.5;2;IF([.O50]&lt;3.5;3;4))))" office:value-type="float" office:value="0" calcext:value-type="float">
            <text:p>0</text:p>
          </table:table-cell>
          <table:table-cell table:formula="of:=IF([.P50]&lt;=0.5;0;IF([.P50]&lt;=1.5;1;IF([.P50]&lt;=2.5;2;IF([.P50]&lt;3.5;3;4))))" office:value-type="float" office:value="0" calcext:value-type="float">
            <text:p>0</text:p>
          </table:table-cell>
          <table:table-cell table:formula="of:=IF([.Q50]&lt;=0.5;0;IF([.Q50]&lt;=1.5;1;IF([.Q50]&lt;=2.5;2;IF([.Q50]&lt;3.5;3;4))))" office:value-type="float" office:value="0" calcext:value-type="float">
            <text:p>0</text:p>
          </table:table-cell>
          <table:table-cell table:formula="of:=IF([.R50]&lt;=0.5;0;IF([.R50]&lt;=1.5;1;IF([.R50]&lt;=2.5;2;IF([.R50]&lt;3.5;3;4))))" office:value-type="float" office:value="1" calcext:value-type="float">
            <text:p>1</text:p>
          </table:table-cell>
          <table:table-cell table:formula="of:=IF([.S50]&lt;=0.5;0;IF([.S50]&lt;=1.5;1;IF([.S50]&lt;=2.5;2;IF([.S50]&lt;3.5;3;4))))" office:value-type="float" office:value="2" calcext:value-type="float">
            <text:p>2</text:p>
          </table:table-cell>
          <table:table-cell table:formula="of:=IF([.T50]&lt;=0.5;0;IF([.T50]&lt;=1.5;1;IF([.T50]&lt;=2.5;2;IF([.T50]&lt;3.5;3;4))))" office:value-type="float" office:value="0" calcext:value-type="float">
            <text:p>0</text:p>
          </table:table-cell>
          <table:table-cell table:formula="of:=IF([.U50]&lt;=0.5;0;IF([.U50]&lt;=1.5;1;IF([.U50]&lt;=2.5;2;IF([.U50]&lt;3.5;3;4))))" office:value-type="float" office:value="1" calcext:value-type="float">
            <text:p>1</text:p>
          </table:table-cell>
          <table:table-cell table:formula="of:=IF([.V50]&lt;=0.5;0;IF([.V50]&lt;=1.5;1;IF([.V50]&lt;=2.5;2;IF([.V50]&lt;3.5;3;4))))" office:value-type="float" office:value="0" calcext:value-type="float">
            <text:p>0</text:p>
          </table:table-cell>
          <table:table-cell table:formula="of:=IF([.W50]&lt;=0.5;0;IF([.W50]&lt;=1.5;1;IF([.W50]&lt;=2.5;2;IF([.W50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 office:value-type="float" office:value="0.8" calcext:value-type="float">
            <text:p>0,800</text:p>
          </table:table-cell>
          <table:table-cell office:value-type="float" office:value="2" calcext:value-type="float">
            <text:p>2,000</text:p>
          </table:table-cell>
          <table:table-cell office:value-type="float" office:value="0.1" calcext:value-type="float">
            <text:p>0,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.N51]&lt;=0.5;0;IF([.N51]&lt;=1.5;1;IF([.N51]&lt;=2.5;2;IF([.N51]&lt;3.5;3;4))))" office:value-type="float" office:value="1" calcext:value-type="float">
            <text:p>1</text:p>
          </table:table-cell>
          <table:table-cell table:formula="of:=IF([.O51]&lt;=0.5;0;IF([.O51]&lt;=1.5;1;IF([.O51]&lt;=2.5;2;IF([.O51]&lt;3.5;3;4))))" office:value-type="float" office:value="0" calcext:value-type="float">
            <text:p>0</text:p>
          </table:table-cell>
          <table:table-cell table:formula="of:=IF([.P51]&lt;=0.5;0;IF([.P51]&lt;=1.5;1;IF([.P51]&lt;=2.5;2;IF([.P51]&lt;3.5;3;4))))" office:value-type="float" office:value="0" calcext:value-type="float">
            <text:p>0</text:p>
          </table:table-cell>
          <table:table-cell table:formula="of:=IF([.Q51]&lt;=0.5;0;IF([.Q51]&lt;=1.5;1;IF([.Q51]&lt;=2.5;2;IF([.Q51]&lt;3.5;3;4))))" office:value-type="float" office:value="0" calcext:value-type="float">
            <text:p>0</text:p>
          </table:table-cell>
          <table:table-cell table:formula="of:=IF([.R51]&lt;=0.5;0;IF([.R51]&lt;=1.5;1;IF([.R51]&lt;=2.5;2;IF([.R51]&lt;3.5;3;4))))" office:value-type="float" office:value="1" calcext:value-type="float">
            <text:p>1</text:p>
          </table:table-cell>
          <table:table-cell table:formula="of:=IF([.S51]&lt;=0.5;0;IF([.S51]&lt;=1.5;1;IF([.S51]&lt;=2.5;2;IF([.S51]&lt;3.5;3;4))))" office:value-type="float" office:value="2" calcext:value-type="float">
            <text:p>2</text:p>
          </table:table-cell>
          <table:table-cell table:formula="of:=IF([.T51]&lt;=0.5;0;IF([.T51]&lt;=1.5;1;IF([.T51]&lt;=2.5;2;IF([.T51]&lt;3.5;3;4))))" office:value-type="float" office:value="0" calcext:value-type="float">
            <text:p>0</text:p>
          </table:table-cell>
          <table:table-cell table:formula="of:=IF([.U51]&lt;=0.5;0;IF([.U51]&lt;=1.5;1;IF([.U51]&lt;=2.5;2;IF([.U51]&lt;3.5;3;4))))" office:value-type="float" office:value="1" calcext:value-type="float">
            <text:p>1</text:p>
          </table:table-cell>
          <table:table-cell table:formula="of:=IF([.V51]&lt;=0.5;0;IF([.V51]&lt;=1.5;1;IF([.V51]&lt;=2.5;2;IF([.V51]&lt;3.5;3;4))))" office:value-type="float" office:value="0" calcext:value-type="float">
            <text:p>0</text:p>
          </table:table-cell>
          <table:table-cell table:formula="of:=IF([.W51]&lt;=0.5;0;IF([.W51]&lt;=1.5;1;IF([.W51]&lt;=2.5;2;IF([.W51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 office:value-type="float" office:value="0.8" calcext:value-type="float">
            <text:p>0,8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IF([.N52]&lt;=0.5;0;IF([.N52]&lt;=1.5;1;IF([.N52]&lt;=2.5;2;IF([.N52]&lt;3.5;3;4))))" office:value-type="float" office:value="0" calcext:value-type="float">
            <text:p>0</text:p>
          </table:table-cell>
          <table:table-cell table:formula="of:=IF([.O52]&lt;=0.5;0;IF([.O52]&lt;=1.5;1;IF([.O52]&lt;=2.5;2;IF([.O52]&lt;3.5;3;4))))" office:value-type="float" office:value="0" calcext:value-type="float">
            <text:p>0</text:p>
          </table:table-cell>
          <table:table-cell table:formula="of:=IF([.P52]&lt;=0.5;0;IF([.P52]&lt;=1.5;1;IF([.P52]&lt;=2.5;2;IF([.P52]&lt;3.5;3;4))))" office:value-type="float" office:value="0" calcext:value-type="float">
            <text:p>0</text:p>
          </table:table-cell>
          <table:table-cell table:formula="of:=IF([.Q52]&lt;=0.5;0;IF([.Q52]&lt;=1.5;1;IF([.Q52]&lt;=2.5;2;IF([.Q52]&lt;3.5;3;4))))" office:value-type="float" office:value="0" calcext:value-type="float">
            <text:p>0</text:p>
          </table:table-cell>
          <table:table-cell table:formula="of:=IF([.R52]&lt;=0.5;0;IF([.R52]&lt;=1.5;1;IF([.R52]&lt;=2.5;2;IF([.R52]&lt;3.5;3;4))))" office:value-type="float" office:value="0" calcext:value-type="float">
            <text:p>0</text:p>
          </table:table-cell>
          <table:table-cell table:formula="of:=IF([.S52]&lt;=0.5;0;IF([.S52]&lt;=1.5;1;IF([.S52]&lt;=2.5;2;IF([.S52]&lt;3.5;3;4))))" office:value-type="float" office:value="0" calcext:value-type="float">
            <text:p>0</text:p>
          </table:table-cell>
          <table:table-cell table:formula="of:=IF([.T52]&lt;=0.5;0;IF([.T52]&lt;=1.5;1;IF([.T52]&lt;=2.5;2;IF([.T52]&lt;3.5;3;4))))" office:value-type="float" office:value="0" calcext:value-type="float">
            <text:p>0</text:p>
          </table:table-cell>
          <table:table-cell table:formula="of:=IF([.U52]&lt;=0.5;0;IF([.U52]&lt;=1.5;1;IF([.U52]&lt;=2.5;2;IF([.U52]&lt;3.5;3;4))))" office:value-type="float" office:value="0" calcext:value-type="float">
            <text:p>0</text:p>
          </table:table-cell>
          <table:table-cell table:formula="of:=IF([.V52]&lt;=0.5;0;IF([.V52]&lt;=1.5;1;IF([.V52]&lt;=2.5;2;IF([.V52]&lt;3.5;3;4))))" office:value-type="float" office:value="0" calcext:value-type="float">
            <text:p>0</text:p>
          </table:table-cell>
          <table:table-cell table:formula="of:=IF([.W52]&lt;=0.5;0;IF([.W52]&lt;=1.5;1;IF([.W52]&lt;=2.5;2;IF([.W52]&lt;3.5;3;4))))" office:value-type="float" office:value="0" calcext:value-type="float">
            <text:p>0</text:p>
          </table:table-cell>
          <table:table-cell table:number-columns-repeated="3"/>
          <table:table-cell table:number-columns-repeated="7" office:value-type="float" office:value="0" calcext:value-type="float">
            <text:p>0,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IF([.N53]&lt;=0.5;0;IF([.N53]&lt;=1.5;1;IF([.N53]&lt;=2.5;2;IF([.N53]&lt;3.5;3;4))))" office:value-type="float" office:value="1" calcext:value-type="float">
            <text:p>1</text:p>
          </table:table-cell>
          <table:table-cell table:formula="of:=IF([.O53]&lt;=0.5;0;IF([.O53]&lt;=1.5;1;IF([.O53]&lt;=2.5;2;IF([.O53]&lt;3.5;3;4))))" office:value-type="float" office:value="1" calcext:value-type="float">
            <text:p>1</text:p>
          </table:table-cell>
          <table:table-cell table:formula="of:=IF([.P53]&lt;=0.5;0;IF([.P53]&lt;=1.5;1;IF([.P53]&lt;=2.5;2;IF([.P53]&lt;3.5;3;4))))" office:value-type="float" office:value="1" calcext:value-type="float">
            <text:p>1</text:p>
          </table:table-cell>
          <table:table-cell table:formula="of:=IF([.Q53]&lt;=0.5;0;IF([.Q53]&lt;=1.5;1;IF([.Q53]&lt;=2.5;2;IF([.Q53]&lt;3.5;3;4))))" office:value-type="float" office:value="0" calcext:value-type="float">
            <text:p>0</text:p>
          </table:table-cell>
          <table:table-cell table:formula="of:=IF([.R53]&lt;=0.5;0;IF([.R53]&lt;=1.5;1;IF([.R53]&lt;=2.5;2;IF([.R53]&lt;3.5;3;4))))" office:value-type="float" office:value="1" calcext:value-type="float">
            <text:p>1</text:p>
          </table:table-cell>
          <table:table-cell table:formula="of:=IF([.S53]&lt;=0.5;0;IF([.S53]&lt;=1.5;1;IF([.S53]&lt;=2.5;2;IF([.S53]&lt;3.5;3;4))))" office:value-type="float" office:value="2" calcext:value-type="float">
            <text:p>2</text:p>
          </table:table-cell>
          <table:table-cell table:formula="of:=IF([.T53]&lt;=0.5;0;IF([.T53]&lt;=1.5;1;IF([.T53]&lt;=2.5;2;IF([.T53]&lt;3.5;3;4))))" office:value-type="float" office:value="2" calcext:value-type="float">
            <text:p>2</text:p>
          </table:table-cell>
          <table:table-cell table:formula="of:=IF([.U53]&lt;=0.5;0;IF([.U53]&lt;=1.5;1;IF([.U53]&lt;=2.5;2;IF([.U53]&lt;3.5;3;4))))" office:value-type="float" office:value="1" calcext:value-type="float">
            <text:p>1</text:p>
          </table:table-cell>
          <table:table-cell table:formula="of:=IF([.V53]&lt;=0.5;0;IF([.V53]&lt;=1.5;1;IF([.V53]&lt;=2.5;2;IF([.V53]&lt;3.5;3;4))))" office:value-type="float" office:value="1" calcext:value-type="float">
            <text:p>1</text:p>
          </table:table-cell>
          <table:table-cell table:formula="of:=IF([.W53]&lt;=0.5;0;IF([.W53]&lt;=1.5;1;IF([.W53]&lt;=2.5;2;IF([.W53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office:value-type="float" office:value="0.75" calcext:value-type="float">
            <text:p>0,750</text:p>
          </table:table-cell>
          <table:table-cell office:value-type="float" office:value="1.5" calcext:value-type="float">
            <text:p>1,500</text:p>
          </table:table-cell>
          <table:table-cell office:value-type="float" office:value="0.5" calcext:value-type="float">
            <text:p>0,500</text:p>
          </table:table-cell>
          <table:table-cell office:value-type="float" office:value="1.5" calcext:value-type="float">
            <text:p>1,500</text:p>
          </table:table-cell>
          <table:table-cell table:number-columns-repeated="2" office:value-type="float" office:value="2" calcext:value-type="float">
            <text:p>2,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formula="of:=IF([.N54]&lt;=0.5;0;IF([.N54]&lt;=1.5;1;IF([.N54]&lt;=2.5;2;IF([.N54]&lt;3.5;3;4))))" office:value-type="float" office:value="2" calcext:value-type="float">
            <text:p>2</text:p>
          </table:table-cell>
          <table:table-cell table:formula="of:=IF([.O54]&lt;=0.5;0;IF([.O54]&lt;=1.5;1;IF([.O54]&lt;=2.5;2;IF([.O54]&lt;3.5;3;4))))" office:value-type="float" office:value="1" calcext:value-type="float">
            <text:p>1</text:p>
          </table:table-cell>
          <table:table-cell table:formula="of:=IF([.P54]&lt;=0.5;0;IF([.P54]&lt;=1.5;1;IF([.P54]&lt;=2.5;2;IF([.P54]&lt;3.5;3;4))))" office:value-type="float" office:value="4" calcext:value-type="float">
            <text:p>4</text:p>
          </table:table-cell>
          <table:table-cell table:formula="of:=IF([.Q54]&lt;=0.5;0;IF([.Q54]&lt;=1.5;1;IF([.Q54]&lt;=2.5;2;IF([.Q54]&lt;3.5;3;4))))" office:value-type="float" office:value="3" calcext:value-type="float">
            <text:p>3</text:p>
          </table:table-cell>
          <table:table-cell table:formula="of:=IF([.R54]&lt;=0.5;0;IF([.R54]&lt;=1.5;1;IF([.R54]&lt;=2.5;2;IF([.R54]&lt;3.5;3;4))))" office:value-type="float" office:value="3" calcext:value-type="float">
            <text:p>3</text:p>
          </table:table-cell>
          <table:table-cell table:formula="of:=IF([.S54]&lt;=0.5;0;IF([.S54]&lt;=1.5;1;IF([.S54]&lt;=2.5;2;IF([.S54]&lt;3.5;3;4))))" office:value-type="float" office:value="4" calcext:value-type="float">
            <text:p>4</text:p>
          </table:table-cell>
          <table:table-cell table:formula="of:=IF([.T54]&lt;=0.5;0;IF([.T54]&lt;=1.5;1;IF([.T54]&lt;=2.5;2;IF([.T54]&lt;3.5;3;4))))" office:value-type="float" office:value="3" calcext:value-type="float">
            <text:p>3</text:p>
          </table:table-cell>
          <table:table-cell table:formula="of:=IF([.U54]&lt;=0.5;0;IF([.U54]&lt;=1.5;1;IF([.U54]&lt;=2.5;2;IF([.U54]&lt;3.5;3;4))))" office:value-type="float" office:value="3" calcext:value-type="float">
            <text:p>3</text:p>
          </table:table-cell>
          <table:table-cell table:formula="of:=IF([.V54]&lt;=0.5;0;IF([.V54]&lt;=1.5;1;IF([.V54]&lt;=2.5;2;IF([.V54]&lt;3.5;3;4))))" office:value-type="float" office:value="3" calcext:value-type="float">
            <text:p>3</text:p>
          </table:table-cell>
          <table:table-cell table:formula="of:=IF([.W54]&lt;=0.5;0;IF([.W54]&lt;=1.5;1;IF([.W54]&lt;=2.5;2;IF([.W54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,500</text:p>
          </table:table-cell>
          <table:table-cell office:value-type="float" office:value="1" calcext:value-type="float">
            <text:p>1,000</text:p>
          </table:table-cell>
          <table:table-cell office:value-type="float" office:value="4" calcext:value-type="float">
            <text:p>4,000</text:p>
          </table:table-cell>
          <table:table-cell office:value-type="float" office:value="3" calcext:value-type="float">
            <text:p>3,000</text:p>
          </table:table-cell>
          <table:table-cell office:value-type="float" office:value="2.8" calcext:value-type="float">
            <text:p>2,800</text:p>
          </table:table-cell>
          <table:table-cell office:value-type="float" office:value="4" calcext:value-type="float">
            <text:p>4,000</text:p>
          </table:table-cell>
          <table:table-cell office:value-type="float" office:value="3" calcext:value-type="float">
            <text:p>3,000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5" office:value-type="float" office:value="2.5" calcext:value-type="float">
            <text:p>2,5</text:p>
          </table:table-cell>
        </table:table-row>
        <table:table-row table:style-name="ro2">
          <table:table-cell table:formula="of:=IF([.N55]&lt;=0.5;0;IF([.N55]&lt;=1.5;1;IF([.N55]&lt;=2.5;2;IF([.N55]&lt;3.5;3;4))))" office:value-type="float" office:value="0" calcext:value-type="float">
            <text:p>0</text:p>
          </table:table-cell>
          <table:table-cell table:formula="of:=IF([.O55]&lt;=0.5;0;IF([.O55]&lt;=1.5;1;IF([.O55]&lt;=2.5;2;IF([.O55]&lt;3.5;3;4))))" office:value-type="float" office:value="0" calcext:value-type="float">
            <text:p>0</text:p>
          </table:table-cell>
          <table:table-cell table:formula="of:=IF([.P55]&lt;=0.5;0;IF([.P55]&lt;=1.5;1;IF([.P55]&lt;=2.5;2;IF([.P55]&lt;3.5;3;4))))" office:value-type="float" office:value="1" calcext:value-type="float">
            <text:p>1</text:p>
          </table:table-cell>
          <table:table-cell table:formula="of:=IF([.Q55]&lt;=0.5;0;IF([.Q55]&lt;=1.5;1;IF([.Q55]&lt;=2.5;2;IF([.Q55]&lt;3.5;3;4))))" office:value-type="float" office:value="0" calcext:value-type="float">
            <text:p>0</text:p>
          </table:table-cell>
          <table:table-cell table:formula="of:=IF([.R55]&lt;=0.5;0;IF([.R55]&lt;=1.5;1;IF([.R55]&lt;=2.5;2;IF([.R55]&lt;3.5;3;4))))" office:value-type="float" office:value="1" calcext:value-type="float">
            <text:p>1</text:p>
          </table:table-cell>
          <table:table-cell table:formula="of:=IF([.S55]&lt;=0.5;0;IF([.S55]&lt;=1.5;1;IF([.S55]&lt;=2.5;2;IF([.S55]&lt;3.5;3;4))))" office:value-type="float" office:value="2" calcext:value-type="float">
            <text:p>2</text:p>
          </table:table-cell>
          <table:table-cell table:formula="of:=IF([.T55]&lt;=0.5;0;IF([.T55]&lt;=1.5;1;IF([.T55]&lt;=2.5;2;IF([.T55]&lt;3.5;3;4))))" office:value-type="float" office:value="0" calcext:value-type="float">
            <text:p>0</text:p>
          </table:table-cell>
          <table:table-cell table:formula="of:=IF([.U55]&lt;=0.5;0;IF([.U55]&lt;=1.5;1;IF([.U55]&lt;=2.5;2;IF([.U55]&lt;3.5;3;4))))" office:value-type="float" office:value="2" calcext:value-type="float">
            <text:p>2</text:p>
          </table:table-cell>
          <table:table-cell table:formula="of:=IF([.V55]&lt;=0.5;0;IF([.V55]&lt;=1.5;1;IF([.V55]&lt;=2.5;2;IF([.V55]&lt;3.5;3;4))))" office:value-type="float" office:value="1" calcext:value-type="float">
            <text:p>1</text:p>
          </table:table-cell>
          <table:table-cell table:formula="of:=IF([.W55]&lt;=0.5;0;IF([.W55]&lt;=1.5;1;IF([.W55]&lt;=2.5;2;IF([.W55]&lt;3.5;3;4))))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.5" calcext:value-type="float">
            <text:p>0,500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2">
          <table:table-cell table:formula="of:=IF([.N56]&lt;=0.5;0;IF([.N56]&lt;=1.5;1;IF([.N56]&lt;=2.5;2;IF([.N56]&lt;3.5;3;4))))" office:value-type="float" office:value="1" calcext:value-type="float">
            <text:p>1</text:p>
          </table:table-cell>
          <table:table-cell table:formula="of:=IF([.O56]&lt;=0.5;0;IF([.O56]&lt;=1.5;1;IF([.O56]&lt;=2.5;2;IF([.O56]&lt;3.5;3;4))))" office:value-type="float" office:value="0" calcext:value-type="float">
            <text:p>0</text:p>
          </table:table-cell>
          <table:table-cell table:formula="of:=IF([.P56]&lt;=0.5;0;IF([.P56]&lt;=1.5;1;IF([.P56]&lt;=2.5;2;IF([.P56]&lt;3.5;3;4))))" office:value-type="float" office:value="1" calcext:value-type="float">
            <text:p>1</text:p>
          </table:table-cell>
          <table:table-cell table:formula="of:=IF([.Q56]&lt;=0.5;0;IF([.Q56]&lt;=1.5;1;IF([.Q56]&lt;=2.5;2;IF([.Q56]&lt;3.5;3;4))))" office:value-type="float" office:value="0" calcext:value-type="float">
            <text:p>0</text:p>
          </table:table-cell>
          <table:table-cell table:formula="of:=IF([.R56]&lt;=0.5;0;IF([.R56]&lt;=1.5;1;IF([.R56]&lt;=2.5;2;IF([.R56]&lt;3.5;3;4))))" office:value-type="float" office:value="1" calcext:value-type="float">
            <text:p>1</text:p>
          </table:table-cell>
          <table:table-cell table:formula="of:=IF([.S56]&lt;=0.5;0;IF([.S56]&lt;=1.5;1;IF([.S56]&lt;=2.5;2;IF([.S56]&lt;3.5;3;4))))" office:value-type="float" office:value="2" calcext:value-type="float">
            <text:p>2</text:p>
          </table:table-cell>
          <table:table-cell table:formula="of:=IF([.T56]&lt;=0.5;0;IF([.T56]&lt;=1.5;1;IF([.T56]&lt;=2.5;2;IF([.T56]&lt;3.5;3;4))))" office:value-type="float" office:value="0" calcext:value-type="float">
            <text:p>0</text:p>
          </table:table-cell>
          <table:table-cell table:formula="of:=IF([.U56]&lt;=0.5;0;IF([.U56]&lt;=1.5;1;IF([.U56]&lt;=2.5;2;IF([.U56]&lt;3.5;3;4))))" office:value-type="float" office:value="1" calcext:value-type="float">
            <text:p>1</text:p>
          </table:table-cell>
          <table:table-cell table:formula="of:=IF([.V56]&lt;=0.5;0;IF([.V56]&lt;=1.5;1;IF([.V56]&lt;=2.5;2;IF([.V56]&lt;3.5;3;4))))" office:value-type="float" office:value="1" calcext:value-type="float">
            <text:p>1</text:p>
          </table:table-cell>
          <table:table-cell table:formula="of:=IF([.W56]&lt;=0.5;0;IF([.W56]&lt;=1.5;1;IF([.W56]&lt;=2.5;2;IF([.W56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2">
          <table:table-cell table:formula="of:=IF([.N57]&lt;=0.5;0;IF([.N57]&lt;=1.5;1;IF([.N57]&lt;=2.5;2;IF([.N57]&lt;3.5;3;4))))" office:value-type="float" office:value="2" calcext:value-type="float">
            <text:p>2</text:p>
          </table:table-cell>
          <table:table-cell table:formula="of:=IF([.O57]&lt;=0.5;0;IF([.O57]&lt;=1.5;1;IF([.O57]&lt;=2.5;2;IF([.O57]&lt;3.5;3;4))))" office:value-type="float" office:value="1" calcext:value-type="float">
            <text:p>1</text:p>
          </table:table-cell>
          <table:table-cell table:formula="of:=IF([.P57]&lt;=0.5;0;IF([.P57]&lt;=1.5;1;IF([.P57]&lt;=2.5;2;IF([.P57]&lt;3.5;3;4))))" office:value-type="float" office:value="1" calcext:value-type="float">
            <text:p>1</text:p>
          </table:table-cell>
          <table:table-cell table:formula="of:=IF([.Q57]&lt;=0.5;0;IF([.Q57]&lt;=1.5;1;IF([.Q57]&lt;=2.5;2;IF([.Q57]&lt;3.5;3;4))))" office:value-type="float" office:value="0" calcext:value-type="float">
            <text:p>0</text:p>
          </table:table-cell>
          <table:table-cell table:formula="of:=IF([.R57]&lt;=0.5;0;IF([.R57]&lt;=1.5;1;IF([.R57]&lt;=2.5;2;IF([.R57]&lt;3.5;3;4))))" office:value-type="float" office:value="1" calcext:value-type="float">
            <text:p>1</text:p>
          </table:table-cell>
          <table:table-cell table:formula="of:=IF([.S57]&lt;=0.5;0;IF([.S57]&lt;=1.5;1;IF([.S57]&lt;=2.5;2;IF([.S57]&lt;3.5;3;4))))" office:value-type="float" office:value="2" calcext:value-type="float">
            <text:p>2</text:p>
          </table:table-cell>
          <table:table-cell table:formula="of:=IF([.T57]&lt;=0.5;0;IF([.T57]&lt;=1.5;1;IF([.T57]&lt;=2.5;2;IF([.T57]&lt;3.5;3;4))))" office:value-type="float" office:value="0" calcext:value-type="float">
            <text:p>0</text:p>
          </table:table-cell>
          <table:table-cell table:formula="of:=IF([.U57]&lt;=0.5;0;IF([.U57]&lt;=1.5;1;IF([.U57]&lt;=2.5;2;IF([.U57]&lt;3.5;3;4))))" office:value-type="float" office:value="2" calcext:value-type="float">
            <text:p>2</text:p>
          </table:table-cell>
          <table:table-cell table:formula="of:=IF([.V57]&lt;=0.5;0;IF([.V57]&lt;=1.5;1;IF([.V57]&lt;=2.5;2;IF([.V57]&lt;3.5;3;4))))" office:value-type="float" office:value="1" calcext:value-type="float">
            <text:p>1</text:p>
          </table:table-cell>
          <table:table-cell table:formula="of:=IF([.W57]&lt;=0.5;0;IF([.W57]&lt;=1.5;1;IF([.W57]&lt;=2.5;2;IF([.W57]&lt;3.5;3;4)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,000</text:p>
          </table:table-cell>
          <table:table-cell office:value-type="float" office:value="1.5" calcext:value-type="float">
            <text:p>1,500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.4" calcext:value-type="float">
            <text:p>1,400</text:p>
          </table:table-cell>
          <table:table-cell office:value-type="float" office:value="2" calcext:value-type="float">
            <text:p>2,000</text:p>
          </table:table-cell>
          <table:table-cell office:value-type="float" office:value="0.1" calcext:value-type="float">
            <text:p>0,100</text:p>
          </table:table-cell>
          <table:table-cell table:style-name="ce13" office:value-type="float" office:value="2.5" calcext:value-type="float">
            <text:p>2,5</text:p>
          </table:table-cell>
          <table:table-cell table:style-name="ce13" office:value-type="float" office:value="1.5" calcext:value-type="float">
            <text:p>1,5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2">
          <table:table-cell table:formula="of:=IF([.N58]&lt;=0.5;0;IF([.N58]&lt;=1.5;1;IF([.N58]&lt;=2.5;2;IF([.N58]&lt;3.5;3;4))))" office:value-type="float" office:value="1" calcext:value-type="float">
            <text:p>1</text:p>
          </table:table-cell>
          <table:table-cell table:formula="of:=IF([.O58]&lt;=0.5;0;IF([.O58]&lt;=1.5;1;IF([.O58]&lt;=2.5;2;IF([.O58]&lt;3.5;3;4))))" office:value-type="float" office:value="0" calcext:value-type="float">
            <text:p>0</text:p>
          </table:table-cell>
          <table:table-cell table:formula="of:=IF([.P58]&lt;=0.5;0;IF([.P58]&lt;=1.5;1;IF([.P58]&lt;=2.5;2;IF([.P58]&lt;3.5;3;4))))" office:value-type="float" office:value="1" calcext:value-type="float">
            <text:p>1</text:p>
          </table:table-cell>
          <table:table-cell table:formula="of:=IF([.Q58]&lt;=0.5;0;IF([.Q58]&lt;=1.5;1;IF([.Q58]&lt;=2.5;2;IF([.Q58]&lt;3.5;3;4))))" office:value-type="float" office:value="0" calcext:value-type="float">
            <text:p>0</text:p>
          </table:table-cell>
          <table:table-cell table:formula="of:=IF([.R58]&lt;=0.5;0;IF([.R58]&lt;=1.5;1;IF([.R58]&lt;=2.5;2;IF([.R58]&lt;3.5;3;4))))" office:value-type="float" office:value="1" calcext:value-type="float">
            <text:p>1</text:p>
          </table:table-cell>
          <table:table-cell table:formula="of:=IF([.S58]&lt;=0.5;0;IF([.S58]&lt;=1.5;1;IF([.S58]&lt;=2.5;2;IF([.S58]&lt;3.5;3;4))))" office:value-type="float" office:value="2" calcext:value-type="float">
            <text:p>2</text:p>
          </table:table-cell>
          <table:table-cell table:formula="of:=IF([.T58]&lt;=0.5;0;IF([.T58]&lt;=1.5;1;IF([.T58]&lt;=2.5;2;IF([.T58]&lt;3.5;3;4))))" office:value-type="float" office:value="0" calcext:value-type="float">
            <text:p>0</text:p>
          </table:table-cell>
          <table:table-cell table:formula="of:=IF([.U58]&lt;=0.5;0;IF([.U58]&lt;=1.5;1;IF([.U58]&lt;=2.5;2;IF([.U58]&lt;3.5;3;4))))" office:value-type="float" office:value="2" calcext:value-type="float">
            <text:p>2</text:p>
          </table:table-cell>
          <table:table-cell table:formula="of:=IF([.V58]&lt;=0.5;0;IF([.V58]&lt;=1.5;1;IF([.V58]&lt;=2.5;2;IF([.V58]&lt;3.5;3;4))))" office:value-type="float" office:value="1" calcext:value-type="float">
            <text:p>1</text:p>
          </table:table-cell>
          <table:table-cell table:formula="of:=IF([.W58]&lt;=0.5;0;IF([.W58]&lt;=1.5;1;IF([.W58]&lt;=2.5;2;IF([.W58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,500</text:p>
          </table:table-cell>
          <table:table-cell office:value-type="float" office:value="0.5" calcext:value-type="float">
            <text:p>0,500</text:p>
          </table:table-cell>
          <table:table-cell office:value-type="float" office:value="1" calcext:value-type="float">
            <text:p>1,000</text:p>
          </table:table-cell>
          <table:table-cell office:value-type="float" office:value="0.5" calcext:value-type="float">
            <text:p>0,500</text:p>
          </table:table-cell>
          <table:table-cell office:value-type="float" office:value="1.2" calcext:value-type="float">
            <text:p>1,200</text:p>
          </table:table-cell>
          <table:table-cell office:value-type="float" office:value="2" calcext:value-type="float">
            <text:p>2,000</text:p>
          </table:table-cell>
          <table:table-cell office:value-type="float" office:value="0.1" calcext:value-type="float">
            <text:p>0,10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2">
          <table:table-cell table:formula="of:=IF([.N59]&lt;=0.5;0;IF([.N59]&lt;=1.5;1;IF([.N59]&lt;=2.5;2;IF([.N59]&lt;3.5;3;4))))" office:value-type="float" office:value="1" calcext:value-type="float">
            <text:p>1</text:p>
          </table:table-cell>
          <table:table-cell table:formula="of:=IF([.O59]&lt;=0.5;0;IF([.O59]&lt;=1.5;1;IF([.O59]&lt;=2.5;2;IF([.O59]&lt;3.5;3;4))))" office:value-type="float" office:value="1" calcext:value-type="float">
            <text:p>1</text:p>
          </table:table-cell>
          <table:table-cell table:formula="of:=IF([.P59]&lt;=0.5;0;IF([.P59]&lt;=1.5;1;IF([.P59]&lt;=2.5;2;IF([.P59]&lt;3.5;3;4))))" office:value-type="float" office:value="1" calcext:value-type="float">
            <text:p>1</text:p>
          </table:table-cell>
          <table:table-cell table:formula="of:=IF([.Q59]&lt;=0.5;0;IF([.Q59]&lt;=1.5;1;IF([.Q59]&lt;=2.5;2;IF([.Q59]&lt;3.5;3;4))))" office:value-type="float" office:value="0" calcext:value-type="float">
            <text:p>0</text:p>
          </table:table-cell>
          <table:table-cell table:formula="of:=IF([.R59]&lt;=0.5;0;IF([.R59]&lt;=1.5;1;IF([.R59]&lt;=2.5;2;IF([.R59]&lt;3.5;3;4))))" office:value-type="float" office:value="1" calcext:value-type="float">
            <text:p>1</text:p>
          </table:table-cell>
          <table:table-cell table:formula="of:=IF([.S59]&lt;=0.5;0;IF([.S59]&lt;=1.5;1;IF([.S59]&lt;=2.5;2;IF([.S59]&lt;3.5;3;4))))" office:value-type="float" office:value="2" calcext:value-type="float">
            <text:p>2</text:p>
          </table:table-cell>
          <table:table-cell table:formula="of:=IF([.T59]&lt;=0.5;0;IF([.T59]&lt;=1.5;1;IF([.T59]&lt;=2.5;2;IF([.T59]&lt;3.5;3;4))))" office:value-type="float" office:value="0" calcext:value-type="float">
            <text:p>0</text:p>
          </table:table-cell>
          <table:table-cell table:formula="of:=IF([.U59]&lt;=0.5;0;IF([.U59]&lt;=1.5;1;IF([.U59]&lt;=2.5;2;IF([.U59]&lt;3.5;3;4))))" office:value-type="float" office:value="1" calcext:value-type="float">
            <text:p>1</text:p>
          </table:table-cell>
          <table:table-cell table:formula="of:=IF([.V59]&lt;=0.5;0;IF([.V59]&lt;=1.5;1;IF([.V59]&lt;=2.5;2;IF([.V59]&lt;3.5;3;4))))" office:value-type="float" office:value="1" calcext:value-type="float">
            <text:p>1</text:p>
          </table:table-cell>
          <table:table-cell table:formula="of:=IF([.W59]&lt;=0.5;0;IF([.W59]&lt;=1.5;1;IF([.W59]&lt;=2.5;2;IF([.W59]&lt;3.5;3;4)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office:value-type="float" office:value="0.75" calcext:value-type="float">
            <text:p>0,750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.5" calcext:value-type="float">
            <text:p>1,500</text:p>
          </table:table-cell>
          <table:table-cell office:value-type="float" office:value="2" calcext:value-type="float">
            <text:p>2,000</text:p>
          </table:table-cell>
          <table:table-cell office:value-type="float" office:value="0.1" calcext:value-type="float">
            <text:p>0,10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.5" calcext:value-type="float">
            <text:p>1,5</text:p>
          </table:table-cell>
        </table:table-row>
        <table:table-row table:style-name="ro2">
          <table:table-cell table:formula="of:=IF([.N60]&lt;=0.5;0;IF([.N60]&lt;=1.5;1;IF([.N60]&lt;=2.5;2;IF([.N60]&lt;3.5;3;4))))" office:value-type="float" office:value="3" calcext:value-type="float">
            <text:p>3</text:p>
          </table:table-cell>
          <table:table-cell table:formula="of:=IF([.O60]&lt;=0.5;0;IF([.O60]&lt;=1.5;1;IF([.O60]&lt;=2.5;2;IF([.O60]&lt;3.5;3;4))))" office:value-type="float" office:value="4" calcext:value-type="float">
            <text:p>4</text:p>
          </table:table-cell>
          <table:table-cell table:formula="of:=IF([.P60]&lt;=0.5;0;IF([.P60]&lt;=1.5;1;IF([.P60]&lt;=2.5;2;IF([.P60]&lt;3.5;3;4))))" office:value-type="float" office:value="4" calcext:value-type="float">
            <text:p>4</text:p>
          </table:table-cell>
          <table:table-cell table:formula="of:=IF([.Q60]&lt;=0.5;0;IF([.Q60]&lt;=1.5;1;IF([.Q60]&lt;=2.5;2;IF([.Q60]&lt;3.5;3;4))))" office:value-type="float" office:value="4" calcext:value-type="float">
            <text:p>4</text:p>
          </table:table-cell>
          <table:table-cell table:formula="of:=IF([.R60]&lt;=0.5;0;IF([.R60]&lt;=1.5;1;IF([.R60]&lt;=2.5;2;IF([.R60]&lt;3.5;3;4))))" office:value-type="float" office:value="4" calcext:value-type="float">
            <text:p>4</text:p>
          </table:table-cell>
          <table:table-cell table:formula="of:=IF([.S60]&lt;=0.5;0;IF([.S60]&lt;=1.5;1;IF([.S60]&lt;=2.5;2;IF([.S60]&lt;3.5;3;4))))" office:value-type="float" office:value="4" calcext:value-type="float">
            <text:p>4</text:p>
          </table:table-cell>
          <table:table-cell table:formula="of:=IF([.T60]&lt;=0.5;0;IF([.T60]&lt;=1.5;1;IF([.T60]&lt;=2.5;2;IF([.T60]&lt;3.5;3;4))))" office:value-type="float" office:value="3" calcext:value-type="float">
            <text:p>3</text:p>
          </table:table-cell>
          <table:table-cell table:formula="of:=IF([.U60]&lt;=0.5;0;IF([.U60]&lt;=1.5;1;IF([.U60]&lt;=2.5;2;IF([.U60]&lt;3.5;3;4))))" office:value-type="float" office:value="4" calcext:value-type="float">
            <text:p>4</text:p>
          </table:table-cell>
          <table:table-cell table:formula="of:=IF([.V60]&lt;=0.5;0;IF([.V60]&lt;=1.5;1;IF([.V60]&lt;=2.5;2;IF([.V60]&lt;3.5;3;4))))" office:value-type="float" office:value="3" calcext:value-type="float">
            <text:p>3</text:p>
          </table:table-cell>
          <table:table-cell table:formula="of:=IF([.W60]&lt;=0.5;0;IF([.W60]&lt;=1.5;1;IF([.W60]&lt;=2.5;2;IF([.W60]&lt;3.5;3;4))))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,000</text:p>
          </table:table-cell>
          <table:table-cell table:number-columns-repeated="3" office:value-type="float" office:value="4" calcext:value-type="float">
            <text:p>4,000</text:p>
          </table:table-cell>
          <table:table-cell office:value-type="float" office:value="3.6" calcext:value-type="float">
            <text:p>3,600</text:p>
          </table:table-cell>
          <table:table-cell office:value-type="float" office:value="4" calcext:value-type="float">
            <text:p>4,000</text:p>
          </table:table-cell>
          <table:table-cell office:value-type="float" office:value="3.25" calcext:value-type="float">
            <text:p>3,25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</table:table-row>
      </table:table>
      <table:table table:name="Feuille2" table:style-name="ta1">
        <table:table-column table:style-name="co1" table:number-columns-repeated="13" table:default-cell-style-name="Default"/>
        <table:table-column table:style-name="co1" table:number-columns-repeated="7" table:default-cell-style-name="ce16"/>
        <table:table-column table:style-name="co1" table:number-columns-repeated="2" table:default-cell-style-name="ce12"/>
        <table:table-column table:style-name="co1" table:default-cell-style-name="ce14"/>
        <table:table-column table:style-name="co1" table:default-cell-style-name="ce17"/>
        <table:table-row table:style-name="ro1">
          <table:table-cell table:formula="of:=IF([.N1]&lt;=0.5;0;IF([.N1]&lt;=1.5;1;IF([.N1]&lt;=2.5;2;IF([.N1]&lt;3.5;3;4))))" office:value-type="float" office:value="4" calcext:value-type="float">
            <text:p>4</text:p>
          </table:table-cell>
          <table:table-cell table:formula="of:=IF([.O1]&lt;=0.5;0;IF([.O1]&lt;=1.5;1;IF([.O1]&lt;=2.5;2;IF([.O1]&lt;3.5;3;4))))" office:value-type="float" office:value="4" calcext:value-type="float">
            <text:p>4</text:p>
          </table:table-cell>
          <table:table-cell table:formula="of:=IF([.P1]&lt;=0.5;0;IF([.P1]&lt;=1.5;1;IF([.P1]&lt;=2.5;2;IF([.P1]&lt;3.5;3;4))))" office:value-type="float" office:value="4" calcext:value-type="float">
            <text:p>4</text:p>
          </table:table-cell>
          <table:table-cell table:formula="of:=IF([.Q1]&lt;=0.5;0;IF([.Q1]&lt;=1.5;1;IF([.Q1]&lt;=2.5;2;IF([.Q1]&lt;3.5;3;4))))" office:value-type="float" office:value="2" calcext:value-type="float">
            <text:p>2</text:p>
          </table:table-cell>
          <table:table-cell table:formula="of:=IF([.R1]&lt;=0.5;0;IF([.R1]&lt;=1.5;1;IF([.R1]&lt;=2.5;2;IF([.R1]&lt;3.5;3;4))))" office:value-type="float" office:value="2" calcext:value-type="float">
            <text:p>2</text:p>
          </table:table-cell>
          <table:table-cell table:formula="of:=IF([.S1]&lt;=0.5;0;IF([.S1]&lt;=1.5;1;IF([.S1]&lt;=2.5;2;IF([.S1]&lt;3.5;3;4))))" office:value-type="float" office:value="3" calcext:value-type="float">
            <text:p>3</text:p>
          </table:table-cell>
          <table:table-cell table:formula="of:=IF([.T1]&lt;=0.5;0;IF([.T1]&lt;=1.5;1;IF([.T1]&lt;=2.5;2;IF([.T1]&lt;3.5;3;4))))" office:value-type="float" office:value="4" calcext:value-type="float">
            <text:p>4</text:p>
          </table:table-cell>
          <table:table-cell table:formula="of:=IF([.U1]&lt;=0.5;0;IF([.U1]&lt;=1.5;1;IF([.U1]&lt;=2.5;2;IF([.U1]&lt;3.5;3;4))))" office:value-type="float" office:value="4" calcext:value-type="float">
            <text:p>4</text:p>
          </table:table-cell>
          <table:table-cell table:formula="of:=IF([.V1]&lt;=0.5;0;IF([.V1]&lt;=1.5;1;IF([.V1]&lt;=2.5;2;IF([.V1]&lt;3.5;3;4))))" office:value-type="float" office:value="3" calcext:value-type="float">
            <text:p>3</text:p>
          </table:table-cell>
          <table:table-cell table:formula="of:=IF([.W1]&lt;=0.5;0;IF([.W1]&lt;=1.5;1;IF([.W1]&lt;=2.5;2;IF([.W1]&lt;3.5;3;4))))" office:value-type="float" office:value="3" calcext:value-type="float">
            <text:p>3</text:p>
          </table:table-cell>
          <table:table-cell table:formula="of:=IF([.X1]&lt;=0.5;0;IF([.X1]&lt;=1.5;1;IF([.X1]&lt;=2.5;2;IF([.X1]&lt;3.5;3;4)))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4" calcext:value-type="float">
            <text:p>4,0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3" calcext:value-type="float">
            <text:p>3,00</text:p>
          </table:table-cell>
          <table:table-cell office:value-type="float" office:value="3.5" calcext:value-type="float">
            <text:p>3,50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" calcext:value-type="float">
            <text:p>3,0</text:p>
          </table:table-cell>
        </table:table-row>
        <table:table-row table:style-name="ro1">
          <table:table-cell table:formula="of:=IF([.N2]&lt;=0.5;0;IF([.N2]&lt;=1.5;1;IF([.N2]&lt;=2.5;2;IF([.N2]&lt;3.5;3;4))))" office:value-type="float" office:value="2" calcext:value-type="float">
            <text:p>2</text:p>
          </table:table-cell>
          <table:table-cell table:formula="of:=IF([.O2]&lt;=0.5;0;IF([.O2]&lt;=1.5;1;IF([.O2]&lt;=2.5;2;IF([.O2]&lt;3.5;3;4))))" office:value-type="float" office:value="3" calcext:value-type="float">
            <text:p>3</text:p>
          </table:table-cell>
          <table:table-cell table:formula="of:=IF([.P2]&lt;=0.5;0;IF([.P2]&lt;=1.5;1;IF([.P2]&lt;=2.5;2;IF([.P2]&lt;3.5;3;4))))" office:value-type="float" office:value="2" calcext:value-type="float">
            <text:p>2</text:p>
          </table:table-cell>
          <table:table-cell table:formula="of:=IF([.Q2]&lt;=0.5;0;IF([.Q2]&lt;=1.5;1;IF([.Q2]&lt;=2.5;2;IF([.Q2]&lt;3.5;3;4))))" office:value-type="float" office:value="0" calcext:value-type="float">
            <text:p>0</text:p>
          </table:table-cell>
          <table:table-cell table:formula="of:=IF([.R2]&lt;=0.5;0;IF([.R2]&lt;=1.5;1;IF([.R2]&lt;=2.5;2;IF([.R2]&lt;3.5;3;4))))" office:value-type="float" office:value="0" calcext:value-type="float">
            <text:p>0</text:p>
          </table:table-cell>
          <table:table-cell table:formula="of:=IF([.S2]&lt;=0.5;0;IF([.S2]&lt;=1.5;1;IF([.S2]&lt;=2.5;2;IF([.S2]&lt;3.5;3;4))))" office:value-type="float" office:value="2" calcext:value-type="float">
            <text:p>2</text:p>
          </table:table-cell>
          <table:table-cell table:formula="of:=IF([.T2]&lt;=0.5;0;IF([.T2]&lt;=1.5;1;IF([.T2]&lt;=2.5;2;IF([.T2]&lt;3.5;3;4))))" office:value-type="float" office:value="2" calcext:value-type="float">
            <text:p>2</text:p>
          </table:table-cell>
          <table:table-cell table:formula="of:=IF([.U2]&lt;=0.5;0;IF([.U2]&lt;=1.5;1;IF([.U2]&lt;=2.5;2;IF([.U2]&lt;3.5;3;4))))" office:value-type="float" office:value="3" calcext:value-type="float">
            <text:p>3</text:p>
          </table:table-cell>
          <table:table-cell table:formula="of:=IF([.V2]&lt;=0.5;0;IF([.V2]&lt;=1.5;1;IF([.V2]&lt;=2.5;2;IF([.V2]&lt;3.5;3;4))))" office:value-type="float" office:value="1" calcext:value-type="float">
            <text:p>1</text:p>
          </table:table-cell>
          <table:table-cell table:formula="of:=IF([.W2]&lt;=0.5;0;IF([.W2]&lt;=1.5;1;IF([.W2]&lt;=2.5;2;IF([.W2]&lt;3.5;3;4))))" office:value-type="float" office:value="2" calcext:value-type="float">
            <text:p>2</text:p>
          </table:table-cell>
          <table:table-cell table:formula="of:=IF([.X2]&lt;=0.5;0;IF([.X2]&lt;=1.5;1;IF([.X2]&lt;=2.5;2;IF([.X2]&lt;3.5;3;4))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,00</text:p>
          </table:table-cell>
          <table:table-cell office:value-type="float" office:value="2.5" calcext:value-type="float">
            <text:p>2,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formula="of:=IF([.N3]&lt;=0.5;0;IF([.N3]&lt;=1.5;1;IF([.N3]&lt;=2.5;2;IF([.N3]&lt;3.5;3;4))))" office:value-type="float" office:value="0" calcext:value-type="float">
            <text:p>0</text:p>
          </table:table-cell>
          <table:table-cell table:formula="of:=IF([.O3]&lt;=0.5;0;IF([.O3]&lt;=1.5;1;IF([.O3]&lt;=2.5;2;IF([.O3]&lt;3.5;3;4))))" office:value-type="float" office:value="4" calcext:value-type="float">
            <text:p>4</text:p>
          </table:table-cell>
          <table:table-cell table:formula="of:=IF([.P3]&lt;=0.5;0;IF([.P3]&lt;=1.5;1;IF([.P3]&lt;=2.5;2;IF([.P3]&lt;3.5;3;4))))" office:value-type="float" office:value="2" calcext:value-type="float">
            <text:p>2</text:p>
          </table:table-cell>
          <table:table-cell table:formula="of:=IF([.Q3]&lt;=0.5;0;IF([.Q3]&lt;=1.5;1;IF([.Q3]&lt;=2.5;2;IF([.Q3]&lt;3.5;3;4))))" office:value-type="float" office:value="0" calcext:value-type="float">
            <text:p>0</text:p>
          </table:table-cell>
          <table:table-cell table:formula="of:=IF([.R3]&lt;=0.5;0;IF([.R3]&lt;=1.5;1;IF([.R3]&lt;=2.5;2;IF([.R3]&lt;3.5;3;4))))" office:value-type="float" office:value="1" calcext:value-type="float">
            <text:p>1</text:p>
          </table:table-cell>
          <table:table-cell table:formula="of:=IF([.S3]&lt;=0.5;0;IF([.S3]&lt;=1.5;1;IF([.S3]&lt;=2.5;2;IF([.S3]&lt;3.5;3;4))))" office:value-type="float" office:value="2" calcext:value-type="float">
            <text:p>2</text:p>
          </table:table-cell>
          <table:table-cell table:formula="of:=IF([.T3]&lt;=0.5;0;IF([.T3]&lt;=1.5;1;IF([.T3]&lt;=2.5;2;IF([.T3]&lt;3.5;3;4))))" office:value-type="float" office:value="2" calcext:value-type="float">
            <text:p>2</text:p>
          </table:table-cell>
          <table:table-cell table:formula="of:=IF([.U3]&lt;=0.5;0;IF([.U3]&lt;=1.5;1;IF([.U3]&lt;=2.5;2;IF([.U3]&lt;3.5;3;4))))" office:value-type="float" office:value="1" calcext:value-type="float">
            <text:p>1</text:p>
          </table:table-cell>
          <table:table-cell table:formula="of:=IF([.V3]&lt;=0.5;0;IF([.V3]&lt;=1.5;1;IF([.V3]&lt;=2.5;2;IF([.V3]&lt;3.5;3;4))))" office:value-type="float" office:value="1" calcext:value-type="float">
            <text:p>1</text:p>
          </table:table-cell>
          <table:table-cell table:formula="of:=IF([.W3]&lt;=0.5;0;IF([.W3]&lt;=1.5;1;IF([.W3]&lt;=2.5;2;IF([.W3]&lt;3.5;3;4))))" office:value-type="float" office:value="2" calcext:value-type="float">
            <text:p>2</text:p>
          </table:table-cell>
          <table:table-cell table:formula="of:=IF([.X3]&lt;=0.5;0;IF([.X3]&lt;=1.5;1;IF([.X3]&lt;=2.5;2;IF([.X3]&lt;3.5;3;4))))"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office:value-type="string" calcext:value-type="string">
            <text:p>2,5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2" calcext:value-type="float">
            <text:p>2,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</text:p>
          </table:table-cell>
        </table:table-row>
        <table:table-row table:style-name="ro1">
          <table:table-cell table:formula="of:=IF([.N4]&lt;=0.5;0;IF([.N4]&lt;=1.5;1;IF([.N4]&lt;=2.5;2;IF([.N4]&lt;3.5;3;4))))" office:value-type="float" office:value="0" calcext:value-type="float">
            <text:p>0</text:p>
          </table:table-cell>
          <table:table-cell table:formula="of:=IF([.O4]&lt;=0.5;0;IF([.O4]&lt;=1.5;1;IF([.O4]&lt;=2.5;2;IF([.O4]&lt;3.5;3;4))))" office:value-type="float" office:value="3" calcext:value-type="float">
            <text:p>3</text:p>
          </table:table-cell>
          <table:table-cell table:formula="of:=IF([.P4]&lt;=0.5;0;IF([.P4]&lt;=1.5;1;IF([.P4]&lt;=2.5;2;IF([.P4]&lt;3.5;3;4))))" office:value-type="float" office:value="2" calcext:value-type="float">
            <text:p>2</text:p>
          </table:table-cell>
          <table:table-cell table:formula="of:=IF([.Q4]&lt;=0.5;0;IF([.Q4]&lt;=1.5;1;IF([.Q4]&lt;=2.5;2;IF([.Q4]&lt;3.5;3;4))))" office:value-type="float" office:value="0" calcext:value-type="float">
            <text:p>0</text:p>
          </table:table-cell>
          <table:table-cell table:formula="of:=IF([.R4]&lt;=0.5;0;IF([.R4]&lt;=1.5;1;IF([.R4]&lt;=2.5;2;IF([.R4]&lt;3.5;3;4))))" office:value-type="float" office:value="1" calcext:value-type="float">
            <text:p>1</text:p>
          </table:table-cell>
          <table:table-cell table:formula="of:=IF([.S4]&lt;=0.5;0;IF([.S4]&lt;=1.5;1;IF([.S4]&lt;=2.5;2;IF([.S4]&lt;3.5;3;4))))" office:value-type="float" office:value="2" calcext:value-type="float">
            <text:p>2</text:p>
          </table:table-cell>
          <table:table-cell table:formula="of:=IF([.T4]&lt;=0.5;0;IF([.T4]&lt;=1.5;1;IF([.T4]&lt;=2.5;2;IF([.T4]&lt;3.5;3;4))))" office:value-type="float" office:value="2" calcext:value-type="float">
            <text:p>2</text:p>
          </table:table-cell>
          <table:table-cell table:formula="of:=IF([.U4]&lt;=0.5;0;IF([.U4]&lt;=1.5;1;IF([.U4]&lt;=2.5;2;IF([.U4]&lt;3.5;3;4))))" office:value-type="float" office:value="3" calcext:value-type="float">
            <text:p>3</text:p>
          </table:table-cell>
          <table:table-cell table:formula="of:=IF([.V4]&lt;=0.5;0;IF([.V4]&lt;=1.5;1;IF([.V4]&lt;=2.5;2;IF([.V4]&lt;3.5;3;4))))" office:value-type="float" office:value="1" calcext:value-type="float">
            <text:p>1</text:p>
          </table:table-cell>
          <table:table-cell table:formula="of:=IF([.W4]&lt;=0.5;0;IF([.W4]&lt;=1.5;1;IF([.W4]&lt;=2.5;2;IF([.W4]&lt;3.5;3;4))))" office:value-type="float" office:value="2" calcext:value-type="float">
            <text:p>2</text:p>
          </table:table-cell>
          <table:table-cell table:formula="of:=IF([.X4]&lt;=0.5;0;IF([.X4]&lt;=1.5;1;IF([.X4]&lt;=2.5;2;IF([.X4]&lt;3.5;3;4))))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1.5" calcext:value-type="float">
            <text:p>1,50</text:p>
          </table:table-cell>
          <table:table-cell office:value-type="float" office:value="2" calcext:value-type="float">
            <text:p>2,00</text:p>
          </table:table-cell>
          <table:table-cell office:value-type="float" office:value="2.5" calcext:value-type="float">
            <text:p>2,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table:formula="of:=IF([.N5]&lt;=0.5;0;IF([.N5]&lt;=1.5;1;IF([.N5]&lt;=2.5;2;IF([.N5]&lt;3.5;3;4))))" office:value-type="float" office:value="0" calcext:value-type="float">
            <text:p>0</text:p>
          </table:table-cell>
          <table:table-cell table:formula="of:=IF([.O5]&lt;=0.5;0;IF([.O5]&lt;=1.5;1;IF([.O5]&lt;=2.5;2;IF([.O5]&lt;3.5;3;4))))" office:value-type="float" office:value="3" calcext:value-type="float">
            <text:p>3</text:p>
          </table:table-cell>
          <table:table-cell table:formula="of:=IF([.P5]&lt;=0.5;0;IF([.P5]&lt;=1.5;1;IF([.P5]&lt;=2.5;2;IF([.P5]&lt;3.5;3;4))))" office:value-type="float" office:value="2" calcext:value-type="float">
            <text:p>2</text:p>
          </table:table-cell>
          <table:table-cell table:formula="of:=IF([.Q5]&lt;=0.5;0;IF([.Q5]&lt;=1.5;1;IF([.Q5]&lt;=2.5;2;IF([.Q5]&lt;3.5;3;4))))" office:value-type="float" office:value="0" calcext:value-type="float">
            <text:p>0</text:p>
          </table:table-cell>
          <table:table-cell table:formula="of:=IF([.R5]&lt;=0.5;0;IF([.R5]&lt;=1.5;1;IF([.R5]&lt;=2.5;2;IF([.R5]&lt;3.5;3;4))))" office:value-type="float" office:value="1" calcext:value-type="float">
            <text:p>1</text:p>
          </table:table-cell>
          <table:table-cell table:formula="of:=IF([.S5]&lt;=0.5;0;IF([.S5]&lt;=1.5;1;IF([.S5]&lt;=2.5;2;IF([.S5]&lt;3.5;3;4))))" office:value-type="float" office:value="2" calcext:value-type="float">
            <text:p>2</text:p>
          </table:table-cell>
          <table:table-cell table:formula="of:=IF([.T5]&lt;=0.5;0;IF([.T5]&lt;=1.5;1;IF([.T5]&lt;=2.5;2;IF([.T5]&lt;3.5;3;4))))" office:value-type="float" office:value="2" calcext:value-type="float">
            <text:p>2</text:p>
          </table:table-cell>
          <table:table-cell table:formula="of:=IF([.U5]&lt;=0.5;0;IF([.U5]&lt;=1.5;1;IF([.U5]&lt;=2.5;2;IF([.U5]&lt;3.5;3;4))))" office:value-type="float" office:value="2" calcext:value-type="float">
            <text:p>2</text:p>
          </table:table-cell>
          <table:table-cell table:formula="of:=IF([.V5]&lt;=0.5;0;IF([.V5]&lt;=1.5;1;IF([.V5]&lt;=2.5;2;IF([.V5]&lt;3.5;3;4))))" office:value-type="float" office:value="1" calcext:value-type="float">
            <text:p>1</text:p>
          </table:table-cell>
          <table:table-cell table:formula="of:=IF([.W5]&lt;=0.5;0;IF([.W5]&lt;=1.5;1;IF([.W5]&lt;=2.5;2;IF([.W5]&lt;3.5;3;4))))" office:value-type="float" office:value="2" calcext:value-type="float">
            <text:p>2</text:p>
          </table:table-cell>
          <table:table-cell table:formula="of:=IF([.X5]&lt;=0.5;0;IF([.X5]&lt;=1.5;1;IF([.X5]&lt;=2.5;2;IF([.X5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float" office:value="2.5" calcext:value-type="float">
            <text:p>2,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IF([.N6]&lt;=0.5;0;IF([.N6]&lt;=1.5;1;IF([.N6]&lt;=2.5;2;IF([.N6]&lt;3.5;3;4))))" office:value-type="float" office:value="0" calcext:value-type="float">
            <text:p>0</text:p>
          </table:table-cell>
          <table:table-cell table:formula="of:=IF([.O6]&lt;=0.5;0;IF([.O6]&lt;=1.5;1;IF([.O6]&lt;=2.5;2;IF([.O6]&lt;3.5;3;4))))" office:value-type="float" office:value="2" calcext:value-type="float">
            <text:p>2</text:p>
          </table:table-cell>
          <table:table-cell table:formula="of:=IF([.P6]&lt;=0.5;0;IF([.P6]&lt;=1.5;1;IF([.P6]&lt;=2.5;2;IF([.P6]&lt;3.5;3;4))))" office:value-type="float" office:value="1" calcext:value-type="float">
            <text:p>1</text:p>
          </table:table-cell>
          <table:table-cell table:formula="of:=IF([.Q6]&lt;=0.5;0;IF([.Q6]&lt;=1.5;1;IF([.Q6]&lt;=2.5;2;IF([.Q6]&lt;3.5;3;4))))" office:value-type="float" office:value="0" calcext:value-type="float">
            <text:p>0</text:p>
          </table:table-cell>
          <table:table-cell table:formula="of:=IF([.R6]&lt;=0.5;0;IF([.R6]&lt;=1.5;1;IF([.R6]&lt;=2.5;2;IF([.R6]&lt;3.5;3;4))))" office:value-type="float" office:value="0" calcext:value-type="float">
            <text:p>0</text:p>
          </table:table-cell>
          <table:table-cell table:formula="of:=IF([.S6]&lt;=0.5;0;IF([.S6]&lt;=1.5;1;IF([.S6]&lt;=2.5;2;IF([.S6]&lt;3.5;3;4))))" office:value-type="float" office:value="2" calcext:value-type="float">
            <text:p>2</text:p>
          </table:table-cell>
          <table:table-cell table:formula="of:=IF([.T6]&lt;=0.5;0;IF([.T6]&lt;=1.5;1;IF([.T6]&lt;=2.5;2;IF([.T6]&lt;3.5;3;4))))" office:value-type="float" office:value="1" calcext:value-type="float">
            <text:p>1</text:p>
          </table:table-cell>
          <table:table-cell table:formula="of:=IF([.U6]&lt;=0.5;0;IF([.U6]&lt;=1.5;1;IF([.U6]&lt;=2.5;2;IF([.U6]&lt;3.5;3;4))))" office:value-type="float" office:value="1" calcext:value-type="float">
            <text:p>1</text:p>
          </table:table-cell>
          <table:table-cell table:formula="of:=IF([.V6]&lt;=0.5;0;IF([.V6]&lt;=1.5;1;IF([.V6]&lt;=2.5;2;IF([.V6]&lt;3.5;3;4))))" office:value-type="float" office:value="1" calcext:value-type="float">
            <text:p>1</text:p>
          </table:table-cell>
          <table:table-cell table:formula="of:=IF([.W6]&lt;=0.5;0;IF([.W6]&lt;=1.5;1;IF([.W6]&lt;=2.5;2;IF([.W6]&lt;3.5;3;4))))" office:value-type="float" office:value="2" calcext:value-type="float">
            <text:p>2</text:p>
          </table:table-cell>
          <table:table-cell table:formula="of:=IF([.X6]&lt;=0.5;0;IF([.X6]&lt;=1.5;1;IF([.X6]&lt;=2.5;2;IF([.X6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1.8" calcext:value-type="float">
            <text:p>1,80</text:p>
          </table:table-cell>
          <table:table-cell office:value-type="float" office:value="1" calcext:value-type="float">
            <text:p>1,0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IF([.N7]&lt;=0.5;0;IF([.N7]&lt;=1.5;1;IF([.N7]&lt;=2.5;2;IF([.N7]&lt;3.5;3;4))))" office:value-type="float" office:value="0" calcext:value-type="float">
            <text:p>0</text:p>
          </table:table-cell>
          <table:table-cell table:formula="of:=IF([.O7]&lt;=0.5;0;IF([.O7]&lt;=1.5;1;IF([.O7]&lt;=2.5;2;IF([.O7]&lt;3.5;3;4))))" office:value-type="float" office:value="2" calcext:value-type="float">
            <text:p>2</text:p>
          </table:table-cell>
          <table:table-cell table:formula="of:=IF([.P7]&lt;=0.5;0;IF([.P7]&lt;=1.5;1;IF([.P7]&lt;=2.5;2;IF([.P7]&lt;3.5;3;4))))" office:value-type="float" office:value="0" calcext:value-type="float">
            <text:p>0</text:p>
          </table:table-cell>
          <table:table-cell table:formula="of:=IF([.Q7]&lt;=0.5;0;IF([.Q7]&lt;=1.5;1;IF([.Q7]&lt;=2.5;2;IF([.Q7]&lt;3.5;3;4))))" office:value-type="float" office:value="1" calcext:value-type="float">
            <text:p>1</text:p>
          </table:table-cell>
          <table:table-cell table:formula="of:=IF([.R7]&lt;=0.5;0;IF([.R7]&lt;=1.5;1;IF([.R7]&lt;=2.5;2;IF([.R7]&lt;3.5;3;4))))" office:value-type="float" office:value="1" calcext:value-type="float">
            <text:p>1</text:p>
          </table:table-cell>
          <table:table-cell table:formula="of:=IF([.S7]&lt;=0.5;0;IF([.S7]&lt;=1.5;1;IF([.S7]&lt;=2.5;2;IF([.S7]&lt;3.5;3;4))))" office:value-type="float" office:value="2" calcext:value-type="float">
            <text:p>2</text:p>
          </table:table-cell>
          <table:table-cell table:formula="of:=IF([.T7]&lt;=0.5;0;IF([.T7]&lt;=1.5;1;IF([.T7]&lt;=2.5;2;IF([.T7]&lt;3.5;3;4))))" office:value-type="float" office:value="0" calcext:value-type="float">
            <text:p>0</text:p>
          </table:table-cell>
          <table:table-cell table:formula="of:=IF([.U7]&lt;=0.5;0;IF([.U7]&lt;=1.5;1;IF([.U7]&lt;=2.5;2;IF([.U7]&lt;3.5;3;4))))" office:value-type="float" office:value="2" calcext:value-type="float">
            <text:p>2</text:p>
          </table:table-cell>
          <table:table-cell table:formula="of:=IF([.V7]&lt;=0.5;0;IF([.V7]&lt;=1.5;1;IF([.V7]&lt;=2.5;2;IF([.V7]&lt;3.5;3;4))))" office:value-type="float" office:value="1" calcext:value-type="float">
            <text:p>1</text:p>
          </table:table-cell>
          <table:table-cell table:formula="of:=IF([.W7]&lt;=0.5;0;IF([.W7]&lt;=1.5;1;IF([.W7]&lt;=2.5;2;IF([.W7]&lt;3.5;3;4))))" office:value-type="float" office:value="1" calcext:value-type="float">
            <text:p>1</text:p>
          </table:table-cell>
          <table:table-cell table:formula="of:=IF([.X7]&lt;=0.5;0;IF([.X7]&lt;=1.5;1;IF([.X7]&lt;=2.5;2;IF([.X7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4" calcext:value-type="float">
            <text:p>0,40</text:p>
          </table:table-cell>
          <table:table-cell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1.5" calcext:value-type="float">
            <text:p>1,50</text:p>
          </table:table-cell>
          <table:table-cell office:value-type="float" office:value="1.8" calcext:value-type="float">
            <text:p>1,8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8]&lt;=0.5;0;IF([.N8]&lt;=1.5;1;IF([.N8]&lt;=2.5;2;IF([.N8]&lt;3.5;3;4))))" office:value-type="float" office:value="4" calcext:value-type="float">
            <text:p>4</text:p>
          </table:table-cell>
          <table:table-cell table:formula="of:=IF([.O8]&lt;=0.5;0;IF([.O8]&lt;=1.5;1;IF([.O8]&lt;=2.5;2;IF([.O8]&lt;3.5;3;4))))" office:value-type="float" office:value="4" calcext:value-type="float">
            <text:p>4</text:p>
          </table:table-cell>
          <table:table-cell table:formula="of:=IF([.P8]&lt;=0.5;0;IF([.P8]&lt;=1.5;1;IF([.P8]&lt;=2.5;2;IF([.P8]&lt;3.5;3;4))))" office:value-type="float" office:value="4" calcext:value-type="float">
            <text:p>4</text:p>
          </table:table-cell>
          <table:table-cell table:formula="of:=IF([.Q8]&lt;=0.5;0;IF([.Q8]&lt;=1.5;1;IF([.Q8]&lt;=2.5;2;IF([.Q8]&lt;3.5;3;4))))" office:value-type="float" office:value="4" calcext:value-type="float">
            <text:p>4</text:p>
          </table:table-cell>
          <table:table-cell table:formula="of:=IF([.R8]&lt;=0.5;0;IF([.R8]&lt;=1.5;1;IF([.R8]&lt;=2.5;2;IF([.R8]&lt;3.5;3;4))))" office:value-type="float" office:value="4" calcext:value-type="float">
            <text:p>4</text:p>
          </table:table-cell>
          <table:table-cell table:formula="of:=IF([.S8]&lt;=0.5;0;IF([.S8]&lt;=1.5;1;IF([.S8]&lt;=2.5;2;IF([.S8]&lt;3.5;3;4))))" office:value-type="float" office:value="4" calcext:value-type="float">
            <text:p>4</text:p>
          </table:table-cell>
          <table:table-cell table:formula="of:=IF([.T8]&lt;=0.5;0;IF([.T8]&lt;=1.5;1;IF([.T8]&lt;=2.5;2;IF([.T8]&lt;3.5;3;4))))" office:value-type="float" office:value="4" calcext:value-type="float">
            <text:p>4</text:p>
          </table:table-cell>
          <table:table-cell table:formula="of:=IF([.U8]&lt;=0.5;0;IF([.U8]&lt;=1.5;1;IF([.U8]&lt;=2.5;2;IF([.U8]&lt;3.5;3;4))))" office:value-type="float" office:value="4" calcext:value-type="float">
            <text:p>4</text:p>
          </table:table-cell>
          <table:table-cell table:formula="of:=IF([.V8]&lt;=0.5;0;IF([.V8]&lt;=1.5;1;IF([.V8]&lt;=2.5;2;IF([.V8]&lt;3.5;3;4))))" office:value-type="float" office:value="4" calcext:value-type="float">
            <text:p>4</text:p>
          </table:table-cell>
          <table:table-cell table:formula="of:=IF([.W8]&lt;=0.5;0;IF([.W8]&lt;=1.5;1;IF([.W8]&lt;=2.5;2;IF([.W8]&lt;3.5;3;4))))" office:value-type="float" office:value="4" calcext:value-type="float">
            <text:p>4</text:p>
          </table:table-cell>
          <table:table-cell table:formula="of:=IF([.X8]&lt;=0.5;0;IF([.X8]&lt;=1.5;1;IF([.X8]&lt;=2.5;2;IF([.X8]&lt;3.5;3;4))))" office:value-type="float" office:value="4" calcext:value-type="float">
            <text:p>4</text:p>
          </table:table-cell>
          <table:table-cell table:number-columns-repeated="2"/>
          <table:table-cell table:number-columns-repeated="4" office:value-type="float" office:value="4" calcext:value-type="float">
            <text:p>4,00</text:p>
          </table:table-cell>
          <table:table-cell office:value-type="float" office:value="3.5" calcext:value-type="float">
            <text:p>3,50</text:p>
          </table:table-cell>
          <table:table-cell table:number-columns-repeated="2" office:value-type="float" office:value="3.8" calcext:value-type="float">
            <text:p>3,8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table:formula="of:=IF([.N9]&lt;=0.5;0;IF([.N9]&lt;=1.5;1;IF([.N9]&lt;=2.5;2;IF([.N9]&lt;3.5;3;4))))" office:value-type="float" office:value="4" calcext:value-type="float">
            <text:p>4</text:p>
          </table:table-cell>
          <table:table-cell table:formula="of:=IF([.O9]&lt;=0.5;0;IF([.O9]&lt;=1.5;1;IF([.O9]&lt;=2.5;2;IF([.O9]&lt;3.5;3;4))))" office:value-type="float" office:value="4" calcext:value-type="float">
            <text:p>4</text:p>
          </table:table-cell>
          <table:table-cell table:formula="of:=IF([.P9]&lt;=0.5;0;IF([.P9]&lt;=1.5;1;IF([.P9]&lt;=2.5;2;IF([.P9]&lt;3.5;3;4))))" office:value-type="float" office:value="4" calcext:value-type="float">
            <text:p>4</text:p>
          </table:table-cell>
          <table:table-cell table:formula="of:=IF([.Q9]&lt;=0.5;0;IF([.Q9]&lt;=1.5;1;IF([.Q9]&lt;=2.5;2;IF([.Q9]&lt;3.5;3;4))))" office:value-type="float" office:value="4" calcext:value-type="float">
            <text:p>4</text:p>
          </table:table-cell>
          <table:table-cell table:formula="of:=IF([.R9]&lt;=0.5;0;IF([.R9]&lt;=1.5;1;IF([.R9]&lt;=2.5;2;IF([.R9]&lt;3.5;3;4))))" office:value-type="float" office:value="4" calcext:value-type="float">
            <text:p>4</text:p>
          </table:table-cell>
          <table:table-cell table:formula="of:=IF([.S9]&lt;=0.5;0;IF([.S9]&lt;=1.5;1;IF([.S9]&lt;=2.5;2;IF([.S9]&lt;3.5;3;4))))" office:value-type="float" office:value="4" calcext:value-type="float">
            <text:p>4</text:p>
          </table:table-cell>
          <table:table-cell table:formula="of:=IF([.T9]&lt;=0.5;0;IF([.T9]&lt;=1.5;1;IF([.T9]&lt;=2.5;2;IF([.T9]&lt;3.5;3;4))))" office:value-type="float" office:value="4" calcext:value-type="float">
            <text:p>4</text:p>
          </table:table-cell>
          <table:table-cell table:formula="of:=IF([.U9]&lt;=0.5;0;IF([.U9]&lt;=1.5;1;IF([.U9]&lt;=2.5;2;IF([.U9]&lt;3.5;3;4))))" office:value-type="float" office:value="4" calcext:value-type="float">
            <text:p>4</text:p>
          </table:table-cell>
          <table:table-cell table:formula="of:=IF([.V9]&lt;=0.5;0;IF([.V9]&lt;=1.5;1;IF([.V9]&lt;=2.5;2;IF([.V9]&lt;3.5;3;4))))" office:value-type="float" office:value="4" calcext:value-type="float">
            <text:p>4</text:p>
          </table:table-cell>
          <table:table-cell table:formula="of:=IF([.W9]&lt;=0.5;0;IF([.W9]&lt;=1.5;1;IF([.W9]&lt;=2.5;2;IF([.W9]&lt;3.5;3;4))))" office:value-type="float" office:value="4" calcext:value-type="float">
            <text:p>4</text:p>
          </table:table-cell>
          <table:table-cell table:formula="of:=IF([.X9]&lt;=0.5;0;IF([.X9]&lt;=1.5;1;IF([.X9]&lt;=2.5;2;IF([.X9]&lt;3.5;3;4))))" office:value-type="float" office:value="4" calcext:value-type="float">
            <text:p>4</text:p>
          </table:table-cell>
          <table:table-cell table:number-columns-repeated="2"/>
          <table:table-cell table:number-columns-repeated="5" office:value-type="float" office:value="4" calcext:value-type="float">
            <text:p>4,00</text:p>
          </table:table-cell>
          <table:table-cell office:value-type="float" office:value="3.7" calcext:value-type="float">
            <text:p>3,70</text:p>
          </table:table-cell>
          <table:table-cell office:value-type="float" office:value="3.8" calcext:value-type="float">
            <text:p>3,8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table:formula="of:=IF([.N10]&lt;=0.5;0;IF([.N10]&lt;=1.5;1;IF([.N10]&lt;=2.5;2;IF([.N10]&lt;3.5;3;4))))" office:value-type="float" office:value="0" calcext:value-type="float">
            <text:p>0</text:p>
          </table:table-cell>
          <table:table-cell table:formula="of:=IF([.O10]&lt;=0.5;0;IF([.O10]&lt;=1.5;1;IF([.O10]&lt;=2.5;2;IF([.O10]&lt;3.5;3;4))))" office:value-type="float" office:value="2" calcext:value-type="float">
            <text:p>2</text:p>
          </table:table-cell>
          <table:table-cell table:formula="of:=IF([.P10]&lt;=0.5;0;IF([.P10]&lt;=1.5;1;IF([.P10]&lt;=2.5;2;IF([.P10]&lt;3.5;3;4))))" office:value-type="float" office:value="0" calcext:value-type="float">
            <text:p>0</text:p>
          </table:table-cell>
          <table:table-cell table:formula="of:=IF([.Q10]&lt;=0.5;0;IF([.Q10]&lt;=1.5;1;IF([.Q10]&lt;=2.5;2;IF([.Q10]&lt;3.5;3;4))))" office:value-type="float" office:value="0" calcext:value-type="float">
            <text:p>0</text:p>
          </table:table-cell>
          <table:table-cell table:formula="of:=IF([.R10]&lt;=0.5;0;IF([.R10]&lt;=1.5;1;IF([.R10]&lt;=2.5;2;IF([.R10]&lt;3.5;3;4))))" office:value-type="float" office:value="1" calcext:value-type="float">
            <text:p>1</text:p>
          </table:table-cell>
          <table:table-cell table:formula="of:=IF([.S10]&lt;=0.5;0;IF([.S10]&lt;=1.5;1;IF([.S10]&lt;=2.5;2;IF([.S10]&lt;3.5;3;4))))" office:value-type="float" office:value="1" calcext:value-type="float">
            <text:p>1</text:p>
          </table:table-cell>
          <table:table-cell table:formula="of:=IF([.T10]&lt;=0.5;0;IF([.T10]&lt;=1.5;1;IF([.T10]&lt;=2.5;2;IF([.T10]&lt;3.5;3;4))))" office:value-type="float" office:value="0" calcext:value-type="float">
            <text:p>0</text:p>
          </table:table-cell>
          <table:table-cell table:formula="of:=IF([.U10]&lt;=0.5;0;IF([.U10]&lt;=1.5;1;IF([.U10]&lt;=2.5;2;IF([.U10]&lt;3.5;3;4))))" office:value-type="float" office:value="0" calcext:value-type="float">
            <text:p>0</text:p>
          </table:table-cell>
          <table:table-cell table:formula="of:=IF([.V10]&lt;=0.5;0;IF([.V10]&lt;=1.5;1;IF([.V10]&lt;=2.5;2;IF([.V10]&lt;3.5;3;4))))" office:value-type="float" office:value="1" calcext:value-type="float">
            <text:p>1</text:p>
          </table:table-cell>
          <table:table-cell table:formula="of:=IF([.W10]&lt;=0.5;0;IF([.W10]&lt;=1.5;1;IF([.W10]&lt;=2.5;2;IF([.W10]&lt;3.5;3;4))))" office:value-type="float" office:value="1" calcext:value-type="float">
            <text:p>1</text:p>
          </table:table-cell>
          <table:table-cell table:formula="of:=IF([.X10]&lt;=0.5;0;IF([.X10]&lt;=1.5;1;IF([.X10]&lt;=2.5;2;IF([.X10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0</text:p>
          </table:table-cell>
          <table:table-cell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11]&lt;=0.5;0;IF([.N11]&lt;=1.5;1;IF([.N11]&lt;=2.5;2;IF([.N11]&lt;3.5;3;4))))" office:value-type="float" office:value="0" calcext:value-type="float">
            <text:p>0</text:p>
          </table:table-cell>
          <table:table-cell table:formula="of:=IF([.O11]&lt;=0.5;0;IF([.O11]&lt;=1.5;1;IF([.O11]&lt;=2.5;2;IF([.O11]&lt;3.5;3;4))))" office:value-type="float" office:value="1" calcext:value-type="float">
            <text:p>1</text:p>
          </table:table-cell>
          <table:table-cell table:formula="of:=IF([.P11]&lt;=0.5;0;IF([.P11]&lt;=1.5;1;IF([.P11]&lt;=2.5;2;IF([.P11]&lt;3.5;3;4))))" office:value-type="float" office:value="0" calcext:value-type="float">
            <text:p>0</text:p>
          </table:table-cell>
          <table:table-cell table:formula="of:=IF([.Q11]&lt;=0.5;0;IF([.Q11]&lt;=1.5;1;IF([.Q11]&lt;=2.5;2;IF([.Q11]&lt;3.5;3;4))))" office:value-type="float" office:value="1" calcext:value-type="float">
            <text:p>1</text:p>
          </table:table-cell>
          <table:table-cell table:formula="of:=IF([.R11]&lt;=0.5;0;IF([.R11]&lt;=1.5;1;IF([.R11]&lt;=2.5;2;IF([.R11]&lt;3.5;3;4))))" office:value-type="float" office:value="1" calcext:value-type="float">
            <text:p>1</text:p>
          </table:table-cell>
          <table:table-cell table:formula="of:=IF([.S11]&lt;=0.5;0;IF([.S11]&lt;=1.5;1;IF([.S11]&lt;=2.5;2;IF([.S11]&lt;3.5;3;4))))" office:value-type="float" office:value="2" calcext:value-type="float">
            <text:p>2</text:p>
          </table:table-cell>
          <table:table-cell table:formula="of:=IF([.T11]&lt;=0.5;0;IF([.T11]&lt;=1.5;1;IF([.T11]&lt;=2.5;2;IF([.T11]&lt;3.5;3;4))))" office:value-type="float" office:value="1" calcext:value-type="float">
            <text:p>1</text:p>
          </table:table-cell>
          <table:table-cell table:formula="of:=IF([.U11]&lt;=0.5;0;IF([.U11]&lt;=1.5;1;IF([.U11]&lt;=2.5;2;IF([.U11]&lt;3.5;3;4))))" office:value-type="float" office:value="0" calcext:value-type="float">
            <text:p>0</text:p>
          </table:table-cell>
          <table:table-cell table:formula="of:=IF([.V11]&lt;=0.5;0;IF([.V11]&lt;=1.5;1;IF([.V11]&lt;=2.5;2;IF([.V11]&lt;3.5;3;4))))" office:value-type="float" office:value="2" calcext:value-type="float">
            <text:p>2</text:p>
          </table:table-cell>
          <table:table-cell table:formula="of:=IF([.W11]&lt;=0.5;0;IF([.W11]&lt;=1.5;1;IF([.W11]&lt;=2.5;2;IF([.W11]&lt;3.5;3;4))))" office:value-type="float" office:value="1" calcext:value-type="float">
            <text:p>1</text:p>
          </table:table-cell>
          <table:table-cell table:formula="of:=IF([.X11]&lt;=0.5;0;IF([.X11]&lt;=1.5;1;IF([.X11]&lt;=2.5;2;IF([.X11]&lt;3.5;3;4))))" office:value-type="float" office:value="1" calcext:value-type="float">
            <text:p>1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1.8" calcext:value-type="float">
            <text:p>1,8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table:formula="of:=IF([.N12]&lt;=0.5;0;IF([.N12]&lt;=1.5;1;IF([.N12]&lt;=2.5;2;IF([.N12]&lt;3.5;3;4))))" office:value-type="float" office:value="0" calcext:value-type="float">
            <text:p>0</text:p>
          </table:table-cell>
          <table:table-cell table:formula="of:=IF([.O12]&lt;=0.5;0;IF([.O12]&lt;=1.5;1;IF([.O12]&lt;=2.5;2;IF([.O12]&lt;3.5;3;4))))" office:value-type="float" office:value="1" calcext:value-type="float">
            <text:p>1</text:p>
          </table:table-cell>
          <table:table-cell table:formula="of:=IF([.P12]&lt;=0.5;0;IF([.P12]&lt;=1.5;1;IF([.P12]&lt;=2.5;2;IF([.P12]&lt;3.5;3;4))))" office:value-type="float" office:value="0" calcext:value-type="float">
            <text:p>0</text:p>
          </table:table-cell>
          <table:table-cell table:formula="of:=IF([.Q12]&lt;=0.5;0;IF([.Q12]&lt;=1.5;1;IF([.Q12]&lt;=2.5;2;IF([.Q12]&lt;3.5;3;4))))" office:value-type="float" office:value="0" calcext:value-type="float">
            <text:p>0</text:p>
          </table:table-cell>
          <table:table-cell table:formula="of:=IF([.R12]&lt;=0.5;0;IF([.R12]&lt;=1.5;1;IF([.R12]&lt;=2.5;2;IF([.R12]&lt;3.5;3;4))))" office:value-type="float" office:value="0" calcext:value-type="float">
            <text:p>0</text:p>
          </table:table-cell>
          <table:table-cell table:formula="of:=IF([.S12]&lt;=0.5;0;IF([.S12]&lt;=1.5;1;IF([.S12]&lt;=2.5;2;IF([.S12]&lt;3.5;3;4))))" office:value-type="float" office:value="1" calcext:value-type="float">
            <text:p>1</text:p>
          </table:table-cell>
          <table:table-cell table:formula="of:=IF([.T12]&lt;=0.5;0;IF([.T12]&lt;=1.5;1;IF([.T12]&lt;=2.5;2;IF([.T12]&lt;3.5;3;4))))" office:value-type="float" office:value="1" calcext:value-type="float">
            <text:p>1</text:p>
          </table:table-cell>
          <table:table-cell table:formula="of:=IF([.U12]&lt;=0.5;0;IF([.U12]&lt;=1.5;1;IF([.U12]&lt;=2.5;2;IF([.U12]&lt;3.5;3;4))))" office:value-type="float" office:value="0" calcext:value-type="float">
            <text:p>0</text:p>
          </table:table-cell>
          <table:table-cell table:formula="of:=IF([.V12]&lt;=0.5;0;IF([.V12]&lt;=1.5;1;IF([.V12]&lt;=2.5;2;IF([.V12]&lt;3.5;3;4))))" office:value-type="float" office:value="1" calcext:value-type="float">
            <text:p>1</text:p>
          </table:table-cell>
          <table:table-cell table:formula="of:=IF([.W12]&lt;=0.5;0;IF([.W12]&lt;=1.5;1;IF([.W12]&lt;=2.5;2;IF([.W12]&lt;3.5;3;4))))" office:value-type="float" office:value="1" calcext:value-type="float">
            <text:p>1</text:p>
          </table:table-cell>
          <table:table-cell table:formula="of:=IF([.X12]&lt;=0.5;0;IF([.X12]&lt;=1.5;1;IF([.X12]&lt;=2.5;2;IF([.X12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.5" calcext:value-type="float">
            <text:p>0,50</text:p>
          </table:table-cell>
          <table:table-cell office:value-type="float" office:value="1.5" calcext:value-type="float">
            <text:p>1,5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13]&lt;=0.5;0;IF([.N13]&lt;=1.5;1;IF([.N13]&lt;=2.5;2;IF([.N13]&lt;3.5;3;4))))" office:value-type="float" office:value="2" calcext:value-type="float">
            <text:p>2</text:p>
          </table:table-cell>
          <table:table-cell table:formula="of:=IF([.O13]&lt;=0.5;0;IF([.O13]&lt;=1.5;1;IF([.O13]&lt;=2.5;2;IF([.O13]&lt;3.5;3;4))))" office:value-type="float" office:value="2" calcext:value-type="float">
            <text:p>2</text:p>
          </table:table-cell>
          <table:table-cell table:formula="of:=IF([.P13]&lt;=0.5;0;IF([.P13]&lt;=1.5;1;IF([.P13]&lt;=2.5;2;IF([.P13]&lt;3.5;3;4))))" office:value-type="float" office:value="2" calcext:value-type="float">
            <text:p>2</text:p>
          </table:table-cell>
          <table:table-cell table:formula="of:=IF([.Q13]&lt;=0.5;0;IF([.Q13]&lt;=1.5;1;IF([.Q13]&lt;=2.5;2;IF([.Q13]&lt;3.5;3;4))))" office:value-type="float" office:value="1" calcext:value-type="float">
            <text:p>1</text:p>
          </table:table-cell>
          <table:table-cell table:formula="of:=IF([.R13]&lt;=0.5;0;IF([.R13]&lt;=1.5;1;IF([.R13]&lt;=2.5;2;IF([.R13]&lt;3.5;3;4))))" office:value-type="float" office:value="1" calcext:value-type="float">
            <text:p>1</text:p>
          </table:table-cell>
          <table:table-cell table:formula="of:=IF([.S13]&lt;=0.5;0;IF([.S13]&lt;=1.5;1;IF([.S13]&lt;=2.5;2;IF([.S13]&lt;3.5;3;4))))" office:value-type="float" office:value="1" calcext:value-type="float">
            <text:p>1</text:p>
          </table:table-cell>
          <table:table-cell table:formula="of:=IF([.T13]&lt;=0.5;0;IF([.T13]&lt;=1.5;1;IF([.T13]&lt;=2.5;2;IF([.T13]&lt;3.5;3;4))))" office:value-type="float" office:value="1" calcext:value-type="float">
            <text:p>1</text:p>
          </table:table-cell>
          <table:table-cell table:formula="of:=IF([.U13]&lt;=0.5;0;IF([.U13]&lt;=1.5;1;IF([.U13]&lt;=2.5;2;IF([.U13]&lt;3.5;3;4))))" office:value-type="float" office:value="1" calcext:value-type="float">
            <text:p>1</text:p>
          </table:table-cell>
          <table:table-cell table:formula="of:=IF([.V13]&lt;=0.5;0;IF([.V13]&lt;=1.5;1;IF([.V13]&lt;=2.5;2;IF([.V13]&lt;3.5;3;4))))" office:value-type="float" office:value="2" calcext:value-type="float">
            <text:p>2</text:p>
          </table:table-cell>
          <table:table-cell table:formula="of:=IF([.W13]&lt;=0.5;0;IF([.W13]&lt;=1.5;1;IF([.W13]&lt;=2.5;2;IF([.W13]&lt;3.5;3;4))))" office:value-type="float" office:value="1" calcext:value-type="float">
            <text:p>1</text:p>
          </table:table-cell>
          <table:table-cell table:formula="of:=IF([.X13]&lt;=0.5;0;IF([.X13]&lt;=1.5;1;IF([.X13]&lt;=2.5;2;IF([.X13]&lt;3.5;3;4))))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1.5" calcext:value-type="float">
            <text:p>1,50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table:formula="of:=IF([.N14]&lt;=0.5;0;IF([.N14]&lt;=1.5;1;IF([.N14]&lt;=2.5;2;IF([.N14]&lt;3.5;3;4))))" office:value-type="float" office:value="1" calcext:value-type="float">
            <text:p>1</text:p>
          </table:table-cell>
          <table:table-cell table:formula="of:=IF([.O14]&lt;=0.5;0;IF([.O14]&lt;=1.5;1;IF([.O14]&lt;=2.5;2;IF([.O14]&lt;3.5;3;4))))" office:value-type="float" office:value="3" calcext:value-type="float">
            <text:p>3</text:p>
          </table:table-cell>
          <table:table-cell table:formula="of:=IF([.P14]&lt;=0.5;0;IF([.P14]&lt;=1.5;1;IF([.P14]&lt;=2.5;2;IF([.P14]&lt;3.5;3;4))))" office:value-type="float" office:value="0" calcext:value-type="float">
            <text:p>0</text:p>
          </table:table-cell>
          <table:table-cell table:formula="of:=IF([.Q14]&lt;=0.5;0;IF([.Q14]&lt;=1.5;1;IF([.Q14]&lt;=2.5;2;IF([.Q14]&lt;3.5;3;4))))" office:value-type="float" office:value="0" calcext:value-type="float">
            <text:p>0</text:p>
          </table:table-cell>
          <table:table-cell table:formula="of:=IF([.R14]&lt;=0.5;0;IF([.R14]&lt;=1.5;1;IF([.R14]&lt;=2.5;2;IF([.R14]&lt;3.5;3;4))))" office:value-type="float" office:value="1" calcext:value-type="float">
            <text:p>1</text:p>
          </table:table-cell>
          <table:table-cell table:formula="of:=IF([.S14]&lt;=0.5;0;IF([.S14]&lt;=1.5;1;IF([.S14]&lt;=2.5;2;IF([.S14]&lt;3.5;3;4))))" office:value-type="float" office:value="1" calcext:value-type="float">
            <text:p>1</text:p>
          </table:table-cell>
          <table:table-cell table:formula="of:=IF([.T14]&lt;=0.5;0;IF([.T14]&lt;=1.5;1;IF([.T14]&lt;=2.5;2;IF([.T14]&lt;3.5;3;4))))" office:value-type="float" office:value="2" calcext:value-type="float">
            <text:p>2</text:p>
          </table:table-cell>
          <table:table-cell table:formula="of:=IF([.U14]&lt;=0.5;0;IF([.U14]&lt;=1.5;1;IF([.U14]&lt;=2.5;2;IF([.U14]&lt;3.5;3;4))))" office:value-type="float" office:value="2" calcext:value-type="float">
            <text:p>2</text:p>
          </table:table-cell>
          <table:table-cell table:formula="of:=IF([.V14]&lt;=0.5;0;IF([.V14]&lt;=1.5;1;IF([.V14]&lt;=2.5;2;IF([.V14]&lt;3.5;3;4))))" office:value-type="float" office:value="1" calcext:value-type="float">
            <text:p>1</text:p>
          </table:table-cell>
          <table:table-cell table:formula="of:=IF([.W14]&lt;=0.5;0;IF([.W14]&lt;=1.5;1;IF([.W14]&lt;=2.5;2;IF([.W14]&lt;3.5;3;4))))" office:value-type="float" office:value="2" calcext:value-type="float">
            <text:p>2</text:p>
          </table:table-cell>
          <table:table-cell table:formula="of:=IF([.X14]&lt;=0.5;0;IF([.X14]&lt;=1.5;1;IF([.X14]&lt;=2.5;2;IF([.X14]&lt;3.5;3;4)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table:number-columns-repeated="2"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1.2" calcext:value-type="float">
            <text:p>1,20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table:formula="of:=IF([.N15]&lt;=0.5;0;IF([.N15]&lt;=1.5;1;IF([.N15]&lt;=2.5;2;IF([.N15]&lt;3.5;3;4))))" office:value-type="float" office:value="4" calcext:value-type="float">
            <text:p>4</text:p>
          </table:table-cell>
          <table:table-cell table:formula="of:=IF([.O15]&lt;=0.5;0;IF([.O15]&lt;=1.5;1;IF([.O15]&lt;=2.5;2;IF([.O15]&lt;3.5;3;4))))" office:value-type="float" office:value="4" calcext:value-type="float">
            <text:p>4</text:p>
          </table:table-cell>
          <table:table-cell table:formula="of:=IF([.P15]&lt;=0.5;0;IF([.P15]&lt;=1.5;1;IF([.P15]&lt;=2.5;2;IF([.P15]&lt;3.5;3;4))))" office:value-type="float" office:value="4" calcext:value-type="float">
            <text:p>4</text:p>
          </table:table-cell>
          <table:table-cell table:formula="of:=IF([.Q15]&lt;=0.5;0;IF([.Q15]&lt;=1.5;1;IF([.Q15]&lt;=2.5;2;IF([.Q15]&lt;3.5;3;4))))" office:value-type="float" office:value="2" calcext:value-type="float">
            <text:p>2</text:p>
          </table:table-cell>
          <table:table-cell table:formula="of:=IF([.R15]&lt;=0.5;0;IF([.R15]&lt;=1.5;1;IF([.R15]&lt;=2.5;2;IF([.R15]&lt;3.5;3;4))))" office:value-type="float" office:value="1" calcext:value-type="float">
            <text:p>1</text:p>
          </table:table-cell>
          <table:table-cell table:formula="of:=IF([.S15]&lt;=0.5;0;IF([.S15]&lt;=1.5;1;IF([.S15]&lt;=2.5;2;IF([.S15]&lt;3.5;3;4))))" office:value-type="float" office:value="3" calcext:value-type="float">
            <text:p>3</text:p>
          </table:table-cell>
          <table:table-cell table:formula="of:=IF([.T15]&lt;=0.5;0;IF([.T15]&lt;=1.5;1;IF([.T15]&lt;=2.5;2;IF([.T15]&lt;3.5;3;4))))" office:value-type="float" office:value="4" calcext:value-type="float">
            <text:p>4</text:p>
          </table:table-cell>
          <table:table-cell table:formula="of:=IF([.U15]&lt;=0.5;0;IF([.U15]&lt;=1.5;1;IF([.U15]&lt;=2.5;2;IF([.U15]&lt;3.5;3;4))))" office:value-type="float" office:value="3" calcext:value-type="float">
            <text:p>3</text:p>
          </table:table-cell>
          <table:table-cell table:formula="of:=IF([.V15]&lt;=0.5;0;IF([.V15]&lt;=1.5;1;IF([.V15]&lt;=2.5;2;IF([.V15]&lt;3.5;3;4))))" office:value-type="float" office:value="4" calcext:value-type="float">
            <text:p>4</text:p>
          </table:table-cell>
          <table:table-cell table:formula="of:=IF([.W15]&lt;=0.5;0;IF([.W15]&lt;=1.5;1;IF([.W15]&lt;=2.5;2;IF([.W15]&lt;3.5;3;4))))" office:value-type="float" office:value="3" calcext:value-type="float">
            <text:p>3</text:p>
          </table:table-cell>
          <table:table-cell table:formula="of:=IF([.X15]&lt;=0.5;0;IF([.X15]&lt;=1.5;1;IF([.X15]&lt;=2.5;2;IF([.X15]&lt;3.5;3;4))))" office:value-type="float" office:value="4" calcext:value-type="float">
            <text:p>4</text:p>
          </table:table-cell>
          <table:table-cell table:number-columns-repeated="2"/>
          <table:table-cell office:value-type="float" office:value="3.89" calcext:value-type="float">
            <text:p>3,89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2" calcext:value-type="float">
            <text:p>2,00</text:p>
          </table:table-cell>
          <table:table-cell office:value-type="float" office:value="1.5" calcext:value-type="float">
            <text:p>1,50</text:p>
          </table:table-cell>
          <table:table-cell office:value-type="float" office:value="3.2" calcext:value-type="float">
            <text:p>3,20</text:p>
          </table:table-cell>
          <table:table-cell office:value-type="float" office:value="3.8" calcext:value-type="float">
            <text:p>3,8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,0</text:p>
          </table:table-cell>
        </table:table-row>
        <table:table-row table:style-name="ro1">
          <table:table-cell table:formula="of:=IF([.N16]&lt;=0.5;0;IF([.N16]&lt;=1.5;1;IF([.N16]&lt;=2.5;2;IF([.N16]&lt;3.5;3;4))))" office:value-type="float" office:value="4" calcext:value-type="float">
            <text:p>4</text:p>
          </table:table-cell>
          <table:table-cell table:formula="of:=IF([.O16]&lt;=0.5;0;IF([.O16]&lt;=1.5;1;IF([.O16]&lt;=2.5;2;IF([.O16]&lt;3.5;3;4))))" office:value-type="float" office:value="3" calcext:value-type="float">
            <text:p>3</text:p>
          </table:table-cell>
          <table:table-cell table:formula="of:=IF([.P16]&lt;=0.5;0;IF([.P16]&lt;=1.5;1;IF([.P16]&lt;=2.5;2;IF([.P16]&lt;3.5;3;4))))" office:value-type="float" office:value="4" calcext:value-type="float">
            <text:p>4</text:p>
          </table:table-cell>
          <table:table-cell table:formula="of:=IF([.Q16]&lt;=0.5;0;IF([.Q16]&lt;=1.5;1;IF([.Q16]&lt;=2.5;2;IF([.Q16]&lt;3.5;3;4))))" office:value-type="float" office:value="2" calcext:value-type="float">
            <text:p>2</text:p>
          </table:table-cell>
          <table:table-cell table:formula="of:=IF([.R16]&lt;=0.5;0;IF([.R16]&lt;=1.5;1;IF([.R16]&lt;=2.5;2;IF([.R16]&lt;3.5;3;4))))" office:value-type="float" office:value="2" calcext:value-type="float">
            <text:p>2</text:p>
          </table:table-cell>
          <table:table-cell table:formula="of:=IF([.S16]&lt;=0.5;0;IF([.S16]&lt;=1.5;1;IF([.S16]&lt;=2.5;2;IF([.S16]&lt;3.5;3;4))))" office:value-type="float" office:value="3" calcext:value-type="float">
            <text:p>3</text:p>
          </table:table-cell>
          <table:table-cell table:formula="of:=IF([.T16]&lt;=0.5;0;IF([.T16]&lt;=1.5;1;IF([.T16]&lt;=2.5;2;IF([.T16]&lt;3.5;3;4))))" office:value-type="float" office:value="4" calcext:value-type="float">
            <text:p>4</text:p>
          </table:table-cell>
          <table:table-cell table:formula="of:=IF([.U16]&lt;=0.5;0;IF([.U16]&lt;=1.5;1;IF([.U16]&lt;=2.5;2;IF([.U16]&lt;3.5;3;4))))" office:value-type="float" office:value="3" calcext:value-type="float">
            <text:p>3</text:p>
          </table:table-cell>
          <table:table-cell table:formula="of:=IF([.V16]&lt;=0.5;0;IF([.V16]&lt;=1.5;1;IF([.V16]&lt;=2.5;2;IF([.V16]&lt;3.5;3;4))))" office:value-type="float" office:value="3" calcext:value-type="float">
            <text:p>3</text:p>
          </table:table-cell>
          <table:table-cell table:formula="of:=IF([.W16]&lt;=0.5;0;IF([.W16]&lt;=1.5;1;IF([.W16]&lt;=2.5;2;IF([.W16]&lt;3.5;3;4))))" office:value-type="float" office:value="3" calcext:value-type="float">
            <text:p>3</text:p>
          </table:table-cell>
          <table:table-cell table:formula="of:=IF([.X16]&lt;=0.5;0;IF([.X16]&lt;=1.5;1;IF([.X16]&lt;=2.5;2;IF([.X16]&lt;3.5;3;4)))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,2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3" calcext:value-type="float">
            <text:p>3,00</text:p>
          </table:table-cell>
          <table:table-cell office:value-type="float" office:value="3.8" calcext:value-type="float">
            <text:p>3,8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,0</text:p>
          </table:table-cell>
        </table:table-row>
        <table:table-row table:style-name="ro1">
          <table:table-cell table:formula="of:=IF([.N17]&lt;=0.5;0;IF([.N17]&lt;=1.5;1;IF([.N17]&lt;=2.5;2;IF([.N17]&lt;3.5;3;4))))" office:value-type="float" office:value="1" calcext:value-type="float">
            <text:p>1</text:p>
          </table:table-cell>
          <table:table-cell table:formula="of:=IF([.O17]&lt;=0.5;0;IF([.O17]&lt;=1.5;1;IF([.O17]&lt;=2.5;2;IF([.O17]&lt;3.5;3;4))))" office:value-type="float" office:value="4" calcext:value-type="float">
            <text:p>4</text:p>
          </table:table-cell>
          <table:table-cell table:formula="of:=IF([.P17]&lt;=0.5;0;IF([.P17]&lt;=1.5;1;IF([.P17]&lt;=2.5;2;IF([.P17]&lt;3.5;3;4))))" office:value-type="float" office:value="3" calcext:value-type="float">
            <text:p>3</text:p>
          </table:table-cell>
          <table:table-cell table:formula="of:=IF([.Q17]&lt;=0.5;0;IF([.Q17]&lt;=1.5;1;IF([.Q17]&lt;=2.5;2;IF([.Q17]&lt;3.5;3;4))))" office:value-type="float" office:value="2" calcext:value-type="float">
            <text:p>2</text:p>
          </table:table-cell>
          <table:table-cell table:formula="of:=IF([.R17]&lt;=0.5;0;IF([.R17]&lt;=1.5;1;IF([.R17]&lt;=2.5;2;IF([.R17]&lt;3.5;3;4))))" office:value-type="float" office:value="1" calcext:value-type="float">
            <text:p>1</text:p>
          </table:table-cell>
          <table:table-cell table:formula="of:=IF([.S17]&lt;=0.5;0;IF([.S17]&lt;=1.5;1;IF([.S17]&lt;=2.5;2;IF([.S17]&lt;3.5;3;4))))" office:value-type="float" office:value="3" calcext:value-type="float">
            <text:p>3</text:p>
          </table:table-cell>
          <table:table-cell table:formula="of:=IF([.T17]&lt;=0.5;0;IF([.T17]&lt;=1.5;1;IF([.T17]&lt;=2.5;2;IF([.T17]&lt;3.5;3;4))))" office:value-type="float" office:value="4" calcext:value-type="float">
            <text:p>4</text:p>
          </table:table-cell>
          <table:table-cell table:formula="of:=IF([.U17]&lt;=0.5;0;IF([.U17]&lt;=1.5;1;IF([.U17]&lt;=2.5;2;IF([.U17]&lt;3.5;3;4))))" office:value-type="float" office:value="3" calcext:value-type="float">
            <text:p>3</text:p>
          </table:table-cell>
          <table:table-cell table:formula="of:=IF([.V17]&lt;=0.5;0;IF([.V17]&lt;=1.5;1;IF([.V17]&lt;=2.5;2;IF([.V17]&lt;3.5;3;4))))" office:value-type="float" office:value="3" calcext:value-type="float">
            <text:p>3</text:p>
          </table:table-cell>
          <table:table-cell table:formula="of:=IF([.W17]&lt;=0.5;0;IF([.W17]&lt;=1.5;1;IF([.W17]&lt;=2.5;2;IF([.W17]&lt;3.5;3;4))))" office:value-type="float" office:value="3" calcext:value-type="float">
            <text:p>3</text:p>
          </table:table-cell>
          <table:table-cell table:formula="of:=IF([.X17]&lt;=0.5;0;IF([.X17]&lt;=1.5;1;IF([.X17]&lt;=2.5;2;IF([.X17]&lt;3.5;3;4))))" office:value-type="float" office:value="3" calcext:value-type="float">
            <text:p>3</text:p>
          </table:table-cell>
          <table:table-cell table:number-columns-repeated="2"/>
          <table:table-cell office:value-type="float" office:value="1.5" calcext:value-type="float">
            <text:p>1,50</text:p>
          </table:table-cell>
          <table:table-cell office:value-type="float" office:value="3.5" calcext:value-type="float">
            <text:p>3,5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3.2" calcext:value-type="float">
            <text:p>3,20</text:p>
          </table:table-cell>
          <table:table-cell office:value-type="float" office:value="3.8" calcext:value-type="float">
            <text:p>3,8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" calcext:value-type="float">
            <text:p>3,0</text:p>
          </table:table-cell>
        </table:table-row>
        <table:table-row table:style-name="ro1">
          <table:table-cell table:formula="of:=IF([.N18]&lt;=0.5;0;IF([.N18]&lt;=1.5;1;IF([.N18]&lt;=2.5;2;IF([.N18]&lt;3.5;3;4))))" office:value-type="float" office:value="0" calcext:value-type="float">
            <text:p>0</text:p>
          </table:table-cell>
          <table:table-cell table:formula="of:=IF([.O18]&lt;=0.5;0;IF([.O18]&lt;=1.5;1;IF([.O18]&lt;=2.5;2;IF([.O18]&lt;3.5;3;4))))" office:value-type="float" office:value="1" calcext:value-type="float">
            <text:p>1</text:p>
          </table:table-cell>
          <table:table-cell table:formula="of:=IF([.P18]&lt;=0.5;0;IF([.P18]&lt;=1.5;1;IF([.P18]&lt;=2.5;2;IF([.P18]&lt;3.5;3;4))))" office:value-type="float" office:value="0" calcext:value-type="float">
            <text:p>0</text:p>
          </table:table-cell>
          <table:table-cell table:formula="of:=IF([.Q18]&lt;=0.5;0;IF([.Q18]&lt;=1.5;1;IF([.Q18]&lt;=2.5;2;IF([.Q18]&lt;3.5;3;4))))" office:value-type="float" office:value="0" calcext:value-type="float">
            <text:p>0</text:p>
          </table:table-cell>
          <table:table-cell table:formula="of:=IF([.R18]&lt;=0.5;0;IF([.R18]&lt;=1.5;1;IF([.R18]&lt;=2.5;2;IF([.R18]&lt;3.5;3;4))))" office:value-type="float" office:value="1" calcext:value-type="float">
            <text:p>1</text:p>
          </table:table-cell>
          <table:table-cell table:formula="of:=IF([.S18]&lt;=0.5;0;IF([.S18]&lt;=1.5;1;IF([.S18]&lt;=2.5;2;IF([.S18]&lt;3.5;3;4))))" office:value-type="float" office:value="1" calcext:value-type="float">
            <text:p>1</text:p>
          </table:table-cell>
          <table:table-cell table:formula="of:=IF([.T18]&lt;=0.5;0;IF([.T18]&lt;=1.5;1;IF([.T18]&lt;=2.5;2;IF([.T18]&lt;3.5;3;4))))" office:value-type="float" office:value="0" calcext:value-type="float">
            <text:p>0</text:p>
          </table:table-cell>
          <table:table-cell table:formula="of:=IF([.U18]&lt;=0.5;0;IF([.U18]&lt;=1.5;1;IF([.U18]&lt;=2.5;2;IF([.U18]&lt;3.5;3;4))))" office:value-type="float" office:value="0" calcext:value-type="float">
            <text:p>0</text:p>
          </table:table-cell>
          <table:table-cell table:formula="of:=IF([.V18]&lt;=0.5;0;IF([.V18]&lt;=1.5;1;IF([.V18]&lt;=2.5;2;IF([.V18]&lt;3.5;3;4))))" office:value-type="float" office:value="0" calcext:value-type="float">
            <text:p>0</text:p>
          </table:table-cell>
          <table:table-cell table:formula="of:=IF([.W18]&lt;=0.5;0;IF([.W18]&lt;=1.5;1;IF([.W18]&lt;=2.5;2;IF([.W18]&lt;3.5;3;4))))" office:value-type="float" office:value="0" calcext:value-type="float">
            <text:p>0</text:p>
          </table:table-cell>
          <table:table-cell table:formula="of:=IF([.X18]&lt;=0.5;0;IF([.X18]&lt;=1.5;1;IF([.X18]&lt;=2.5;2;IF([.X18]&lt;3.5;3;4))))" office:value-type="float" office:value="1" calcext:value-type="float">
            <text:p>1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8" calcext:value-type="float">
            <text:p>0,8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formula="of:=IF([.N19]&lt;=0.5;0;IF([.N19]&lt;=1.5;1;IF([.N19]&lt;=2.5;2;IF([.N19]&lt;3.5;3;4))))" office:value-type="float" office:value="1" calcext:value-type="float">
            <text:p>1</text:p>
          </table:table-cell>
          <table:table-cell table:formula="of:=IF([.O19]&lt;=0.5;0;IF([.O19]&lt;=1.5;1;IF([.O19]&lt;=2.5;2;IF([.O19]&lt;3.5;3;4))))" office:value-type="float" office:value="4" calcext:value-type="float">
            <text:p>4</text:p>
          </table:table-cell>
          <table:table-cell table:formula="of:=IF([.P19]&lt;=0.5;0;IF([.P19]&lt;=1.5;1;IF([.P19]&lt;=2.5;2;IF([.P19]&lt;3.5;3;4))))" office:value-type="float" office:value="3" calcext:value-type="float">
            <text:p>3</text:p>
          </table:table-cell>
          <table:table-cell table:formula="of:=IF([.Q19]&lt;=0.5;0;IF([.Q19]&lt;=1.5;1;IF([.Q19]&lt;=2.5;2;IF([.Q19]&lt;3.5;3;4))))" office:value-type="float" office:value="2" calcext:value-type="float">
            <text:p>2</text:p>
          </table:table-cell>
          <table:table-cell table:formula="of:=IF([.R19]&lt;=0.5;0;IF([.R19]&lt;=1.5;1;IF([.R19]&lt;=2.5;2;IF([.R19]&lt;3.5;3;4))))" office:value-type="float" office:value="1" calcext:value-type="float">
            <text:p>1</text:p>
          </table:table-cell>
          <table:table-cell table:formula="of:=IF([.S19]&lt;=0.5;0;IF([.S19]&lt;=1.5;1;IF([.S19]&lt;=2.5;2;IF([.S19]&lt;3.5;3;4))))" office:value-type="float" office:value="2" calcext:value-type="float">
            <text:p>2</text:p>
          </table:table-cell>
          <table:table-cell table:formula="of:=IF([.T19]&lt;=0.5;0;IF([.T19]&lt;=1.5;1;IF([.T19]&lt;=2.5;2;IF([.T19]&lt;3.5;3;4))))" office:value-type="float" office:value="3" calcext:value-type="float">
            <text:p>3</text:p>
          </table:table-cell>
          <table:table-cell table:formula="of:=IF([.U19]&lt;=0.5;0;IF([.U19]&lt;=1.5;1;IF([.U19]&lt;=2.5;2;IF([.U19]&lt;3.5;3;4))))" office:value-type="float" office:value="2" calcext:value-type="float">
            <text:p>2</text:p>
          </table:table-cell>
          <table:table-cell table:formula="of:=IF([.V19]&lt;=0.5;0;IF([.V19]&lt;=1.5;1;IF([.V19]&lt;=2.5;2;IF([.V19]&lt;3.5;3;4))))" office:value-type="float" office:value="1" calcext:value-type="float">
            <text:p>1</text:p>
          </table:table-cell>
          <table:table-cell table:formula="of:=IF([.W19]&lt;=0.5;0;IF([.W19]&lt;=1.5;1;IF([.W19]&lt;=2.5;2;IF([.W19]&lt;3.5;3;4))))" office:value-type="float" office:value="2" calcext:value-type="float">
            <text:p>2</text:p>
          </table:table-cell>
          <table:table-cell table:formula="of:=IF([.X19]&lt;=0.5;0;IF([.X19]&lt;=1.5;1;IF([.X19]&lt;=2.5;2;IF([.X19]&lt;3.5;3;4))))"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3.5" calcext:value-type="float">
            <text:p>3,50</text:p>
          </table:table-cell>
          <table:table-cell office:value-type="float" office:value="3" calcext:value-type="float">
            <text:p>3,00</text:p>
          </table:table-cell>
          <table:table-cell office:value-type="float" office:value="2.5" calcext:value-type="float">
            <text:p>2,50</text:p>
          </table:table-cell>
          <table:table-cell office:value-type="float" office:value="1.5" calcext:value-type="float">
            <text:p>1,50</text:p>
          </table:table-cell>
          <table:table-cell office:value-type="float" office:value="1.7" calcext:value-type="float">
            <text:p>1,70</text:p>
          </table:table-cell>
          <table:table-cell office:value-type="float" office:value="2.8" calcext:value-type="float">
            <text:p>2,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table:formula="of:=IF([.N20]&lt;=0.5;0;IF([.N20]&lt;=1.5;1;IF([.N20]&lt;=2.5;2;IF([.N20]&lt;3.5;3;4))))" office:value-type="float" office:value="0" calcext:value-type="float">
            <text:p>0</text:p>
          </table:table-cell>
          <table:table-cell table:formula="of:=IF([.O20]&lt;=0.5;0;IF([.O20]&lt;=1.5;1;IF([.O20]&lt;=2.5;2;IF([.O20]&lt;3.5;3;4))))" office:value-type="float" office:value="0" calcext:value-type="float">
            <text:p>0</text:p>
          </table:table-cell>
          <table:table-cell table:formula="of:=IF([.P20]&lt;=0.5;0;IF([.P20]&lt;=1.5;1;IF([.P20]&lt;=2.5;2;IF([.P20]&lt;3.5;3;4))))" office:value-type="float" office:value="0" calcext:value-type="float">
            <text:p>0</text:p>
          </table:table-cell>
          <table:table-cell table:formula="of:=IF([.Q20]&lt;=0.5;0;IF([.Q20]&lt;=1.5;1;IF([.Q20]&lt;=2.5;2;IF([.Q20]&lt;3.5;3;4))))" office:value-type="float" office:value="0" calcext:value-type="float">
            <text:p>0</text:p>
          </table:table-cell>
          <table:table-cell table:formula="of:=IF([.R20]&lt;=0.5;0;IF([.R20]&lt;=1.5;1;IF([.R20]&lt;=2.5;2;IF([.R20]&lt;3.5;3;4))))" office:value-type="float" office:value="0" calcext:value-type="float">
            <text:p>0</text:p>
          </table:table-cell>
          <table:table-cell table:formula="of:=IF([.S20]&lt;=0.5;0;IF([.S20]&lt;=1.5;1;IF([.S20]&lt;=2.5;2;IF([.S20]&lt;3.5;3;4))))" office:value-type="float" office:value="0" calcext:value-type="float">
            <text:p>0</text:p>
          </table:table-cell>
          <table:table-cell table:formula="of:=IF([.T20]&lt;=0.5;0;IF([.T20]&lt;=1.5;1;IF([.T20]&lt;=2.5;2;IF([.T20]&lt;3.5;3;4))))" office:value-type="float" office:value="0" calcext:value-type="float">
            <text:p>0</text:p>
          </table:table-cell>
          <table:table-cell table:formula="of:=IF([.U20]&lt;=0.5;0;IF([.U20]&lt;=1.5;1;IF([.U20]&lt;=2.5;2;IF([.U20]&lt;3.5;3;4))))" office:value-type="float" office:value="0" calcext:value-type="float">
            <text:p>0</text:p>
          </table:table-cell>
          <table:table-cell table:formula="of:=IF([.V20]&lt;=0.5;0;IF([.V20]&lt;=1.5;1;IF([.V20]&lt;=2.5;2;IF([.V20]&lt;3.5;3;4))))" office:value-type="float" office:value="0" calcext:value-type="float">
            <text:p>0</text:p>
          </table:table-cell>
          <table:table-cell table:formula="of:=IF([.W20]&lt;=0.5;0;IF([.W20]&lt;=1.5;1;IF([.W20]&lt;=2.5;2;IF([.W20]&lt;3.5;3;4))))" office:value-type="float" office:value="1" calcext:value-type="float">
            <text:p>1</text:p>
          </table:table-cell>
          <table:table-cell table:formula="of:=IF([.X20]&lt;=0.5;0;IF([.X20]&lt;=1.5;1;IF([.X20]&lt;=2.5;2;IF([.X20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table:number-columns-repeated="3"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21]&lt;=0.5;0;IF([.N21]&lt;=1.5;1;IF([.N21]&lt;=2.5;2;IF([.N21]&lt;3.5;3;4))))" office:value-type="float" office:value="1" calcext:value-type="float">
            <text:p>1</text:p>
          </table:table-cell>
          <table:table-cell table:formula="of:=IF([.O21]&lt;=0.5;0;IF([.O21]&lt;=1.5;1;IF([.O21]&lt;=2.5;2;IF([.O21]&lt;3.5;3;4))))" office:value-type="float" office:value="2" calcext:value-type="float">
            <text:p>2</text:p>
          </table:table-cell>
          <table:table-cell table:formula="of:=IF([.P21]&lt;=0.5;0;IF([.P21]&lt;=1.5;1;IF([.P21]&lt;=2.5;2;IF([.P21]&lt;3.5;3;4))))" office:value-type="float" office:value="2" calcext:value-type="float">
            <text:p>2</text:p>
          </table:table-cell>
          <table:table-cell table:formula="of:=IF([.Q21]&lt;=0.5;0;IF([.Q21]&lt;=1.5;1;IF([.Q21]&lt;=2.5;2;IF([.Q21]&lt;3.5;3;4))))" office:value-type="float" office:value="0" calcext:value-type="float">
            <text:p>0</text:p>
          </table:table-cell>
          <table:table-cell table:formula="of:=IF([.R21]&lt;=0.5;0;IF([.R21]&lt;=1.5;1;IF([.R21]&lt;=2.5;2;IF([.R21]&lt;3.5;3;4))))" office:value-type="float" office:value="1" calcext:value-type="float">
            <text:p>1</text:p>
          </table:table-cell>
          <table:table-cell table:formula="of:=IF([.S21]&lt;=0.5;0;IF([.S21]&lt;=1.5;1;IF([.S21]&lt;=2.5;2;IF([.S21]&lt;3.5;3;4))))" office:value-type="float" office:value="2" calcext:value-type="float">
            <text:p>2</text:p>
          </table:table-cell>
          <table:table-cell table:formula="of:=IF([.T21]&lt;=0.5;0;IF([.T21]&lt;=1.5;1;IF([.T21]&lt;=2.5;2;IF([.T21]&lt;3.5;3;4))))" office:value-type="float" office:value="1" calcext:value-type="float">
            <text:p>1</text:p>
          </table:table-cell>
          <table:table-cell table:formula="of:=IF([.U21]&lt;=0.5;0;IF([.U21]&lt;=1.5;1;IF([.U21]&lt;=2.5;2;IF([.U21]&lt;3.5;3;4))))" office:value-type="float" office:value="2" calcext:value-type="float">
            <text:p>2</text:p>
          </table:table-cell>
          <table:table-cell table:formula="of:=IF([.V21]&lt;=0.5;0;IF([.V21]&lt;=1.5;1;IF([.V21]&lt;=2.5;2;IF([.V21]&lt;3.5;3;4))))" office:value-type="float" office:value="1" calcext:value-type="float">
            <text:p>1</text:p>
          </table:table-cell>
          <table:table-cell table:formula="of:=IF([.W21]&lt;=0.5;0;IF([.W21]&lt;=1.5;1;IF([.W21]&lt;=2.5;2;IF([.W21]&lt;3.5;3;4))))" office:value-type="float" office:value="2" calcext:value-type="float">
            <text:p>2</text:p>
          </table:table-cell>
          <table:table-cell table:formula="of:=IF([.X21]&lt;=0.5;0;IF([.X21]&lt;=1.5;1;IF([.X21]&lt;=2.5;2;IF([.X21]&lt;3.5;3;4))))" office:value-type="float" office:value="4" calcext:value-type="float">
            <text:p>4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1.9" calcext:value-type="float">
            <text:p>1,9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formula="of:=IF([.N22]&lt;=0.5;0;IF([.N22]&lt;=1.5;1;IF([.N22]&lt;=2.5;2;IF([.N22]&lt;3.5;3;4))))" office:value-type="float" office:value="0" calcext:value-type="float">
            <text:p>0</text:p>
          </table:table-cell>
          <table:table-cell table:formula="of:=IF([.O22]&lt;=0.5;0;IF([.O22]&lt;=1.5;1;IF([.O22]&lt;=2.5;2;IF([.O22]&lt;3.5;3;4))))" office:value-type="float" office:value="2" calcext:value-type="float">
            <text:p>2</text:p>
          </table:table-cell>
          <table:table-cell table:formula="of:=IF([.P22]&lt;=0.5;0;IF([.P22]&lt;=1.5;1;IF([.P22]&lt;=2.5;2;IF([.P22]&lt;3.5;3;4))))" office:value-type="float" office:value="2" calcext:value-type="float">
            <text:p>2</text:p>
          </table:table-cell>
          <table:table-cell table:formula="of:=IF([.Q22]&lt;=0.5;0;IF([.Q22]&lt;=1.5;1;IF([.Q22]&lt;=2.5;2;IF([.Q22]&lt;3.5;3;4))))" office:value-type="float" office:value="1" calcext:value-type="float">
            <text:p>1</text:p>
          </table:table-cell>
          <table:table-cell table:formula="of:=IF([.R22]&lt;=0.5;0;IF([.R22]&lt;=1.5;1;IF([.R22]&lt;=2.5;2;IF([.R22]&lt;3.5;3;4))))" office:value-type="float" office:value="0" calcext:value-type="float">
            <text:p>0</text:p>
          </table:table-cell>
          <table:table-cell table:formula="of:=IF([.S22]&lt;=0.5;0;IF([.S22]&lt;=1.5;1;IF([.S22]&lt;=2.5;2;IF([.S22]&lt;3.5;3;4))))" office:value-type="float" office:value="1" calcext:value-type="float">
            <text:p>1</text:p>
          </table:table-cell>
          <table:table-cell table:formula="of:=IF([.T22]&lt;=0.5;0;IF([.T22]&lt;=1.5;1;IF([.T22]&lt;=2.5;2;IF([.T22]&lt;3.5;3;4))))" office:value-type="float" office:value="1" calcext:value-type="float">
            <text:p>1</text:p>
          </table:table-cell>
          <table:table-cell table:formula="of:=IF([.U22]&lt;=0.5;0;IF([.U22]&lt;=1.5;1;IF([.U22]&lt;=2.5;2;IF([.U22]&lt;3.5;3;4))))" office:value-type="float" office:value="1" calcext:value-type="float">
            <text:p>1</text:p>
          </table:table-cell>
          <table:table-cell table:formula="of:=IF([.V22]&lt;=0.5;0;IF([.V22]&lt;=1.5;1;IF([.V22]&lt;=2.5;2;IF([.V22]&lt;3.5;3;4))))" office:value-type="float" office:value="1" calcext:value-type="float">
            <text:p>1</text:p>
          </table:table-cell>
          <table:table-cell table:formula="of:=IF([.W22]&lt;=0.5;0;IF([.W22]&lt;=1.5;1;IF([.W22]&lt;=2.5;2;IF([.W22]&lt;3.5;3;4))))" office:value-type="float" office:value="2" calcext:value-type="float">
            <text:p>2</text:p>
          </table:table-cell>
          <table:table-cell table:formula="of:=IF([.X22]&lt;=0.5;0;IF([.X22]&lt;=1.5;1;IF([.X22]&lt;=2.5;2;IF([.X22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IF([.N23]&lt;=0.5;0;IF([.N23]&lt;=1.5;1;IF([.N23]&lt;=2.5;2;IF([.N23]&lt;3.5;3;4))))" office:value-type="float" office:value="1" calcext:value-type="float">
            <text:p>1</text:p>
          </table:table-cell>
          <table:table-cell table:formula="of:=IF([.O23]&lt;=0.5;0;IF([.O23]&lt;=1.5;1;IF([.O23]&lt;=2.5;2;IF([.O23]&lt;3.5;3;4))))" office:value-type="float" office:value="4" calcext:value-type="float">
            <text:p>4</text:p>
          </table:table-cell>
          <table:table-cell table:formula="of:=IF([.P23]&lt;=0.5;0;IF([.P23]&lt;=1.5;1;IF([.P23]&lt;=2.5;2;IF([.P23]&lt;3.5;3;4))))" office:value-type="float" office:value="2" calcext:value-type="float">
            <text:p>2</text:p>
          </table:table-cell>
          <table:table-cell table:formula="of:=IF([.Q23]&lt;=0.5;0;IF([.Q23]&lt;=1.5;1;IF([.Q23]&lt;=2.5;2;IF([.Q23]&lt;3.5;3;4))))" office:value-type="float" office:value="1" calcext:value-type="float">
            <text:p>1</text:p>
          </table:table-cell>
          <table:table-cell table:formula="of:=IF([.R23]&lt;=0.5;0;IF([.R23]&lt;=1.5;1;IF([.R23]&lt;=2.5;2;IF([.R23]&lt;3.5;3;4))))" office:value-type="float" office:value="1" calcext:value-type="float">
            <text:p>1</text:p>
          </table:table-cell>
          <table:table-cell table:formula="of:=IF([.S23]&lt;=0.5;0;IF([.S23]&lt;=1.5;1;IF([.S23]&lt;=2.5;2;IF([.S23]&lt;3.5;3;4))))" office:value-type="float" office:value="1" calcext:value-type="float">
            <text:p>1</text:p>
          </table:table-cell>
          <table:table-cell table:formula="of:=IF([.T23]&lt;=0.5;0;IF([.T23]&lt;=1.5;1;IF([.T23]&lt;=2.5;2;IF([.T23]&lt;3.5;3;4))))" office:value-type="float" office:value="2" calcext:value-type="float">
            <text:p>2</text:p>
          </table:table-cell>
          <table:table-cell table:formula="of:=IF([.U23]&lt;=0.5;0;IF([.U23]&lt;=1.5;1;IF([.U23]&lt;=2.5;2;IF([.U23]&lt;3.5;3;4))))" office:value-type="float" office:value="2" calcext:value-type="float">
            <text:p>2</text:p>
          </table:table-cell>
          <table:table-cell table:formula="of:=IF([.V23]&lt;=0.5;0;IF([.V23]&lt;=1.5;1;IF([.V23]&lt;=2.5;2;IF([.V23]&lt;3.5;3;4))))" office:value-type="float" office:value="2" calcext:value-type="float">
            <text:p>2</text:p>
          </table:table-cell>
          <table:table-cell table:formula="of:=IF([.W23]&lt;=0.5;0;IF([.W23]&lt;=1.5;1;IF([.W23]&lt;=2.5;2;IF([.W23]&lt;3.5;3;4))))" office:value-type="float" office:value="2" calcext:value-type="float">
            <text:p>2</text:p>
          </table:table-cell>
          <table:table-cell table:formula="of:=IF([.X23]&lt;=0.5;0;IF([.X23]&lt;=1.5;1;IF([.X23]&lt;=2.5;2;IF([.X23]&lt;3.5;3;4)))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,00</text:p>
          </table:table-cell>
          <table:table-cell office:value-type="float" office:value="1.5" calcext:value-type="float">
            <text:p>1,50</text:p>
          </table:table-cell>
          <table:table-cell office:value-type="float" office:value="1" calcext:value-type="float">
            <text:p>1,00</text:p>
          </table:table-cell>
          <table:table-cell office:value-type="float" office:value="1.5" calcext:value-type="float">
            <text:p>1,50</text:p>
          </table:table-cell>
          <table:table-cell office:value-type="float" office:value="2.5" calcext:value-type="float">
            <text:p>2,5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,0</text:p>
          </table:table-cell>
        </table:table-row>
        <table:table-row table:style-name="ro1">
          <table:table-cell table:formula="of:=IF([.N24]&lt;=0.5;0;IF([.N24]&lt;=1.5;1;IF([.N24]&lt;=2.5;2;IF([.N24]&lt;3.5;3;4))))" office:value-type="float" office:value="0" calcext:value-type="float">
            <text:p>0</text:p>
          </table:table-cell>
          <table:table-cell table:formula="of:=IF([.O24]&lt;=0.5;0;IF([.O24]&lt;=1.5;1;IF([.O24]&lt;=2.5;2;IF([.O24]&lt;3.5;3;4))))" office:value-type="float" office:value="4" calcext:value-type="float">
            <text:p>4</text:p>
          </table:table-cell>
          <table:table-cell table:formula="of:=IF([.P24]&lt;=0.5;0;IF([.P24]&lt;=1.5;1;IF([.P24]&lt;=2.5;2;IF([.P24]&lt;3.5;3;4))))" office:value-type="float" office:value="3" calcext:value-type="float">
            <text:p>3</text:p>
          </table:table-cell>
          <table:table-cell table:formula="of:=IF([.Q24]&lt;=0.5;0;IF([.Q24]&lt;=1.5;1;IF([.Q24]&lt;=2.5;2;IF([.Q24]&lt;3.5;3;4))))" office:value-type="float" office:value="1" calcext:value-type="float">
            <text:p>1</text:p>
          </table:table-cell>
          <table:table-cell table:formula="of:=IF([.R24]&lt;=0.5;0;IF([.R24]&lt;=1.5;1;IF([.R24]&lt;=2.5;2;IF([.R24]&lt;3.5;3;4))))" office:value-type="float" office:value="1" calcext:value-type="float">
            <text:p>1</text:p>
          </table:table-cell>
          <table:table-cell table:formula="of:=IF([.S24]&lt;=0.5;0;IF([.S24]&lt;=1.5;1;IF([.S24]&lt;=2.5;2;IF([.S24]&lt;3.5;3;4))))" office:value-type="float" office:value="2" calcext:value-type="float">
            <text:p>2</text:p>
          </table:table-cell>
          <table:table-cell table:formula="of:=IF([.T24]&lt;=0.5;0;IF([.T24]&lt;=1.5;1;IF([.T24]&lt;=2.5;2;IF([.T24]&lt;3.5;3;4))))" office:value-type="float" office:value="1" calcext:value-type="float">
            <text:p>1</text:p>
          </table:table-cell>
          <table:table-cell table:formula="of:=IF([.U24]&lt;=0.5;0;IF([.U24]&lt;=1.5;1;IF([.U24]&lt;=2.5;2;IF([.U24]&lt;3.5;3;4))))" office:value-type="float" office:value="4" calcext:value-type="float">
            <text:p>4</text:p>
          </table:table-cell>
          <table:table-cell table:formula="of:=IF([.V24]&lt;=0.5;0;IF([.V24]&lt;=1.5;1;IF([.V24]&lt;=2.5;2;IF([.V24]&lt;3.5;3;4))))" office:value-type="float" office:value="2" calcext:value-type="float">
            <text:p>2</text:p>
          </table:table-cell>
          <table:table-cell table:formula="of:=IF([.W24]&lt;=0.5;0;IF([.W24]&lt;=1.5;1;IF([.W24]&lt;=2.5;2;IF([.W24]&lt;3.5;3;4))))" office:value-type="float" office:value="2" calcext:value-type="float">
            <text:p>2</text:p>
          </table:table-cell>
          <table:table-cell table:formula="of:=IF([.X24]&lt;=0.5;0;IF([.X24]&lt;=1.5;1;IF([.X24]&lt;=2.5;2;IF([.X24]&lt;3.5;3;4))))" office:value-type="float" office:value="4" calcext:value-type="float">
            <text:p>4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office:value-type="float" office:value="3.5" calcext:value-type="float">
            <text:p>3,50</text:p>
          </table:table-cell>
          <table:table-cell office:value-type="float" office:value="3" calcext:value-type="float">
            <text:p>3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2.5" calcext:value-type="float">
            <text:p>2,50</text:p>
          </table:table-cell>
          <table:table-cell office:value-type="float" office:value="1" calcext:value-type="float">
            <text:p>1,00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formula="of:=IF([.N25]&lt;=0.5;0;IF([.N25]&lt;=1.5;1;IF([.N25]&lt;=2.5;2;IF([.N25]&lt;3.5;3;4))))" office:value-type="float" office:value="0" calcext:value-type="float">
            <text:p>0</text:p>
          </table:table-cell>
          <table:table-cell table:formula="of:=IF([.O25]&lt;=0.5;0;IF([.O25]&lt;=1.5;1;IF([.O25]&lt;=2.5;2;IF([.O25]&lt;3.5;3;4))))" office:value-type="float" office:value="2" calcext:value-type="float">
            <text:p>2</text:p>
          </table:table-cell>
          <table:table-cell table:formula="of:=IF([.P25]&lt;=0.5;0;IF([.P25]&lt;=1.5;1;IF([.P25]&lt;=2.5;2;IF([.P25]&lt;3.5;3;4))))" office:value-type="float" office:value="0" calcext:value-type="float">
            <text:p>0</text:p>
          </table:table-cell>
          <table:table-cell table:formula="of:=IF([.Q25]&lt;=0.5;0;IF([.Q25]&lt;=1.5;1;IF([.Q25]&lt;=2.5;2;IF([.Q25]&lt;3.5;3;4))))" office:value-type="float" office:value="0" calcext:value-type="float">
            <text:p>0</text:p>
          </table:table-cell>
          <table:table-cell table:formula="of:=IF([.R25]&lt;=0.5;0;IF([.R25]&lt;=1.5;1;IF([.R25]&lt;=2.5;2;IF([.R25]&lt;3.5;3;4))))" office:value-type="float" office:value="1" calcext:value-type="float">
            <text:p>1</text:p>
          </table:table-cell>
          <table:table-cell table:formula="of:=IF([.S25]&lt;=0.5;0;IF([.S25]&lt;=1.5;1;IF([.S25]&lt;=2.5;2;IF([.S25]&lt;3.5;3;4))))" office:value-type="float" office:value="1" calcext:value-type="float">
            <text:p>1</text:p>
          </table:table-cell>
          <table:table-cell table:formula="of:=IF([.T25]&lt;=0.5;0;IF([.T25]&lt;=1.5;1;IF([.T25]&lt;=2.5;2;IF([.T25]&lt;3.5;3;4))))" office:value-type="float" office:value="1" calcext:value-type="float">
            <text:p>1</text:p>
          </table:table-cell>
          <table:table-cell table:formula="of:=IF([.U25]&lt;=0.5;0;IF([.U25]&lt;=1.5;1;IF([.U25]&lt;=2.5;2;IF([.U25]&lt;3.5;3;4))))" office:value-type="float" office:value="0" calcext:value-type="float">
            <text:p>0</text:p>
          </table:table-cell>
          <table:table-cell table:formula="of:=IF([.V25]&lt;=0.5;0;IF([.V25]&lt;=1.5;1;IF([.V25]&lt;=2.5;2;IF([.V25]&lt;3.5;3;4))))" office:value-type="float" office:value="1" calcext:value-type="float">
            <text:p>1</text:p>
          </table:table-cell>
          <table:table-cell table:formula="of:=IF([.W25]&lt;=0.5;0;IF([.W25]&lt;=1.5;1;IF([.W25]&lt;=2.5;2;IF([.W25]&lt;3.5;3;4))))" office:value-type="float" office:value="1" calcext:value-type="float">
            <text:p>1</text:p>
          </table:table-cell>
          <table:table-cell table:formula="of:=IF([.X25]&lt;=0.5;0;IF([.X25]&lt;=1.5;1;IF([.X25]&lt;=2.5;2;IF([.X25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0.5" calcext:value-type="float">
            <text:p>0,50</text:p>
          </table:table-cell>
          <table:table-cell office:value-type="float" office:value="1.5" calcext:value-type="float">
            <text:p>1,5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IF([.N26]&lt;=0.5;0;IF([.N26]&lt;=1.5;1;IF([.N26]&lt;=2.5;2;IF([.N26]&lt;3.5;3;4))))" office:value-type="float" office:value="0" calcext:value-type="float">
            <text:p>0</text:p>
          </table:table-cell>
          <table:table-cell table:formula="of:=IF([.O26]&lt;=0.5;0;IF([.O26]&lt;=1.5;1;IF([.O26]&lt;=2.5;2;IF([.O26]&lt;3.5;3;4))))" office:value-type="float" office:value="1" calcext:value-type="float">
            <text:p>1</text:p>
          </table:table-cell>
          <table:table-cell table:formula="of:=IF([.P26]&lt;=0.5;0;IF([.P26]&lt;=1.5;1;IF([.P26]&lt;=2.5;2;IF([.P26]&lt;3.5;3;4))))" office:value-type="float" office:value="0" calcext:value-type="float">
            <text:p>0</text:p>
          </table:table-cell>
          <table:table-cell table:formula="of:=IF([.Q26]&lt;=0.5;0;IF([.Q26]&lt;=1.5;1;IF([.Q26]&lt;=2.5;2;IF([.Q26]&lt;3.5;3;4))))" office:value-type="float" office:value="0" calcext:value-type="float">
            <text:p>0</text:p>
          </table:table-cell>
          <table:table-cell table:formula="of:=IF([.R26]&lt;=0.5;0;IF([.R26]&lt;=1.5;1;IF([.R26]&lt;=2.5;2;IF([.R26]&lt;3.5;3;4))))" office:value-type="float" office:value="0" calcext:value-type="float">
            <text:p>0</text:p>
          </table:table-cell>
          <table:table-cell table:formula="of:=IF([.S26]&lt;=0.5;0;IF([.S26]&lt;=1.5;1;IF([.S26]&lt;=2.5;2;IF([.S26]&lt;3.5;3;4))))" office:value-type="float" office:value="0" calcext:value-type="float">
            <text:p>0</text:p>
          </table:table-cell>
          <table:table-cell table:formula="of:=IF([.T26]&lt;=0.5;0;IF([.T26]&lt;=1.5;1;IF([.T26]&lt;=2.5;2;IF([.T26]&lt;3.5;3;4))))" office:value-type="float" office:value="0" calcext:value-type="float">
            <text:p>0</text:p>
          </table:table-cell>
          <table:table-cell table:formula="of:=IF([.U26]&lt;=0.5;0;IF([.U26]&lt;=1.5;1;IF([.U26]&lt;=2.5;2;IF([.U26]&lt;3.5;3;4))))" office:value-type="float" office:value="0" calcext:value-type="float">
            <text:p>0</text:p>
          </table:table-cell>
          <table:table-cell table:formula="of:=IF([.V26]&lt;=0.5;0;IF([.V26]&lt;=1.5;1;IF([.V26]&lt;=2.5;2;IF([.V26]&lt;3.5;3;4))))" office:value-type="float" office:value="0" calcext:value-type="float">
            <text:p>0</text:p>
          </table:table-cell>
          <table:table-cell table:formula="of:=IF([.W26]&lt;=0.5;0;IF([.W26]&lt;=1.5;1;IF([.W26]&lt;=2.5;2;IF([.W26]&lt;3.5;3;4))))" office:value-type="float" office:value="0" calcext:value-type="float">
            <text:p>0</text:p>
          </table:table-cell>
          <table:table-cell table:formula="of:=IF([.X26]&lt;=0.5;0;IF([.X26]&lt;=1.5;1;IF([.X26]&lt;=2.5;2;IF([.X26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27]&lt;=0.5;0;IF([.N27]&lt;=1.5;1;IF([.N27]&lt;=2.5;2;IF([.N27]&lt;3.5;3;4))))" office:value-type="float" office:value="0" calcext:value-type="float">
            <text:p>0</text:p>
          </table:table-cell>
          <table:table-cell table:formula="of:=IF([.O27]&lt;=0.5;0;IF([.O27]&lt;=1.5;1;IF([.O27]&lt;=2.5;2;IF([.O27]&lt;3.5;3;4))))" office:value-type="float" office:value="1" calcext:value-type="float">
            <text:p>1</text:p>
          </table:table-cell>
          <table:table-cell table:formula="of:=IF([.P27]&lt;=0.5;0;IF([.P27]&lt;=1.5;1;IF([.P27]&lt;=2.5;2;IF([.P27]&lt;3.5;3;4))))" office:value-type="float" office:value="0" calcext:value-type="float">
            <text:p>0</text:p>
          </table:table-cell>
          <table:table-cell table:formula="of:=IF([.Q27]&lt;=0.5;0;IF([.Q27]&lt;=1.5;1;IF([.Q27]&lt;=2.5;2;IF([.Q27]&lt;3.5;3;4))))" office:value-type="float" office:value="0" calcext:value-type="float">
            <text:p>0</text:p>
          </table:table-cell>
          <table:table-cell table:formula="of:=IF([.R27]&lt;=0.5;0;IF([.R27]&lt;=1.5;1;IF([.R27]&lt;=2.5;2;IF([.R27]&lt;3.5;3;4))))" office:value-type="float" office:value="0" calcext:value-type="float">
            <text:p>0</text:p>
          </table:table-cell>
          <table:table-cell table:formula="of:=IF([.S27]&lt;=0.5;0;IF([.S27]&lt;=1.5;1;IF([.S27]&lt;=2.5;2;IF([.S27]&lt;3.5;3;4))))" office:value-type="float" office:value="1" calcext:value-type="float">
            <text:p>1</text:p>
          </table:table-cell>
          <table:table-cell table:formula="of:=IF([.T27]&lt;=0.5;0;IF([.T27]&lt;=1.5;1;IF([.T27]&lt;=2.5;2;IF([.T27]&lt;3.5;3;4))))" office:value-type="float" office:value="1" calcext:value-type="float">
            <text:p>1</text:p>
          </table:table-cell>
          <table:table-cell table:formula="of:=IF([.U27]&lt;=0.5;0;IF([.U27]&lt;=1.5;1;IF([.U27]&lt;=2.5;2;IF([.U27]&lt;3.5;3;4))))" office:value-type="float" office:value="1" calcext:value-type="float">
            <text:p>1</text:p>
          </table:table-cell>
          <table:table-cell table:formula="of:=IF([.V27]&lt;=0.5;0;IF([.V27]&lt;=1.5;1;IF([.V27]&lt;=2.5;2;IF([.V27]&lt;3.5;3;4))))" office:value-type="float" office:value="1" calcext:value-type="float">
            <text:p>1</text:p>
          </table:table-cell>
          <table:table-cell table:formula="of:=IF([.W27]&lt;=0.5;0;IF([.W27]&lt;=1.5;1;IF([.W27]&lt;=2.5;2;IF([.W27]&lt;3.5;3;4))))" office:value-type="float" office:value="1" calcext:value-type="float">
            <text:p>1</text:p>
          </table:table-cell>
          <table:table-cell table:formula="of:=IF([.X27]&lt;=0.5;0;IF([.X27]&lt;=1.5;1;IF([.X27]&lt;=2.5;2;IF([.X27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IF([.N28]&lt;=0.5;0;IF([.N28]&lt;=1.5;1;IF([.N28]&lt;=2.5;2;IF([.N28]&lt;3.5;3;4))))" office:value-type="float" office:value="0" calcext:value-type="float">
            <text:p>0</text:p>
          </table:table-cell>
          <table:table-cell table:formula="of:=IF([.O28]&lt;=0.5;0;IF([.O28]&lt;=1.5;1;IF([.O28]&lt;=2.5;2;IF([.O28]&lt;3.5;3;4))))" office:value-type="float" office:value="2" calcext:value-type="float">
            <text:p>2</text:p>
          </table:table-cell>
          <table:table-cell table:formula="of:=IF([.P28]&lt;=0.5;0;IF([.P28]&lt;=1.5;1;IF([.P28]&lt;=2.5;2;IF([.P28]&lt;3.5;3;4))))" office:value-type="float" office:value="0" calcext:value-type="float">
            <text:p>0</text:p>
          </table:table-cell>
          <table:table-cell table:formula="of:=IF([.Q28]&lt;=0.5;0;IF([.Q28]&lt;=1.5;1;IF([.Q28]&lt;=2.5;2;IF([.Q28]&lt;3.5;3;4))))" office:value-type="float" office:value="1" calcext:value-type="float">
            <text:p>1</text:p>
          </table:table-cell>
          <table:table-cell table:formula="of:=IF([.R28]&lt;=0.5;0;IF([.R28]&lt;=1.5;1;IF([.R28]&lt;=2.5;2;IF([.R28]&lt;3.5;3;4))))" office:value-type="float" office:value="1" calcext:value-type="float">
            <text:p>1</text:p>
          </table:table-cell>
          <table:table-cell table:formula="of:=IF([.S28]&lt;=0.5;0;IF([.S28]&lt;=1.5;1;IF([.S28]&lt;=2.5;2;IF([.S28]&lt;3.5;3;4))))" office:value-type="float" office:value="1" calcext:value-type="float">
            <text:p>1</text:p>
          </table:table-cell>
          <table:table-cell table:formula="of:=IF([.T28]&lt;=0.5;0;IF([.T28]&lt;=1.5;1;IF([.T28]&lt;=2.5;2;IF([.T28]&lt;3.5;3;4))))" office:value-type="float" office:value="1" calcext:value-type="float">
            <text:p>1</text:p>
          </table:table-cell>
          <table:table-cell table:formula="of:=IF([.U28]&lt;=0.5;0;IF([.U28]&lt;=1.5;1;IF([.U28]&lt;=2.5;2;IF([.U28]&lt;3.5;3;4))))" office:value-type="float" office:value="0" calcext:value-type="float">
            <text:p>0</text:p>
          </table:table-cell>
          <table:table-cell table:formula="of:=IF([.V28]&lt;=0.5;0;IF([.V28]&lt;=1.5;1;IF([.V28]&lt;=2.5;2;IF([.V28]&lt;3.5;3;4))))" office:value-type="float" office:value="2" calcext:value-type="float">
            <text:p>2</text:p>
          </table:table-cell>
          <table:table-cell table:formula="of:=IF([.W28]&lt;=0.5;0;IF([.W28]&lt;=1.5;1;IF([.W28]&lt;=2.5;2;IF([.W28]&lt;3.5;3;4))))" office:value-type="float" office:value="1" calcext:value-type="float">
            <text:p>1</text:p>
          </table:table-cell>
          <table:table-cell table:formula="of:=IF([.X28]&lt;=0.5;0;IF([.X28]&lt;=1.5;1;IF([.X28]&lt;=2.5;2;IF([.X28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1.2" calcext:value-type="float">
            <text:p>1,2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IF([.N29]&lt;=0.5;0;IF([.N29]&lt;=1.5;1;IF([.N29]&lt;=2.5;2;IF([.N29]&lt;3.5;3;4))))" office:value-type="float" office:value="0" calcext:value-type="float">
            <text:p>0</text:p>
          </table:table-cell>
          <table:table-cell table:formula="of:=IF([.O29]&lt;=0.5;0;IF([.O29]&lt;=1.5;1;IF([.O29]&lt;=2.5;2;IF([.O29]&lt;3.5;3;4))))" office:value-type="float" office:value="4" calcext:value-type="float">
            <text:p>4</text:p>
          </table:table-cell>
          <table:table-cell table:formula="of:=IF([.P29]&lt;=0.5;0;IF([.P29]&lt;=1.5;1;IF([.P29]&lt;=2.5;2;IF([.P29]&lt;3.5;3;4))))" office:value-type="float" office:value="4" calcext:value-type="float">
            <text:p>4</text:p>
          </table:table-cell>
          <table:table-cell table:formula="of:=IF([.Q29]&lt;=0.5;0;IF([.Q29]&lt;=1.5;1;IF([.Q29]&lt;=2.5;2;IF([.Q29]&lt;3.5;3;4))))" office:value-type="float" office:value="2" calcext:value-type="float">
            <text:p>2</text:p>
          </table:table-cell>
          <table:table-cell table:formula="of:=IF([.R29]&lt;=0.5;0;IF([.R29]&lt;=1.5;1;IF([.R29]&lt;=2.5;2;IF([.R29]&lt;3.5;3;4))))" office:value-type="float" office:value="1" calcext:value-type="float">
            <text:p>1</text:p>
          </table:table-cell>
          <table:table-cell table:formula="of:=IF([.S29]&lt;=0.5;0;IF([.S29]&lt;=1.5;1;IF([.S29]&lt;=2.5;2;IF([.S29]&lt;3.5;3;4))))" office:value-type="float" office:value="2" calcext:value-type="float">
            <text:p>2</text:p>
          </table:table-cell>
          <table:table-cell table:formula="of:=IF([.T29]&lt;=0.5;0;IF([.T29]&lt;=1.5;1;IF([.T29]&lt;=2.5;2;IF([.T29]&lt;3.5;3;4))))" office:value-type="float" office:value="2" calcext:value-type="float">
            <text:p>2</text:p>
          </table:table-cell>
          <table:table-cell table:formula="of:=IF([.U29]&lt;=0.5;0;IF([.U29]&lt;=1.5;1;IF([.U29]&lt;=2.5;2;IF([.U29]&lt;3.5;3;4))))" office:value-type="float" office:value="2" calcext:value-type="float">
            <text:p>2</text:p>
          </table:table-cell>
          <table:table-cell table:formula="of:=IF([.V29]&lt;=0.5;0;IF([.V29]&lt;=1.5;1;IF([.V29]&lt;=2.5;2;IF([.V29]&lt;3.5;3;4))))" office:value-type="float" office:value="1" calcext:value-type="float">
            <text:p>1</text:p>
          </table:table-cell>
          <table:table-cell table:formula="of:=IF([.W29]&lt;=0.5;0;IF([.W29]&lt;=1.5;1;IF([.W29]&lt;=2.5;2;IF([.W29]&lt;3.5;3;4))))" office:value-type="float" office:value="3" calcext:value-type="float">
            <text:p>3</text:p>
          </table:table-cell>
          <table:table-cell table:formula="of:=IF([.X29]&lt;=0.5;0;IF([.X29]&lt;=1.5;1;IF([.X29]&lt;=2.5;2;IF([.X29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table:number-columns-repeated="2" office:value-type="float" office:value="3.5" calcext:value-type="float">
            <text:p>3,50</text:p>
          </table:table-cell>
          <table:table-cell office:value-type="float" office:value="2" calcext:value-type="float">
            <text:p>2,00</text:p>
          </table:table-cell>
          <table:table-cell office:value-type="float" office:value="1.5" calcext:value-type="float">
            <text:p>1,50</text:p>
          </table:table-cell>
          <table:table-cell office:value-type="float" office:value="2" calcext:value-type="float">
            <text:p>2,00</text:p>
          </table:table-cell>
          <table:table-cell office:value-type="float" office:value="2.5" calcext:value-type="float">
            <text:p>2,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table:formula="of:=IF([.N30]&lt;=0.5;0;IF([.N30]&lt;=1.5;1;IF([.N30]&lt;=2.5;2;IF([.N30]&lt;3.5;3;4))))" office:value-type="float" office:value="0" calcext:value-type="float">
            <text:p>0</text:p>
          </table:table-cell>
          <table:table-cell table:formula="of:=IF([.O30]&lt;=0.5;0;IF([.O30]&lt;=1.5;1;IF([.O30]&lt;=2.5;2;IF([.O30]&lt;3.5;3;4))))" office:value-type="float" office:value="1" calcext:value-type="float">
            <text:p>1</text:p>
          </table:table-cell>
          <table:table-cell table:formula="of:=IF([.P30]&lt;=0.5;0;IF([.P30]&lt;=1.5;1;IF([.P30]&lt;=2.5;2;IF([.P30]&lt;3.5;3;4))))" office:value-type="float" office:value="0" calcext:value-type="float">
            <text:p>0</text:p>
          </table:table-cell>
          <table:table-cell table:formula="of:=IF([.Q30]&lt;=0.5;0;IF([.Q30]&lt;=1.5;1;IF([.Q30]&lt;=2.5;2;IF([.Q30]&lt;3.5;3;4))))" office:value-type="float" office:value="0" calcext:value-type="float">
            <text:p>0</text:p>
          </table:table-cell>
          <table:table-cell table:formula="of:=IF([.R30]&lt;=0.5;0;IF([.R30]&lt;=1.5;1;IF([.R30]&lt;=2.5;2;IF([.R30]&lt;3.5;3;4))))" office:value-type="float" office:value="1" calcext:value-type="float">
            <text:p>1</text:p>
          </table:table-cell>
          <table:table-cell table:formula="of:=IF([.S30]&lt;=0.5;0;IF([.S30]&lt;=1.5;1;IF([.S30]&lt;=2.5;2;IF([.S30]&lt;3.5;3;4))))" office:value-type="float" office:value="1" calcext:value-type="float">
            <text:p>1</text:p>
          </table:table-cell>
          <table:table-cell table:formula="of:=IF([.T30]&lt;=0.5;0;IF([.T30]&lt;=1.5;1;IF([.T30]&lt;=2.5;2;IF([.T30]&lt;3.5;3;4))))" office:value-type="float" office:value="1" calcext:value-type="float">
            <text:p>1</text:p>
          </table:table-cell>
          <table:table-cell table:formula="of:=IF([.U30]&lt;=0.5;0;IF([.U30]&lt;=1.5;1;IF([.U30]&lt;=2.5;2;IF([.U30]&lt;3.5;3;4))))" office:value-type="float" office:value="0" calcext:value-type="float">
            <text:p>0</text:p>
          </table:table-cell>
          <table:table-cell table:formula="of:=IF([.V30]&lt;=0.5;0;IF([.V30]&lt;=1.5;1;IF([.V30]&lt;=2.5;2;IF([.V30]&lt;3.5;3;4))))" office:value-type="float" office:value="1" calcext:value-type="float">
            <text:p>1</text:p>
          </table:table-cell>
          <table:table-cell table:formula="of:=IF([.W30]&lt;=0.5;0;IF([.W30]&lt;=1.5;1;IF([.W30]&lt;=2.5;2;IF([.W30]&lt;3.5;3;4))))" office:value-type="float" office:value="1" calcext:value-type="float">
            <text:p>1</text:p>
          </table:table-cell>
          <table:table-cell table:formula="of:=IF([.X30]&lt;=0.5;0;IF([.X30]&lt;=1.5;1;IF([.X30]&lt;=2.5;2;IF([.X30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31]&lt;=0.5;0;IF([.N31]&lt;=1.5;1;IF([.N31]&lt;=2.5;2;IF([.N31]&lt;3.5;3;4))))" office:value-type="float" office:value="0" calcext:value-type="float">
            <text:p>0</text:p>
          </table:table-cell>
          <table:table-cell table:formula="of:=IF([.O31]&lt;=0.5;0;IF([.O31]&lt;=1.5;1;IF([.O31]&lt;=2.5;2;IF([.O31]&lt;3.5;3;4))))" office:value-type="float" office:value="1" calcext:value-type="float">
            <text:p>1</text:p>
          </table:table-cell>
          <table:table-cell table:formula="of:=IF([.P31]&lt;=0.5;0;IF([.P31]&lt;=1.5;1;IF([.P31]&lt;=2.5;2;IF([.P31]&lt;3.5;3;4))))" office:value-type="float" office:value="0" calcext:value-type="float">
            <text:p>0</text:p>
          </table:table-cell>
          <table:table-cell table:formula="of:=IF([.Q31]&lt;=0.5;0;IF([.Q31]&lt;=1.5;1;IF([.Q31]&lt;=2.5;2;IF([.Q31]&lt;3.5;3;4))))" office:value-type="float" office:value="0" calcext:value-type="float">
            <text:p>0</text:p>
          </table:table-cell>
          <table:table-cell table:formula="of:=IF([.R31]&lt;=0.5;0;IF([.R31]&lt;=1.5;1;IF([.R31]&lt;=2.5;2;IF([.R31]&lt;3.5;3;4))))" office:value-type="float" office:value="0" calcext:value-type="float">
            <text:p>0</text:p>
          </table:table-cell>
          <table:table-cell table:formula="of:=IF([.S31]&lt;=0.5;0;IF([.S31]&lt;=1.5;1;IF([.S31]&lt;=2.5;2;IF([.S31]&lt;3.5;3;4))))" office:value-type="float" office:value="0" calcext:value-type="float">
            <text:p>0</text:p>
          </table:table-cell>
          <table:table-cell table:formula="of:=IF([.T31]&lt;=0.5;0;IF([.T31]&lt;=1.5;1;IF([.T31]&lt;=2.5;2;IF([.T31]&lt;3.5;3;4))))" office:value-type="float" office:value="0" calcext:value-type="float">
            <text:p>0</text:p>
          </table:table-cell>
          <table:table-cell table:formula="of:=IF([.U31]&lt;=0.5;0;IF([.U31]&lt;=1.5;1;IF([.U31]&lt;=2.5;2;IF([.U31]&lt;3.5;3;4))))" office:value-type="float" office:value="0" calcext:value-type="float">
            <text:p>0</text:p>
          </table:table-cell>
          <table:table-cell table:formula="of:=IF([.V31]&lt;=0.5;0;IF([.V31]&lt;=1.5;1;IF([.V31]&lt;=2.5;2;IF([.V31]&lt;3.5;3;4))))" office:value-type="float" office:value="0" calcext:value-type="float">
            <text:p>0</text:p>
          </table:table-cell>
          <table:table-cell table:formula="of:=IF([.W31]&lt;=0.5;0;IF([.W31]&lt;=1.5;1;IF([.W31]&lt;=2.5;2;IF([.W31]&lt;3.5;3;4))))" office:value-type="float" office:value="0" calcext:value-type="float">
            <text:p>0</text:p>
          </table:table-cell>
          <table:table-cell table:formula="of:=IF([.X31]&lt;=0.5;0;IF([.X31]&lt;=1.5;1;IF([.X31]&lt;=2.5;2;IF([.X31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32]&lt;=0.5;0;IF([.N32]&lt;=1.5;1;IF([.N32]&lt;=2.5;2;IF([.N32]&lt;3.5;3;4))))" office:value-type="float" office:value="0" calcext:value-type="float">
            <text:p>0</text:p>
          </table:table-cell>
          <table:table-cell table:formula="of:=IF([.O32]&lt;=0.5;0;IF([.O32]&lt;=1.5;1;IF([.O32]&lt;=2.5;2;IF([.O32]&lt;3.5;3;4))))" office:value-type="float" office:value="1" calcext:value-type="float">
            <text:p>1</text:p>
          </table:table-cell>
          <table:table-cell table:formula="of:=IF([.P32]&lt;=0.5;0;IF([.P32]&lt;=1.5;1;IF([.P32]&lt;=2.5;2;IF([.P32]&lt;3.5;3;4))))" office:value-type="float" office:value="0" calcext:value-type="float">
            <text:p>0</text:p>
          </table:table-cell>
          <table:table-cell table:formula="of:=IF([.Q32]&lt;=0.5;0;IF([.Q32]&lt;=1.5;1;IF([.Q32]&lt;=2.5;2;IF([.Q32]&lt;3.5;3;4))))" office:value-type="float" office:value="0" calcext:value-type="float">
            <text:p>0</text:p>
          </table:table-cell>
          <table:table-cell table:formula="of:=IF([.R32]&lt;=0.5;0;IF([.R32]&lt;=1.5;1;IF([.R32]&lt;=2.5;2;IF([.R32]&lt;3.5;3;4))))" office:value-type="float" office:value="0" calcext:value-type="float">
            <text:p>0</text:p>
          </table:table-cell>
          <table:table-cell table:formula="of:=IF([.S32]&lt;=0.5;0;IF([.S32]&lt;=1.5;1;IF([.S32]&lt;=2.5;2;IF([.S32]&lt;3.5;3;4))))" office:value-type="float" office:value="0" calcext:value-type="float">
            <text:p>0</text:p>
          </table:table-cell>
          <table:table-cell table:formula="of:=IF([.T32]&lt;=0.5;0;IF([.T32]&lt;=1.5;1;IF([.T32]&lt;=2.5;2;IF([.T32]&lt;3.5;3;4))))" office:value-type="float" office:value="0" calcext:value-type="float">
            <text:p>0</text:p>
          </table:table-cell>
          <table:table-cell table:formula="of:=IF([.U32]&lt;=0.5;0;IF([.U32]&lt;=1.5;1;IF([.U32]&lt;=2.5;2;IF([.U32]&lt;3.5;3;4))))" office:value-type="float" office:value="0" calcext:value-type="float">
            <text:p>0</text:p>
          </table:table-cell>
          <table:table-cell table:formula="of:=IF([.V32]&lt;=0.5;0;IF([.V32]&lt;=1.5;1;IF([.V32]&lt;=2.5;2;IF([.V32]&lt;3.5;3;4))))" office:value-type="float" office:value="0" calcext:value-type="float">
            <text:p>0</text:p>
          </table:table-cell>
          <table:table-cell table:formula="of:=IF([.W32]&lt;=0.5;0;IF([.W32]&lt;=1.5;1;IF([.W32]&lt;=2.5;2;IF([.W32]&lt;3.5;3;4))))" office:value-type="float" office:value="0" calcext:value-type="float">
            <text:p>0</text:p>
          </table:table-cell>
          <table:table-cell table:formula="of:=IF([.X32]&lt;=0.5;0;IF([.X32]&lt;=1.5;1;IF([.X32]&lt;=2.5;2;IF([.X32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33]&lt;=0.5;0;IF([.N33]&lt;=1.5;1;IF([.N33]&lt;=2.5;2;IF([.N33]&lt;3.5;3;4))))" office:value-type="float" office:value="4" calcext:value-type="float">
            <text:p>4</text:p>
          </table:table-cell>
          <table:table-cell table:formula="of:=IF([.O33]&lt;=0.5;0;IF([.O33]&lt;=1.5;1;IF([.O33]&lt;=2.5;2;IF([.O33]&lt;3.5;3;4))))" office:value-type="float" office:value="4" calcext:value-type="float">
            <text:p>4</text:p>
          </table:table-cell>
          <table:table-cell table:formula="of:=IF([.P33]&lt;=0.5;0;IF([.P33]&lt;=1.5;1;IF([.P33]&lt;=2.5;2;IF([.P33]&lt;3.5;3;4))))" office:value-type="float" office:value="4" calcext:value-type="float">
            <text:p>4</text:p>
          </table:table-cell>
          <table:table-cell table:formula="of:=IF([.Q33]&lt;=0.5;0;IF([.Q33]&lt;=1.5;1;IF([.Q33]&lt;=2.5;2;IF([.Q33]&lt;3.5;3;4))))" office:value-type="float" office:value="3" calcext:value-type="float">
            <text:p>3</text:p>
          </table:table-cell>
          <table:table-cell table:formula="of:=IF([.R33]&lt;=0.5;0;IF([.R33]&lt;=1.5;1;IF([.R33]&lt;=2.5;2;IF([.R33]&lt;3.5;3;4))))" office:value-type="float" office:value="3" calcext:value-type="float">
            <text:p>3</text:p>
          </table:table-cell>
          <table:table-cell table:formula="of:=IF([.S33]&lt;=0.5;0;IF([.S33]&lt;=1.5;1;IF([.S33]&lt;=2.5;2;IF([.S33]&lt;3.5;3;4))))" office:value-type="float" office:value="4" calcext:value-type="float">
            <text:p>4</text:p>
          </table:table-cell>
          <table:table-cell table:formula="of:=IF([.T33]&lt;=0.5;0;IF([.T33]&lt;=1.5;1;IF([.T33]&lt;=2.5;2;IF([.T33]&lt;3.5;3;4))))" office:value-type="float" office:value="3" calcext:value-type="float">
            <text:p>3</text:p>
          </table:table-cell>
          <table:table-cell table:formula="of:=IF([.U33]&lt;=0.5;0;IF([.U33]&lt;=1.5;1;IF([.U33]&lt;=2.5;2;IF([.U33]&lt;3.5;3;4))))" office:value-type="float" office:value="4" calcext:value-type="float">
            <text:p>4</text:p>
          </table:table-cell>
          <table:table-cell table:formula="of:=IF([.V33]&lt;=0.5;0;IF([.V33]&lt;=1.5;1;IF([.V33]&lt;=2.5;2;IF([.V33]&lt;3.5;3;4))))" office:value-type="float" office:value="3" calcext:value-type="float">
            <text:p>3</text:p>
          </table:table-cell>
          <table:table-cell table:formula="of:=IF([.W33]&lt;=0.5;0;IF([.W33]&lt;=1.5;1;IF([.W33]&lt;=2.5;2;IF([.W33]&lt;3.5;3;4))))" office:value-type="float" office:value="3" calcext:value-type="float">
            <text:p>3</text:p>
          </table:table-cell>
          <table:table-cell table:formula="of:=IF([.X33]&lt;=0.5;0;IF([.X33]&lt;=1.5;1;IF([.X33]&lt;=2.5;2;IF([.X33]&lt;3.5;3;4)))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3,25</text:p>
          </table:table-cell>
          <table:table-cell table:number-columns-repeated="2" office:value-type="float" office:value="3.5" calcext:value-type="float">
            <text:p>3,5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3.5" calcext:value-type="float">
            <text:p>3,50</text:p>
          </table:table-cell>
          <table:table-cell office:value-type="float" office:value="3" calcext:value-type="float">
            <text:p>3,00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formula="of:=IF([.N34]&lt;=0.5;0;IF([.N34]&lt;=1.5;1;IF([.N34]&lt;=2.5;2;IF([.N34]&lt;3.5;3;4))))" office:value-type="float" office:value="0" calcext:value-type="float">
            <text:p>0</text:p>
          </table:table-cell>
          <table:table-cell table:formula="of:=IF([.O34]&lt;=0.5;0;IF([.O34]&lt;=1.5;1;IF([.O34]&lt;=2.5;2;IF([.O34]&lt;3.5;3;4))))" office:value-type="float" office:value="2" calcext:value-type="float">
            <text:p>2</text:p>
          </table:table-cell>
          <table:table-cell table:formula="of:=IF([.P34]&lt;=0.5;0;IF([.P34]&lt;=1.5;1;IF([.P34]&lt;=2.5;2;IF([.P34]&lt;3.5;3;4))))" office:value-type="float" office:value="1" calcext:value-type="float">
            <text:p>1</text:p>
          </table:table-cell>
          <table:table-cell table:formula="of:=IF([.Q34]&lt;=0.5;0;IF([.Q34]&lt;=1.5;1;IF([.Q34]&lt;=2.5;2;IF([.Q34]&lt;3.5;3;4))))" office:value-type="float" office:value="0" calcext:value-type="float">
            <text:p>0</text:p>
          </table:table-cell>
          <table:table-cell table:formula="of:=IF([.R34]&lt;=0.5;0;IF([.R34]&lt;=1.5;1;IF([.R34]&lt;=2.5;2;IF([.R34]&lt;3.5;3;4))))" office:value-type="float" office:value="0" calcext:value-type="float">
            <text:p>0</text:p>
          </table:table-cell>
          <table:table-cell table:formula="of:=IF([.S34]&lt;=0.5;0;IF([.S34]&lt;=1.5;1;IF([.S34]&lt;=2.5;2;IF([.S34]&lt;3.5;3;4))))" office:value-type="float" office:value="0" calcext:value-type="float">
            <text:p>0</text:p>
          </table:table-cell>
          <table:table-cell table:formula="of:=IF([.T34]&lt;=0.5;0;IF([.T34]&lt;=1.5;1;IF([.T34]&lt;=2.5;2;IF([.T34]&lt;3.5;3;4))))" office:value-type="float" office:value="1" calcext:value-type="float">
            <text:p>1</text:p>
          </table:table-cell>
          <table:table-cell table:formula="of:=IF([.U34]&lt;=0.5;0;IF([.U34]&lt;=1.5;1;IF([.U34]&lt;=2.5;2;IF([.U34]&lt;3.5;3;4))))" office:value-type="float" office:value="0" calcext:value-type="float">
            <text:p>0</text:p>
          </table:table-cell>
          <table:table-cell table:formula="of:=IF([.V34]&lt;=0.5;0;IF([.V34]&lt;=1.5;1;IF([.V34]&lt;=2.5;2;IF([.V34]&lt;3.5;3;4))))" office:value-type="float" office:value="0" calcext:value-type="float">
            <text:p>0</text:p>
          </table:table-cell>
          <table:table-cell table:formula="of:=IF([.W34]&lt;=0.5;0;IF([.W34]&lt;=1.5;1;IF([.W34]&lt;=2.5;2;IF([.W34]&lt;3.5;3;4))))" office:value-type="float" office:value="1" calcext:value-type="float">
            <text:p>1</text:p>
          </table:table-cell>
          <table:table-cell table:formula="of:=IF([.X34]&lt;=0.5;0;IF([.X34]&lt;=1.5;1;IF([.X34]&lt;=2.5;2;IF([.X34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35]&lt;=0.5;0;IF([.N35]&lt;=1.5;1;IF([.N35]&lt;=2.5;2;IF([.N35]&lt;3.5;3;4))))" office:value-type="float" office:value="0" calcext:value-type="float">
            <text:p>0</text:p>
          </table:table-cell>
          <table:table-cell table:formula="of:=IF([.O35]&lt;=0.5;0;IF([.O35]&lt;=1.5;1;IF([.O35]&lt;=2.5;2;IF([.O35]&lt;3.5;3;4))))" office:value-type="float" office:value="1" calcext:value-type="float">
            <text:p>1</text:p>
          </table:table-cell>
          <table:table-cell table:formula="of:=IF([.P35]&lt;=0.5;0;IF([.P35]&lt;=1.5;1;IF([.P35]&lt;=2.5;2;IF([.P35]&lt;3.5;3;4))))" office:value-type="float" office:value="0" calcext:value-type="float">
            <text:p>0</text:p>
          </table:table-cell>
          <table:table-cell table:formula="of:=IF([.Q35]&lt;=0.5;0;IF([.Q35]&lt;=1.5;1;IF([.Q35]&lt;=2.5;2;IF([.Q35]&lt;3.5;3;4))))" office:value-type="float" office:value="0" calcext:value-type="float">
            <text:p>0</text:p>
          </table:table-cell>
          <table:table-cell table:formula="of:=IF([.R35]&lt;=0.5;0;IF([.R35]&lt;=1.5;1;IF([.R35]&lt;=2.5;2;IF([.R35]&lt;3.5;3;4))))" office:value-type="float" office:value="0" calcext:value-type="float">
            <text:p>0</text:p>
          </table:table-cell>
          <table:table-cell table:formula="of:=IF([.S35]&lt;=0.5;0;IF([.S35]&lt;=1.5;1;IF([.S35]&lt;=2.5;2;IF([.S35]&lt;3.5;3;4))))" office:value-type="float" office:value="0" calcext:value-type="float">
            <text:p>0</text:p>
          </table:table-cell>
          <table:table-cell table:formula="of:=IF([.T35]&lt;=0.5;0;IF([.T35]&lt;=1.5;1;IF([.T35]&lt;=2.5;2;IF([.T35]&lt;3.5;3;4))))" office:value-type="float" office:value="0" calcext:value-type="float">
            <text:p>0</text:p>
          </table:table-cell>
          <table:table-cell table:formula="of:=IF([.U35]&lt;=0.5;0;IF([.U35]&lt;=1.5;1;IF([.U35]&lt;=2.5;2;IF([.U35]&lt;3.5;3;4))))" office:value-type="float" office:value="0" calcext:value-type="float">
            <text:p>0</text:p>
          </table:table-cell>
          <table:table-cell table:formula="of:=IF([.V35]&lt;=0.5;0;IF([.V35]&lt;=1.5;1;IF([.V35]&lt;=2.5;2;IF([.V35]&lt;3.5;3;4))))" office:value-type="float" office:value="0" calcext:value-type="float">
            <text:p>0</text:p>
          </table:table-cell>
          <table:table-cell table:formula="of:=IF([.W35]&lt;=0.5;0;IF([.W35]&lt;=1.5;1;IF([.W35]&lt;=2.5;2;IF([.W35]&lt;3.5;3;4))))" office:value-type="float" office:value="0" calcext:value-type="float">
            <text:p>0</text:p>
          </table:table-cell>
          <table:table-cell table:formula="of:=IF([.X35]&lt;=0.5;0;IF([.X35]&lt;=1.5;1;IF([.X35]&lt;=2.5;2;IF([.X35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.5" calcext:value-type="float">
            <text:p>0,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36]&lt;=0.5;0;IF([.N36]&lt;=1.5;1;IF([.N36]&lt;=2.5;2;IF([.N36]&lt;3.5;3;4))))" office:value-type="float" office:value="0" calcext:value-type="float">
            <text:p>0</text:p>
          </table:table-cell>
          <table:table-cell table:formula="of:=IF([.O36]&lt;=0.5;0;IF([.O36]&lt;=1.5;1;IF([.O36]&lt;=2.5;2;IF([.O36]&lt;3.5;3;4))))" office:value-type="float" office:value="2" calcext:value-type="float">
            <text:p>2</text:p>
          </table:table-cell>
          <table:table-cell table:formula="of:=IF([.P36]&lt;=0.5;0;IF([.P36]&lt;=1.5;1;IF([.P36]&lt;=2.5;2;IF([.P36]&lt;3.5;3;4))))" office:value-type="float" office:value="2" calcext:value-type="float">
            <text:p>2</text:p>
          </table:table-cell>
          <table:table-cell table:formula="of:=IF([.Q36]&lt;=0.5;0;IF([.Q36]&lt;=1.5;1;IF([.Q36]&lt;=2.5;2;IF([.Q36]&lt;3.5;3;4))))" office:value-type="float" office:value="0" calcext:value-type="float">
            <text:p>0</text:p>
          </table:table-cell>
          <table:table-cell table:formula="of:=IF([.R36]&lt;=0.5;0;IF([.R36]&lt;=1.5;1;IF([.R36]&lt;=2.5;2;IF([.R36]&lt;3.5;3;4))))" office:value-type="float" office:value="0" calcext:value-type="float">
            <text:p>0</text:p>
          </table:table-cell>
          <table:table-cell table:formula="of:=IF([.S36]&lt;=0.5;0;IF([.S36]&lt;=1.5;1;IF([.S36]&lt;=2.5;2;IF([.S36]&lt;3.5;3;4))))" office:value-type="float" office:value="1" calcext:value-type="float">
            <text:p>1</text:p>
          </table:table-cell>
          <table:table-cell table:formula="of:=IF([.T36]&lt;=0.5;0;IF([.T36]&lt;=1.5;1;IF([.T36]&lt;=2.5;2;IF([.T36]&lt;3.5;3;4))))" office:value-type="float" office:value="1" calcext:value-type="float">
            <text:p>1</text:p>
          </table:table-cell>
          <table:table-cell table:formula="of:=IF([.U36]&lt;=0.5;0;IF([.U36]&lt;=1.5;1;IF([.U36]&lt;=2.5;2;IF([.U36]&lt;3.5;3;4))))" office:value-type="float" office:value="0" calcext:value-type="float">
            <text:p>0</text:p>
          </table:table-cell>
          <table:table-cell table:formula="of:=IF([.V36]&lt;=0.5;0;IF([.V36]&lt;=1.5;1;IF([.V36]&lt;=2.5;2;IF([.V36]&lt;3.5;3;4))))" office:value-type="float" office:value="1" calcext:value-type="float">
            <text:p>1</text:p>
          </table:table-cell>
          <table:table-cell table:formula="of:=IF([.W36]&lt;=0.5;0;IF([.W36]&lt;=1.5;1;IF([.W36]&lt;=2.5;2;IF([.W36]&lt;3.5;3;4))))" office:value-type="float" office:value="1" calcext:value-type="float">
            <text:p>1</text:p>
          </table:table-cell>
          <table:table-cell table:formula="of:=IF([.X36]&lt;=0.5;0;IF([.X36]&lt;=1.5;1;IF([.X36]&lt;=2.5;2;IF([.X36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.8" calcext:value-type="float">
            <text:p>0,8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IF([.N37]&lt;=0.5;0;IF([.N37]&lt;=1.5;1;IF([.N37]&lt;=2.5;2;IF([.N37]&lt;3.5;3;4))))" office:value-type="float" office:value="0" calcext:value-type="float">
            <text:p>0</text:p>
          </table:table-cell>
          <table:table-cell table:formula="of:=IF([.O37]&lt;=0.5;0;IF([.O37]&lt;=1.5;1;IF([.O37]&lt;=2.5;2;IF([.O37]&lt;3.5;3;4))))" office:value-type="float" office:value="2" calcext:value-type="float">
            <text:p>2</text:p>
          </table:table-cell>
          <table:table-cell table:formula="of:=IF([.P37]&lt;=0.5;0;IF([.P37]&lt;=1.5;1;IF([.P37]&lt;=2.5;2;IF([.P37]&lt;3.5;3;4))))" office:value-type="float" office:value="0" calcext:value-type="float">
            <text:p>0</text:p>
          </table:table-cell>
          <table:table-cell table:formula="of:=IF([.Q37]&lt;=0.5;0;IF([.Q37]&lt;=1.5;1;IF([.Q37]&lt;=2.5;2;IF([.Q37]&lt;3.5;3;4))))" office:value-type="float" office:value="0" calcext:value-type="float">
            <text:p>0</text:p>
          </table:table-cell>
          <table:table-cell table:formula="of:=IF([.R37]&lt;=0.5;0;IF([.R37]&lt;=1.5;1;IF([.R37]&lt;=2.5;2;IF([.R37]&lt;3.5;3;4))))" office:value-type="float" office:value="1" calcext:value-type="float">
            <text:p>1</text:p>
          </table:table-cell>
          <table:table-cell table:formula="of:=IF([.S37]&lt;=0.5;0;IF([.S37]&lt;=1.5;1;IF([.S37]&lt;=2.5;2;IF([.S37]&lt;3.5;3;4))))" office:value-type="float" office:value="1" calcext:value-type="float">
            <text:p>1</text:p>
          </table:table-cell>
          <table:table-cell table:formula="of:=IF([.T37]&lt;=0.5;0;IF([.T37]&lt;=1.5;1;IF([.T37]&lt;=2.5;2;IF([.T37]&lt;3.5;3;4))))" office:value-type="float" office:value="1" calcext:value-type="float">
            <text:p>1</text:p>
          </table:table-cell>
          <table:table-cell table:formula="of:=IF([.U37]&lt;=0.5;0;IF([.U37]&lt;=1.5;1;IF([.U37]&lt;=2.5;2;IF([.U37]&lt;3.5;3;4))))" office:value-type="float" office:value="0" calcext:value-type="float">
            <text:p>0</text:p>
          </table:table-cell>
          <table:table-cell table:formula="of:=IF([.V37]&lt;=0.5;0;IF([.V37]&lt;=1.5;1;IF([.V37]&lt;=2.5;2;IF([.V37]&lt;3.5;3;4))))" office:value-type="float" office:value="0" calcext:value-type="float">
            <text:p>0</text:p>
          </table:table-cell>
          <table:table-cell table:formula="of:=IF([.W37]&lt;=0.5;0;IF([.W37]&lt;=1.5;1;IF([.W37]&lt;=2.5;2;IF([.W37]&lt;3.5;3;4))))" office:value-type="float" office:value="1" calcext:value-type="float">
            <text:p>1</text:p>
          </table:table-cell>
          <table:table-cell table:formula="of:=IF([.X37]&lt;=0.5;0;IF([.X37]&lt;=1.5;1;IF([.X37]&lt;=2.5;2;IF([.X37]&lt;3.5;3;4))))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0.5" calcext:value-type="float">
            <text:p>0,5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table:formula="of:=IF([.N38]&lt;=0.5;0;IF([.N38]&lt;=1.5;1;IF([.N38]&lt;=2.5;2;IF([.N38]&lt;3.5;3;4))))" office:value-type="float" office:value="0" calcext:value-type="float">
            <text:p>0</text:p>
          </table:table-cell>
          <table:table-cell table:formula="of:=IF([.O38]&lt;=0.5;0;IF([.O38]&lt;=1.5;1;IF([.O38]&lt;=2.5;2;IF([.O38]&lt;3.5;3;4))))" office:value-type="float" office:value="1" calcext:value-type="float">
            <text:p>1</text:p>
          </table:table-cell>
          <table:table-cell table:formula="of:=IF([.P38]&lt;=0.5;0;IF([.P38]&lt;=1.5;1;IF([.P38]&lt;=2.5;2;IF([.P38]&lt;3.5;3;4))))" office:value-type="float" office:value="0" calcext:value-type="float">
            <text:p>0</text:p>
          </table:table-cell>
          <table:table-cell table:formula="of:=IF([.Q38]&lt;=0.5;0;IF([.Q38]&lt;=1.5;1;IF([.Q38]&lt;=2.5;2;IF([.Q38]&lt;3.5;3;4))))" office:value-type="float" office:value="0" calcext:value-type="float">
            <text:p>0</text:p>
          </table:table-cell>
          <table:table-cell table:formula="of:=IF([.R38]&lt;=0.5;0;IF([.R38]&lt;=1.5;1;IF([.R38]&lt;=2.5;2;IF([.R38]&lt;3.5;3;4))))" office:value-type="float" office:value="0" calcext:value-type="float">
            <text:p>0</text:p>
          </table:table-cell>
          <table:table-cell table:formula="of:=IF([.S38]&lt;=0.5;0;IF([.S38]&lt;=1.5;1;IF([.S38]&lt;=2.5;2;IF([.S38]&lt;3.5;3;4))))" office:value-type="float" office:value="0" calcext:value-type="float">
            <text:p>0</text:p>
          </table:table-cell>
          <table:table-cell table:formula="of:=IF([.T38]&lt;=0.5;0;IF([.T38]&lt;=1.5;1;IF([.T38]&lt;=2.5;2;IF([.T38]&lt;3.5;3;4))))" office:value-type="float" office:value="0" calcext:value-type="float">
            <text:p>0</text:p>
          </table:table-cell>
          <table:table-cell table:formula="of:=IF([.U38]&lt;=0.5;0;IF([.U38]&lt;=1.5;1;IF([.U38]&lt;=2.5;2;IF([.U38]&lt;3.5;3;4))))" office:value-type="float" office:value="0" calcext:value-type="float">
            <text:p>0</text:p>
          </table:table-cell>
          <table:table-cell table:formula="of:=IF([.V38]&lt;=0.5;0;IF([.V38]&lt;=1.5;1;IF([.V38]&lt;=2.5;2;IF([.V38]&lt;3.5;3;4))))" office:value-type="float" office:value="0" calcext:value-type="float">
            <text:p>0</text:p>
          </table:table-cell>
          <table:table-cell table:formula="of:=IF([.W38]&lt;=0.5;0;IF([.W38]&lt;=1.5;1;IF([.W38]&lt;=2.5;2;IF([.W38]&lt;3.5;3;4))))" office:value-type="float" office:value="1" calcext:value-type="float">
            <text:p>1</text:p>
          </table:table-cell>
          <table:table-cell table:formula="of:=IF([.X38]&lt;=0.5;0;IF([.X38]&lt;=1.5;1;IF([.X38]&lt;=2.5;2;IF([.X38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39]&lt;=0.5;0;IF([.N39]&lt;=1.5;1;IF([.N39]&lt;=2.5;2;IF([.N39]&lt;3.5;3;4))))" office:value-type="float" office:value="0" calcext:value-type="float">
            <text:p>0</text:p>
          </table:table-cell>
          <table:table-cell table:formula="of:=IF([.O39]&lt;=0.5;0;IF([.O39]&lt;=1.5;1;IF([.O39]&lt;=2.5;2;IF([.O39]&lt;3.5;3;4))))" office:value-type="float" office:value="2" calcext:value-type="float">
            <text:p>2</text:p>
          </table:table-cell>
          <table:table-cell table:formula="of:=IF([.P39]&lt;=0.5;0;IF([.P39]&lt;=1.5;1;IF([.P39]&lt;=2.5;2;IF([.P39]&lt;3.5;3;4))))" office:value-type="float" office:value="1" calcext:value-type="float">
            <text:p>1</text:p>
          </table:table-cell>
          <table:table-cell table:formula="of:=IF([.Q39]&lt;=0.5;0;IF([.Q39]&lt;=1.5;1;IF([.Q39]&lt;=2.5;2;IF([.Q39]&lt;3.5;3;4))))" office:value-type="float" office:value="0" calcext:value-type="float">
            <text:p>0</text:p>
          </table:table-cell>
          <table:table-cell table:formula="of:=IF([.R39]&lt;=0.5;0;IF([.R39]&lt;=1.5;1;IF([.R39]&lt;=2.5;2;IF([.R39]&lt;3.5;3;4))))" office:value-type="float" office:value="0" calcext:value-type="float">
            <text:p>0</text:p>
          </table:table-cell>
          <table:table-cell table:formula="of:=IF([.S39]&lt;=0.5;0;IF([.S39]&lt;=1.5;1;IF([.S39]&lt;=2.5;2;IF([.S39]&lt;3.5;3;4))))" office:value-type="float" office:value="1" calcext:value-type="float">
            <text:p>1</text:p>
          </table:table-cell>
          <table:table-cell table:formula="of:=IF([.T39]&lt;=0.5;0;IF([.T39]&lt;=1.5;1;IF([.T39]&lt;=2.5;2;IF([.T39]&lt;3.5;3;4))))" office:value-type="float" office:value="1" calcext:value-type="float">
            <text:p>1</text:p>
          </table:table-cell>
          <table:table-cell table:formula="of:=IF([.U39]&lt;=0.5;0;IF([.U39]&lt;=1.5;1;IF([.U39]&lt;=2.5;2;IF([.U39]&lt;3.5;3;4))))" office:value-type="float" office:value="0" calcext:value-type="float">
            <text:p>0</text:p>
          </table:table-cell>
          <table:table-cell table:formula="of:=IF([.V39]&lt;=0.5;0;IF([.V39]&lt;=1.5;1;IF([.V39]&lt;=2.5;2;IF([.V39]&lt;3.5;3;4))))" office:value-type="float" office:value="0" calcext:value-type="float">
            <text:p>0</text:p>
          </table:table-cell>
          <table:table-cell table:formula="of:=IF([.W39]&lt;=0.5;0;IF([.W39]&lt;=1.5;1;IF([.W39]&lt;=2.5;2;IF([.W39]&lt;3.5;3;4))))" office:value-type="float" office:value="2" calcext:value-type="float">
            <text:p>2</text:p>
          </table:table-cell>
          <table:table-cell table:formula="of:=IF([.X39]&lt;=0.5;0;IF([.X39]&lt;=1.5;1;IF([.X39]&lt;=2.5;2;IF([.X39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IF([.N40]&lt;=0.5;0;IF([.N40]&lt;=1.5;1;IF([.N40]&lt;=2.5;2;IF([.N40]&lt;3.5;3;4))))" office:value-type="float" office:value="0" calcext:value-type="float">
            <text:p>0</text:p>
          </table:table-cell>
          <table:table-cell table:formula="of:=IF([.O40]&lt;=0.5;0;IF([.O40]&lt;=1.5;1;IF([.O40]&lt;=2.5;2;IF([.O40]&lt;3.5;3;4))))" office:value-type="float" office:value="2" calcext:value-type="float">
            <text:p>2</text:p>
          </table:table-cell>
          <table:table-cell table:formula="of:=IF([.P40]&lt;=0.5;0;IF([.P40]&lt;=1.5;1;IF([.P40]&lt;=2.5;2;IF([.P40]&lt;3.5;3;4))))" office:value-type="float" office:value="0" calcext:value-type="float">
            <text:p>0</text:p>
          </table:table-cell>
          <table:table-cell table:formula="of:=IF([.Q40]&lt;=0.5;0;IF([.Q40]&lt;=1.5;1;IF([.Q40]&lt;=2.5;2;IF([.Q40]&lt;3.5;3;4))))" office:value-type="float" office:value="0" calcext:value-type="float">
            <text:p>0</text:p>
          </table:table-cell>
          <table:table-cell table:formula="of:=IF([.R40]&lt;=0.5;0;IF([.R40]&lt;=1.5;1;IF([.R40]&lt;=2.5;2;IF([.R40]&lt;3.5;3;4))))" office:value-type="float" office:value="0" calcext:value-type="float">
            <text:p>0</text:p>
          </table:table-cell>
          <table:table-cell table:formula="of:=IF([.S40]&lt;=0.5;0;IF([.S40]&lt;=1.5;1;IF([.S40]&lt;=2.5;2;IF([.S40]&lt;3.5;3;4))))" office:value-type="float" office:value="1" calcext:value-type="float">
            <text:p>1</text:p>
          </table:table-cell>
          <table:table-cell table:formula="of:=IF([.T40]&lt;=0.5;0;IF([.T40]&lt;=1.5;1;IF([.T40]&lt;=2.5;2;IF([.T40]&lt;3.5;3;4))))" office:value-type="float" office:value="1" calcext:value-type="float">
            <text:p>1</text:p>
          </table:table-cell>
          <table:table-cell table:formula="of:=IF([.U40]&lt;=0.5;0;IF([.U40]&lt;=1.5;1;IF([.U40]&lt;=2.5;2;IF([.U40]&lt;3.5;3;4))))" office:value-type="float" office:value="0" calcext:value-type="float">
            <text:p>0</text:p>
          </table:table-cell>
          <table:table-cell table:formula="of:=IF([.V40]&lt;=0.5;0;IF([.V40]&lt;=1.5;1;IF([.V40]&lt;=2.5;2;IF([.V40]&lt;3.5;3;4))))" office:value-type="float" office:value="0" calcext:value-type="float">
            <text:p>0</text:p>
          </table:table-cell>
          <table:table-cell table:formula="of:=IF([.W40]&lt;=0.5;0;IF([.W40]&lt;=1.5;1;IF([.W40]&lt;=2.5;2;IF([.W40]&lt;3.5;3;4))))" office:value-type="float" office:value="1" calcext:value-type="float">
            <text:p>1</text:p>
          </table:table-cell>
          <table:table-cell table:formula="of:=IF([.X40]&lt;=0.5;0;IF([.X40]&lt;=1.5;1;IF([.X40]&lt;=2.5;2;IF([.X40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office:value-type="float" office:value="2" calcext:value-type="float">
            <text:p>2,00</text:p>
          </table:table-cell>
          <table:table-cell table:number-columns-repeated="3"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IF([.N41]&lt;=0.5;0;IF([.N41]&lt;=1.5;1;IF([.N41]&lt;=2.5;2;IF([.N41]&lt;3.5;3;4))))" office:value-type="float" office:value="0" calcext:value-type="float">
            <text:p>0</text:p>
          </table:table-cell>
          <table:table-cell table:formula="of:=IF([.O41]&lt;=0.5;0;IF([.O41]&lt;=1.5;1;IF([.O41]&lt;=2.5;2;IF([.O41]&lt;3.5;3;4))))" office:value-type="float" office:value="2" calcext:value-type="float">
            <text:p>2</text:p>
          </table:table-cell>
          <table:table-cell table:formula="of:=IF([.P41]&lt;=0.5;0;IF([.P41]&lt;=1.5;1;IF([.P41]&lt;=2.5;2;IF([.P41]&lt;3.5;3;4))))" office:value-type="float" office:value="0" calcext:value-type="float">
            <text:p>0</text:p>
          </table:table-cell>
          <table:table-cell table:formula="of:=IF([.Q41]&lt;=0.5;0;IF([.Q41]&lt;=1.5;1;IF([.Q41]&lt;=2.5;2;IF([.Q41]&lt;3.5;3;4))))" office:value-type="float" office:value="0" calcext:value-type="float">
            <text:p>0</text:p>
          </table:table-cell>
          <table:table-cell table:formula="of:=IF([.R41]&lt;=0.5;0;IF([.R41]&lt;=1.5;1;IF([.R41]&lt;=2.5;2;IF([.R41]&lt;3.5;3;4))))" office:value-type="float" office:value="0" calcext:value-type="float">
            <text:p>0</text:p>
          </table:table-cell>
          <table:table-cell table:formula="of:=IF([.S41]&lt;=0.5;0;IF([.S41]&lt;=1.5;1;IF([.S41]&lt;=2.5;2;IF([.S41]&lt;3.5;3;4))))" office:value-type="float" office:value="1" calcext:value-type="float">
            <text:p>1</text:p>
          </table:table-cell>
          <table:table-cell table:formula="of:=IF([.T41]&lt;=0.5;0;IF([.T41]&lt;=1.5;1;IF([.T41]&lt;=2.5;2;IF([.T41]&lt;3.5;3;4))))" office:value-type="float" office:value="1" calcext:value-type="float">
            <text:p>1</text:p>
          </table:table-cell>
          <table:table-cell table:formula="of:=IF([.U41]&lt;=0.5;0;IF([.U41]&lt;=1.5;1;IF([.U41]&lt;=2.5;2;IF([.U41]&lt;3.5;3;4))))" office:value-type="float" office:value="0" calcext:value-type="float">
            <text:p>0</text:p>
          </table:table-cell>
          <table:table-cell table:formula="of:=IF([.V41]&lt;=0.5;0;IF([.V41]&lt;=1.5;1;IF([.V41]&lt;=2.5;2;IF([.V41]&lt;3.5;3;4))))" office:value-type="float" office:value="0" calcext:value-type="float">
            <text:p>0</text:p>
          </table:table-cell>
          <table:table-cell table:formula="of:=IF([.W41]&lt;=0.5;0;IF([.W41]&lt;=1.5;1;IF([.W41]&lt;=2.5;2;IF([.W41]&lt;3.5;3;4))))" office:value-type="float" office:value="2" calcext:value-type="float">
            <text:p>2</text:p>
          </table:table-cell>
          <table:table-cell table:formula="of:=IF([.X41]&lt;=0.5;0;IF([.X41]&lt;=1.5;1;IF([.X41]&lt;=2.5;2;IF([.X41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42]&lt;=0.5;0;IF([.N42]&lt;=1.5;1;IF([.N42]&lt;=2.5;2;IF([.N42]&lt;3.5;3;4))))" office:value-type="float" office:value="4" calcext:value-type="float">
            <text:p>4</text:p>
          </table:table-cell>
          <table:table-cell table:formula="of:=IF([.O42]&lt;=0.5;0;IF([.O42]&lt;=1.5;1;IF([.O42]&lt;=2.5;2;IF([.O42]&lt;3.5;3;4))))" office:value-type="float" office:value="4" calcext:value-type="float">
            <text:p>4</text:p>
          </table:table-cell>
          <table:table-cell table:formula="of:=IF([.P42]&lt;=0.5;0;IF([.P42]&lt;=1.5;1;IF([.P42]&lt;=2.5;2;IF([.P42]&lt;3.5;3;4))))" office:value-type="float" office:value="4" calcext:value-type="float">
            <text:p>4</text:p>
          </table:table-cell>
          <table:table-cell table:formula="of:=IF([.Q42]&lt;=0.5;0;IF([.Q42]&lt;=1.5;1;IF([.Q42]&lt;=2.5;2;IF([.Q42]&lt;3.5;3;4))))" office:value-type="float" office:value="4" calcext:value-type="float">
            <text:p>4</text:p>
          </table:table-cell>
          <table:table-cell table:formula="of:=IF([.R42]&lt;=0.5;0;IF([.R42]&lt;=1.5;1;IF([.R42]&lt;=2.5;2;IF([.R42]&lt;3.5;3;4))))" office:value-type="float" office:value="2" calcext:value-type="float">
            <text:p>2</text:p>
          </table:table-cell>
          <table:table-cell table:formula="of:=IF([.S42]&lt;=0.5;0;IF([.S42]&lt;=1.5;1;IF([.S42]&lt;=2.5;2;IF([.S42]&lt;3.5;3;4))))" office:value-type="float" office:value="4" calcext:value-type="float">
            <text:p>4</text:p>
          </table:table-cell>
          <table:table-cell table:formula="of:=IF([.T42]&lt;=0.5;0;IF([.T42]&lt;=1.5;1;IF([.T42]&lt;=2.5;2;IF([.T42]&lt;3.5;3;4))))" office:value-type="float" office:value="4" calcext:value-type="float">
            <text:p>4</text:p>
          </table:table-cell>
          <table:table-cell table:formula="of:=IF([.U42]&lt;=0.5;0;IF([.U42]&lt;=1.5;1;IF([.U42]&lt;=2.5;2;IF([.U42]&lt;3.5;3;4))))" office:value-type="float" office:value="0" calcext:value-type="float">
            <text:p>0</text:p>
          </table:table-cell>
          <table:table-cell table:formula="of:=IF([.V42]&lt;=0.5;0;IF([.V42]&lt;=1.5;1;IF([.V42]&lt;=2.5;2;IF([.V42]&lt;3.5;3;4))))" office:value-type="float" office:value="4" calcext:value-type="float">
            <text:p>4</text:p>
          </table:table-cell>
          <table:table-cell table:formula="of:=IF([.W42]&lt;=0.5;0;IF([.W42]&lt;=1.5;1;IF([.W42]&lt;=2.5;2;IF([.W42]&lt;3.5;3;4))))" office:value-type="float" office:value="3" calcext:value-type="float">
            <text:p>3</text:p>
          </table:table-cell>
          <table:table-cell table:formula="of:=IF([.X42]&lt;=0.5;0;IF([.X42]&lt;=1.5;1;IF([.X42]&lt;=2.5;2;IF([.X42]&lt;3.5;3;4)))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3,90</text:p>
          </table:table-cell>
          <table:table-cell table:number-columns-repeated="3" office:value-type="float" office:value="4" calcext:value-type="float">
            <text:p>4,00</text:p>
          </table:table-cell>
          <table:table-cell office:value-type="float" office:value="2.5" calcext:value-type="float">
            <text:p>2,50</text:p>
          </table:table-cell>
          <table:table-cell office:value-type="float" office:value="3.5" calcext:value-type="float">
            <text:p>3,50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formula="of:=IF([.N43]&lt;=0.5;0;IF([.N43]&lt;=1.5;1;IF([.N43]&lt;=2.5;2;IF([.N43]&lt;3.5;3;4))))" office:value-type="float" office:value="0" calcext:value-type="float">
            <text:p>0</text:p>
          </table:table-cell>
          <table:table-cell table:formula="of:=IF([.O43]&lt;=0.5;0;IF([.O43]&lt;=1.5;1;IF([.O43]&lt;=2.5;2;IF([.O43]&lt;3.5;3;4))))" office:value-type="float" office:value="2" calcext:value-type="float">
            <text:p>2</text:p>
          </table:table-cell>
          <table:table-cell table:formula="of:=IF([.P43]&lt;=0.5;0;IF([.P43]&lt;=1.5;1;IF([.P43]&lt;=2.5;2;IF([.P43]&lt;3.5;3;4))))" office:value-type="float" office:value="1" calcext:value-type="float">
            <text:p>1</text:p>
          </table:table-cell>
          <table:table-cell table:formula="of:=IF([.Q43]&lt;=0.5;0;IF([.Q43]&lt;=1.5;1;IF([.Q43]&lt;=2.5;2;IF([.Q43]&lt;3.5;3;4))))" office:value-type="float" office:value="0" calcext:value-type="float">
            <text:p>0</text:p>
          </table:table-cell>
          <table:table-cell table:formula="of:=IF([.R43]&lt;=0.5;0;IF([.R43]&lt;=1.5;1;IF([.R43]&lt;=2.5;2;IF([.R43]&lt;3.5;3;4))))" office:value-type="float" office:value="1" calcext:value-type="float">
            <text:p>1</text:p>
          </table:table-cell>
          <table:table-cell table:formula="of:=IF([.S43]&lt;=0.5;0;IF([.S43]&lt;=1.5;1;IF([.S43]&lt;=2.5;2;IF([.S43]&lt;3.5;3;4))))" office:value-type="float" office:value="1" calcext:value-type="float">
            <text:p>1</text:p>
          </table:table-cell>
          <table:table-cell table:formula="of:=IF([.T43]&lt;=0.5;0;IF([.T43]&lt;=1.5;1;IF([.T43]&lt;=2.5;2;IF([.T43]&lt;3.5;3;4))))" office:value-type="float" office:value="1" calcext:value-type="float">
            <text:p>1</text:p>
          </table:table-cell>
          <table:table-cell table:formula="of:=IF([.U43]&lt;=0.5;0;IF([.U43]&lt;=1.5;1;IF([.U43]&lt;=2.5;2;IF([.U43]&lt;3.5;3;4))))" office:value-type="float" office:value="0" calcext:value-type="float">
            <text:p>0</text:p>
          </table:table-cell>
          <table:table-cell table:formula="of:=IF([.V43]&lt;=0.5;0;IF([.V43]&lt;=1.5;1;IF([.V43]&lt;=2.5;2;IF([.V43]&lt;3.5;3;4))))" office:value-type="float" office:value="0" calcext:value-type="float">
            <text:p>0</text:p>
          </table:table-cell>
          <table:table-cell table:formula="of:=IF([.W43]&lt;=0.5;0;IF([.W43]&lt;=1.5;1;IF([.W43]&lt;=2.5;2;IF([.W43]&lt;3.5;3;4))))" office:value-type="float" office:value="1" calcext:value-type="float">
            <text:p>1</text:p>
          </table:table-cell>
          <table:table-cell table:formula="of:=IF([.X43]&lt;=0.5;0;IF([.X43]&lt;=1.5;1;IF([.X43]&lt;=2.5;2;IF([.X43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1.2" calcext:value-type="float">
            <text:p>1,2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IF([.N44]&lt;=0.5;0;IF([.N44]&lt;=1.5;1;IF([.N44]&lt;=2.5;2;IF([.N44]&lt;3.5;3;4))))" office:value-type="float" office:value="0" calcext:value-type="float">
            <text:p>0</text:p>
          </table:table-cell>
          <table:table-cell table:formula="of:=IF([.O44]&lt;=0.5;0;IF([.O44]&lt;=1.5;1;IF([.O44]&lt;=2.5;2;IF([.O44]&lt;3.5;3;4))))" office:value-type="float" office:value="4" calcext:value-type="float">
            <text:p>4</text:p>
          </table:table-cell>
          <table:table-cell table:formula="of:=IF([.P44]&lt;=0.5;0;IF([.P44]&lt;=1.5;1;IF([.P44]&lt;=2.5;2;IF([.P44]&lt;3.5;3;4))))" office:value-type="float" office:value="1" calcext:value-type="float">
            <text:p>1</text:p>
          </table:table-cell>
          <table:table-cell table:formula="of:=IF([.Q44]&lt;=0.5;0;IF([.Q44]&lt;=1.5;1;IF([.Q44]&lt;=2.5;2;IF([.Q44]&lt;3.5;3;4))))" office:value-type="float" office:value="0" calcext:value-type="float">
            <text:p>0</text:p>
          </table:table-cell>
          <table:table-cell table:formula="of:=IF([.R44]&lt;=0.5;0;IF([.R44]&lt;=1.5;1;IF([.R44]&lt;=2.5;2;IF([.R44]&lt;3.5;3;4))))" office:value-type="float" office:value="1" calcext:value-type="float">
            <text:p>1</text:p>
          </table:table-cell>
          <table:table-cell table:formula="of:=IF([.S44]&lt;=0.5;0;IF([.S44]&lt;=1.5;1;IF([.S44]&lt;=2.5;2;IF([.S44]&lt;3.5;3;4))))" office:value-type="float" office:value="1" calcext:value-type="float">
            <text:p>1</text:p>
          </table:table-cell>
          <table:table-cell table:formula="of:=IF([.T44]&lt;=0.5;0;IF([.T44]&lt;=1.5;1;IF([.T44]&lt;=2.5;2;IF([.T44]&lt;3.5;3;4))))" office:value-type="float" office:value="1" calcext:value-type="float">
            <text:p>1</text:p>
          </table:table-cell>
          <table:table-cell table:formula="of:=IF([.U44]&lt;=0.5;0;IF([.U44]&lt;=1.5;1;IF([.U44]&lt;=2.5;2;IF([.U44]&lt;3.5;3;4))))" office:value-type="float" office:value="1" calcext:value-type="float">
            <text:p>1</text:p>
          </table:table-cell>
          <table:table-cell table:formula="of:=IF([.V44]&lt;=0.5;0;IF([.V44]&lt;=1.5;1;IF([.V44]&lt;=2.5;2;IF([.V44]&lt;3.5;3;4))))" office:value-type="float" office:value="1" calcext:value-type="float">
            <text:p>1</text:p>
          </table:table-cell>
          <table:table-cell table:formula="of:=IF([.W44]&lt;=0.5;0;IF([.W44]&lt;=1.5;1;IF([.W44]&lt;=2.5;2;IF([.W44]&lt;3.5;3;4))))" office:value-type="float" office:value="1" calcext:value-type="float">
            <text:p>1</text:p>
          </table:table-cell>
          <table:table-cell table:formula="of:=IF([.X44]&lt;=0.5;0;IF([.X44]&lt;=1.5;1;IF([.X44]&lt;=2.5;2;IF([.X44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office:value-type="float" office:value="3.5" calcext:value-type="float">
            <text:p>3,50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.5" calcext:value-type="float">
            <text:p>1,50</text:p>
          </table:table-cell>
          <table:table-cell office:value-type="float" office:value="1" calcext:value-type="float">
            <text:p>1,0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IF([.N45]&lt;=0.5;0;IF([.N45]&lt;=1.5;1;IF([.N45]&lt;=2.5;2;IF([.N45]&lt;3.5;3;4))))" office:value-type="float" office:value="0" calcext:value-type="float">
            <text:p>0</text:p>
          </table:table-cell>
          <table:table-cell table:formula="of:=IF([.O45]&lt;=0.5;0;IF([.O45]&lt;=1.5;1;IF([.O45]&lt;=2.5;2;IF([.O45]&lt;3.5;3;4))))" office:value-type="float" office:value="2" calcext:value-type="float">
            <text:p>2</text:p>
          </table:table-cell>
          <table:table-cell table:formula="of:=IF([.P45]&lt;=0.5;0;IF([.P45]&lt;=1.5;1;IF([.P45]&lt;=2.5;2;IF([.P45]&lt;3.5;3;4))))" office:value-type="float" office:value="0" calcext:value-type="float">
            <text:p>0</text:p>
          </table:table-cell>
          <table:table-cell table:formula="of:=IF([.Q45]&lt;=0.5;0;IF([.Q45]&lt;=1.5;1;IF([.Q45]&lt;=2.5;2;IF([.Q45]&lt;3.5;3;4))))" office:value-type="float" office:value="0" calcext:value-type="float">
            <text:p>0</text:p>
          </table:table-cell>
          <table:table-cell table:formula="of:=IF([.R45]&lt;=0.5;0;IF([.R45]&lt;=1.5;1;IF([.R45]&lt;=2.5;2;IF([.R45]&lt;3.5;3;4))))" office:value-type="float" office:value="0" calcext:value-type="float">
            <text:p>0</text:p>
          </table:table-cell>
          <table:table-cell table:formula="of:=IF([.S45]&lt;=0.5;0;IF([.S45]&lt;=1.5;1;IF([.S45]&lt;=2.5;2;IF([.S45]&lt;3.5;3;4))))" office:value-type="float" office:value="1" calcext:value-type="float">
            <text:p>1</text:p>
          </table:table-cell>
          <table:table-cell table:formula="of:=IF([.T45]&lt;=0.5;0;IF([.T45]&lt;=1.5;1;IF([.T45]&lt;=2.5;2;IF([.T45]&lt;3.5;3;4))))" office:value-type="float" office:value="1" calcext:value-type="float">
            <text:p>1</text:p>
          </table:table-cell>
          <table:table-cell table:formula="of:=IF([.U45]&lt;=0.5;0;IF([.U45]&lt;=1.5;1;IF([.U45]&lt;=2.5;2;IF([.U45]&lt;3.5;3;4))))" office:value-type="float" office:value="0" calcext:value-type="float">
            <text:p>0</text:p>
          </table:table-cell>
          <table:table-cell table:formula="of:=IF([.V45]&lt;=0.5;0;IF([.V45]&lt;=1.5;1;IF([.V45]&lt;=2.5;2;IF([.V45]&lt;3.5;3;4))))" office:value-type="float" office:value="1" calcext:value-type="float">
            <text:p>1</text:p>
          </table:table-cell>
          <table:table-cell table:formula="of:=IF([.W45]&lt;=0.5;0;IF([.W45]&lt;=1.5;1;IF([.W45]&lt;=2.5;2;IF([.W45]&lt;3.5;3;4))))" office:value-type="float" office:value="2" calcext:value-type="float">
            <text:p>2</text:p>
          </table:table-cell>
          <table:table-cell table:formula="of:=IF([.X45]&lt;=0.5;0;IF([.X45]&lt;=1.5;1;IF([.X45]&lt;=2.5;2;IF([.X45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office:value-type="float" office:value="2" calcext:value-type="float">
            <text:p>2,00</text:p>
          </table:table-cell>
          <table:table-cell table:number-columns-repeated="3" office:value-type="float" office:value="0.5" calcext:value-type="float">
            <text:p>0,50</text:p>
          </table:table-cell>
          <table:table-cell office:value-type="float" office:value="1.5" calcext:value-type="float">
            <text:p>1,50</text:p>
          </table:table-cell>
          <table:table-cell office:value-type="float" office:value="1" calcext:value-type="float">
            <text:p>1,0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IF([.N46]&lt;=0.5;0;IF([.N46]&lt;=1.5;1;IF([.N46]&lt;=2.5;2;IF([.N46]&lt;3.5;3;4))))" office:value-type="float" office:value="0" calcext:value-type="float">
            <text:p>0</text:p>
          </table:table-cell>
          <table:table-cell table:formula="of:=IF([.O46]&lt;=0.5;0;IF([.O46]&lt;=1.5;1;IF([.O46]&lt;=2.5;2;IF([.O46]&lt;3.5;3;4))))" office:value-type="float" office:value="2" calcext:value-type="float">
            <text:p>2</text:p>
          </table:table-cell>
          <table:table-cell table:formula="of:=IF([.P46]&lt;=0.5;0;IF([.P46]&lt;=1.5;1;IF([.P46]&lt;=2.5;2;IF([.P46]&lt;3.5;3;4))))" office:value-type="float" office:value="0" calcext:value-type="float">
            <text:p>0</text:p>
          </table:table-cell>
          <table:table-cell table:formula="of:=IF([.Q46]&lt;=0.5;0;IF([.Q46]&lt;=1.5;1;IF([.Q46]&lt;=2.5;2;IF([.Q46]&lt;3.5;3;4))))" office:value-type="float" office:value="0" calcext:value-type="float">
            <text:p>0</text:p>
          </table:table-cell>
          <table:table-cell table:formula="of:=IF([.R46]&lt;=0.5;0;IF([.R46]&lt;=1.5;1;IF([.R46]&lt;=2.5;2;IF([.R46]&lt;3.5;3;4))))" office:value-type="float" office:value="2" calcext:value-type="float">
            <text:p>2</text:p>
          </table:table-cell>
          <table:table-cell table:formula="of:=IF([.S46]&lt;=0.5;0;IF([.S46]&lt;=1.5;1;IF([.S46]&lt;=2.5;2;IF([.S46]&lt;3.5;3;4))))" office:value-type="float" office:value="1" calcext:value-type="float">
            <text:p>1</text:p>
          </table:table-cell>
          <table:table-cell table:formula="of:=IF([.T46]&lt;=0.5;0;IF([.T46]&lt;=1.5;1;IF([.T46]&lt;=2.5;2;IF([.T46]&lt;3.5;3;4))))" office:value-type="float" office:value="1" calcext:value-type="float">
            <text:p>1</text:p>
          </table:table-cell>
          <table:table-cell table:formula="of:=IF([.U46]&lt;=0.5;0;IF([.U46]&lt;=1.5;1;IF([.U46]&lt;=2.5;2;IF([.U46]&lt;3.5;3;4))))" office:value-type="float" office:value="0" calcext:value-type="float">
            <text:p>0</text:p>
          </table:table-cell>
          <table:table-cell table:formula="of:=IF([.V46]&lt;=0.5;0;IF([.V46]&lt;=1.5;1;IF([.V46]&lt;=2.5;2;IF([.V46]&lt;3.5;3;4))))" office:value-type="float" office:value="1" calcext:value-type="float">
            <text:p>1</text:p>
          </table:table-cell>
          <table:table-cell table:formula="of:=IF([.W46]&lt;=0.5;0;IF([.W46]&lt;=1.5;1;IF([.W46]&lt;=2.5;2;IF([.W46]&lt;3.5;3;4))))" office:value-type="float" office:value="2" calcext:value-type="float">
            <text:p>2</text:p>
          </table:table-cell>
          <table:table-cell table:formula="of:=IF([.X46]&lt;=0.5;0;IF([.X46]&lt;=1.5;1;IF([.X46]&lt;=2.5;2;IF([.X46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.5" calcext:value-type="float">
            <text:p>1,5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IF([.N47]&lt;=0.5;0;IF([.N47]&lt;=1.5;1;IF([.N47]&lt;=2.5;2;IF([.N47]&lt;3.5;3;4))))" office:value-type="float" office:value="0" calcext:value-type="float">
            <text:p>0</text:p>
          </table:table-cell>
          <table:table-cell table:formula="of:=IF([.O47]&lt;=0.5;0;IF([.O47]&lt;=1.5;1;IF([.O47]&lt;=2.5;2;IF([.O47]&lt;3.5;3;4))))" office:value-type="float" office:value="2" calcext:value-type="float">
            <text:p>2</text:p>
          </table:table-cell>
          <table:table-cell table:formula="of:=IF([.P47]&lt;=0.5;0;IF([.P47]&lt;=1.5;1;IF([.P47]&lt;=2.5;2;IF([.P47]&lt;3.5;3;4))))" office:value-type="float" office:value="0" calcext:value-type="float">
            <text:p>0</text:p>
          </table:table-cell>
          <table:table-cell table:formula="of:=IF([.Q47]&lt;=0.5;0;IF([.Q47]&lt;=1.5;1;IF([.Q47]&lt;=2.5;2;IF([.Q47]&lt;3.5;3;4))))" office:value-type="float" office:value="0" calcext:value-type="float">
            <text:p>0</text:p>
          </table:table-cell>
          <table:table-cell table:formula="of:=IF([.R47]&lt;=0.5;0;IF([.R47]&lt;=1.5;1;IF([.R47]&lt;=2.5;2;IF([.R47]&lt;3.5;3;4))))" office:value-type="float" office:value="2" calcext:value-type="float">
            <text:p>2</text:p>
          </table:table-cell>
          <table:table-cell table:formula="of:=IF([.S47]&lt;=0.5;0;IF([.S47]&lt;=1.5;1;IF([.S47]&lt;=2.5;2;IF([.S47]&lt;3.5;3;4))))" office:value-type="float" office:value="0" calcext:value-type="float">
            <text:p>0</text:p>
          </table:table-cell>
          <table:table-cell table:formula="of:=IF([.T47]&lt;=0.5;0;IF([.T47]&lt;=1.5;1;IF([.T47]&lt;=2.5;2;IF([.T47]&lt;3.5;3;4))))" office:value-type="float" office:value="0" calcext:value-type="float">
            <text:p>0</text:p>
          </table:table-cell>
          <table:table-cell table:formula="of:=IF([.U47]&lt;=0.5;0;IF([.U47]&lt;=1.5;1;IF([.U47]&lt;=2.5;2;IF([.U47]&lt;3.5;3;4))))" office:value-type="float" office:value="0" calcext:value-type="float">
            <text:p>0</text:p>
          </table:table-cell>
          <table:table-cell table:formula="of:=IF([.V47]&lt;=0.5;0;IF([.V47]&lt;=1.5;1;IF([.V47]&lt;=2.5;2;IF([.V47]&lt;3.5;3;4))))" office:value-type="float" office:value="0" calcext:value-type="float">
            <text:p>0</text:p>
          </table:table-cell>
          <table:table-cell table:formula="of:=IF([.W47]&lt;=0.5;0;IF([.W47]&lt;=1.5;1;IF([.W47]&lt;=2.5;2;IF([.W47]&lt;3.5;3;4))))" office:value-type="float" office:value="1" calcext:value-type="float">
            <text:p>1</text:p>
          </table:table-cell>
          <table:table-cell table:formula="of:=IF([.X47]&lt;=0.5;0;IF([.X47]&lt;=1.5;1;IF([.X47]&lt;=2.5;2;IF([.X47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48]&lt;=0.5;0;IF([.N48]&lt;=1.5;1;IF([.N48]&lt;=2.5;2;IF([.N48]&lt;3.5;3;4))))" office:value-type="float" office:value="0" calcext:value-type="float">
            <text:p>0</text:p>
          </table:table-cell>
          <table:table-cell table:formula="of:=IF([.O48]&lt;=0.5;0;IF([.O48]&lt;=1.5;1;IF([.O48]&lt;=2.5;2;IF([.O48]&lt;3.5;3;4))))" office:value-type="float" office:value="2" calcext:value-type="float">
            <text:p>2</text:p>
          </table:table-cell>
          <table:table-cell table:formula="of:=IF([.P48]&lt;=0.5;0;IF([.P48]&lt;=1.5;1;IF([.P48]&lt;=2.5;2;IF([.P48]&lt;3.5;3;4))))" office:value-type="float" office:value="1" calcext:value-type="float">
            <text:p>1</text:p>
          </table:table-cell>
          <table:table-cell table:formula="of:=IF([.Q48]&lt;=0.5;0;IF([.Q48]&lt;=1.5;1;IF([.Q48]&lt;=2.5;2;IF([.Q48]&lt;3.5;3;4))))" office:value-type="float" office:value="0" calcext:value-type="float">
            <text:p>0</text:p>
          </table:table-cell>
          <table:table-cell table:formula="of:=IF([.R48]&lt;=0.5;0;IF([.R48]&lt;=1.5;1;IF([.R48]&lt;=2.5;2;IF([.R48]&lt;3.5;3;4))))" office:value-type="float" office:value="0" calcext:value-type="float">
            <text:p>0</text:p>
          </table:table-cell>
          <table:table-cell table:formula="of:=IF([.S48]&lt;=0.5;0;IF([.S48]&lt;=1.5;1;IF([.S48]&lt;=2.5;2;IF([.S48]&lt;3.5;3;4))))" office:value-type="float" office:value="1" calcext:value-type="float">
            <text:p>1</text:p>
          </table:table-cell>
          <table:table-cell table:formula="of:=IF([.T48]&lt;=0.5;0;IF([.T48]&lt;=1.5;1;IF([.T48]&lt;=2.5;2;IF([.T48]&lt;3.5;3;4))))" office:value-type="float" office:value="0" calcext:value-type="float">
            <text:p>0</text:p>
          </table:table-cell>
          <table:table-cell table:formula="of:=IF([.U48]&lt;=0.5;0;IF([.U48]&lt;=1.5;1;IF([.U48]&lt;=2.5;2;IF([.U48]&lt;3.5;3;4))))" office:value-type="float" office:value="0" calcext:value-type="float">
            <text:p>0</text:p>
          </table:table-cell>
          <table:table-cell table:formula="of:=IF([.V48]&lt;=0.5;0;IF([.V48]&lt;=1.5;1;IF([.V48]&lt;=2.5;2;IF([.V48]&lt;3.5;3;4))))" office:value-type="float" office:value="0" calcext:value-type="float">
            <text:p>0</text:p>
          </table:table-cell>
          <table:table-cell table:formula="of:=IF([.W48]&lt;=0.5;0;IF([.W48]&lt;=1.5;1;IF([.W48]&lt;=2.5;2;IF([.W48]&lt;3.5;3;4))))" office:value-type="float" office:value="1" calcext:value-type="float">
            <text:p>1</text:p>
          </table:table-cell>
          <table:table-cell table:formula="of:=IF([.X48]&lt;=0.5;0;IF([.X48]&lt;=1.5;1;IF([.X48]&lt;=2.5;2;IF([.X48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office:value-type="float" office:value="2" calcext:value-type="float">
            <text:p>2,00</text:p>
          </table:table-cell>
          <table:table-cell office:value-type="float" office:value="1.5" calcext:value-type="float">
            <text:p>1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.8" calcext:value-type="float">
            <text:p>0,8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IF([.N49]&lt;=0.5;0;IF([.N49]&lt;=1.5;1;IF([.N49]&lt;=2.5;2;IF([.N49]&lt;3.5;3;4))))" office:value-type="float" office:value="0" calcext:value-type="float">
            <text:p>0</text:p>
          </table:table-cell>
          <table:table-cell table:formula="of:=IF([.O49]&lt;=0.5;0;IF([.O49]&lt;=1.5;1;IF([.O49]&lt;=2.5;2;IF([.O49]&lt;3.5;3;4))))" office:value-type="float" office:value="1" calcext:value-type="float">
            <text:p>1</text:p>
          </table:table-cell>
          <table:table-cell table:formula="of:=IF([.P49]&lt;=0.5;0;IF([.P49]&lt;=1.5;1;IF([.P49]&lt;=2.5;2;IF([.P49]&lt;3.5;3;4))))" office:value-type="float" office:value="0" calcext:value-type="float">
            <text:p>0</text:p>
          </table:table-cell>
          <table:table-cell table:formula="of:=IF([.Q49]&lt;=0.5;0;IF([.Q49]&lt;=1.5;1;IF([.Q49]&lt;=2.5;2;IF([.Q49]&lt;3.5;3;4))))" office:value-type="float" office:value="0" calcext:value-type="float">
            <text:p>0</text:p>
          </table:table-cell>
          <table:table-cell table:formula="of:=IF([.R49]&lt;=0.5;0;IF([.R49]&lt;=1.5;1;IF([.R49]&lt;=2.5;2;IF([.R49]&lt;3.5;3;4))))" office:value-type="float" office:value="1" calcext:value-type="float">
            <text:p>1</text:p>
          </table:table-cell>
          <table:table-cell table:formula="of:=IF([.S49]&lt;=0.5;0;IF([.S49]&lt;=1.5;1;IF([.S49]&lt;=2.5;2;IF([.S49]&lt;3.5;3;4))))" office:value-type="float" office:value="1" calcext:value-type="float">
            <text:p>1</text:p>
          </table:table-cell>
          <table:table-cell table:formula="of:=IF([.T49]&lt;=0.5;0;IF([.T49]&lt;=1.5;1;IF([.T49]&lt;=2.5;2;IF([.T49]&lt;3.5;3;4))))" office:value-type="float" office:value="1" calcext:value-type="float">
            <text:p>1</text:p>
          </table:table-cell>
          <table:table-cell table:formula="of:=IF([.U49]&lt;=0.5;0;IF([.U49]&lt;=1.5;1;IF([.U49]&lt;=2.5;2;IF([.U49]&lt;3.5;3;4))))" office:value-type="float" office:value="0" calcext:value-type="float">
            <text:p>0</text:p>
          </table:table-cell>
          <table:table-cell table:formula="of:=IF([.V49]&lt;=0.5;0;IF([.V49]&lt;=1.5;1;IF([.V49]&lt;=2.5;2;IF([.V49]&lt;3.5;3;4))))" office:value-type="float" office:value="0" calcext:value-type="float">
            <text:p>0</text:p>
          </table:table-cell>
          <table:table-cell table:formula="of:=IF([.W49]&lt;=0.5;0;IF([.W49]&lt;=1.5;1;IF([.W49]&lt;=2.5;2;IF([.W49]&lt;3.5;3;4))))" office:value-type="float" office:value="0" calcext:value-type="float">
            <text:p>0</text:p>
          </table:table-cell>
          <table:table-cell table:formula="of:=IF([.X49]&lt;=0.5;0;IF([.X49]&lt;=1.5;1;IF([.X49]&lt;=2.5;2;IF([.X49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7" calcext:value-type="float">
            <text:p>0,7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50]&lt;=0.5;0;IF([.N50]&lt;=1.5;1;IF([.N50]&lt;=2.5;2;IF([.N50]&lt;3.5;3;4))))" office:value-type="float" office:value="0" calcext:value-type="float">
            <text:p>0</text:p>
          </table:table-cell>
          <table:table-cell table:formula="of:=IF([.O50]&lt;=0.5;0;IF([.O50]&lt;=1.5;1;IF([.O50]&lt;=2.5;2;IF([.O50]&lt;3.5;3;4))))" office:value-type="float" office:value="1" calcext:value-type="float">
            <text:p>1</text:p>
          </table:table-cell>
          <table:table-cell table:formula="of:=IF([.P50]&lt;=0.5;0;IF([.P50]&lt;=1.5;1;IF([.P50]&lt;=2.5;2;IF([.P50]&lt;3.5;3;4))))" office:value-type="float" office:value="0" calcext:value-type="float">
            <text:p>0</text:p>
          </table:table-cell>
          <table:table-cell table:formula="of:=IF([.Q50]&lt;=0.5;0;IF([.Q50]&lt;=1.5;1;IF([.Q50]&lt;=2.5;2;IF([.Q50]&lt;3.5;3;4))))" office:value-type="float" office:value="0" calcext:value-type="float">
            <text:p>0</text:p>
          </table:table-cell>
          <table:table-cell table:formula="of:=IF([.R50]&lt;=0.5;0;IF([.R50]&lt;=1.5;1;IF([.R50]&lt;=2.5;2;IF([.R50]&lt;3.5;3;4))))" office:value-type="float" office:value="0" calcext:value-type="float">
            <text:p>0</text:p>
          </table:table-cell>
          <table:table-cell table:formula="of:=IF([.S50]&lt;=0.5;0;IF([.S50]&lt;=1.5;1;IF([.S50]&lt;=2.5;2;IF([.S50]&lt;3.5;3;4))))" office:value-type="float" office:value="0" calcext:value-type="float">
            <text:p>0</text:p>
          </table:table-cell>
          <table:table-cell table:formula="of:=IF([.T50]&lt;=0.5;0;IF([.T50]&lt;=1.5;1;IF([.T50]&lt;=2.5;2;IF([.T50]&lt;3.5;3;4))))" office:value-type="float" office:value="0" calcext:value-type="float">
            <text:p>0</text:p>
          </table:table-cell>
          <table:table-cell table:formula="of:=IF([.U50]&lt;=0.5;0;IF([.U50]&lt;=1.5;1;IF([.U50]&lt;=2.5;2;IF([.U50]&lt;3.5;3;4))))" office:value-type="float" office:value="0" calcext:value-type="float">
            <text:p>0</text:p>
          </table:table-cell>
          <table:table-cell table:formula="of:=IF([.V50]&lt;=0.5;0;IF([.V50]&lt;=1.5;1;IF([.V50]&lt;=2.5;2;IF([.V50]&lt;3.5;3;4))))" office:value-type="float" office:value="0" calcext:value-type="float">
            <text:p>0</text:p>
          </table:table-cell>
          <table:table-cell table:formula="of:=IF([.W50]&lt;=0.5;0;IF([.W50]&lt;=1.5;1;IF([.W50]&lt;=2.5;2;IF([.W50]&lt;3.5;3;4))))" office:value-type="float" office:value="1" calcext:value-type="float">
            <text:p>1</text:p>
          </table:table-cell>
          <table:table-cell table:formula="of:=IF([.X50]&lt;=0.5;0;IF([.X50]&lt;=1.5;1;IF([.X50]&lt;=2.5;2;IF([.X50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IF([.N51]&lt;=0.5;0;IF([.N51]&lt;=1.5;1;IF([.N51]&lt;=2.5;2;IF([.N51]&lt;3.5;3;4))))" office:value-type="float" office:value="0" calcext:value-type="float">
            <text:p>0</text:p>
          </table:table-cell>
          <table:table-cell table:formula="of:=IF([.O51]&lt;=0.5;0;IF([.O51]&lt;=1.5;1;IF([.O51]&lt;=2.5;2;IF([.O51]&lt;3.5;3;4))))" office:value-type="float" office:value="0" calcext:value-type="float">
            <text:p>0</text:p>
          </table:table-cell>
          <table:table-cell table:formula="of:=IF([.P51]&lt;=0.5;0;IF([.P51]&lt;=1.5;1;IF([.P51]&lt;=2.5;2;IF([.P51]&lt;3.5;3;4))))" office:value-type="float" office:value="0" calcext:value-type="float">
            <text:p>0</text:p>
          </table:table-cell>
          <table:table-cell table:formula="of:=IF([.Q51]&lt;=0.5;0;IF([.Q51]&lt;=1.5;1;IF([.Q51]&lt;=2.5;2;IF([.Q51]&lt;3.5;3;4))))" office:value-type="float" office:value="0" calcext:value-type="float">
            <text:p>0</text:p>
          </table:table-cell>
          <table:table-cell table:formula="of:=IF([.R51]&lt;=0.5;0;IF([.R51]&lt;=1.5;1;IF([.R51]&lt;=2.5;2;IF([.R51]&lt;3.5;3;4))))" office:value-type="float" office:value="0" calcext:value-type="float">
            <text:p>0</text:p>
          </table:table-cell>
          <table:table-cell table:formula="of:=IF([.S51]&lt;=0.5;0;IF([.S51]&lt;=1.5;1;IF([.S51]&lt;=2.5;2;IF([.S51]&lt;3.5;3;4))))" office:value-type="float" office:value="0" calcext:value-type="float">
            <text:p>0</text:p>
          </table:table-cell>
          <table:table-cell table:formula="of:=IF([.T51]&lt;=0.5;0;IF([.T51]&lt;=1.5;1;IF([.T51]&lt;=2.5;2;IF([.T51]&lt;3.5;3;4))))" office:value-type="float" office:value="0" calcext:value-type="float">
            <text:p>0</text:p>
          </table:table-cell>
          <table:table-cell table:formula="of:=IF([.U51]&lt;=0.5;0;IF([.U51]&lt;=1.5;1;IF([.U51]&lt;=2.5;2;IF([.U51]&lt;3.5;3;4))))" office:value-type="float" office:value="0" calcext:value-type="float">
            <text:p>0</text:p>
          </table:table-cell>
          <table:table-cell table:formula="of:=IF([.V51]&lt;=0.5;0;IF([.V51]&lt;=1.5;1;IF([.V51]&lt;=2.5;2;IF([.V51]&lt;3.5;3;4))))" office:value-type="float" office:value="0" calcext:value-type="float">
            <text:p>0</text:p>
          </table:table-cell>
          <table:table-cell table:formula="of:=IF([.W51]&lt;=0.5;0;IF([.W51]&lt;=1.5;1;IF([.W51]&lt;=2.5;2;IF([.W51]&lt;3.5;3;4))))" office:value-type="float" office:value="0" calcext:value-type="float">
            <text:p>0</text:p>
          </table:table-cell>
          <table:table-cell table:formula="of:=IF([.X51]&lt;=0.5;0;IF([.X51]&lt;=1.5;1;IF([.X51]&lt;=2.5;2;IF([.X51]&lt;3.5;3;4))))" office:value-type="float" office:value="0" calcext:value-type="float">
            <text:p>0</text:p>
          </table:table-cell>
          <table:table-cell table:number-columns-repeated="2"/>
          <table:table-cell table:number-columns-repeated="7"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52]&lt;=0.5;0;IF([.N52]&lt;=1.5;1;IF([.N52]&lt;=2.5;2;IF([.N52]&lt;3.5;3;4))))" office:value-type="float" office:value="1" calcext:value-type="float">
            <text:p>1</text:p>
          </table:table-cell>
          <table:table-cell table:formula="of:=IF([.O52]&lt;=0.5;0;IF([.O52]&lt;=1.5;1;IF([.O52]&lt;=2.5;2;IF([.O52]&lt;3.5;3;4))))" office:value-type="float" office:value="4" calcext:value-type="float">
            <text:p>4</text:p>
          </table:table-cell>
          <table:table-cell table:formula="of:=IF([.P52]&lt;=0.5;0;IF([.P52]&lt;=1.5;1;IF([.P52]&lt;=2.5;2;IF([.P52]&lt;3.5;3;4))))" office:value-type="float" office:value="3" calcext:value-type="float">
            <text:p>3</text:p>
          </table:table-cell>
          <table:table-cell table:formula="of:=IF([.Q52]&lt;=0.5;0;IF([.Q52]&lt;=1.5;1;IF([.Q52]&lt;=2.5;2;IF([.Q52]&lt;3.5;3;4))))" office:value-type="float" office:value="1" calcext:value-type="float">
            <text:p>1</text:p>
          </table:table-cell>
          <table:table-cell table:formula="of:=IF([.R52]&lt;=0.5;0;IF([.R52]&lt;=1.5;1;IF([.R52]&lt;=2.5;2;IF([.R52]&lt;3.5;3;4))))" office:value-type="float" office:value="1" calcext:value-type="float">
            <text:p>1</text:p>
          </table:table-cell>
          <table:table-cell table:formula="of:=IF([.S52]&lt;=0.5;0;IF([.S52]&lt;=1.5;1;IF([.S52]&lt;=2.5;2;IF([.S52]&lt;3.5;3;4))))" office:value-type="float" office:value="2" calcext:value-type="float">
            <text:p>2</text:p>
          </table:table-cell>
          <table:table-cell table:formula="of:=IF([.T52]&lt;=0.5;0;IF([.T52]&lt;=1.5;1;IF([.T52]&lt;=2.5;2;IF([.T52]&lt;3.5;3;4))))" office:value-type="float" office:value="2" calcext:value-type="float">
            <text:p>2</text:p>
          </table:table-cell>
          <table:table-cell table:formula="of:=IF([.U52]&lt;=0.5;0;IF([.U52]&lt;=1.5;1;IF([.U52]&lt;=2.5;2;IF([.U52]&lt;3.5;3;4))))" office:value-type="float" office:value="1" calcext:value-type="float">
            <text:p>1</text:p>
          </table:table-cell>
          <table:table-cell table:formula="of:=IF([.V52]&lt;=0.5;0;IF([.V52]&lt;=1.5;1;IF([.V52]&lt;=2.5;2;IF([.V52]&lt;3.5;3;4))))" office:value-type="float" office:value="1" calcext:value-type="float">
            <text:p>1</text:p>
          </table:table-cell>
          <table:table-cell table:formula="of:=IF([.W52]&lt;=0.5;0;IF([.W52]&lt;=1.5;1;IF([.W52]&lt;=2.5;2;IF([.W52]&lt;3.5;3;4))))" office:value-type="float" office:value="1" calcext:value-type="float">
            <text:p>1</text:p>
          </table:table-cell>
          <table:table-cell table:formula="of:=IF([.X52]&lt;=0.5;0;IF([.X52]&lt;=1.5;1;IF([.X52]&lt;=2.5;2;IF([.X52]&lt;3.5;3;4)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1.8" calcext:value-type="float">
            <text:p>1,80</text:p>
          </table:table-cell>
          <table:table-cell office:value-type="float" office:value="2" calcext:value-type="float">
            <text:p>2,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formula="of:=IF([.N53]&lt;=0.5;0;IF([.N53]&lt;=1.5;1;IF([.N53]&lt;=2.5;2;IF([.N53]&lt;3.5;3;4))))" office:value-type="float" office:value="0" calcext:value-type="float">
            <text:p>0</text:p>
          </table:table-cell>
          <table:table-cell table:formula="of:=IF([.O53]&lt;=0.5;0;IF([.O53]&lt;=1.5;1;IF([.O53]&lt;=2.5;2;IF([.O53]&lt;3.5;3;4))))" office:value-type="float" office:value="2" calcext:value-type="float">
            <text:p>2</text:p>
          </table:table-cell>
          <table:table-cell table:formula="of:=IF([.P53]&lt;=0.5;0;IF([.P53]&lt;=1.5;1;IF([.P53]&lt;=2.5;2;IF([.P53]&lt;3.5;3;4))))" office:value-type="float" office:value="0" calcext:value-type="float">
            <text:p>0</text:p>
          </table:table-cell>
          <table:table-cell table:formula="of:=IF([.Q53]&lt;=0.5;0;IF([.Q53]&lt;=1.5;1;IF([.Q53]&lt;=2.5;2;IF([.Q53]&lt;3.5;3;4))))" office:value-type="float" office:value="0" calcext:value-type="float">
            <text:p>0</text:p>
          </table:table-cell>
          <table:table-cell table:formula="of:=IF([.R53]&lt;=0.5;0;IF([.R53]&lt;=1.5;1;IF([.R53]&lt;=2.5;2;IF([.R53]&lt;3.5;3;4))))" office:value-type="float" office:value="0" calcext:value-type="float">
            <text:p>0</text:p>
          </table:table-cell>
          <table:table-cell table:formula="of:=IF([.S53]&lt;=0.5;0;IF([.S53]&lt;=1.5;1;IF([.S53]&lt;=2.5;2;IF([.S53]&lt;3.5;3;4))))" office:value-type="float" office:value="1" calcext:value-type="float">
            <text:p>1</text:p>
          </table:table-cell>
          <table:table-cell table:formula="of:=IF([.T53]&lt;=0.5;0;IF([.T53]&lt;=1.5;1;IF([.T53]&lt;=2.5;2;IF([.T53]&lt;3.5;3;4))))" office:value-type="float" office:value="1" calcext:value-type="float">
            <text:p>1</text:p>
          </table:table-cell>
          <table:table-cell table:formula="of:=IF([.U53]&lt;=0.5;0;IF([.U53]&lt;=1.5;1;IF([.U53]&lt;=2.5;2;IF([.U53]&lt;3.5;3;4))))" office:value-type="float" office:value="0" calcext:value-type="float">
            <text:p>0</text:p>
          </table:table-cell>
          <table:table-cell table:formula="of:=IF([.V53]&lt;=0.5;0;IF([.V53]&lt;=1.5;1;IF([.V53]&lt;=2.5;2;IF([.V53]&lt;3.5;3;4))))" office:value-type="float" office:value="1" calcext:value-type="float">
            <text:p>1</text:p>
          </table:table-cell>
          <table:table-cell table:formula="of:=IF([.W53]&lt;=0.5;0;IF([.W53]&lt;=1.5;1;IF([.W53]&lt;=2.5;2;IF([.W53]&lt;3.5;3;4))))" office:value-type="float" office:value="1" calcext:value-type="float">
            <text:p>1</text:p>
          </table:table-cell>
          <table:table-cell table:formula="of:=IF([.X53]&lt;=0.5;0;IF([.X53]&lt;=1.5;1;IF([.X53]&lt;=2.5;2;IF([.X53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54]&lt;=0.5;0;IF([.N54]&lt;=1.5;1;IF([.N54]&lt;=2.5;2;IF([.N54]&lt;3.5;3;4))))" office:value-type="float" office:value="2" calcext:value-type="float">
            <text:p>2</text:p>
          </table:table-cell>
          <table:table-cell table:formula="of:=IF([.O54]&lt;=0.5;0;IF([.O54]&lt;=1.5;1;IF([.O54]&lt;=2.5;2;IF([.O54]&lt;3.5;3;4))))" office:value-type="float" office:value="3" calcext:value-type="float">
            <text:p>3</text:p>
          </table:table-cell>
          <table:table-cell table:formula="of:=IF([.P54]&lt;=0.5;0;IF([.P54]&lt;=1.5;1;IF([.P54]&lt;=2.5;2;IF([.P54]&lt;3.5;3;4))))" office:value-type="float" office:value="3" calcext:value-type="float">
            <text:p>3</text:p>
          </table:table-cell>
          <table:table-cell table:formula="of:=IF([.Q54]&lt;=0.5;0;IF([.Q54]&lt;=1.5;1;IF([.Q54]&lt;=2.5;2;IF([.Q54]&lt;3.5;3;4))))" office:value-type="float" office:value="1" calcext:value-type="float">
            <text:p>1</text:p>
          </table:table-cell>
          <table:table-cell table:formula="of:=IF([.R54]&lt;=0.5;0;IF([.R54]&lt;=1.5;1;IF([.R54]&lt;=2.5;2;IF([.R54]&lt;3.5;3;4))))" office:value-type="float" office:value="2" calcext:value-type="float">
            <text:p>2</text:p>
          </table:table-cell>
          <table:table-cell table:formula="of:=IF([.S54]&lt;=0.5;0;IF([.S54]&lt;=1.5;1;IF([.S54]&lt;=2.5;2;IF([.S54]&lt;3.5;3;4))))" office:value-type="float" office:value="3" calcext:value-type="float">
            <text:p>3</text:p>
          </table:table-cell>
          <table:table-cell table:formula="of:=IF([.T54]&lt;=0.5;0;IF([.T54]&lt;=1.5;1;IF([.T54]&lt;=2.5;2;IF([.T54]&lt;3.5;3;4))))" office:value-type="float" office:value="2" calcext:value-type="float">
            <text:p>2</text:p>
          </table:table-cell>
          <table:table-cell table:formula="of:=IF([.U54]&lt;=0.5;0;IF([.U54]&lt;=1.5;1;IF([.U54]&lt;=2.5;2;IF([.U54]&lt;3.5;3;4))))" office:value-type="float" office:value="1" calcext:value-type="float">
            <text:p>1</text:p>
          </table:table-cell>
          <table:table-cell table:formula="of:=IF([.V54]&lt;=0.5;0;IF([.V54]&lt;=1.5;1;IF([.V54]&lt;=2.5;2;IF([.V54]&lt;3.5;3;4))))" office:value-type="float" office:value="2" calcext:value-type="float">
            <text:p>2</text:p>
          </table:table-cell>
          <table:table-cell table:formula="of:=IF([.W54]&lt;=0.5;0;IF([.W54]&lt;=1.5;1;IF([.W54]&lt;=2.5;2;IF([.W54]&lt;3.5;3;4))))" office:value-type="float" office:value="2" calcext:value-type="float">
            <text:p>2</text:p>
          </table:table-cell>
          <table:table-cell table:formula="of:=IF([.X54]&lt;=0.5;0;IF([.X54]&lt;=1.5;1;IF([.X54]&lt;=2.5;2;IF([.X54]&lt;3.5;3;4))))" office:value-type="float" office:value="4" calcext:value-type="float">
            <text:p>4</text:p>
          </table:table-cell>
          <table:table-cell table:number-columns-repeated="2"/>
          <table:table-cell office:value-type="float" office:value="2.5" calcext:value-type="float">
            <text:p>2,5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float" office:value="2.8" calcext:value-type="float">
            <text:p>2,80</text:p>
          </table:table-cell>
          <table:table-cell office:value-type="float" office:value="2.5" calcext:value-type="float">
            <text:p>2,50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formula="of:=IF([.N55]&lt;=0.5;0;IF([.N55]&lt;=1.5;1;IF([.N55]&lt;=2.5;2;IF([.N55]&lt;3.5;3;4))))" office:value-type="float" office:value="0" calcext:value-type="float">
            <text:p>0</text:p>
          </table:table-cell>
          <table:table-cell table:formula="of:=IF([.O55]&lt;=0.5;0;IF([.O55]&lt;=1.5;1;IF([.O55]&lt;=2.5;2;IF([.O55]&lt;3.5;3;4))))" office:value-type="float" office:value="1" calcext:value-type="float">
            <text:p>1</text:p>
          </table:table-cell>
          <table:table-cell table:formula="of:=IF([.P55]&lt;=0.5;0;IF([.P55]&lt;=1.5;1;IF([.P55]&lt;=2.5;2;IF([.P55]&lt;3.5;3;4))))" office:value-type="float" office:value="0" calcext:value-type="float">
            <text:p>0</text:p>
          </table:table-cell>
          <table:table-cell table:formula="of:=IF([.Q55]&lt;=0.5;0;IF([.Q55]&lt;=1.5;1;IF([.Q55]&lt;=2.5;2;IF([.Q55]&lt;3.5;3;4))))" office:value-type="float" office:value="0" calcext:value-type="float">
            <text:p>0</text:p>
          </table:table-cell>
          <table:table-cell table:formula="of:=IF([.R55]&lt;=0.5;0;IF([.R55]&lt;=1.5;1;IF([.R55]&lt;=2.5;2;IF([.R55]&lt;3.5;3;4))))" office:value-type="float" office:value="0" calcext:value-type="float">
            <text:p>0</text:p>
          </table:table-cell>
          <table:table-cell table:formula="of:=IF([.S55]&lt;=0.5;0;IF([.S55]&lt;=1.5;1;IF([.S55]&lt;=2.5;2;IF([.S55]&lt;3.5;3;4))))" office:value-type="float" office:value="0" calcext:value-type="float">
            <text:p>0</text:p>
          </table:table-cell>
          <table:table-cell table:formula="of:=IF([.T55]&lt;=0.5;0;IF([.T55]&lt;=1.5;1;IF([.T55]&lt;=2.5;2;IF([.T55]&lt;3.5;3;4))))" office:value-type="float" office:value="0" calcext:value-type="float">
            <text:p>0</text:p>
          </table:table-cell>
          <table:table-cell table:formula="of:=IF([.U55]&lt;=0.5;0;IF([.U55]&lt;=1.5;1;IF([.U55]&lt;=2.5;2;IF([.U55]&lt;3.5;3;4))))" office:value-type="float" office:value="0" calcext:value-type="float">
            <text:p>0</text:p>
          </table:table-cell>
          <table:table-cell table:formula="of:=IF([.V55]&lt;=0.5;0;IF([.V55]&lt;=1.5;1;IF([.V55]&lt;=2.5;2;IF([.V55]&lt;3.5;3;4))))" office:value-type="float" office:value="0" calcext:value-type="float">
            <text:p>0</text:p>
          </table:table-cell>
          <table:table-cell table:formula="of:=IF([.W55]&lt;=0.5;0;IF([.W55]&lt;=1.5;1;IF([.W55]&lt;=2.5;2;IF([.W55]&lt;3.5;3;4))))" office:value-type="float" office:value="0" calcext:value-type="float">
            <text:p>0</text:p>
          </table:table-cell>
          <table:table-cell table:formula="of:=IF([.X55]&lt;=0.5;0;IF([.X55]&lt;=1.5;1;IF([.X55]&lt;=2.5;2;IF([.X55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56]&lt;=0.5;0;IF([.N56]&lt;=1.5;1;IF([.N56]&lt;=2.5;2;IF([.N56]&lt;3.5;3;4))))" office:value-type="float" office:value="0" calcext:value-type="float">
            <text:p>0</text:p>
          </table:table-cell>
          <table:table-cell table:formula="of:=IF([.O56]&lt;=0.5;0;IF([.O56]&lt;=1.5;1;IF([.O56]&lt;=2.5;2;IF([.O56]&lt;3.5;3;4))))" office:value-type="float" office:value="1" calcext:value-type="float">
            <text:p>1</text:p>
          </table:table-cell>
          <table:table-cell table:formula="of:=IF([.P56]&lt;=0.5;0;IF([.P56]&lt;=1.5;1;IF([.P56]&lt;=2.5;2;IF([.P56]&lt;3.5;3;4))))" office:value-type="float" office:value="0" calcext:value-type="float">
            <text:p>0</text:p>
          </table:table-cell>
          <table:table-cell table:formula="of:=IF([.Q56]&lt;=0.5;0;IF([.Q56]&lt;=1.5;1;IF([.Q56]&lt;=2.5;2;IF([.Q56]&lt;3.5;3;4))))" office:value-type="float" office:value="0" calcext:value-type="float">
            <text:p>0</text:p>
          </table:table-cell>
          <table:table-cell table:formula="of:=IF([.R56]&lt;=0.5;0;IF([.R56]&lt;=1.5;1;IF([.R56]&lt;=2.5;2;IF([.R56]&lt;3.5;3;4))))" office:value-type="float" office:value="0" calcext:value-type="float">
            <text:p>0</text:p>
          </table:table-cell>
          <table:table-cell table:formula="of:=IF([.S56]&lt;=0.5;0;IF([.S56]&lt;=1.5;1;IF([.S56]&lt;=2.5;2;IF([.S56]&lt;3.5;3;4))))" office:value-type="float" office:value="0" calcext:value-type="float">
            <text:p>0</text:p>
          </table:table-cell>
          <table:table-cell table:formula="of:=IF([.T56]&lt;=0.5;0;IF([.T56]&lt;=1.5;1;IF([.T56]&lt;=2.5;2;IF([.T56]&lt;3.5;3;4))))" office:value-type="float" office:value="0" calcext:value-type="float">
            <text:p>0</text:p>
          </table:table-cell>
          <table:table-cell table:formula="of:=IF([.U56]&lt;=0.5;0;IF([.U56]&lt;=1.5;1;IF([.U56]&lt;=2.5;2;IF([.U56]&lt;3.5;3;4))))" office:value-type="float" office:value="0" calcext:value-type="float">
            <text:p>0</text:p>
          </table:table-cell>
          <table:table-cell table:formula="of:=IF([.V56]&lt;=0.5;0;IF([.V56]&lt;=1.5;1;IF([.V56]&lt;=2.5;2;IF([.V56]&lt;3.5;3;4))))" office:value-type="float" office:value="0" calcext:value-type="float">
            <text:p>0</text:p>
          </table:table-cell>
          <table:table-cell table:formula="of:=IF([.W56]&lt;=0.5;0;IF([.W56]&lt;=1.5;1;IF([.W56]&lt;=2.5;2;IF([.W56]&lt;3.5;3;4))))" office:value-type="float" office:value="0" calcext:value-type="float">
            <text:p>0</text:p>
          </table:table-cell>
          <table:table-cell table:formula="of:=IF([.X56]&lt;=0.5;0;IF([.X56]&lt;=1.5;1;IF([.X56]&lt;=2.5;2;IF([.X56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57]&lt;=0.5;0;IF([.N57]&lt;=1.5;1;IF([.N57]&lt;=2.5;2;IF([.N57]&lt;3.5;3;4))))" office:value-type="float" office:value="0" calcext:value-type="float">
            <text:p>0</text:p>
          </table:table-cell>
          <table:table-cell table:formula="of:=IF([.O57]&lt;=0.5;0;IF([.O57]&lt;=1.5;1;IF([.O57]&lt;=2.5;2;IF([.O57]&lt;3.5;3;4))))" office:value-type="float" office:value="2" calcext:value-type="float">
            <text:p>2</text:p>
          </table:table-cell>
          <table:table-cell table:formula="of:=IF([.P57]&lt;=0.5;0;IF([.P57]&lt;=1.5;1;IF([.P57]&lt;=2.5;2;IF([.P57]&lt;3.5;3;4))))" office:value-type="float" office:value="0" calcext:value-type="float">
            <text:p>0</text:p>
          </table:table-cell>
          <table:table-cell table:formula="of:=IF([.Q57]&lt;=0.5;0;IF([.Q57]&lt;=1.5;1;IF([.Q57]&lt;=2.5;2;IF([.Q57]&lt;3.5;3;4))))" office:value-type="float" office:value="0" calcext:value-type="float">
            <text:p>0</text:p>
          </table:table-cell>
          <table:table-cell table:formula="of:=IF([.R57]&lt;=0.5;0;IF([.R57]&lt;=1.5;1;IF([.R57]&lt;=2.5;2;IF([.R57]&lt;3.5;3;4))))" office:value-type="float" office:value="1" calcext:value-type="float">
            <text:p>1</text:p>
          </table:table-cell>
          <table:table-cell table:formula="of:=IF([.S57]&lt;=0.5;0;IF([.S57]&lt;=1.5;1;IF([.S57]&lt;=2.5;2;IF([.S57]&lt;3.5;3;4))))" office:value-type="float" office:value="1" calcext:value-type="float">
            <text:p>1</text:p>
          </table:table-cell>
          <table:table-cell table:formula="of:=IF([.T57]&lt;=0.5;0;IF([.T57]&lt;=1.5;1;IF([.T57]&lt;=2.5;2;IF([.T57]&lt;3.5;3;4))))" office:value-type="float" office:value="1" calcext:value-type="float">
            <text:p>1</text:p>
          </table:table-cell>
          <table:table-cell table:formula="of:=IF([.U57]&lt;=0.5;0;IF([.U57]&lt;=1.5;1;IF([.U57]&lt;=2.5;2;IF([.U57]&lt;3.5;3;4))))" office:value-type="float" office:value="0" calcext:value-type="float">
            <text:p>0</text:p>
          </table:table-cell>
          <table:table-cell table:formula="of:=IF([.V57]&lt;=0.5;0;IF([.V57]&lt;=1.5;1;IF([.V57]&lt;=2.5;2;IF([.V57]&lt;3.5;3;4))))" office:value-type="float" office:value="1" calcext:value-type="float">
            <text:p>1</text:p>
          </table:table-cell>
          <table:table-cell table:formula="of:=IF([.W57]&lt;=0.5;0;IF([.W57]&lt;=1.5;1;IF([.W57]&lt;=2.5;2;IF([.W57]&lt;3.5;3;4))))" office:value-type="float" office:value="1" calcext:value-type="float">
            <text:p>1</text:p>
          </table:table-cell>
          <table:table-cell table:formula="of:=IF([.X57]&lt;=0.5;0;IF([.X57]&lt;=1.5;1;IF([.X57]&lt;=2.5;2;IF([.X57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0.5" calcext:value-type="float">
            <text:p>0,5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table:formula="of:=IF([.N58]&lt;=0.5;0;IF([.N58]&lt;=1.5;1;IF([.N58]&lt;=2.5;2;IF([.N58]&lt;3.5;3;4))))" office:value-type="float" office:value="0" calcext:value-type="float">
            <text:p>0</text:p>
          </table:table-cell>
          <table:table-cell table:formula="of:=IF([.O58]&lt;=0.5;0;IF([.O58]&lt;=1.5;1;IF([.O58]&lt;=2.5;2;IF([.O58]&lt;3.5;3;4))))" office:value-type="float" office:value="2" calcext:value-type="float">
            <text:p>2</text:p>
          </table:table-cell>
          <table:table-cell table:formula="of:=IF([.P58]&lt;=0.5;0;IF([.P58]&lt;=1.5;1;IF([.P58]&lt;=2.5;2;IF([.P58]&lt;3.5;3;4))))" office:value-type="float" office:value="0" calcext:value-type="float">
            <text:p>0</text:p>
          </table:table-cell>
          <table:table-cell table:formula="of:=IF([.Q58]&lt;=0.5;0;IF([.Q58]&lt;=1.5;1;IF([.Q58]&lt;=2.5;2;IF([.Q58]&lt;3.5;3;4))))" office:value-type="float" office:value="0" calcext:value-type="float">
            <text:p>0</text:p>
          </table:table-cell>
          <table:table-cell table:formula="of:=IF([.R58]&lt;=0.5;0;IF([.R58]&lt;=1.5;1;IF([.R58]&lt;=2.5;2;IF([.R58]&lt;3.5;3;4))))" office:value-type="float" office:value="0" calcext:value-type="float">
            <text:p>0</text:p>
          </table:table-cell>
          <table:table-cell table:formula="of:=IF([.S58]&lt;=0.5;0;IF([.S58]&lt;=1.5;1;IF([.S58]&lt;=2.5;2;IF([.S58]&lt;3.5;3;4))))" office:value-type="float" office:value="1" calcext:value-type="float">
            <text:p>1</text:p>
          </table:table-cell>
          <table:table-cell table:formula="of:=IF([.T58]&lt;=0.5;0;IF([.T58]&lt;=1.5;1;IF([.T58]&lt;=2.5;2;IF([.T58]&lt;3.5;3;4))))" office:value-type="float" office:value="1" calcext:value-type="float">
            <text:p>1</text:p>
          </table:table-cell>
          <table:table-cell table:formula="of:=IF([.U58]&lt;=0.5;0;IF([.U58]&lt;=1.5;1;IF([.U58]&lt;=2.5;2;IF([.U58]&lt;3.5;3;4))))" office:value-type="float" office:value="1" calcext:value-type="float">
            <text:p>1</text:p>
          </table:table-cell>
          <table:table-cell table:formula="of:=IF([.V58]&lt;=0.5;0;IF([.V58]&lt;=1.5;1;IF([.V58]&lt;=2.5;2;IF([.V58]&lt;3.5;3;4))))" office:value-type="float" office:value="2" calcext:value-type="float">
            <text:p>2</text:p>
          </table:table-cell>
          <table:table-cell table:formula="of:=IF([.W58]&lt;=0.5;0;IF([.W58]&lt;=1.5;1;IF([.W58]&lt;=2.5;2;IF([.W58]&lt;3.5;3;4))))" office:value-type="float" office:value="1" calcext:value-type="float">
            <text:p>1</text:p>
          </table:table-cell>
          <table:table-cell table:formula="of:=IF([.X58]&lt;=0.5;0;IF([.X58]&lt;=1.5;1;IF([.X58]&lt;=2.5;2;IF([.X58]&lt;3.5;3;4))))" office:value-type="float" office:value="2" calcext:value-type="float">
            <text:p>2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,0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float" office:value="0.5" calcext:value-type="float">
            <text:p>0,50</text:p>
          </table:table-cell>
          <table:table-cell office:value-type="float" office:value="1.2" calcext:value-type="float">
            <text:p>1,20</text:p>
          </table:table-cell>
          <table:table-cell office:value-type="float" office:value="1" calcext:value-type="float">
            <text:p>1,00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formula="of:=IF([.N59]&lt;=0.5;0;IF([.N59]&lt;=1.5;1;IF([.N59]&lt;=2.5;2;IF([.N59]&lt;3.5;3;4))))" office:value-type="float" office:value="4" calcext:value-type="float">
            <text:p>4</text:p>
          </table:table-cell>
          <table:table-cell table:formula="of:=IF([.O59]&lt;=0.5;0;IF([.O59]&lt;=1.5;1;IF([.O59]&lt;=2.5;2;IF([.O59]&lt;3.5;3;4))))" office:value-type="float" office:value="4" calcext:value-type="float">
            <text:p>4</text:p>
          </table:table-cell>
          <table:table-cell table:formula="of:=IF([.P59]&lt;=0.5;0;IF([.P59]&lt;=1.5;1;IF([.P59]&lt;=2.5;2;IF([.P59]&lt;3.5;3;4))))" office:value-type="float" office:value="4" calcext:value-type="float">
            <text:p>4</text:p>
          </table:table-cell>
          <table:table-cell table:formula="of:=IF([.Q59]&lt;=0.5;0;IF([.Q59]&lt;=1.5;1;IF([.Q59]&lt;=2.5;2;IF([.Q59]&lt;3.5;3;4))))" office:value-type="float" office:value="2" calcext:value-type="float">
            <text:p>2</text:p>
          </table:table-cell>
          <table:table-cell table:formula="of:=IF([.R59]&lt;=0.5;0;IF([.R59]&lt;=1.5;1;IF([.R59]&lt;=2.5;2;IF([.R59]&lt;3.5;3;4))))" office:value-type="float" office:value="2" calcext:value-type="float">
            <text:p>2</text:p>
          </table:table-cell>
          <table:table-cell table:formula="of:=IF([.S59]&lt;=0.5;0;IF([.S59]&lt;=1.5;1;IF([.S59]&lt;=2.5;2;IF([.S59]&lt;3.5;3;4))))" office:value-type="float" office:value="3" calcext:value-type="float">
            <text:p>3</text:p>
          </table:table-cell>
          <table:table-cell table:formula="of:=IF([.T59]&lt;=0.5;0;IF([.T59]&lt;=1.5;1;IF([.T59]&lt;=2.5;2;IF([.T59]&lt;3.5;3;4))))" office:value-type="float" office:value="3" calcext:value-type="float">
            <text:p>3</text:p>
          </table:table-cell>
          <table:table-cell table:formula="of:=IF([.U59]&lt;=0.5;0;IF([.U59]&lt;=1.5;1;IF([.U59]&lt;=2.5;2;IF([.U59]&lt;3.5;3;4))))" office:value-type="float" office:value="3" calcext:value-type="float">
            <text:p>3</text:p>
          </table:table-cell>
          <table:table-cell table:formula="of:=IF([.V59]&lt;=0.5;0;IF([.V59]&lt;=1.5;1;IF([.V59]&lt;=2.5;2;IF([.V59]&lt;3.5;3;4))))" office:value-type="float" office:value="3" calcext:value-type="float">
            <text:p>3</text:p>
          </table:table-cell>
          <table:table-cell table:formula="of:=IF([.W59]&lt;=0.5;0;IF([.W59]&lt;=1.5;1;IF([.W59]&lt;=2.5;2;IF([.W59]&lt;3.5;3;4))))" office:value-type="float" office:value="3" calcext:value-type="float">
            <text:p>3</text:p>
          </table:table-cell>
          <table:table-cell table:formula="of:=IF([.X59]&lt;=0.5;0;IF([.X59]&lt;=1.5;1;IF([.X59]&lt;=2.5;2;IF([.X59]&lt;3.5;3;4))))" office:value-type="float" office:value="4" calcext:value-type="float">
            <text:p>4</text:p>
          </table:table-cell>
          <table:table-cell table:number-columns-repeated="2"/>
          <table:table-cell office:value-type="float" office:value="3.5" calcext:value-type="float">
            <text:p>3,50</text:p>
          </table:table-cell>
          <table:table-cell office:value-type="float" office:value="4" calcext:value-type="float">
            <text:p>4,00</text:p>
          </table:table-cell>
          <table:table-cell office:value-type="float" office:value="3.5" calcext:value-type="float">
            <text:p>3,50</text:p>
          </table:table-cell>
          <table:table-cell office:value-type="float" office:value="2" calcext:value-type="float">
            <text:p>2,00</text:p>
          </table:table-cell>
          <table:table-cell office:value-type="float" office:value="2.5" calcext:value-type="float">
            <text:p>2,50</text:p>
          </table:table-cell>
          <table:table-cell office:value-type="float" office:value="3.2" calcext:value-type="float">
            <text:p>3,20</text:p>
          </table:table-cell>
          <table:table-cell office:value-type="float" office:value="3" calcext:value-type="float">
            <text:p>3,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formula="of:=IF([.N60]&lt;=0.5;0;IF([.N60]&lt;=1.5;1;IF([.N60]&lt;=2.5;2;IF([.N60]&lt;3.5;3;4))))" office:value-type="float" office:value="0" calcext:value-type="float">
            <text:p>0</text:p>
          </table:table-cell>
          <table:table-cell table:formula="of:=IF([.O60]&lt;=0.5;0;IF([.O60]&lt;=1.5;1;IF([.O60]&lt;=2.5;2;IF([.O60]&lt;3.5;3;4))))" office:value-type="float" office:value="2" calcext:value-type="float">
            <text:p>2</text:p>
          </table:table-cell>
          <table:table-cell table:formula="of:=IF([.P60]&lt;=0.5;0;IF([.P60]&lt;=1.5;1;IF([.P60]&lt;=2.5;2;IF([.P60]&lt;3.5;3;4))))" office:value-type="float" office:value="0" calcext:value-type="float">
            <text:p>0</text:p>
          </table:table-cell>
          <table:table-cell table:formula="of:=IF([.Q60]&lt;=0.5;0;IF([.Q60]&lt;=1.5;1;IF([.Q60]&lt;=2.5;2;IF([.Q60]&lt;3.5;3;4))))" office:value-type="float" office:value="1" calcext:value-type="float">
            <text:p>1</text:p>
          </table:table-cell>
          <table:table-cell table:formula="of:=IF([.R60]&lt;=0.5;0;IF([.R60]&lt;=1.5;1;IF([.R60]&lt;=2.5;2;IF([.R60]&lt;3.5;3;4))))" office:value-type="float" office:value="0" calcext:value-type="float">
            <text:p>0</text:p>
          </table:table-cell>
          <table:table-cell table:formula="of:=IF([.S60]&lt;=0.5;0;IF([.S60]&lt;=1.5;1;IF([.S60]&lt;=2.5;2;IF([.S60]&lt;3.5;3;4))))" office:value-type="float" office:value="1" calcext:value-type="float">
            <text:p>1</text:p>
          </table:table-cell>
          <table:table-cell table:formula="of:=IF([.T60]&lt;=0.5;0;IF([.T60]&lt;=1.5;1;IF([.T60]&lt;=2.5;2;IF([.T60]&lt;3.5;3;4))))" office:value-type="float" office:value="1" calcext:value-type="float">
            <text:p>1</text:p>
          </table:table-cell>
          <table:table-cell table:formula="of:=IF([.U60]&lt;=0.5;0;IF([.U60]&lt;=1.5;1;IF([.U60]&lt;=2.5;2;IF([.U60]&lt;3.5;3;4))))" office:value-type="float" office:value="0" calcext:value-type="float">
            <text:p>0</text:p>
          </table:table-cell>
          <table:table-cell table:formula="of:=IF([.V60]&lt;=0.5;0;IF([.V60]&lt;=1.5;1;IF([.V60]&lt;=2.5;2;IF([.V60]&lt;3.5;3;4))))" office:value-type="float" office:value="2" calcext:value-type="float">
            <text:p>2</text:p>
          </table:table-cell>
          <table:table-cell table:formula="of:=IF([.W60]&lt;=0.5;0;IF([.W60]&lt;=1.5;1;IF([.W60]&lt;=2.5;2;IF([.W60]&lt;3.5;3;4))))" office:value-type="float" office:value="1" calcext:value-type="float">
            <text:p>1</text:p>
          </table:table-cell>
          <table:table-cell table:formula="of:=IF([.X60]&lt;=0.5;0;IF([.X60]&lt;=1.5;1;IF([.X60]&lt;=2.5;2;IF([.X60]&lt;3.5;3;4))))"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1" loext:min-decimal-places="1"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2P2" style:volatile="true">
      <loext:text> </loext:text>
      <loext:fill-character> </loext:fill-character>
      <number:text>-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2" style:volatile="true">
      <loext:text> </loext:text>
      <loext:fill-character> </loext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3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1P0"/>
    </number:number-style>
    <number:number-style style:name="N1013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3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 style:data-style-name="N2" text:time-value="11:01:43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0:27:24.127000000</meta:creation-date>
    <dc:date>2018-05-28T11:12:28.872000000</dc:date>
    <meta:editing-duration>PT21M43S</meta:editing-duration>
    <meta:editing-cycles>3</meta:editing-cycles>
    <meta:generator>LibreOffice/5.4.6.2$Windows_X86_64 LibreOffice_project/4014ce260a04f1026ba855d3b8d91541c224eab8</meta:generator>
    <meta:document-statistic meta:table-count="2" meta:cell-count="2520" meta:object-count="0"/>
  </office:meta>
</office:document-meta>
</file>